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nsolas" svg:font-family="Consolas"/>
    <style:font-face style:name="OpenSymbol" svg:font-family="OpenSymbol"/>
    <style:font-face style:name="Tahoma1" svg:font-family="Tahoma"/>
    <style:font-face style:name="Consolas1" svg:font-family="Consolas" style:font-family-generic="modern" style:font-pitch="fixed"/>
    <style:font-face style:name="Envy Code R VS" svg:font-family="'Envy Code R V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Envy Code R VS" fo:font-size="10pt" style:font-size-asian="10pt" style:font-size-complex="10pt"/>
    </style:style>
    <style:style style:name="P2" style:family="paragraph" style:parent-style-name="Standard">
      <style:text-properties style:font-name="Envy Code R VS" fo:font-size="10pt" fo:font-style="normal" style:font-size-asian="10pt" style:font-style-asian="normal" style:font-size-complex="10pt" style:font-style-complex="normal"/>
    </style:style>
    <style:style style:name="P3" style:family="paragraph" style:parent-style-name="Standard">
      <style:text-properties style:font-name="Envy Code R VS" fo:font-size="10pt" fo:font-style="normal" style:text-underline-style="none" style:font-size-asian="10pt" style:font-style-asian="normal" style:font-size-complex="10pt" style:font-style-complex="normal"/>
    </style:style>
    <style:style style:name="P4" style:family="paragraph" style:parent-style-name="Standard">
      <style:text-properties style:font-name="Envy Code R VS" fo:font-size="10pt" fo:font-style="normal" style:text-underline-style="solid" style:text-underline-width="auto" style:text-underline-color="font-color" style:font-size-asian="10pt" style:font-style-asian="normal" style:font-size-complex="10pt" style:font-style-complex="normal"/>
    </style:style>
    <style:style style:name="P5" style:family="paragraph" style:parent-style-name="Standard">
      <style:text-properties style:font-name="Envy Code R VS" fo:font-size="12pt" style:font-size-asian="12pt" style:font-size-complex="12pt"/>
    </style:style>
    <style:style style:name="P6" style:family="paragraph" style:parent-style-name="Standard">
      <style:text-properties style:font-name="Envy Code R VS" fo:font-size="12pt" fo:font-style="normal" style:font-size-asian="12pt" style:font-style-asian="normal" style:font-size-complex="12pt" style:font-style-complex="normal"/>
    </style:style>
    <style:style style:name="P7" style:family="paragraph" style:parent-style-name="Standard">
      <style:paragraph-properties style:text-autospace="none"/>
      <style:text-properties fo:color="#8ac6f2" style:font-name="Consolas" fo:font-size="9.5pt" style:font-name-asian="Consolas" style:font-size-asian="9.5pt" style:font-name-complex="Consolas" style:font-size-complex="9.5pt"/>
    </style:style>
    <style:style style:name="P8" style:family="paragraph" style:parent-style-name="Standard">
      <style:paragraph-properties fo:background-color="#000000">
        <style:background-image/>
      </style:paragraph-properties>
      <style:text-properties style:font-name="Envy Code R VS" fo:font-size="10pt" style:font-size-asian="10pt" style:font-size-complex="10pt"/>
    </style:style>
    <style:style style:name="P9" style:family="paragraph" style:parent-style-name="Standard">
      <style:paragraph-properties fo:background-color="#000000" style:text-autospace="none">
        <style:background-image/>
      </style:paragraph-properties>
      <style:text-properties style:font-name="Envy Code R VS" fo:font-size="10pt" style:font-size-asian="10pt" style:font-size-complex="10pt"/>
    </style:style>
    <style:style style:name="P10" style:family="paragraph" style:parent-style-name="Standard">
      <style:paragraph-properties fo:background-color="#000000">
        <style:background-image/>
      </style:paragraph-properties>
      <style:text-properties style:font-name="Envy Code R VS" fo:font-size="10pt" fo:font-style="normal" style:font-size-asian="10pt" style:font-style-asian="normal" style:font-size-complex="10pt" style:font-style-complex="normal"/>
    </style:style>
    <style:style style:name="P11" style:family="paragraph" style:parent-style-name="Standard">
      <style:paragraph-properties fo:background-color="#000000" style:text-autospace="none">
        <style:background-image/>
      </style:paragraph-properties>
      <style:text-properties style:font-name="Envy Code R VS" fo:font-size="10pt" fo:font-style="normal" style:font-size-asian="10pt" style:font-style-asian="normal" style:font-size-complex="10pt" style:font-style-complex="normal"/>
    </style:style>
    <style:style style:name="P12" style:family="paragraph" style:parent-style-name="Standard">
      <style:paragraph-properties fo:background-color="#000000">
        <style:background-image/>
      </style:paragraph-properties>
      <style:text-properties style:font-name="Envy Code R VS" fo:font-size="10pt" fo:font-style="normal" style:text-underline-style="none" style:font-size-asian="10pt" style:font-style-asian="normal" style:font-size-complex="10pt" style:font-style-complex="normal"/>
    </style:style>
    <style:style style:name="P13" style:family="paragraph" style:parent-style-name="Standard">
      <style:paragraph-properties fo:background-color="#000000" style:text-autospace="none">
        <style:background-image/>
      </style:paragraph-properties>
      <style:text-properties style:font-name="Envy Code R VS" fo:font-size="10pt" fo:font-style="normal" style:text-underline-style="none" style:font-size-asian="10pt" style:font-style-asian="normal" style:font-size-complex="10pt" style:font-style-complex="normal"/>
    </style:style>
    <style:style style:name="P14" style:family="paragraph" style:parent-style-name="Standard">
      <style:paragraph-properties fo:background-color="#000000">
        <style:background-image/>
      </style:paragraph-properties>
      <style:text-properties style:font-name="Envy Code R VS" fo:font-size="10pt" fo:font-style="normal" style:text-underline-style="solid" style:text-underline-width="auto" style:text-underline-color="font-color" style:font-size-asian="10pt" style:font-style-asian="normal" style:font-size-complex="10pt" style:font-style-complex="normal"/>
    </style:style>
    <style:style style:name="P15" style:family="paragraph" style:parent-style-name="Standard">
      <style:paragraph-properties fo:background-color="#000000" style:text-autospace="none">
        <style:background-image/>
      </style:paragraph-properties>
      <style:text-properties style:font-name="Envy Code R VS" fo:font-size="10pt" fo:font-style="normal" style:text-underline-style="solid" style:text-underline-width="auto" style:text-underline-color="font-color" style:font-size-asian="10pt" style:font-style-asian="normal" style:font-size-complex="10pt" style:font-style-complex="normal"/>
    </style:style>
    <style:style style:name="P16" style:family="paragraph" style:parent-style-name="Standard">
      <style:paragraph-properties fo:background-color="#000000">
        <style:background-image/>
      </style:paragraph-properties>
      <style:text-properties fo:color="#e8f3f6" style:font-name="Consolas" fo:font-size="10pt" style:font-name-asian="Consolas" style:font-size-asian="10pt" style:font-name-complex="Consolas" style:font-size-complex="10pt"/>
    </style:style>
    <style:style style:name="P17" style:family="paragraph" style:parent-style-name="Standard">
      <style:paragraph-properties fo:background-color="#000000" style:text-autospace="none">
        <style:background-image/>
      </style:paragraph-properties>
      <style:text-properties fo:color="#e8f3f6" style:font-name="Consolas" fo:font-size="10pt" style:font-name-asian="Consolas" style:font-size-asian="10pt" style:font-name-complex="Consolas" style:font-size-complex="10pt"/>
    </style:style>
    <style:style style:name="P18" style:family="paragraph" style:parent-style-name="Standard">
      <style:paragraph-properties fo:background-color="#000000" style:text-autospace="none">
        <style:background-image/>
      </style:paragraph-properties>
      <style:text-properties fo:color="#e8f3f6" style:font-name="Consolas" fo:font-size="10pt" fo:font-weight="normal" style:font-name-asian="Consolas" style:font-size-asian="10pt" style:font-weight-asian="normal" style:font-name-complex="Consolas" style:font-size-complex="10pt" style:font-weight-complex="normal"/>
    </style:style>
    <style:style style:name="P19" style:family="paragraph" style:parent-style-name="Standard">
      <style:paragraph-properties fo:background-color="#000000">
        <style:background-image/>
      </style:paragraph-properties>
      <style:text-properties fo:color="#e8f3f6" style:font-name="Consolas" fo:font-size="10pt" fo:font-style="normal" style:font-name-asian="Consolas" style:font-size-asian="10pt" style:font-style-asian="normal" style:font-name-complex="Consolas" style:font-size-complex="10pt" style:font-style-complex="normal"/>
    </style:style>
    <style:style style:name="P20" style:family="paragraph" style:parent-style-name="Standard">
      <style:paragraph-properties fo:background-color="#000000" style:text-autospace="none">
        <style:background-image/>
      </style:paragraph-properties>
      <style:text-properties fo:color="#e8f3f6" style:font-name="Consolas" fo:font-size="10pt" fo:font-style="normal" style:font-name-asian="Consolas" style:font-size-asian="10pt" style:font-style-asian="normal" style:font-name-complex="Consolas" style:font-size-complex="10pt" style:font-style-complex="normal"/>
    </style:style>
    <style:style style:name="P21" style:family="paragraph" style:parent-style-name="Standard">
      <style:paragraph-properties fo:background-color="#000000" style:text-autospace="none">
        <style:background-image/>
      </style:paragraph-properties>
      <style:text-properties fo:color="#e8f3f6" style:font-name="Consolas" fo:font-size="10pt" fo:font-style="normal" style:text-underline-style="none" style:font-name-asian="Consolas" style:font-size-asian="10pt" style:font-style-asian="normal" style:font-name-complex="Consolas" style:font-size-complex="10pt" style:font-style-complex="normal"/>
    </style:style>
    <style:style style:name="P22" style:family="paragraph" style:parent-style-name="Standard">
      <style:paragraph-properties fo:background-color="#000000" style:text-autospace="none">
        <style:background-image/>
      </style:paragraph-properties>
      <style:text-properties fo:color="#e8f3f6" style:font-name="Consolas" fo:font-size="10pt" fo:font-style="normal" style:text-underline-style="none" fo:font-weight="normal" style:font-name-asian="Consolas" style:font-size-asian="10pt" style:font-style-asian="normal" style:font-weight-asian="normal" style:font-name-complex="Consolas" style:font-size-complex="10pt" style:font-style-complex="normal" style:font-weight-complex="normal"/>
    </style:style>
    <style:style style:name="P23" style:family="paragraph" style:parent-style-name="Standard">
      <style:paragraph-properties fo:background-color="#000000" style:text-autospace="none">
        <style:background-image/>
      </style:paragraph-properties>
      <style:text-properties fo:color="#e8f3f6" style:font-name="Envy Code R VS" fo:font-size="10pt" fo:font-style="normal" style:font-name-asian="Consolas" style:font-size-asian="10pt" style:font-style-asian="normal" style:font-name-complex="Consolas" style:font-size-complex="10pt" style:font-style-complex="normal"/>
    </style:style>
    <style:style style:name="P24" style:family="paragraph" style:parent-style-name="Standard">
      <style:paragraph-properties fo:background-color="#000000" style:text-autospace="none">
        <style:background-image/>
      </style:paragraph-properties>
      <style:text-properties fo:color="#e8f3f6" style:font-name="Consolas1" fo:font-size="10pt" fo:language="zxx" fo:country="none" style:font-size-asian="10pt" style:font-size-complex="10pt"/>
    </style:style>
    <style:style style:name="P25" style:family="paragraph" style:parent-style-name="Standard">
      <style:paragraph-properties fo:background-color="#000000" style:text-autospace="none">
        <style:background-image/>
      </style:paragraph-properties>
      <style:text-properties fo:color="#e8f3f6" style:font-name="Consolas1" fo:font-size="10pt" style:font-name-asian="Consolas" style:font-size-asian="10pt" style:font-name-complex="Consolas" style:font-size-complex="10pt"/>
    </style:style>
    <style:style style:name="P26" style:family="paragraph" style:parent-style-name="Standard">
      <style:paragraph-properties fo:background-color="#000000">
        <style:background-image/>
      </style:paragraph-properties>
      <style:text-properties fo:color="#e8f3f6" style:font-name="Consolas1" fo:font-size="10pt" fo:font-style="normal" style:font-name-asian="Consolas" style:font-size-asian="10pt" style:font-style-asian="normal" style:font-name-complex="Consolas" style:font-size-complex="10pt" style:font-style-complex="normal"/>
    </style:style>
    <style:style style:name="P27" style:family="paragraph" style:parent-style-name="Standard">
      <style:paragraph-properties fo:background-color="#000000" style:text-autospace="none">
        <style:background-image/>
      </style:paragraph-properties>
      <style:text-properties fo:color="#e8f3f6" style:font-name="Consolas1" fo:font-size="10pt" fo:font-style="normal" style:font-name-asian="Consolas" style:font-size-asian="10pt" style:font-style-asian="normal" style:font-name-complex="Consolas" style:font-size-complex="10pt" style:font-style-complex="normal"/>
    </style:style>
    <style:style style:name="P28" style:family="paragraph" style:parent-style-name="Standard">
      <style:paragraph-properties fo:background-color="#000000" style:text-autospace="none">
        <style:background-image/>
      </style:paragraph-properties>
      <style:text-properties fo:color="#e8f3f6" fo:font-size="11pt" fo:language="zxx" fo:country="none" style:font-size-asian="11pt" style:font-size-complex="11pt"/>
    </style:style>
    <style:style style:name="P29" style:family="paragraph" style:parent-style-name="Standard">
      <style:paragraph-properties fo:background-color="#000000">
        <style:background-image/>
      </style:paragraph-properties>
      <style:text-properties fo:font-size="10pt" style:font-size-asian="10pt" style:font-size-complex="10pt"/>
    </style:style>
    <style:style style:name="P30" style:family="paragraph" style:parent-style-name="Standard">
      <style:paragraph-properties fo:background-color="#000000" style:text-autospace="none">
        <style:background-image/>
      </style:paragraph-properties>
      <style:text-properties fo:font-size="10pt" style:font-size-asian="10pt" style:font-size-complex="10pt"/>
    </style:style>
    <style:style style:name="P31" style:family="paragraph" style:parent-style-name="Standard">
      <style:paragraph-properties fo:background-color="#000000" style:text-autospace="none">
        <style:background-image/>
      </style:paragraph-properties>
    </style:style>
    <style:style style:name="P32" style:family="paragraph" style:parent-style-name="Standard">
      <style:paragraph-properties fo:background-color="#000000">
        <style:background-image/>
      </style:paragraph-properties>
      <style:text-properties style:font-name="Consolas1" fo:font-size="10pt" style:font-size-asian="10pt" style:font-size-complex="10pt"/>
    </style:style>
    <style:style style:name="P33" style:family="paragraph" style:parent-style-name="Standard">
      <style:paragraph-properties fo:background-color="#000000" style:text-autospace="none">
        <style:background-image/>
      </style:paragraph-properties>
      <style:text-properties style:font-name="Consolas1" fo:font-size="10pt" style:font-size-asian="10pt" style:font-size-complex="10pt"/>
    </style:style>
    <style:style style:name="P34" style:family="paragraph" style:parent-style-name="Standard">
      <style:paragraph-properties fo:background-color="#000000">
        <style:background-image/>
      </style:paragraph-properties>
      <style:text-properties style:font-name="Consolas1" fo:font-size="10pt" fo:font-style="normal" style:font-size-asian="10pt" style:font-style-asian="normal" style:font-size-complex="10pt" style:font-style-complex="normal"/>
    </style:style>
    <style:style style:name="P35" style:family="paragraph" style:parent-style-name="Standard">
      <style:paragraph-properties fo:background-color="#000000" style:text-autospace="none">
        <style:background-image/>
      </style:paragraph-properties>
      <style:text-properties fo:color="#cae682" style:font-name="Consolas" fo:font-size="10pt" fo:font-style="normal" style:font-name-asian="Consolas" style:font-size-asian="10pt" style:font-style-asian="normal" style:font-name-complex="Consolas" style:font-size-complex="10pt" style:font-style-complex="normal"/>
    </style:style>
    <style:style style:name="P36" style:family="paragraph" style:parent-style-name="Standard">
      <style:paragraph-properties fo:background-color="#000000">
        <style:background-image/>
      </style:paragraph-properties>
      <style:text-properties fo:color="#8ac6f2" style:font-name="Consolas" fo:font-size="9.5pt" fo:font-style="normal" style:font-name-asian="Consolas" style:font-size-asian="9.5pt" style:font-style-asian="normal" style:font-name-complex="Consolas" style:font-size-complex="9.5pt" style:font-style-complex="normal"/>
    </style:style>
    <style:style style:name="P37" style:family="paragraph" style:parent-style-name="Standard">
      <style:paragraph-properties fo:background-color="#000000" style:text-autospace="none">
        <style:background-image/>
      </style:paragraph-properties>
      <style:text-properties fo:color="#8ac6f2" style:font-name="Consolas" fo:font-size="9.5pt" fo:font-style="normal" style:font-name-asian="Consolas" style:font-size-asian="9.5pt" style:font-style-asian="normal" style:font-name-complex="Consolas" style:font-size-complex="9.5pt" style:font-style-complex="normal"/>
    </style:style>
    <style:style style:name="P38" style:family="paragraph" style:parent-style-name="Standard">
      <style:paragraph-properties fo:background-color="#000000">
        <style:background-image/>
      </style:paragraph-properties>
      <style:text-properties fo:color="#8ac6f2" style:font-name="Consolas" fo:font-size="9.5pt" fo:font-style="normal" style:text-underline-style="none" style:font-name-asian="Consolas" style:font-size-asian="9.5pt" style:font-style-asian="normal" style:font-name-complex="Consolas" style:font-size-complex="9.5pt" style:font-style-complex="normal"/>
    </style:style>
    <style:style style:name="P39" style:family="paragraph" style:parent-style-name="Standard">
      <style:paragraph-properties fo:background-color="#000000" style:text-autospace="none">
        <style:background-image/>
      </style:paragraph-properties>
      <style:text-properties fo:color="#8ac6f2" style:font-name="Consolas" fo:font-size="9.5pt" fo:font-style="normal" style:text-underline-style="none" style:font-name-asian="Consolas" style:font-size-asian="9.5pt" style:font-style-asian="normal" style:font-name-complex="Consolas" style:font-size-complex="9.5pt" style:font-style-complex="normal"/>
    </style:style>
    <style:style style:name="P40" style:family="paragraph" style:parent-style-name="Standard">
      <style:paragraph-properties fo:background-color="#000000">
        <style:background-image/>
      </style:paragraph-properties>
      <style:text-properties fo:color="#8ac6f2" style:font-name="Consolas" fo:font-size="9.5pt" style:font-name-asian="Consolas" style:font-size-asian="9.5pt" style:font-name-complex="Consolas" style:font-size-complex="9.5pt"/>
    </style:style>
    <style:style style:name="P41" style:family="paragraph" style:parent-style-name="Standard">
      <style:paragraph-properties fo:background-color="#000000" style:text-autospace="none">
        <style:background-image/>
      </style:paragraph-properties>
      <style:text-properties fo:color="#8ac6f2" style:font-name="Consolas" fo:font-size="9.5pt" style:font-name-asian="Consolas" style:font-size-asian="9.5pt" style:font-name-complex="Consolas" style:font-size-complex="9.5pt"/>
    </style:style>
    <style:style style:name="P42" style:family="paragraph" style:parent-style-name="Standard">
      <style:paragraph-properties fo:background-color="#000000" style:text-autospace="none">
        <style:background-image/>
      </style:paragraph-properties>
      <style:text-properties fo:color="#e5786d" style:font-name="Consolas" fo:font-size="10pt" style:font-name-asian="Consolas" style:font-size-asian="10pt" style:font-name-complex="Consolas" style:font-size-complex="10pt"/>
    </style:style>
    <style:style style:name="P43" style:family="paragraph" style:parent-style-name="Standard">
      <style:paragraph-properties fo:background-color="#000000" style:text-autospace="none">
        <style:background-image/>
      </style:paragraph-properties>
      <style:text-properties fo:color="#e5786d" style:font-name="Consolas" fo:font-size="10pt" fo:font-style="normal" style:font-name-asian="Consolas" style:font-size-asian="10pt" style:font-style-asian="normal" style:font-name-complex="Consolas" style:font-size-complex="10pt" style:font-style-complex="normal"/>
    </style:style>
    <style:style style:name="P44" style:family="paragraph" style:parent-style-name="Standard" style:list-style-name="L1">
      <style:text-properties style:font-name="Envy Code R VS" fo:font-size="10pt" fo:font-style="normal" style:font-size-asian="10pt" style:font-style-asian="normal" style:font-size-complex="10pt" style:font-style-complex="normal"/>
    </style:style>
    <style:style style:name="P45" style:family="paragraph" style:parent-style-name="Standard" style:list-style-name="L2">
      <style:text-properties style:font-name="Envy Code R VS" fo:font-size="10pt" fo:font-style="normal" style:font-size-asian="10pt" style:font-style-asian="normal" style:font-size-complex="10pt" style:font-style-complex="normal"/>
    </style:style>
    <style:style style:name="P46" style:family="paragraph" style:parent-style-name="Standard" style:list-style-name="L3">
      <style:text-properties style:font-name="Envy Code R VS" fo:font-size="10pt" fo:font-style="normal" style:font-size-asian="10pt" style:font-style-asian="normal" style:font-size-complex="10pt" style:font-style-complex="normal"/>
    </style:style>
    <style:style style:name="P47" style:family="paragraph" style:parent-style-name="Standard" style:list-style-name="L4">
      <style:text-properties style:font-name="Envy Code R VS" fo:font-size="10pt" fo:font-style="normal" style:font-size-asian="10pt" style:font-style-asian="normal" style:font-size-complex="10pt" style:font-style-complex="normal"/>
    </style:style>
    <style:style style:name="P48" style:family="paragraph" style:parent-style-name="Standard" style:list-style-name="L5">
      <style:text-properties style:font-name="Envy Code R VS" fo:font-size="10pt" fo:font-style="normal" style:font-size-asian="10pt" style:font-style-asian="normal" style:font-size-complex="10pt" style:font-style-complex="normal"/>
    </style:style>
    <style:style style:name="P49" style:family="paragraph" style:parent-style-name="Standard" style:list-style-name="L6">
      <style:text-properties style:font-name="Envy Code R VS" fo:font-size="10pt" fo:font-style="normal" style:font-size-asian="10pt" style:font-style-asian="normal" style:font-size-complex="10pt" style:font-style-complex="normal"/>
    </style:style>
    <style:style style:name="P50" style:family="paragraph" style:parent-style-name="Standard" style:list-style-name="L7">
      <style:text-properties style:font-name="Envy Code R VS" fo:font-size="10pt" fo:font-style="normal" style:font-size-asian="10pt" style:font-style-asian="normal" style:font-size-complex="10pt" style:font-style-complex="normal"/>
    </style:style>
    <style:style style:name="P51" style:family="paragraph" style:parent-style-name="Standard" style:list-style-name="L8">
      <style:text-properties style:font-name="Envy Code R VS" fo:font-size="10pt" fo:font-style="normal" style:font-size-asian="10pt" style:font-style-asian="normal" style:font-size-complex="10pt" style:font-style-complex="normal"/>
    </style:style>
    <style:style style:name="P52" style:family="paragraph" style:parent-style-name="Standard" style:list-style-name="L11">
      <style:text-properties style:font-name="Envy Code R VS" fo:font-size="10pt" fo:font-style="normal" style:font-size-asian="10pt" style:font-style-asian="normal" style:font-size-complex="10pt" style:font-style-complex="normal"/>
    </style:style>
    <style:style style:name="P53" style:family="paragraph" style:parent-style-name="Standard" style:list-style-name="L12">
      <style:text-properties style:font-name="Envy Code R VS" fo:font-size="10pt" fo:font-style="normal" style:font-size-asian="10pt" style:font-style-asian="normal" style:font-size-complex="10pt" style:font-style-complex="normal"/>
    </style:style>
    <style:style style:name="P54" style:family="paragraph" style:parent-style-name="Standard" style:list-style-name="L13">
      <style:text-properties style:font-name="Envy Code R VS" fo:font-size="10pt" fo:font-style="normal" style:font-size-asian="10pt" style:font-style-asian="normal" style:font-size-complex="10pt" style:font-style-complex="normal"/>
    </style:style>
    <style:style style:name="P55" style:family="paragraph" style:parent-style-name="Standard" style:list-style-name="L14">
      <style:text-properties style:font-name="Envy Code R VS" fo:font-size="10pt" fo:font-style="normal" style:font-size-asian="10pt" style:font-style-asian="normal" style:font-size-complex="10pt" style:font-style-complex="normal"/>
    </style:style>
    <style:style style:name="P56" style:family="paragraph" style:parent-style-name="Standard" style:list-style-name="L15">
      <style:text-properties style:font-name="Envy Code R VS" fo:font-size="10pt" fo:font-style="normal" style:font-size-asian="10pt" style:font-style-asian="normal" style:font-size-complex="10pt" style:font-style-complex="normal"/>
    </style:style>
    <style:style style:name="P57" style:family="paragraph" style:parent-style-name="Standard">
      <style:text-properties style:font-name="Envy Code R VS" fo:font-size="10pt" fo:font-style="normal" style:text-underline-style="none" style:font-size-asian="10pt" style:font-style-asian="normal" style:font-size-complex="10pt" style:font-style-complex="normal"/>
    </style:style>
    <style:style style:name="P58" style:family="paragraph" style:parent-style-name="Standard" style:list-style-name="L9">
      <style:text-properties style:font-name="Envy Code R VS" fo:font-size="10pt" fo:font-style="normal" style:text-underline-style="none" style:font-size-asian="10pt" style:font-style-asian="normal" style:font-size-complex="10pt" style:font-style-complex="normal"/>
    </style:style>
    <style:style style:name="P59" style:family="paragraph" style:parent-style-name="Standard" style:list-style-name="L10">
      <style:text-properties style:font-name="Envy Code R VS" fo:font-size="10pt" fo:font-style="normal" style:text-underline-style="none" style:font-size-asian="10pt" style:font-style-asian="normal" style:font-size-complex="10pt" style:font-style-complex="normal"/>
    </style:style>
    <style:style style:name="P60" style:family="paragraph" style:parent-style-name="Standard" style:list-style-name="L16">
      <style:text-properties style:font-name="Envy Code R VS" fo:font-size="10pt" fo:font-style="normal" style:text-underline-style="none" style:font-size-asian="10pt" style:font-style-asian="normal" style:font-size-complex="10pt" style:font-style-complex="normal"/>
    </style:style>
    <style:style style:name="P61" style:family="paragraph" style:parent-style-name="Standard" style:list-style-name="L17">
      <style:text-properties style:font-name="Envy Code R VS" fo:font-size="10pt" fo:font-style="normal" style:text-underline-style="none" style:font-size-asian="10pt" style:font-style-asian="normal" style:font-size-complex="10pt" style:font-style-complex="normal"/>
    </style:style>
    <style:style style:name="P62" style:family="paragraph" style:parent-style-name="Standard">
      <style:text-properties style:font-name="Envy Code R VS" fo:font-size="10pt" fo:font-style="normal" style:text-underline-style="solid" style:text-underline-width="auto" style:text-underline-color="font-color" style:font-size-asian="10pt" style:font-style-asian="normal" style:font-size-complex="10pt" style:font-style-complex="normal"/>
    </style:style>
    <style:style style:name="P63" style:family="paragraph" style:parent-style-name="Standard">
      <style:paragraph-properties fo:background-color="#000000">
        <style:background-image/>
      </style:paragraph-properties>
      <style:text-properties fo:font-size="10pt" style:font-size-asian="10pt" style:font-size-complex="10pt"/>
    </style:style>
    <style:style style:name="P64" style:family="paragraph" style:parent-style-name="Standard" style:list-style-name="L10">
      <style:paragraph-properties fo:background-color="#000000" style:text-autospace="none">
        <style:background-image/>
      </style:paragraph-properties>
      <style:text-properties fo:font-size="10pt" style:font-size-asian="10pt" style:font-size-complex="10pt"/>
    </style:style>
    <style:style style:name="P65" style:family="paragraph" style:parent-style-name="Standard" style:list-style-name="L9">
      <style:paragraph-properties fo:background-color="#000000" style:text-autospace="none">
        <style:background-image/>
      </style:paragraph-properties>
      <style:text-properties fo:font-size="10pt" style:font-size-asian="10pt" style:font-size-complex="10pt"/>
    </style:style>
    <style:style style:name="P66" style:family="paragraph" style:parent-style-name="Standard" style:list-style-name="">
      <style:paragraph-properties fo:background-color="#000000" style:text-autospace="none">
        <style:background-image/>
      </style:paragraph-properties>
      <style:text-properties fo:font-size="10pt" style:font-size-asian="10pt" style:font-size-complex="10pt"/>
    </style:style>
    <style:style style:name="P67" style:family="paragraph" style:parent-style-name="Standard">
      <style:paragraph-properties fo:background-color="#000000" style:text-autospace="none">
        <style:background-image/>
      </style:paragraph-properties>
      <style:text-properties fo:font-size="10pt" style:font-size-asian="10pt" style:font-size-complex="10pt"/>
    </style:style>
    <style:style style:name="P68" style:family="paragraph" style:parent-style-name="Standard">
      <style:paragraph-properties fo:background-color="#000000">
        <style:background-image/>
      </style:paragraph-properties>
      <style:text-properties fo:color="#8ac6f2" style:font-name="Consolas" fo:font-size="9.5pt" fo:font-style="normal" style:text-underline-style="none" style:font-name-asian="Consolas" style:font-size-asian="9.5pt" style:font-style-asian="normal" style:font-name-complex="Consolas" style:font-size-complex="9.5pt" style:font-style-complex="normal"/>
    </style:style>
    <style:style style:name="P69" style:family="paragraph" style:parent-style-name="Standard">
      <style:paragraph-properties fo:background-color="#000000" style:text-autospace="none">
        <style:background-image/>
      </style:paragraph-properties>
      <style:text-properties fo:color="#8ac6f2" style:font-name="Consolas" fo:font-size="9.5pt" fo:font-style="normal" style:text-underline-style="none" style:font-name-asian="Consolas" style:font-size-asian="9.5pt" style:font-style-asian="normal" style:font-name-complex="Consolas" style:font-size-complex="9.5pt" style:font-style-complex="normal"/>
    </style:style>
    <style:style style:name="P70" style:family="paragraph" style:parent-style-name="Standard">
      <style:paragraph-properties fo:background-color="#000000">
        <style:background-image/>
      </style:paragraph-properties>
      <style:text-properties style:font-name="Envy Code R VS" fo:font-size="10pt" fo:font-style="normal" style:text-underline-style="solid" style:text-underline-width="auto" style:text-underline-color="font-color" style:font-size-asian="10pt" style:font-style-asian="normal" style:font-size-complex="10pt" style:font-style-complex="normal"/>
    </style:style>
    <style:style style:name="P71" style:family="paragraph" style:parent-style-name="Standard">
      <style:paragraph-properties fo:background-color="#000000">
        <style:background-image/>
      </style:paragraph-properties>
      <style:text-properties style:font-name="Envy Code R VS" fo:font-size="10pt" fo:font-style="normal" style:text-underline-style="none" style:font-size-asian="10pt" style:font-style-asian="normal" style:font-size-complex="10pt" style:font-style-complex="normal"/>
    </style:style>
    <style:style style:name="P72" style:family="paragraph" style:parent-style-name="Standard">
      <style:paragraph-properties fo:background-color="#000000">
        <style:background-image/>
      </style:paragraph-properties>
      <style:text-properties style:font-name="Envy Code R VS" fo:font-size="10pt" fo:font-style="normal" style:font-size-asian="10pt" style:font-style-asian="normal" style:font-size-complex="10pt" style:font-style-complex="normal"/>
    </style:style>
    <style:style style:name="P73" style:family="paragraph" style:parent-style-name="Standard" style:list-style-name="">
      <style:paragraph-properties fo:background-color="#000000" style:text-autospace="none">
        <style:background-image/>
      </style:paragraph-properties>
      <style:text-properties fo:color="#e8f3f6" style:font-name="Consolas" fo:font-size="10pt" style:font-name-asian="Consolas" style:font-size-asian="10pt" style:font-name-complex="Consolas" style:font-size-complex="10pt"/>
    </style:style>
    <style:style style:name="P74" style:family="paragraph" style:parent-style-name="Standard">
      <style:paragraph-properties fo:background-color="#000000" style:text-autospace="none">
        <style:background-image/>
      </style:paragraph-properties>
      <style:text-properties fo:color="#e8f3f6" style:font-name="Consolas" fo:font-size="10pt" style:font-name-asian="Consolas" style:font-size-asian="10pt" style:font-name-complex="Consolas" style:font-size-complex="10pt"/>
    </style:style>
    <style:style style:name="P75" style:family="paragraph" style:parent-style-name="Standard">
      <style:paragraph-properties fo:background-color="#000000" style:text-autospace="none">
        <style:background-image/>
      </style:paragraph-properties>
      <style:text-properties fo:color="#e8f3f6" style:font-name="Consolas" fo:font-size="10pt" fo:font-style="normal" style:text-underline-style="none" style:font-name-asian="Consolas" style:font-size-asian="10pt" style:font-style-asian="normal" style:font-name-complex="Consolas" style:font-size-complex="10pt" style:font-style-complex="normal"/>
    </style:style>
    <style:style style:name="T1" style:family="text">
      <style:text-properties style:text-underline-style="solid" style:text-underline-width="auto" style:text-underline-color="font-color"/>
    </style:style>
    <style:style style:name="T2" style:family="text">
      <style:text-properties fo:color="#8ac6f2"/>
    </style:style>
    <style:style style:name="T3" style:family="text">
      <style:text-properties fo:color="#8ac6f2" style:font-name="Consolas"/>
    </style:style>
    <style:style style:name="T4" style:family="text">
      <style:text-properties fo:color="#8ac6f2" style:font-name="Consolas" style:font-name-asian="Consolas" style:font-name-complex="Consolas"/>
    </style:style>
    <style:style style:name="T5" style:family="text">
      <style:text-properties fo:color="#8ac6f2" style:font-name="Consolas" fo:font-style="normal" style:font-name-asian="Consolas" style:font-style-asian="normal" style:font-name-complex="Consolas" style:font-style-complex="normal"/>
    </style:style>
    <style:style style:name="T6" style:family="text">
      <style:text-properties fo:color="#8ac6f2" style:font-name="Consolas" fo:font-style="normal" style:text-underline-style="none" style:font-name-asian="Consolas" style:font-style-asian="normal" style:font-name-complex="Consolas" style:font-style-complex="normal"/>
    </style:style>
    <style:style style:name="T7" style:family="text">
      <style:text-properties fo:color="#8ac6f2" style:font-name="Consolas" fo:font-weight="normal" style:font-name-asian="Consolas" style:font-weight-asian="normal" style:font-name-complex="Consolas" style:font-weight-complex="normal"/>
    </style:style>
    <style:style style:name="T8" style:family="text">
      <style:text-properties fo:color="#8ac6f2" style:font-name="Consolas" fo:font-size="10pt" style:font-name-asian="Consolas" style:font-size-asian="10pt" style:font-name-complex="Consolas" style:font-size-complex="10pt"/>
    </style:style>
    <style:style style:name="T9" style:family="text">
      <style:text-properties fo:color="#8ac6f2" style:font-name="Consolas" style:text-underline-style="none" style:font-name-asian="Consolas" style:font-name-complex="Consolas"/>
    </style:style>
    <style:style style:name="T10" style:family="text">
      <style:text-properties fo:color="#8ac6f2" style:font-name="Consolas" fo:font-size="11pt" style:font-name-asian="Consolas" style:font-size-asian="11pt" style:font-name-complex="Consolas" style:font-size-complex="11pt"/>
    </style:style>
    <style:style style:name="T11" style:family="text">
      <style:text-properties fo:color="#8ac6f2" style:font-name="Consolas" fo:font-size="11pt" style:text-underline-style="none" style:font-name-asian="Consolas" style:font-size-asian="11pt" style:font-name-complex="Consolas" style:font-size-complex="11pt"/>
    </style:style>
    <style:style style:name="T12" style:family="text">
      <style:text-properties fo:color="#8ac6f2" fo:language="zxx" fo:country="none"/>
    </style:style>
    <style:style style:name="T13" style:family="text">
      <style:text-properties fo:color="#8ac6f2" style:font-name-asian="Consolas" style:font-name-complex="Consolas"/>
    </style:style>
    <style:style style:name="T14" style:family="text">
      <style:text-properties fo:color="#8ac6f2" style:text-underline-style="none"/>
    </style:style>
    <style:style style:name="T15" style:family="text">
      <style:text-properties fo:color="#8ac6f2" fo:font-style="normal" style:font-name-asian="Consolas" style:font-style-asian="normal" style:font-name-complex="Consolas" style:font-style-complex="normal"/>
    </style:style>
    <style:style style:name="T16" style:family="text">
      <style:text-properties fo:color="#e8f3f6" style:font-name="Consolas" style:font-name-asian="Consolas" style:font-name-complex="Consolas"/>
    </style:style>
    <style:style style:name="T17" style:family="text">
      <style:text-properties fo:color="#e8f3f6" style:font-name="Consolas" fo:font-weight="normal" style:font-name-asian="Consolas" style:font-weight-asian="normal" style:font-name-complex="Consolas" style:font-weight-complex="normal"/>
    </style:style>
    <style:style style:name="T18" style:family="text">
      <style:text-properties fo:color="#e8f3f6" style:font-name="Consolas" fo:font-style="normal" style:font-name-asian="Consolas" style:font-style-asian="normal" style:font-name-complex="Consolas" style:font-style-complex="normal"/>
    </style:style>
    <style:style style:name="T19" style:family="text">
      <style:text-properties fo:color="#e8f3f6" style:font-name="Consolas" fo:font-style="normal" style:text-underline-style="none" style:font-name-asian="Consolas" style:font-style-asian="normal" style:font-name-complex="Consolas" style:font-style-complex="normal"/>
    </style:style>
    <style:style style:name="T20" style:family="text">
      <style:text-properties fo:color="#e8f3f6" style:font-name="Consolas" fo:font-size="10pt" style:font-name-asian="Consolas" style:font-size-asian="10pt" style:font-name-complex="Consolas" style:font-size-complex="10pt"/>
    </style:style>
    <style:style style:name="T21" style:family="text">
      <style:text-properties fo:color="#e8f3f6" style:font-name="Consolas" style:text-underline-style="none" style:font-name-asian="Consolas" style:font-name-complex="Consolas"/>
    </style:style>
    <style:style style:name="T22" style:family="text">
      <style:text-properties fo:color="#e8f3f6" style:font-name="Consolas" fo:font-size="11pt" style:font-name-asian="Consolas" style:font-size-asian="11pt" style:font-name-complex="Consolas" style:font-size-complex="11pt"/>
    </style:style>
    <style:style style:name="T23" style:family="text">
      <style:text-properties fo:color="#e8f3f6" style:font-name="Consolas" fo:font-size="11pt" style:text-underline-style="none" style:font-name-asian="Consolas" style:font-size-asian="11pt" style:font-name-complex="Consolas" style:font-size-complex="11pt"/>
    </style:style>
    <style:style style:name="T24" style:family="text">
      <style:text-properties fo:color="#e8f3f6" fo:language="zxx" fo:country="none"/>
    </style:style>
    <style:style style:name="T25" style:family="text">
      <style:text-properties fo:color="#e8f3f6" fo:language="zxx" fo:country="none" fo:font-style="normal" style:font-style-asian="normal" style:font-style-complex="normal"/>
    </style:style>
    <style:style style:name="T26" style:family="text">
      <style:text-properties fo:color="#e8f3f6" style:font-name-asian="Consolas" style:font-name-complex="Consolas"/>
    </style:style>
    <style:style style:name="T27" style:family="text">
      <style:text-properties fo:color="#e8f3f6" fo:font-style="normal" style:font-name-asian="Consolas" style:font-style-asian="normal" style:font-name-complex="Consolas" style:font-style-complex="normal"/>
    </style:style>
    <style:style style:name="T28" style:family="text">
      <style:text-properties fo:color="#e5786d"/>
    </style:style>
    <style:style style:name="T29" style:family="text">
      <style:text-properties fo:color="#e5786d" style:font-name="Consolas"/>
    </style:style>
    <style:style style:name="T30" style:family="text">
      <style:text-properties fo:color="#e5786d" style:font-name="Consolas" style:font-name-asian="Consolas" style:font-name-complex="Consolas"/>
    </style:style>
    <style:style style:name="T31" style:family="text">
      <style:text-properties fo:color="#e5786d" style:font-name="Consolas" fo:font-style="normal" style:font-name-asian="Consolas" style:font-style-asian="normal" style:font-name-complex="Consolas" style:font-style-complex="normal"/>
    </style:style>
    <style:style style:name="T32" style:family="text">
      <style:text-properties fo:color="#e5786d" style:font-name="Consolas" fo:font-style="normal" style:text-underline-style="none" style:font-name-asian="Consolas" style:font-style-asian="normal" style:font-name-complex="Consolas" style:font-style-complex="normal"/>
    </style:style>
    <style:style style:name="T33" style:family="text">
      <style:text-properties fo:color="#e5786d" style:font-name="Consolas" fo:font-weight="normal" style:font-name-asian="Consolas" style:font-weight-asian="normal" style:font-name-complex="Consolas" style:font-weight-complex="normal"/>
    </style:style>
    <style:style style:name="T34" style:family="text">
      <style:text-properties fo:color="#e5786d" style:font-name="Consolas" style:text-underline-style="none" style:font-name-asian="Consolas" style:font-name-complex="Consolas"/>
    </style:style>
    <style:style style:name="T35" style:family="text">
      <style:text-properties fo:color="#e5786d" style:font-name="Consolas" fo:font-size="11pt" style:font-name-asian="Consolas" style:font-size-asian="11pt" style:font-name-complex="Consolas" style:font-size-complex="11pt"/>
    </style:style>
    <style:style style:name="T36" style:family="text">
      <style:text-properties fo:color="#e5786d" style:font-name="Consolas" fo:font-size="11pt" style:text-underline-style="none" style:font-name-asian="Consolas" style:font-size-asian="11pt" style:font-name-complex="Consolas" style:font-size-complex="11pt"/>
    </style:style>
    <style:style style:name="T37" style:family="text">
      <style:text-properties fo:color="#e5786d" fo:language="zxx" fo:country="none"/>
    </style:style>
    <style:style style:name="T38" style:family="text">
      <style:text-properties fo:color="#e5786d" style:font-name-asian="Consolas" style:font-name-complex="Consolas"/>
    </style:style>
    <style:style style:name="T39" style:family="text">
      <style:text-properties fo:color="#cae682"/>
    </style:style>
    <style:style style:name="T40" style:family="text">
      <style:text-properties fo:color="#cae682" style:font-name="Consolas"/>
    </style:style>
    <style:style style:name="T41" style:family="text">
      <style:text-properties fo:color="#cae682" style:font-name="Consolas" style:font-name-asian="Consolas" style:font-name-complex="Consolas"/>
    </style:style>
    <style:style style:name="T42" style:family="text">
      <style:text-properties fo:color="#cae682" style:font-name="Consolas" fo:font-style="normal" style:font-name-asian="Consolas" style:font-style-asian="normal" style:font-name-complex="Consolas" style:font-style-complex="normal"/>
    </style:style>
    <style:style style:name="T43" style:family="text">
      <style:text-properties fo:color="#cae682" style:font-name="Consolas" fo:font-style="normal" style:text-underline-style="none" style:font-name-asian="Consolas" style:font-style-asian="normal" style:font-name-complex="Consolas" style:font-style-complex="normal"/>
    </style:style>
    <style:style style:name="T44" style:family="text">
      <style:text-properties fo:color="#cae682" style:font-name="Consolas" fo:font-weight="normal" style:font-name-asian="Consolas" style:font-weight-asian="normal" style:font-name-complex="Consolas" style:font-weight-complex="normal"/>
    </style:style>
    <style:style style:name="T45" style:family="text">
      <style:text-properties fo:color="#cae682" style:font-name="Consolas" style:text-underline-style="none" style:font-name-asian="Consolas" style:font-name-complex="Consolas"/>
    </style:style>
    <style:style style:name="T46" style:family="text">
      <style:text-properties fo:color="#cae682" style:font-name="Consolas" fo:font-size="11pt" style:font-name-asian="Consolas" style:font-size-asian="11pt" style:font-name-complex="Consolas" style:font-size-complex="11pt"/>
    </style:style>
    <style:style style:name="T47" style:family="text">
      <style:text-properties fo:color="#cae682" style:font-name="Consolas" fo:font-size="11pt" style:text-underline-style="none" style:font-name-asian="Consolas" style:font-size-asian="11pt" style:font-name-complex="Consolas" style:font-size-complex="11pt"/>
    </style:style>
    <style:style style:name="T48" style:family="text">
      <style:text-properties fo:color="#cae682" fo:language="zxx" fo:country="none"/>
    </style:style>
    <style:style style:name="T49" style:family="text">
      <style:text-properties fo:color="#cae682" fo:language="zxx" fo:country="none" fo:font-style="normal" style:font-style-asian="normal" style:font-style-complex="normal"/>
    </style:style>
    <style:style style:name="T50" style:family="text">
      <style:text-properties fo:color="#cae682" style:text-underline-style="none"/>
    </style:style>
    <style:style style:name="T51" style:family="text">
      <style:text-properties fo:color="#cae682" fo:font-style="normal" style:font-name-asian="Consolas" style:font-style-asian="normal" style:font-name-complex="Consolas" style:font-style-complex="normal"/>
    </style:style>
    <style:style style:name="T52" style:family="text">
      <style:text-properties fo:color="#00008b" style:font-name="Consolas" fo:font-size="11pt" fo:font-weight="bold" style:font-name-asian="Consolas" style:font-size-asian="11pt" style:font-weight-asian="bold" style:font-name-complex="Consolas" style:font-size-complex="11pt" style:font-weight-complex="bold"/>
    </style:style>
    <style:style style:name="T53" style:family="text">
      <style:text-properties fo:color="#00008b" style:font-name="Consolas" fo:font-weight="bold" style:font-name-asian="Consolas" style:font-weight-asian="bold" style:font-name-complex="Consolas" style:font-weight-complex="bold"/>
    </style:style>
    <style:style style:name="T54" style:family="text">
      <style:text-properties fo:font-style="italic" style:font-style-asian="italic" style:font-style-complex="italic"/>
    </style:style>
    <style:style style:name="T55" style:family="text">
      <style:text-properties fo:font-style="italic" style:text-underline-style="none" style:font-style-asian="italic" style:font-style-complex="italic"/>
    </style:style>
    <style:style style:name="T56" style:family="text">
      <style:text-properties fo:font-style="italic" style:text-underline-style="solid" style:text-underline-width="auto" style:text-underline-color="font-color" style:font-style-asian="italic" style:font-style-complex="italic"/>
    </style:style>
    <style:style style:name="T57" style:family="text">
      <style:text-properties fo:font-style="normal" style:font-style-asian="normal" style:font-style-complex="normal"/>
    </style:style>
    <style:style style:name="T58" style:family="text">
      <style:text-properties fo:font-style="normal" style:text-underline-style="none" style:font-style-asian="normal" style:font-style-complex="normal"/>
    </style:style>
    <style:style style:name="T59" style:family="text">
      <style:text-properties fo:color="#8b9699" style:font-name="Consolas" fo:font-size="11pt" style:font-name-asian="Consolas" style:font-size-asian="11pt" style:font-name-complex="Consolas" style:font-size-complex="11pt"/>
    </style:style>
    <style:style style:name="T60" style:family="text">
      <style:text-properties fo:color="#8b9699" style:font-name="Consolas" style:font-name-asian="Consolas" style:font-name-complex="Consolas"/>
    </style:style>
    <style:style style:name="T61" style:family="text">
      <style:text-properties fo:color="#8b9699" style:font-name="Consolas" fo:font-size="10pt" style:font-name-asian="Consolas" style:font-size-asian="10pt" style:font-name-complex="Consolas" style:font-size-complex="10pt"/>
    </style:style>
    <style:style style:name="T62" style:family="text">
      <style:text-properties style:font-name="Envy Code R VS" fo:font-size="10pt" fo:font-style="normal" style:font-size-asian="10pt" style:font-style-asian="normal" style:font-size-complex="10pt" style:font-style-complex="normal"/>
    </style:style>
    <style:style style:name="T63" style:family="text">
      <style:text-properties style:font-name="Envy Code R VS" fo:font-size="10pt" fo:font-style="normal" style:text-underline-style="solid" style:text-underline-width="auto" style:text-underline-color="font-color" style:font-size-asian="10pt" style:font-style-asian="normal" style:font-size-complex="10pt" style:font-style-complex="normal"/>
    </style:style>
    <style:style style:name="T64" style:family="text">
      <style:text-properties style:font-name="Envy Code R VS" fo:font-size="10pt" fo:font-style="normal" style:text-underline-style="none" style:font-size-asian="10pt" style:font-style-asian="normal" style:font-size-complex="10pt" style:font-style-complex="normal"/>
    </style:style>
    <style:style style:name="T65" style:family="text">
      <style:text-properties style:font-name="Envy Code R VS" fo:font-size="10pt" fo:font-style="italic" style:font-size-asian="10pt" style:font-style-asian="italic" style:font-size-complex="10pt" style:font-style-complex="italic"/>
    </style:style>
    <style:style style:name="T66" style:family="text">
      <style:text-properties style:font-name="Envy Code R VS" fo:font-size="10pt" fo:font-style="italic" style:text-underline-style="none" style:font-size-asian="10pt" style:font-style-asian="italic" style:font-size-complex="10pt" style:font-style-complex="italic"/>
    </style:style>
    <style:style style:name="T67" style:family="text">
      <style:text-properties style:font-name="Envy Code R VS" fo:font-style="normal" style:font-style-asian="normal" style:font-style-complex="normal"/>
    </style:style>
    <style:style style:name="T68" style:family="text">
      <style:text-properties style:font-name="Envy Code R VS" fo:font-style="normal" style:text-underline-style="solid" style:text-underline-width="auto" style:text-underline-color="font-color" style:font-style-asian="normal" style:font-style-complex="normal"/>
    </style:style>
    <style:style style:name="T69" style:family="text">
      <style:text-properties style:text-underline-style="none"/>
    </style:style>
    <style:style style:name="T70" style:family="text">
      <style:text-properties style:font-name="Consolas"/>
    </style:style>
    <style:style style:name="T71" style:family="text">
      <style:text-properties fo:color="#ff0000" style:font-name="Consolas" fo:font-style="normal" style:font-name-asian="Consolas" style:font-style-asian="normal" style:font-name-complex="Consolas" style:font-style-complex="normal"/>
    </style:style>
    <style:style style:name="T72" style:family="text">
      <style:text-properties fo:color="#ff0000" style:font-name="Consolas" style:font-name-asian="Consolas" style:font-name-complex="Consolas"/>
    </style:style>
    <style:style style:name="T73" style:family="text">
      <style:text-properties fo:color="#ff0000" style:font-name="Consolas" style:text-underline-style="none" style:font-name-asian="Consolas" style:font-name-complex="Consolas"/>
    </style:style>
    <style:style style:name="T74" style:family="text">
      <style:text-properties fo:color="#ff0000" fo:font-style="normal" style:font-name-asian="Consolas" style:font-style-asian="normal" style:font-name-complex="Consolas" style:font-style-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649cm" fo:text-indent="-0.635cm" fo:margin-left="1.64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284cm" fo:text-indent="-0.635cm" fo:margin-left="2.28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919cm" fo:text-indent="-0.635cm" fo:margin-left="2.91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554cm" fo:text-indent="-0.635cm" fo:margin-left="3.5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189cm" fo:text-indent="-0.635cm" fo:margin-left="4.18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824cm" fo:text-indent="-0.635cm" fo:margin-left="4.82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459cm" fo:text-indent="-0.635cm" fo:margin-left="5.45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094cm" fo:text-indent="-0.635cm" fo:margin-left="6.09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729cm" fo:text-indent="-0.635cm" fo:margin-left="6.72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364cm" fo:text-indent="-0.635cm" fo:margin-left="7.364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461cm" fo:text-indent="-0.635cm" fo:margin-left="1.46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96cm" fo:text-indent="-0.635cm" fo:margin-left="2.09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31cm" fo:text-indent="-0.635cm" fo:margin-left="2.73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66cm" fo:text-indent="-0.635cm" fo:margin-left="3.36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01cm" fo:text-indent="-0.635cm" fo:margin-left="4.00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36cm" fo:text-indent="-0.635cm" fo:margin-left="4.63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71cm" fo:text-indent="-0.635cm" fo:margin-left="5.27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06cm" fo:text-indent="-0.635cm" fo:margin-left="5.90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41cm" fo:text-indent="-0.635cm" fo:margin-left="6.54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76cm" fo:text-indent="-0.635cm" fo:margin-left="7.17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461cm" fo:text-indent="-0.635cm" fo:margin-left="1.46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96cm" fo:text-indent="-0.635cm" fo:margin-left="2.09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31cm" fo:text-indent="-0.635cm" fo:margin-left="2.73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66cm" fo:text-indent="-0.635cm" fo:margin-left="3.36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01cm" fo:text-indent="-0.635cm" fo:margin-left="4.00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36cm" fo:text-indent="-0.635cm" fo:margin-left="4.63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71cm" fo:text-indent="-0.635cm" fo:margin-left="5.27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06cm" fo:text-indent="-0.635cm" fo:margin-left="5.90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41cm" fo:text-indent="-0.635cm" fo:margin-left="6.54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76cm" fo:text-indent="-0.635cm" fo:margin-left="7.17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455cm" fo:text-indent="-0.635cm" fo:margin-left="1.45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9cm" fo:text-indent="-0.635cm" fo:margin-left="2.09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25cm" fo:text-indent="-0.635cm" fo:margin-left="2.72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6cm" fo:text-indent="-0.635cm" fo:margin-left="3.3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95cm" fo:text-indent="-0.635cm" fo:margin-left="3.99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3cm" fo:text-indent="-0.635cm" fo:margin-left="4.63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65cm" fo:text-indent="-0.635cm" fo:margin-left="5.26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cm" fo:text-indent="-0.635cm" fo:margin-left="5.9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35cm" fo:text-indent="-0.635cm" fo:margin-left="6.5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7cm" fo:text-indent="-0.635cm" fo:margin-left="7.17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La Interface IValueObject&lt;T&gt;, el codigo autocomentado y las influencias del BDD en el codigo</text:span>:</text:p>
      <text:p text:style-name="P1"/>
      <text:p text:style-name="P1">Empezamos por las interfaces que definen los tipos de objetos existentes en el dominio. Nos referimos a los ValueObjects y las Entities.</text:p>
      <text:p text:style-name="P1"/>
      <text:p text:style-name="P1">Aqui surge la primera disputa con respecto al original, y que creemos interesante comentar cuanto antes, para entender las implicaciones de lo que planeamos hacer.</text:p>
      <text:p text:style-name="P1"/>
      <text:p text:style-name="P1">Una posible implementacion de la interface de ValueObject, siendo fieles a su version java, seria:</text:p>
      <text:p text:style-name="P1"/>
      <text:p text:style-name="P8"><text:span text:style-name="T4">namespace</text:span><text:span text:style-name="T16"> dddsample.domain.shared</text:span></text:p>
      <text:p text:style-name="P17">{</text:p>
      <text:p text:style-name="P30"><text:span text:style-name="T16"><text:s text:c="4"/></text:span><text:span text:style-name="T4">public</text:span><text:span text:style-name="T16"> </text:span><text:span text:style-name="T4">interface</text:span><text:span text:style-name="T16"> </text:span><text:span text:style-name="T30">IValueObject</text:span><text:span text:style-name="T16">&lt;T&gt;</text:span></text:p>
      <text:p text:style-name="P17"><text:s text:c="4"/>{</text:p>
      <text:p text:style-name="P30"><text:span text:style-name="T16"><text:s text:c="8"/></text:span><text:span text:style-name="T4">bool</text:span><text:span text:style-name="T16"> SameValueAs(T other);</text:span></text:p>
      <text:p text:style-name="P17"><text:s text:c="4"/>}</text:p>
      <text:p text:style-name="P18">}</text:p>
      <text:p text:style-name="P1"/>
      <text:p text:style-name="P1">de forma que una clase que quiera implementar esta interface, tendira esta apariencia:</text:p>
      <text:p text:style-name="P1"/>
      <text:p text:style-name="P30"><text:span text:style-name="T4">public</text:span><text:span text:style-name="T16"> </text:span><text:span text:style-name="T4">class</text:span><text:span text:style-name="T16"> </text:span><text:span text:style-name="T41">PruebaValueObject</text:span><text:span text:style-name="T16"> : </text:span><text:span text:style-name="T30">IValueObject</text:span><text:span text:style-name="T16">&lt;</text:span><text:span text:style-name="T41">PruebaValueObject</text:span><text:span text:style-name="T16">&gt; </text:span></text:p>
      <text:p text:style-name="P17">{</text:p>
      <text:p text:style-name="P30"><text:span text:style-name="T16"><text:s text:c="4"/></text:span><text:span text:style-name="T4">public</text:span><text:span text:style-name="T16"> </text:span><text:span text:style-name="T4">bool</text:span><text:span text:style-name="T16"> SameValueAs(</text:span><text:span text:style-name="T41">PruebaValueObject</text:span><text:span text:style-name="T16"> other)</text:span></text:p>
      <text:p text:style-name="P17"><text:s text:c="4"/>{</text:p>
      <text:p text:style-name="P30"><text:span text:style-name="T16"><text:s text:c="8"/></text:span><text:span text:style-name="T4">throw</text:span><text:span text:style-name="T16"> </text:span><text:span text:style-name="T4">new</text:span><text:span text:style-name="T16"> </text:span><text:span text:style-name="T53">NotImplementedException</text:span><text:span text:style-name="T17">();</text:span></text:p>
      <text:p text:style-name="P18"><text:s text:c="4"/>}</text:p>
      <text:p text:style-name="P18">}</text:p>
      <text:p text:style-name="P1"/>
      <text:p text:style-name="P1">hasta aqui todo parece ir bien, pero sin embargo, hay algo que no acaba de encajar. Ese algo es el nombre del metodo <text:span text:style-name="T54">SameValueAs</text:span><text:span text:style-name="T57">. Pero mejor vamos paso a paso para poder entender el porque de las decisiones que estamos a punto de tomar.</text:span></text:p>
      <text:p text:style-name="P2"/>
      <text:p text:style-name="P1"><text:span text:style-name="T57">La clase </text:span><text:span text:style-name="T54">PruebaValueObject</text:span><text:span text:style-name="T57"> no sale de la nada. Si nos planteamos seguir los preceptos del BDD, es comprensible que a la hora de escribir el codigo de </text:span><text:span text:style-name="T54">IValueObject&lt;T&gt;</text:span><text:span text:style-name="T57"> no necesitemos una Spec que nos lo autorice/testee. Al fin y al cabo, esa interface es realmente un contrato y una declaracion de intenciones. Es mas, seria la primera de muchas interfaces que se rigen por el principio del DDD enunciado por Evans en su </text:span><text:span text:style-name="T54">Biblia Azul</text:span><text:span text:style-name="T57"> llamado </text:span><text:span text:style-name="T54">Intention-Revealing Interfaces</text:span><text:span text:style-name="T57">.</text:span></text:p>
      <text:p text:style-name="P2"/>
      <text:p text:style-name="P1"><text:span text:style-name="T57">Pero, ¿podemos hacer ese mismo razonamiento para </text:span><text:span text:style-name="T54">PruebaValueObject</text:span><text:span text:style-name="T57">?</text:span></text:p>
      <text:p text:style-name="P2"/>
      <text:p text:style-name="P1"><text:span text:style-name="T57">La respuesta es un NO rotundo. Hace falta esa Spec que justifique el comportamiento de <text:s/></text:span><text:span text:style-name="T54">PruebaValueObject</text:span><text:span text:style-name="T57">. Asi que, vamos a escribir esa Spec:</text:span></text:p>
      <text:p text:style-name="P2"/>
      <text:p text:style-name="P8"><text:span text:style-name="T5">public</text:span><text:span text:style-name="T18"> </text:span><text:span text:style-name="T5">class</text:span><text:span text:style-name="T18"> </text:span><text:span text:style-name="T42">concern</text:span><text:span text:style-name="T18"> : </text:span><text:span text:style-name="T42">Observes</text:span><text:span text:style-name="T18">&lt;</text:span><text:span text:style-name="T31">IValueObject</text:span><text:span text:style-name="T18">&lt;</text:span><text:span text:style-name="T42">PruebaValueObject</text:span><text:span text:style-name="T18">&gt;,</text:span><text:span text:style-name="T42">PruebaValueObject</text:span><text:span text:style-name="T18">&gt;{}</text:span></text:p>
      <text:p text:style-name="P17"/>
      <text:p text:style-name="P30"><text:span text:style-name="T4">public</text:span><text:span text:style-name="T16"> </text:span><text:span text:style-name="T4">class</text:span><text:span text:style-name="T16"> </text:span><text:span text:style-name="T41">when_asked_to_compare_two_pruebavalueobjects_that_have_the_same_value</text:span><text:span text:style-name="T16"> : </text:span><text:span text:style-name="T41">concern</text:span></text:p>
      <text:p text:style-name="P17">{</text:p>
      <text:p text:style-name="P30"><text:span text:style-name="T16"><text:s text:c="4"/></text:span><text:span text:style-name="T30">Establish</text:span><text:span text:style-name="T16"> context = () =&gt;</text:span></text:p>
      <text:p text:style-name="P17"><text:s text:c="4"/>{</text:p>
      <text:p text:style-name="P30"><text:span text:style-name="T16"><text:s text:c="8"/>the_other = </text:span><text:span text:style-name="T4">new</text:span><text:span text:style-name="T16"> </text:span><text:span text:style-name="T41">PruebaValueObject</text:span><text:span text:style-name="T16">();</text:span></text:p>
      <text:p text:style-name="P31"><text:s text:c="8"/><text:span text:style-name="T59">//</text:span><text:span text:style-name="T52">todo: le damos los valores adecuados.</text:span></text:p>
      <text:p text:style-name="P17"><text:s text:c="4"/>};</text:p>
      <text:p text:style-name="P17"/>
      <text:p text:style-name="P30"><text:span text:style-name="T16"><text:s text:c="4"/></text:span><text:span text:style-name="T30">Because</text:span><text:span text:style-name="T16"> of = () =&gt; result = sut.SameValueAs(theOther);</text:span></text:p>
      <text:p text:style-name="P17"><text:s text:c="8"/></text:p>
      <text:p text:style-name="P30"><text:span text:style-name="T16"><text:s text:c="4"/></text:span><text:span text:style-name="T30">It</text:span><text:span text:style-name="T16"> should_recognize_the_equality = () =&gt; result.ShouldEqual(</text:span><text:span text:style-name="T4">true</text:span><text:span text:style-name="T16">);</text:span></text:p>
      <text:p text:style-name="P17"><text:s text:c="8"/></text:p>
      <text:p text:style-name="P30"><text:soft-page-break/><text:span text:style-name="T16"><text:s text:c="4"/></text:span><text:span text:style-name="T4">static</text:span><text:span text:style-name="T16"> </text:span><text:span text:style-name="T4">bool</text:span><text:span text:style-name="T16"> result;</text:span></text:p>
      <text:p text:style-name="P30"><text:span text:style-name="T16"><text:s text:c="4"/></text:span><text:span text:style-name="T4">static</text:span><text:span text:style-name="T16"> </text:span><text:span text:style-name="T41">PruebaValueObject</text:span><text:span text:style-name="T16"> theOther;</text:span></text:p>
      <text:p text:style-name="P17">}</text:p>
      <text:p text:style-name="P2"/>
      <text:p text:style-name="P2">Sin entrar en demasiados detalles que no son importantes para nuestro razonamiento (en concreto los relativos al incompleto bloque ESTABLISH), debemos fijarnos en:</text:p>
      <text:p text:style-name="P2"/>
      <text:p text:style-name="P9"><text:span text:style-name="T31">Because</text:span><text:span text:style-name="T18"> of = () =&gt; result = sut.SameValueAs(theOther);</text:span></text:p>
      <text:p text:style-name="P2"/>
      <text:p text:style-name="P1"><text:span text:style-name="T57">que es donde ejecutamos el </text:span><text:span text:style-name="T54">System Under Test</text:span><text:span text:style-name="T57">.</text:span></text:p>
      <text:p text:style-name="P2"/>
      <text:p text:style-name="P2">Ahora viene la parte verdaderamente importante. Puesto que la clase PruebaValueObject debimos haberla escrito despues de escribir esta Spec (mas que "despues", parece mas correcto afirmar, "como consecuencia de"), tenemos la inmejorable oportunidad de observar como se va a comportar nuestro codigo desde el punto de vista de los clientes que van a tener que usarlo, de nuevo:</text:p>
      <text:p text:style-name="P2"/>
      <text:p text:style-name="P20">result = sut.SameValueAs(theOther);</text:p>
      <text:p text:style-name="P2"/>
      <text:p text:style-name="P2">y es precisamente aqui, donde no hubiesemos escrito este codigo de esta manera, ya que no se acaba de leer correctamente, sobre todo cuando lo comparamos con algo como:</text:p>
      <text:p text:style-name="P2"/>
      <text:p text:style-name="P19">result = sut.HasTheSameValueAs(theOther);</text:p>
      <text:p text:style-name="P2"/>
      <text:p text:style-name="P2">que si se lee como una frase bien construida.</text:p>
      <text:p text:style-name="P2"/>
      <text:p text:style-name="P2">Aun asi, podemos ir unos cuantos pasos mas lejos, haciendo uso de la notacion/convencion propuesta por Jean-Paul Boodhoo y utilizar para:</text:p>
      <text:p text:style-name="P2"/>
      <text:list xml:id="list39452738" text:style-name="L1">
        <text:list-item>
          <text:p text:style-name="P44">metodos</text:p>
        </text:list-item>
        <text:list-item>
          <text:p text:style-name="P44">propiedades</text:p>
        </text:list-item>
        <text:list-item>
          <text:p text:style-name="P44">eventos</text:p>
        </text:list-item>
        <text:list-item>
          <text:p text:style-name="P44">variables locales</text:p>
        </text:list-item>
        <text:list-item>
          <text:p text:style-name="P44">constantes locales</text:p>
        </text:list-item>
        <text:list-item>
          <text:p text:style-name="P44">parametros</text:p>
        </text:list-item>
        <text:list-item>
          <text:p text:style-name="P44">campos (no privados)</text:p>
        </text:list-item>
      </text:list>
      <text:p text:style-name="P2"/>
      <text:p text:style-name="P2">un estilo "all_lower" en vez de "UpperCamelCase" o "lowerCamelCase" por poner un ejemplo.</text:p>
      <text:p text:style-name="P2">TODO: Confirmar que la convencion "all_lower" viene de Ruby</text:p>
      <text:p text:style-name="P2"/>
      <text:p text:style-name="P2">En nuestro caso, el resultado seria:</text:p>
      <text:p text:style-name="P2"/>
      <text:p text:style-name="P8"><text:span text:style-name="T30">Because</text:span><text:span text:style-name="T16"> of = () =&gt; result = sut.has_the_same_value_as(the_other);</text:span></text:p>
      <text:p text:style-name="P1"/>
      <text:p text:style-name="P2">version mas legible, en nuestra humilde opinion.</text:p>
      <text:p text:style-name="P2"/>
      <text:p text:style-name="P2">En el contexto de la Spec:</text:p>
      <text:p text:style-name="P2"/>
      <text:p text:style-name="P10"><text:span text:style-name="T4">public</text:span><text:span text:style-name="T16"> </text:span><text:span text:style-name="T4">class</text:span><text:span text:style-name="T16"> </text:span><text:span text:style-name="T41">concern</text:span><text:span text:style-name="T16"> : </text:span><text:span text:style-name="T41">Observes</text:span><text:span text:style-name="T16">&lt;</text:span><text:span text:style-name="T30">IValueObject</text:span><text:span text:style-name="T16">&lt;</text:span><text:span text:style-name="T41">PruebaValueObject</text:span><text:span text:style-name="T16">&gt;,</text:span><text:span text:style-name="T41">PruebaValueObject</text:span><text:span text:style-name="T16">&gt;{}</text:span></text:p>
      <text:p text:style-name="P17"/>
      <text:p text:style-name="P30"><text:span text:style-name="T4">public</text:span><text:span text:style-name="T16"> </text:span><text:span text:style-name="T4">class</text:span><text:span text:style-name="T16"> </text:span><text:span text:style-name="T41">when_asked_to_compare_two_pruebavalueobjects_that_have_the_same_value</text:span><text:span text:style-name="T16"> : </text:span><text:span text:style-name="T41">concern</text:span></text:p>
      <text:p text:style-name="P17">{</text:p>
      <text:p text:style-name="P30"><text:span text:style-name="T16"><text:s text:c="4"/></text:span><text:span text:style-name="T30">Establish</text:span><text:span text:style-name="T16"> context = () =&gt;</text:span></text:p>
      <text:p text:style-name="P17"><text:s text:c="4"/>{</text:p>
      <text:p text:style-name="P30"><text:span text:style-name="T16"><text:s text:c="8"/>the_other = </text:span><text:span text:style-name="T4">new</text:span><text:span text:style-name="T16"> </text:span><text:span text:style-name="T41">PruebaValueObject</text:span><text:span text:style-name="T16">();</text:span></text:p>
      <text:p text:style-name="P30"><text:span text:style-name="T16"><text:s text:c="8"/></text:span><text:span text:style-name="T60">//</text:span><text:span text:style-name="T53">todo: le damos los valores adecuados.</text:span></text:p>
      <text:p text:style-name="P18"><text:s text:c="4"/>};</text:p>
      <text:p text:style-name="P18"/>
      <text:p text:style-name="P30"><text:span text:style-name="T17"><text:s text:c="4"/></text:span><text:span text:style-name="T33">Because</text:span><text:span text:style-name="T17"> of = () =&gt; result = sut.has_the_same_value_as(the_other);</text:span></text:p>
      <text:p text:style-name="P18"><text:s text:c="8"/></text:p>
      <text:p text:style-name="P30"><text:soft-page-break/><text:span text:style-name="T17"><text:s text:c="4"/></text:span><text:span text:style-name="T33">It</text:span><text:span text:style-name="T17"> should_recognize_the_equality = () =&gt; result.ShouldEqual(</text:span><text:span text:style-name="T7">true</text:span><text:span text:style-name="T17">);</text:span></text:p>
      <text:p text:style-name="P18"><text:s text:c="8"/></text:p>
      <text:p text:style-name="P30"><text:span text:style-name="T17"><text:s text:c="4"/></text:span><text:span text:style-name="T7">static</text:span><text:span text:style-name="T17"> </text:span><text:span text:style-name="T7">bool</text:span><text:span text:style-name="T17"> result;</text:span></text:p>
      <text:p text:style-name="P30"><text:span text:style-name="T17"><text:s text:c="4"/></text:span><text:span text:style-name="T7">static</text:span><text:span text:style-name="T17"> </text:span><text:span text:style-name="T44">PruebaValueObject</text:span><text:span text:style-name="T17"> the_other;</text:span></text:p>
      <text:p text:style-name="P18">}</text:p>
      <text:p text:style-name="P1"/>
      <text:p text:style-name="P1">Por lo tanto, retomando el argumento original que nos llevo a cuestionarnos el nombre del metodo <text:span text:style-name="T54">SameValueAs</text:span> de la interface <text:span text:style-name="T54">IValueObject&lt;T&gt;</text:span>, el resultado final seria algo asi:</text:p>
      <text:p text:style-name="P1"/>
      <text:p text:style-name="P8"><text:span text:style-name="T4">namespace</text:span><text:span text:style-name="T16"> dddsample.domain.shared</text:span></text:p>
      <text:p text:style-name="P17">{</text:p>
      <text:p text:style-name="P30"><text:span text:style-name="T16"><text:s text:c="4"/></text:span><text:span text:style-name="T4">public</text:span><text:span text:style-name="T16"> </text:span><text:span text:style-name="T4">interface</text:span><text:span text:style-name="T16"> </text:span><text:span text:style-name="T30">IValueObject</text:span><text:span text:style-name="T16">&lt;T&gt;</text:span></text:p>
      <text:p text:style-name="P17"><text:s text:c="4"/>{</text:p>
      <text:p text:style-name="P30"><text:span text:style-name="T16"><text:s text:c="8"/></text:span><text:span text:style-name="T4">bool</text:span><text:span text:style-name="T16"> has_the_same_value_as(T the_other);</text:span></text:p>
      <text:p text:style-name="P17"><text:s text:c="4"/>}</text:p>
      <text:p text:style-name="P17">}</text:p>
      <text:p text:style-name="P1"/>
      <text:p text:style-name="P1">Una cuestion que deberemos abordar en algun momento es el hecho de que en .NET ya tengamos, por convencion, un mecanismo similar al propuesto por "has_the_same_value_as", y que no es otro que:</text:p>
      <text:p text:style-name="P1"/>
      <text:p text:style-name="P8"><text:span text:style-name="T4">public</text:span><text:span text:style-name="T16"> </text:span><text:span text:style-name="T4">bool</text:span><text:span text:style-name="T16"> Equals(</text:span><text:span text:style-name="T4">object</text:span><text:span text:style-name="T16"> obj) {}</text:span></text:p>
      <text:p text:style-name="P1"/>
      <text:p text:style-name="P1">Pero esa es una cuestion diferente a la aqui planteada.</text:p>
      <text:p text:style-name="P1"/>
      <text:p text:style-name="P1">TODO: ¿Que aproximacion utiliza el CodeCampServer?</text:p>
      <text:p text:style-name="P1"/>
      <text:p text:style-name="P5"><text:span text:style-name="T1">Completando la Interface IValueObject&lt;T&gt;</text:span>:</text:p>
      <text:p text:style-name="P1"/>
      <text:p text:style-name="P1">Completamos la interface IValueObject&lt;T&gt; con un nuevo metodo que permita la copia del mismo.</text:p>
      <text:p text:style-name="P1"/>
      <text:p text:style-name="P8"><text:span text:style-name="T4">namespace</text:span><text:span text:style-name="T16"> dddsample.domain.shared</text:span></text:p>
      <text:p text:style-name="P17">{</text:p>
      <text:p text:style-name="P30"><text:span text:style-name="T16"><text:s text:c="4"/></text:span><text:span text:style-name="T4">public</text:span><text:span text:style-name="T16"> </text:span><text:span text:style-name="T4">interface</text:span><text:span text:style-name="T16"> </text:span><text:span text:style-name="T30">IValueObject</text:span><text:span text:style-name="T16">&lt;T&gt;</text:span></text:p>
      <text:p text:style-name="P17"><text:s text:c="4"/>{</text:p>
      <text:p text:style-name="P30"><text:span text:style-name="T16"><text:s text:c="8"/></text:span><text:span text:style-name="T4">bool</text:span><text:span text:style-name="T16"> has_the_same_value_as(T the_other);</text:span></text:p>
      <text:p text:style-name="P17"><text:s text:c="8"/>T copy_into_this();</text:p>
      <text:p text:style-name="P17"><text:s text:c="4"/>}</text:p>
      <text:p text:style-name="P17">}</text:p>
      <text:p text:style-name="P1"/>
      <text:p text:style-name="P1">Nuevamente, destacar la utilizacion del formato "all_lower", a la hora de nombrar el metodo <text:span text:style-name="T54">copy_into_this()</text:span><text:span text:style-name="T57">.</text:span></text:p>
      <text:p text:style-name="P2"/>
      <text:p text:style-name="P2">Con esto finalizamos el codigo necesario para definir un DDD_Value_Object:</text:p>
      <text:p text:style-name="P2"/>
      <text:list xml:id="list39443113" text:style-name="L2">
        <text:list-item>
          <text:p text:style-name="P45">Debe proveernos de un mecanismo para averiguar si dos DDD_Value_Objects son iguales (y los son si almacenan el mismo valor).</text:p>
        </text:list-item>
        <text:list-item>
          <text:p text:style-name="P45">Debe proveernos de un mecanismo que facilite la copia entre dos DDD_Value_Objects.</text:p>
        </text:list-item>
      </text:list>
      <text:p text:style-name="P2"/>
      <text:p text:style-name="P2">Una ultima cuestion que creemos importante abordar, es la insercion de comentarios en el codigo. Desde un punto de vista estrictamente personal, no consideramos una buena practica la insercion de los mismos ya que dañan seriamente la legibilidad del codigo. Es mas, una de las razones para usar "all_lower" y utilizar esa convencion donde los metodos, campos, variables son tan "redundantes", es precisamente, evitar la necesidad del uso de comentarios en el codigo, en la medida de lo posible. Sin embargo, en este caso, teniendo en cuenta la vocacion y motivacion pedagogica de este proyecto, vamos a transigir y hemos decidido, por norma, incluir los comentarios del proyecto original en java, si bien, dejamos a juicio del lector la legibilidad de estos dos fragmentos de codigo, que, opinamos, ilustran a la perfeccion nuestra reticencia hacia los comentarios (o al menos hacia el exceso de comentarios):</text:p>
      <text:p text:style-name="P2"><text:soft-page-break/></text:p>
      <text:p text:style-name="P29"><text:span text:style-name="T5">namespace</text:span><text:span text:style-name="T18"> dddsample.domain.shared</text:span></text:p>
      <text:p text:style-name="P17">{</text:p>
      <text:p text:style-name="P30"><text:span text:style-name="T16"><text:s text:c="4"/></text:span><text:span text:style-name="T4">public</text:span><text:span text:style-name="T16"> </text:span><text:span text:style-name="T4">interface</text:span><text:span text:style-name="T16"> </text:span><text:span text:style-name="T30">IValueObject</text:span><text:span text:style-name="T16">&lt;T&gt;</text:span></text:p>
      <text:p text:style-name="P17"><text:s text:c="4"/>{</text:p>
      <text:p text:style-name="P30"><text:span text:style-name="T16"><text:s text:c="8"/></text:span><text:span text:style-name="T4">///</text:span><text:span text:style-name="T60"> </text:span><text:span text:style-name="T4">&lt;summary&gt;</text:span></text:p>
      <text:p text:style-name="P31"><text:span text:style-name="T20"><text:s text:c="8"/></text:span><text:span text:style-name="T8">///</text:span><text:span text:style-name="T61"> Value objects compare by the values of their attributes,</text:span></text:p>
      <text:p text:style-name="P31"><text:span text:style-name="T61"><text:s text:c="8"/></text:span><text:span text:style-name="T8">///</text:span><text:span text:style-name="T61"> they don't have an identity.</text:span></text:p>
      <text:p text:style-name="P30"><text:span text:style-name="T16"><text:s text:c="8"/></text:span><text:span text:style-name="T4">///</text:span><text:span text:style-name="T60"> </text:span><text:span text:style-name="T4">&lt;/summary&gt;</text:span></text:p>
      <text:p text:style-name="P30"><text:span text:style-name="T16"><text:s text:c="8"/></text:span><text:span text:style-name="T4">///</text:span><text:span text:style-name="T60"> </text:span><text:span text:style-name="T4">&lt;param name=</text:span><text:span text:style-name="T30">"the_other"</text:span><text:span text:style-name="T4">&gt;</text:span><text:span text:style-name="T60">The other value object.</text:span><text:span text:style-name="T4">&lt;/param&gt;</text:span></text:p>
      <text:p text:style-name="P30"><text:span text:style-name="T16"><text:s text:c="8"/></text:span><text:span text:style-name="T4">///</text:span><text:span text:style-name="T60"> </text:span><text:span text:style-name="T4">&lt;returns&gt;&lt;code&gt;</text:span><text:span text:style-name="T60">true</text:span><text:span text:style-name="T4">&lt;/code&gt;</text:span><text:span text:style-name="T60"> if the given value object's and</text:span></text:p>
      <text:p text:style-name="P30"><text:span text:style-name="T4"><text:s text:c="8"/>///</text:span><text:span text:style-name="T60"> this value object's attributes are the same.</text:span><text:span text:style-name="T4">&lt;/returns&gt;</text:span></text:p>
      <text:p text:style-name="P30"><text:span text:style-name="T16"><text:s text:c="8"/></text:span><text:span text:style-name="T4">bool</text:span><text:span text:style-name="T16"> has_the_same_value_as(T the_other);</text:span></text:p>
      <text:p text:style-name="P17"><text:s text:c="8"/></text:p>
      <text:p text:style-name="P30"><text:span text:style-name="T16"><text:s text:c="8"/></text:span><text:span text:style-name="T4">///</text:span><text:span text:style-name="T60"> </text:span><text:span text:style-name="T4">&lt;summary&gt;</text:span></text:p>
      <text:p text:style-name="P30"><text:span text:style-name="T16"><text:s text:c="8"/></text:span><text:span text:style-name="T4">///</text:span><text:span text:style-name="T60"> Value objects can be freely copied.</text:span></text:p>
      <text:p text:style-name="P30"><text:span text:style-name="T16"><text:s text:c="8"/></text:span><text:span text:style-name="T4">///</text:span><text:span text:style-name="T60"> </text:span><text:span text:style-name="T4">&lt;/summary&gt;</text:span></text:p>
      <text:p text:style-name="P30"><text:span text:style-name="T16"><text:s text:c="8"/></text:span><text:span text:style-name="T4">///</text:span><text:span text:style-name="T60"> </text:span><text:span text:style-name="T4">&lt;returns&gt;</text:span><text:span text:style-name="T60">A safe, deep copy of this value object.</text:span><text:span text:style-name="T4">&lt;/returns&gt;</text:span></text:p>
      <text:p text:style-name="P17"><text:s text:c="8"/>T copy_into_this();</text:p>
      <text:p text:style-name="P17"><text:s text:c="4"/>}</text:p>
      <text:p text:style-name="P17">}</text:p>
      <text:p text:style-name="P2"/>
      <text:p text:style-name="P8"><text:span text:style-name="T4">namespace</text:span><text:span text:style-name="T16"> dddsample.domain.shared</text:span></text:p>
      <text:p text:style-name="P17">{</text:p>
      <text:p text:style-name="P30"><text:span text:style-name="T16"><text:s text:c="4"/></text:span><text:span text:style-name="T4">public</text:span><text:span text:style-name="T16"> </text:span><text:span text:style-name="T4">interface</text:span><text:span text:style-name="T16"> </text:span><text:span text:style-name="T30">IValueObject</text:span><text:span text:style-name="T16">&lt;T&gt;</text:span></text:p>
      <text:p text:style-name="P17"><text:s text:c="4"/>{</text:p>
      <text:p text:style-name="P30"><text:span text:style-name="T16"><text:s text:c="8"/></text:span><text:span text:style-name="T4">bool</text:span><text:span text:style-name="T16"> has_the_same_value_as(T the_other);</text:span></text:p>
      <text:p text:style-name="P17"><text:s text:c="8"/>T copy_into_this();</text:p>
      <text:p text:style-name="P17"><text:s text:c="4"/>}</text:p>
      <text:p text:style-name="P23">}</text:p>
      <text:p text:style-name="P2"/>
      <text:p text:style-name="P2">En caso de no haber dejado suficientemente clara nuestra postura, decir que el primer fragmento de codigo es el que figura en el codigo fuente (en nuestra opinion, los comentarios dañan la legibilidad del codigo), mientras que el segundo fragmento de codigo es el que hubiesemos desado escribir (mucho mas legible al no tener comentarios pero si nombrar los metodos de una manera adecuada).</text:p>
      <text:p text:style-name="P2"/>
      <text:p text:style-name="P6"><text:span text:style-name="T1">La Interface IEntity&lt;T, ID&gt;</text:span>:</text:p>
      <text:p text:style-name="P2"/>
      <text:p text:style-name="P2">De la misma forma que un concepto clave en DDD como DDD_Value_Object diponia de su propio "contrato" (lease "interface"), otro de los pilares del DDD com es DDD_Entity requiere del suyo.</text:p>
      <text:p text:style-name="P2"/>
      <text:p text:style-name="P2">No creemos oportuno volver a hacer los mismos comentarios que hemos realizado en las seccion anterior dedicada a la interface IValueObject&lt;T&gt;, si bien, seria aplicable aqui en su totalidad.</text:p>
      <text:p text:style-name="P2"/>
      <text:p text:style-name="P2">El codigo es el siguiente:</text:p>
      <text:p text:style-name="P2"/>
      <text:p text:style-name="P10"><text:span text:style-name="T4">namespace</text:span><text:span text:style-name="T16"> dddsample.domain.shared</text:span></text:p>
      <text:p text:style-name="P17">{</text:p>
      <text:p text:style-name="P30"><text:span text:style-name="T16"><text:s text:c="4"/></text:span><text:span text:style-name="T4">public</text:span><text:span text:style-name="T16"> </text:span><text:span text:style-name="T4">interface</text:span><text:span text:style-name="T16"> </text:span><text:span text:style-name="T30">IEntity</text:span><text:span text:style-name="T16">&lt;T, ID&gt;</text:span></text:p>
      <text:p text:style-name="P17"><text:s text:c="4"/>{</text:p>
      <text:p text:style-name="P30"><text:span text:style-name="T16"><text:s text:c="8"/></text:span><text:span text:style-name="T4">///</text:span><text:span text:style-name="T60"> </text:span><text:span text:style-name="T4">&lt;summary&gt;</text:span></text:p>
      <text:p text:style-name="P30"><text:span text:style-name="T16"><text:s text:c="8"/></text:span><text:span text:style-name="T4">///</text:span><text:span text:style-name="T60"> Entities compare by identity, not by attributes.</text:span></text:p>
      <text:p text:style-name="P30"><text:span text:style-name="T16"><text:s text:c="8"/></text:span><text:span text:style-name="T4">///</text:span><text:span text:style-name="T60"> </text:span><text:span text:style-name="T4">&lt;/summary&gt;</text:span></text:p>
      <text:p text:style-name="P30"><text:span text:style-name="T16"><text:s text:c="8"/></text:span><text:span text:style-name="T4">///</text:span><text:span text:style-name="T60"> </text:span><text:span text:style-name="T4">&lt;param name=</text:span><text:span text:style-name="T30">"the_other"</text:span><text:span text:style-name="T4">&gt;</text:span><text:span text:style-name="T60">The other entity.</text:span><text:span text:style-name="T4">&lt;/param&gt;</text:span></text:p>
      <text:p text:style-name="P30"><text:span text:style-name="T16"><text:s text:c="8"/></text:span><text:span text:style-name="T4">///</text:span><text:span text:style-name="T60"> </text:span><text:span text:style-name="T4">&lt;returns&gt;&lt;code&gt;</text:span><text:span text:style-name="T60">true</text:span><text:span text:style-name="T4">&lt;/code&gt;</text:span><text:span text:style-name="T60"> if the identities are the same,</text:span></text:p>
      <text:p text:style-name="P30"><text:span text:style-name="T16"><text:s text:c="8"/></text:span><text:span text:style-name="T4">///</text:span><text:span text:style-name="T60"> regardles of other attributes.</text:span><text:span text:style-name="T4">&lt;/returns&gt;</text:span></text:p>
      <text:p text:style-name="P30"><text:span text:style-name="T16"><text:s text:c="8"/></text:span><text:span text:style-name="T4">bool</text:span><text:span text:style-name="T16"> has_the_same_identity_as(T the_other);</text:span></text:p>
      <text:p text:style-name="P17"/>
      <text:p text:style-name="P30"><text:span text:style-name="T16"><text:s text:c="8"/></text:span><text:span text:style-name="T4">///</text:span><text:span text:style-name="T60"> </text:span><text:span text:style-name="T4">&lt;summary&gt;</text:span></text:p>
      <text:p text:style-name="P30"><text:soft-page-break/><text:span text:style-name="T16"><text:s text:c="8"/></text:span><text:span text:style-name="T4">///</text:span><text:span text:style-name="T60"> Entities have an identity.</text:span></text:p>
      <text:p text:style-name="P30"><text:span text:style-name="T16"><text:s text:c="8"/></text:span><text:span text:style-name="T4">///</text:span><text:span text:style-name="T60"> </text:span><text:span text:style-name="T4">&lt;/summary&gt;</text:span></text:p>
      <text:p text:style-name="P30"><text:span text:style-name="T16"><text:s text:c="8"/></text:span><text:span text:style-name="T4">///</text:span><text:span text:style-name="T60"> </text:span><text:span text:style-name="T4">&lt;returns&gt;</text:span><text:span text:style-name="T60">The identity of this entity.</text:span><text:span text:style-name="T4">&lt;/returns&gt;</text:span></text:p>
      <text:p text:style-name="P17"><text:s text:c="8"/>ID identity();</text:p>
      <text:p text:style-name="P17"><text:s text:c="4"/>}</text:p>
      <text:p text:style-name="P17">}</text:p>
      <text:p text:style-name="P2"/>
      <text:p text:style-name="P2">La novedad, en este caso, seria ese metodo <text:span text:style-name="T54">identity()</text:span>, que refuerza todavia mas la nocion de que una DDD_Entity requiere de una identidad unica (al contrario que un DDD_Value_Object que carece de la misma).</text:p>
      <text:p text:style-name="P2"/>
      <text:p text:style-name="P2">Otro aspecto destacable es ver como pese a imponer la necesidad de tener un metodo como <text:span text:style-name="T54">has_the_same_identity_as(T the_other)</text:span>, mientras en un DDD_Value_Object esta igualdad se basa en el valor de sus atributos, en el caso de una DDD_Entity viene dada por su identidad propiamente dicha, independientemente del valor de sus otros atributos, incluso aunque estos no coincidan.</text:p>
      <text:p text:style-name="P2"/>
      <text:p text:style-name="P2">Recordar brevemente que Evans en su "Biblia Azul", pone como ejemplo de DDD_Value_Object un lapiz de color en manos de un niño haciendo un dibujo. La igualdad/equivalencia de ese lapiz de color, vendra determinado por su color (azul, verde, rojo, ...) y por caracteristicas como si esta afilado, etc. Si le cambiamos un lapiz por otro al niño, y mantenemos estos atributos, podra terminar de colorear el dibujo sin ningun tipo de problema. El lapiz no tiene identidad basada en su ocurrencia en el mundo real. No hay unicidad. Hay atributos.</text:p>
      <text:p text:style-name="P2"/>
      <text:p text:style-name="P2">Por otro lado el ejemplo escogido por Evans para explicar una DDD_Entity seria la confusion de identidad que asegura se produjo, cuando otro Eric Evans destrozo el piso en el que vivia y le llego a el la demanda. Al final consiguio aclararlo y la demanda no fue a mayores. De esta forma puso de manifiesto como, en el caso de las personas, la identidad es algo basico, ya que puede haber dos personas distintas llamada Eric Evans (coincidiria el atributo Nombre), pero, su identidad no es la misma, con lo cual no podemos hablar de igualdad en base a los atributos.</text:p>
      <text:p text:style-name="P2"/>
      <text:p text:style-name="P2">NOTA: Eric Evans, realmente cuenta esta anecdota en su libro. Si es o deja de ser real es algo que desconocemos, pero ilustra magnificamente el concepto.</text:p>
      <text:p text:style-name="P2"/>
      <text:p text:style-name="P6"><text:span text:style-name="T1">La Interface IDomainEvent&lt;T&gt;</text:span>:</text:p>
      <text:p text:style-name="P2"/>
      <text:p text:style-name="P2">Este es un concepto nuevo, que Evans no trata en su libro. Sin embargo es de vital importancia, tanta que en su charla en el QCon 2009 de Londres, como en el encuentro de Mayo de 2009 en el evento DDD NYC (con un titulo tan sugerente como "Eric Evans: What I've learned about DDD since the book"), habla largo y tendido sobre ellos.</text:p>
      <text:p text:style-name="P2"/>
      <text:p text:style-name="P2">TODO: Revisar la grabacion del DDD NYC para recordar y comprobar que esto era asi (escribo de memoria)</text:p>
      <text:p text:style-name="P2"/>
      <text:p text:style-name="P2">El codigo que implementa la interface es el siguiente:</text:p>
      <text:p text:style-name="P2"/>
      <text:p text:style-name="P10"><text:span text:style-name="T4">namespace</text:span><text:span text:style-name="T16"> dddsample.domain.shared</text:span></text:p>
      <text:p text:style-name="P17">{</text:p>
      <text:p text:style-name="P30"><text:span text:style-name="T16"><text:s text:c="4"/></text:span><text:span text:style-name="T4">///</text:span><text:span text:style-name="T60"> </text:span><text:span text:style-name="T4">&lt;summary&gt;</text:span></text:p>
      <text:p text:style-name="P30"><text:span text:style-name="T16"><text:s text:c="4"/></text:span><text:span text:style-name="T4">///</text:span><text:span text:style-name="T60"> A domain event is something that is unique, but does not have a lifecycle.</text:span></text:p>
      <text:p text:style-name="P30"><text:span text:style-name="T16"><text:s text:c="4"/></text:span><text:span text:style-name="T4">///</text:span><text:span text:style-name="T60"> The identity may be explicit, for example the sequence number of a payment, </text:span></text:p>
      <text:p text:style-name="P30"><text:span text:style-name="T16"><text:s text:c="4"/></text:span><text:span text:style-name="T4">///</text:span><text:span text:style-name="T60"> or it could be derived from various aspects of the event such as </text:span></text:p>
      <text:p text:style-name="P30"><text:span text:style-name="T16"><text:s text:c="4"/></text:span><text:span text:style-name="T4">///</text:span><text:span text:style-name="T60"> where, when and what has happened.</text:span></text:p>
      <text:p text:style-name="P30"><text:span text:style-name="T16"><text:s text:c="4"/></text:span><text:span text:style-name="T4">///</text:span><text:span text:style-name="T60"> </text:span><text:span text:style-name="T4">&lt;/summary&gt;</text:span></text:p>
      <text:p text:style-name="P30"><text:span text:style-name="T16"><text:s text:c="4"/></text:span><text:span text:style-name="T4">///</text:span><text:span text:style-name="T60"> </text:span><text:span text:style-name="T4">&lt;typeparam name=</text:span><text:span text:style-name="T30">"T"</text:span><text:span text:style-name="T4">&gt;&lt;/typeparam&gt;</text:span></text:p>
      <text:p text:style-name="P30"><text:span text:style-name="T16"><text:s text:c="4"/></text:span><text:span text:style-name="T4">public</text:span><text:span text:style-name="T16"> </text:span><text:span text:style-name="T4">interface</text:span><text:span text:style-name="T16"> </text:span><text:span text:style-name="T30">IDomainEvent</text:span><text:span text:style-name="T16">&lt;T&gt;</text:span></text:p>
      <text:p text:style-name="P17"><text:s text:c="4"/>{</text:p>
      <text:p text:style-name="P30"><text:span text:style-name="T16"><text:s text:c="8"/></text:span><text:span text:style-name="T4">///</text:span><text:span text:style-name="T60"> </text:span><text:span text:style-name="T4">&lt;summary&gt;</text:span></text:p>
      <text:p text:style-name="P30"><text:span text:style-name="T16"><text:s text:c="8"/></text:span><text:span text:style-name="T4">///</text:span><text:span text:style-name="T60"> </text:span></text:p>
      <text:p text:style-name="P30"><text:span text:style-name="T16"><text:s text:c="8"/></text:span><text:span text:style-name="T4">///</text:span><text:span text:style-name="T60"> </text:span><text:span text:style-name="T4">&lt;/summary&gt;</text:span></text:p>
      <text:p text:style-name="P30"><text:soft-page-break/><text:span text:style-name="T16"><text:s text:c="8"/></text:span><text:span text:style-name="T4">///</text:span><text:span text:style-name="T60"> </text:span><text:span text:style-name="T4">&lt;param name=</text:span><text:span text:style-name="T30">"the_other_event"</text:span><text:span text:style-name="T4">&gt;</text:span><text:span text:style-name="T60">The other domain event.</text:span><text:span text:style-name="T4">&lt;/param&gt;</text:span></text:p>
      <text:p text:style-name="P30"><text:span text:style-name="T16"><text:s text:c="8"/></text:span><text:span text:style-name="T4">///</text:span><text:span text:style-name="T60"> </text:span><text:span text:style-name="T4">&lt;returns&gt;&lt;code&gt;</text:span><text:span text:style-name="T60">true</text:span><text:span text:style-name="T4">&lt;/code&gt;</text:span><text:span text:style-name="T60"> if the given domain event </text:span></text:p>
      <text:p text:style-name="P30"><text:span text:style-name="T16"><text:s text:c="8"/></text:span><text:span text:style-name="T4">///</text:span><text:span text:style-name="T60"> and this event are regarded as being the same event.</text:span><text:span text:style-name="T4">&lt;/returns&gt;</text:span></text:p>
      <text:p text:style-name="P30"><text:span text:style-name="T16"><text:s text:c="8"/></text:span><text:span text:style-name="T4">bool</text:span><text:span text:style-name="T16"> is_the_same_event_as(T the_other_event);</text:span></text:p>
      <text:p text:style-name="P17"><text:s text:c="4"/>}</text:p>
      <text:p text:style-name="P17">}</text:p>
      <text:p text:style-name="P2"/>
      <text:p text:style-name="P2">TODO: Terminar esto.</text:p>
      <text:p text:style-name="P2"/>
      <text:p text:style-name="P2">REFERENCIAS:</text:p>
      <text:p text:style-name="P2"/>
      <text:p text:style-name="P2"><text:a xlink:type="simple" xlink:href="http://domaindrivendesign.org/library/evans_2009_1">http://domaindrivendesign.org/library/evans_2009_1</text:a></text:p>
      <text:p text:style-name="P2"><text:a xlink:type="simple" xlink:href="http://domaindrivendesign.org/library/evans_2009_2">http://domaindrivendesign.org/library/evans_2009_2</text:a></text:p>
      <text:p text:style-name="P2"><text:a xlink:type="simple" xlink:href="http://qconlondon.com/london-2009/presentation/What+I%27ve+learned+about+DDD+since+the+book">http://qconlondon.com/london-2009/presentation/What+I%27ve+learned+about+DDD+since+the+book</text:a></text:p>
      <text:p text:style-name="P2"/>
      <text:p text:style-name="P2"/>
      <text:p text:style-name="P6"><text:span text:style-name="T1">El Patron Specification&lt;T&gt;</text:span>:</text:p>
      <text:p text:style-name="P2"/>
      <text:p text:style-name="P2">Probablemente el patron de DDD sobre el que se ha escrito, polemizado y ampliado mas. Para muestra un boton (DDD_Specification con LINQ):</text:p>
      <text:p text:style-name="P2"/>
      <text:p text:style-name="P2"><text:a xlink:type="simple" xlink:href="http://nblumhardt.com/archives/implementing-the-specification-pattern-via-linq/">http://nblumhardt.com/archives/implementing-the-specification-pattern-via-linq/</text:a></text:p>
      <text:p text:style-name="P2"><text:a xlink:type="simple" xlink:href="http://iridescence.no/post/Linq-the-Specification-Pattern-and-Encapsulation.aspx">http://iridescence.no/post/Linq-the-Specification-Pattern-and-Encapsulation.aspx</text:a></text:p>
      <text:p text:style-name="P2"><text:a xlink:type="simple" xlink:href="http://mathgeekcoder.blogspot.com/2008/07/advanced-domain-model-queries-using.html">http://mathgeekcoder.blogspot.com/2008/07/advanced-domain-model-queries-using.html</text:a></text:p>
      <text:p text:style-name="P2"><text:a xlink:type="simple" xlink:href="http://devlicio.us/blogs/casey/archive/2009/03/02/ddd-the-specification-pattern.aspx">http://devlicio.us/blogs/casey/archive/2009/03/02/ddd-the-specification-pattern.aspx</text:a></text:p>
      <text:p text:style-name="P2"><text:a xlink:type="simple" xlink:href="http://en.wikipedia.org/wiki/Specification_pattern">http://en.wikipedia.org/wiki/Specification_pattern</text:a></text:p>
      <text:p text:style-name="P2"><text:a xlink:type="simple" xlink:href="http://stackoverflow.com/questions/1454049/is-the-specification-pattern-obsolete-when-you-can-use-dynamic-linq">http://stackoverflow.com/questions/1454049/is-the-specification-pattern-obsolete-when-you-can-use-dynamic-linq</text:a></text:p>
      <text:p text:style-name="P2"><text:a xlink:type="simple" xlink:href="http://www.lostechies.com/blogs/chrismissal/archive/2009/09/10/using-the-specification-pattern-for-querying.aspx">http://www.lostechies.com/blogs/chrismissal/archive/2009/09/10/using-the-specification-pattern-for-querying.aspx</text:a></text:p>
      <text:p text:style-name="P2"><text:a xlink:type="simple" xlink:href="http://compiledexperience.com/blog/posts/Simplifying-the-Composite-Specification-Pattern">http://compiledexperience.com/blog/posts/Simplifying-the-Composite-Specification-Pattern</text:a></text:p>
      <text:p text:style-name="P2"><text:a xlink:type="simple" xlink:href="http://www.mostlyclean.com/post/2008/10/Linq-Specifications-The-Project.aspx">http://www.mostlyclean.com/post/2008/10/Linq-Specifications-The-Project.aspx</text:a></text:p>
      <text:p text:style-name="P2"><text:a xlink:type="simple" xlink:href="http://andyhitchman.wordpress.com/2009/03/13/specification-pattern-linq-to-nhibernate/">http://andyhitchman.wordpress.com/2009/03/13/specification-pattern-linq-to-nhibernate/</text:a></text:p>
      <text:p text:style-name="P2"/>
      <text:p text:style-name="P2">Dificilmente podremos añadir algo original a la ya de por si concurrida discusion.</text:p>
      <text:p text:style-name="P2"/>
      <text:p text:style-name="P2">Recomendamos consultar el documento especifico de DDD_Specification, para entender los conceptos mas importantes y sobre todo para situarlo en un contexto que pedia a gritos una solucion de ese estilo.</text:p>
      <text:p text:style-name="P2"/>
      <text:p text:style-name="P2"><text:span text:style-name="T1">Implementando el patron DDD_Specification – La interface ISpecification&lt;T&gt;</text:span>:</text:p>
      <text:p text:style-name="P2"/>
      <text:p text:style-name="P2">La idea es tener una interface base a partir de la cual podamos implementar una version abstracta que nos proporcione una implementacion por defecto de la opciones/operaciones mas usuales, a saber:</text:p>
      <text:p text:style-name="P2"/>
      <text:list xml:id="list39470370" text:style-name="L3">
        <text:list-item>
          <text:p text:style-name="P46">AND</text:p>
        </text:list-item>
        <text:list-item>
          <text:p text:style-name="P46">OR</text:p>
        </text:list-item>
        <text:list-item>
          <text:p text:style-name="P46">NOT</text:p>
        </text:list-item>
      </text:list>
      <text:p text:style-name="P2"/>
      <text:p text:style-name="P2">mientras que, el metodo que se encarga de verificar si se satisface la Specification se mantiene abstracto, obligando a cualquier clase que herede de nuestra clase base abstracta a proveer una implementacion propia de dicho metodo.</text:p>
      <text:p text:style-name="P2"/>
      <text:p text:style-name="P2">Vamos con algo de codigo para aclarar todo esto.</text:p>
      <text:p text:style-name="P2"/>
      <text:p text:style-name="P2">Esta es precisamente la interface de la que hablabamos:</text:p>
      <text:p text:style-name="P2"/>
      <text:p text:style-name="P29"><text:span text:style-name="T5">namespace</text:span><text:span text:style-name="T18"> dddsample.domain.shared</text:span></text:p>
      <text:p text:style-name="P17">{</text:p>
      <text:p text:style-name="P30"><text:span text:style-name="T16"><text:s text:c="4"/></text:span><text:span text:style-name="T4">public</text:span><text:span text:style-name="T16"> </text:span><text:span text:style-name="T4">interface</text:span><text:span text:style-name="T16"> </text:span><text:span text:style-name="T30">ISpecification</text:span><text:span text:style-name="T16">&lt;T&gt;</text:span></text:p>
      <text:p text:style-name="P17"><text:soft-page-break/><text:s text:c="4"/>{</text:p>
      <text:p text:style-name="P30"><text:span text:style-name="T16"><text:s text:c="8"/></text:span><text:span text:style-name="T4">bool</text:span><text:span text:style-name="T16"> is_satisfied_by(T item);</text:span></text:p>
      <text:p text:style-name="P30"><text:span text:style-name="T16"><text:s text:c="8"/></text:span><text:span text:style-name="T30">ISpecification</text:span><text:span text:style-name="T16">&lt;T&gt; and(</text:span><text:span text:style-name="T30">ISpecification</text:span><text:span text:style-name="T16">&lt;T&gt; spec);</text:span></text:p>
      <text:p text:style-name="P30"><text:span text:style-name="T16"><text:s text:c="8"/></text:span><text:span text:style-name="T30">ISpecification</text:span><text:span text:style-name="T16">&lt;T&gt; or(</text:span><text:span text:style-name="T30">ISpecification</text:span><text:span text:style-name="T16">&lt;T&gt; spec);</text:span></text:p>
      <text:p text:style-name="P30"><text:span text:style-name="T16"><text:s text:c="8"/></text:span><text:span text:style-name="T30">ISpecification</text:span><text:span text:style-name="T16">&lt;T&gt; not();</text:span></text:p>
      <text:p text:style-name="P17"><text:s text:c="4"/>}</text:p>
      <text:p text:style-name="P17">}</text:p>
      <text:p text:style-name="P2"/>
      <text:p text:style-name="P2">aqui con toda la ceremonia implicita de los comentarios:</text:p>
      <text:p text:style-name="P2"/>
      <text:p text:style-name="P29"><text:span text:style-name="T5">namespace</text:span><text:span text:style-name="T18"> dddsample.domain.shared</text:span></text:p>
      <text:p text:style-name="P17">{</text:p>
      <text:p text:style-name="P30"><text:span text:style-name="T16"><text:s text:c="4"/></text:span><text:span text:style-name="T4">///</text:span><text:span text:style-name="T60"> </text:span><text:span text:style-name="T4">&lt;summary&gt;</text:span></text:p>
      <text:p text:style-name="P30"><text:span text:style-name="T16"><text:s text:c="4"/></text:span><text:span text:style-name="T4">///</text:span><text:span text:style-name="T60"> Specification interface.</text:span></text:p>
      <text:p text:style-name="P30"><text:span text:style-name="T16"><text:s text:c="4"/></text:span><text:span text:style-name="T4">///</text:span><text:span text:style-name="T60"> Use </text:span><text:span text:style-name="T4">&lt;code&gt;</text:span><text:span text:style-name="T60">AbstractSpecification</text:span><text:span text:style-name="T4">&lt;/code&gt;</text:span><text:span text:style-name="T60"> as base for creating specifications,</text:span></text:p>
      <text:p text:style-name="P30"><text:span text:style-name="T16"><text:s text:c="4"/></text:span><text:span text:style-name="T4">///</text:span><text:span text:style-name="T60"> and only the method </text:span><text:span text:style-name="T4">&lt;code&gt;</text:span><text:span text:style-name="T60">is_satisfied_by(Object)</text:span><text:span text:style-name="T4">&lt;/code&gt;</text:span><text:span text:style-name="T60"> must be implemented.</text:span></text:p>
      <text:p text:style-name="P30"><text:span text:style-name="T16"><text:s text:c="4"/></text:span><text:span text:style-name="T4">///</text:span><text:span text:style-name="T60"> </text:span><text:span text:style-name="T4">&lt;/summary&gt;</text:span></text:p>
      <text:p text:style-name="P30"><text:span text:style-name="T16"><text:s text:c="4"/></text:span><text:span text:style-name="T4">///</text:span><text:span text:style-name="T60"> </text:span><text:span text:style-name="T4">&lt;typeparam name=</text:span><text:span text:style-name="T30">"T"</text:span><text:span text:style-name="T4">&gt;&lt;/typeparam&gt;</text:span></text:p>
      <text:p text:style-name="P30"><text:span text:style-name="T16"><text:s text:c="4"/></text:span><text:span text:style-name="T4">public</text:span><text:span text:style-name="T16"> </text:span><text:span text:style-name="T4">interface</text:span><text:span text:style-name="T16"> </text:span><text:span text:style-name="T30">ISpecification</text:span><text:span text:style-name="T16">&lt;T&gt;</text:span></text:p>
      <text:p text:style-name="P17"><text:s text:c="4"/>{</text:p>
      <text:p text:style-name="P30"><text:span text:style-name="T16"><text:s text:c="8"/></text:span><text:span text:style-name="T4">///</text:span><text:span text:style-name="T60"> </text:span><text:span text:style-name="T4">&lt;summary&gt;</text:span></text:p>
      <text:p text:style-name="P30"><text:span text:style-name="T16"><text:s text:c="8"/></text:span><text:span text:style-name="T4">///</text:span><text:span text:style-name="T60"> Check if </text:span><text:span text:style-name="T4">&lt;code&gt;</text:span><text:span text:style-name="T60">item</text:span><text:span text:style-name="T4">&lt;/code&gt;</text:span><text:span text:style-name="T60"> is satisfied by the specification.</text:span></text:p>
      <text:p text:style-name="P30"><text:span text:style-name="T16"><text:s text:c="8"/></text:span><text:span text:style-name="T4">///</text:span><text:span text:style-name="T60"> </text:span><text:span text:style-name="T4">&lt;/summary&gt;</text:span></text:p>
      <text:p text:style-name="P30"><text:span text:style-name="T16"><text:s text:c="8"/></text:span><text:span text:style-name="T4">///</text:span><text:span text:style-name="T60"> </text:span><text:span text:style-name="T4">&lt;param name=</text:span><text:span text:style-name="T30">"item"</text:span><text:span text:style-name="T4">&gt;</text:span><text:span text:style-name="T60">Object to test.</text:span><text:span text:style-name="T4">&lt;/param&gt;</text:span></text:p>
      <text:p text:style-name="P30"><text:span text:style-name="T16"><text:s text:c="8"/></text:span><text:span text:style-name="T4">///</text:span><text:span text:style-name="T60"> </text:span><text:span text:style-name="T4">&lt;returns&gt;&lt;code&gt;</text:span><text:span text:style-name="T60">true</text:span><text:span text:style-name="T4">&lt;/code&gt;</text:span><text:span text:style-name="T60"> if </text:span><text:span text:style-name="T4">&lt;code&gt;</text:span><text:span text:style-name="T60">item</text:span><text:span text:style-name="T4">&lt;/code&gt;</text:span><text:span text:style-name="T60"> </text:span></text:p>
      <text:p text:style-name="P30"><text:span text:style-name="T16"><text:s text:c="8"/></text:span><text:span text:style-name="T4">///</text:span><text:span text:style-name="T60"> satisfies the specification.</text:span><text:span text:style-name="T4">&lt;/returns&gt;</text:span></text:p>
      <text:p text:style-name="P30"><text:span text:style-name="T16"><text:s text:c="8"/></text:span><text:span text:style-name="T4">bool</text:span><text:span text:style-name="T16"> is_satisfied_by(T item);</text:span></text:p>
      <text:p text:style-name="P17"/>
      <text:p text:style-name="P30"><text:span text:style-name="T16"><text:s text:c="8"/></text:span><text:span text:style-name="T4">///</text:span><text:span text:style-name="T60"> </text:span><text:span text:style-name="T4">&lt;summary&gt;</text:span></text:p>
      <text:p text:style-name="P30"><text:span text:style-name="T16"><text:s text:c="8"/></text:span><text:span text:style-name="T4">///</text:span><text:span text:style-name="T60"> Create a new specification that is the AND operation </text:span></text:p>
      <text:p text:style-name="P30"><text:span text:style-name="T16"><text:s text:c="8"/></text:span><text:span text:style-name="T4">///</text:span><text:span text:style-name="T60"> of </text:span><text:span text:style-name="T4">&lt;code&gt;</text:span><text:span text:style-name="T60">this</text:span><text:span text:style-name="T4">&lt;/code&gt;</text:span><text:span text:style-name="T60"> specification and another specification.</text:span></text:p>
      <text:p text:style-name="P30"><text:span text:style-name="T16"><text:s text:c="8"/></text:span><text:span text:style-name="T4">///</text:span><text:span text:style-name="T60"> </text:span><text:span text:style-name="T4">&lt;/summary&gt;</text:span></text:p>
      <text:p text:style-name="P30"><text:span text:style-name="T16"><text:s text:c="8"/></text:span><text:span text:style-name="T4">///</text:span><text:span text:style-name="T60"> </text:span><text:span text:style-name="T4">&lt;param name=</text:span><text:span text:style-name="T30">"spec"</text:span><text:span text:style-name="T4">&gt;</text:span><text:span text:style-name="T60">Specification to AND.</text:span><text:span text:style-name="T4">&lt;/param&gt;</text:span></text:p>
      <text:p text:style-name="P30"><text:span text:style-name="T16"><text:s text:c="8"/></text:span><text:span text:style-name="T4">///</text:span><text:span text:style-name="T60"> </text:span><text:span text:style-name="T4">&lt;returns&gt;</text:span><text:span text:style-name="T60">A new specification.</text:span><text:span text:style-name="T4">&lt;/returns&gt;</text:span></text:p>
      <text:p text:style-name="P30"><text:span text:style-name="T16"><text:s text:c="8"/></text:span><text:span text:style-name="T30">ISpecification</text:span><text:span text:style-name="T16">&lt;T&gt; and(</text:span><text:span text:style-name="T30">ISpecification</text:span><text:span text:style-name="T16">&lt;T&gt; spec);</text:span></text:p>
      <text:p text:style-name="P17"><text:s text:c="8"/></text:p>
      <text:p text:style-name="P30"><text:span text:style-name="T16"><text:s text:c="8"/></text:span><text:span text:style-name="T4">///</text:span><text:span text:style-name="T60"> </text:span><text:span text:style-name="T4">&lt;summary&gt;</text:span></text:p>
      <text:p text:style-name="P30"><text:span text:style-name="T16"><text:s text:c="8"/></text:span><text:span text:style-name="T4">///</text:span><text:span text:style-name="T60"> Create a new specification that is the OR operation </text:span></text:p>
      <text:p text:style-name="P30"><text:span text:style-name="T16"><text:s text:c="8"/></text:span><text:span text:style-name="T4">///</text:span><text:span text:style-name="T60"> of </text:span><text:span text:style-name="T4">&lt;code&gt;</text:span><text:span text:style-name="T60">this</text:span><text:span text:style-name="T4">&lt;/code&gt;</text:span><text:span text:style-name="T60"> specification and another specification.</text:span></text:p>
      <text:p text:style-name="P30"><text:span text:style-name="T16"><text:s text:c="8"/></text:span><text:span text:style-name="T4">///</text:span><text:span text:style-name="T60"> </text:span><text:span text:style-name="T4">&lt;/summary&gt;</text:span></text:p>
      <text:p text:style-name="P30"><text:span text:style-name="T16"><text:s text:c="8"/></text:span><text:span text:style-name="T4">///</text:span><text:span text:style-name="T60"> </text:span><text:span text:style-name="T4">&lt;param name=</text:span><text:span text:style-name="T30">"spec"</text:span><text:span text:style-name="T4">&gt;</text:span><text:span text:style-name="T60">Specification to OR.</text:span><text:span text:style-name="T4">&lt;/param&gt;</text:span></text:p>
      <text:p text:style-name="P30"><text:span text:style-name="T16"><text:s text:c="8"/></text:span><text:span text:style-name="T4">///</text:span><text:span text:style-name="T60"> </text:span><text:span text:style-name="T4">&lt;returns&gt;</text:span><text:span text:style-name="T60">A new specification.</text:span><text:span text:style-name="T4">&lt;/returns&gt;</text:span></text:p>
      <text:p text:style-name="P30"><text:span text:style-name="T16"><text:s text:c="8"/></text:span><text:span text:style-name="T30">ISpecification</text:span><text:span text:style-name="T16">&lt;T&gt; or(</text:span><text:span text:style-name="T30">ISpecification</text:span><text:span text:style-name="T16">&lt;T&gt; spec);</text:span></text:p>
      <text:p text:style-name="P17"><text:s text:c="8"/></text:p>
      <text:p text:style-name="P30"><text:span text:style-name="T16"><text:s text:c="8"/></text:span><text:span text:style-name="T4">///</text:span><text:span text:style-name="T60"> </text:span><text:span text:style-name="T4">&lt;summary&gt;</text:span></text:p>
      <text:p text:style-name="P30"><text:span text:style-name="T16"><text:s text:c="8"/></text:span><text:span text:style-name="T4">///</text:span><text:span text:style-name="T60"> Create a new specification that is the NOT operation </text:span></text:p>
      <text:p text:style-name="P30"><text:span text:style-name="T16"><text:s text:c="8"/></text:span><text:span text:style-name="T4">///</text:span><text:span text:style-name="T60"> of </text:span><text:span text:style-name="T4">&lt;code&gt;</text:span><text:span text:style-name="T60">this</text:span><text:span text:style-name="T4">&lt;/code&gt;</text:span><text:span text:style-name="T60"> specification.</text:span></text:p>
      <text:p text:style-name="P30"><text:span text:style-name="T16"><text:s text:c="8"/></text:span><text:span text:style-name="T4">///</text:span><text:span text:style-name="T60"> </text:span><text:span text:style-name="T4">&lt;/summary&gt;</text:span></text:p>
      <text:p text:style-name="P30"><text:span text:style-name="T16"><text:s text:c="8"/></text:span><text:span text:style-name="T4">///</text:span><text:span text:style-name="T60"> </text:span><text:span text:style-name="T4">&lt;returns&gt;</text:span><text:span text:style-name="T60">A new specification.</text:span><text:span text:style-name="T4">&lt;/returns&gt;</text:span></text:p>
      <text:p text:style-name="P30"><text:span text:style-name="T16"><text:s text:c="8"/></text:span><text:span text:style-name="T30">ISpecification</text:span><text:span text:style-name="T16">&lt;T&gt; not();</text:span></text:p>
      <text:p text:style-name="P17"><text:s text:c="4"/>}</text:p>
      <text:p text:style-name="P17">}</text:p>
      <text:p text:style-name="P2"/>
      <text:p text:style-name="Standard"><text:span text:style-name="T62">NOTA: Creemos haber descubierto un error en el codigo java ya que la signatura propuesta para el metodo </text:span><text:span text:style-name="T65">not()</text:span><text:span text:style-name="T62"> es la siguiente:</text:span></text:p>
      <text:p text:style-name="P2"/>
      <text:p text:style-name="P29"><text:span text:style-name="T31">ISpecificationJava</text:span><text:span text:style-name="T18">&lt;T&gt; not(</text:span><text:span text:style-name="T31">ISpecificationJava</text:span><text:span text:style-name="T18">&lt;T&gt; spec);</text:span></text:p>
      <text:p text:style-name="P2"/>
      <text:p text:style-name="P2">y esto es algo que no tiene ningun tipo de sentido, puesto que para implementar una operacion NOT solo hace falta un unico operando (en este caso, la propia clase que invoque NOT), al contrario que en las operaciones AND y OR donde son necesarios dos operandos. De hecho, un ejemplo, sacado del proyecto que acompaña al DDD_Specification, <text:soft-page-break/>donde se muestra su invocacion podria ser algo asi como:</text:p>
      <text:p text:style-name="P2"/>
      <text:p text:style-name="P30"><text:span text:style-name="T4">var</text:span><text:span text:style-name="T16"> not_spec = </text:span><text:span text:style-name="T4">new</text:span><text:span text:style-name="T16"> </text:span><text:span text:style-name="T41">ThisIsYourSpecification</text:span><text:span text:style-name="T16">(</text:span><text:span text:style-name="T30">33</text:span><text:span text:style-name="T16">).not();</text:span></text:p>
      <text:p text:style-name="P2"/>
      <text:p text:style-name="P2">suponiendo que tuviesemos un Specification como:</text:p>
      <text:p text:style-name="P2"/>
      <text:p text:style-name="P35">ThisIsYourSpecification</text:p>
      <text:p text:style-name="P2"/>
      <text:p text:style-name="P2">que admitiese numeros enteros, y haer la comprobacion que considerase oportuna</text:p>
      <text:p text:style-name="P2"/>
      <text:p text:style-name="P11"><text:span text:style-name="T41">ThisIsYourSpecification</text:span><text:span text:style-name="T16">(</text:span><text:span text:style-name="T30">33</text:span><text:span text:style-name="T16">)</text:span></text:p>
      <text:p text:style-name="P2"/>
      <text:p text:style-name="P2">si quisieramos negarla seria asi:</text:p>
      <text:p text:style-name="P2"/>
      <text:p text:style-name="P11"><text:span text:style-name="T41">ThisIsYourSpecification</text:span><text:span text:style-name="T16">(</text:span><text:span text:style-name="T30">33</text:span><text:span text:style-name="T16">).not()</text:span></text:p>
      <text:p text:style-name="P2"/>
      <text:p text:style-name="P2">y vemos claramente que:</text:p>
      <text:p text:style-name="P2"/>
      <text:p text:style-name="P20">not()</text:p>
      <text:p text:style-name="P2"/>
      <text:p text:style-name="P2">no admite ningun parametro.</text:p>
      <text:p text:style-name="P2"/>
      <text:p text:style-name="P2">FIN NOTA.</text:p>
      <text:p text:style-name="P2"/>
      <text:p text:style-name="P2"><text:span text:style-name="T1">Implementando el patron DDD_Specification – La abstract class Specification&lt;T&gt;</text:span>:</text:p>
      <text:p text:style-name="P2"/>
      <text:p text:style-name="P2">Vamos a intentar llegar a la implementacion de la clase abstracta Specification&lt;T&gt; a traves de BDD.</text:p>
      <text:p text:style-name="P2"/>
      <text:p text:style-name="P2">Tal y como esta implementada en el codigo java hace que sea imposible de testar y mucho menos, de llegar a ella a traves de BDD. De ese aspecto trata nuestra siguiente seccion.</text:p>
      <text:p text:style-name="P2"/>
      <text:p text:style-name="P2"><text:span text:style-name="T1">"Lavando los trapos sucios en publico" o "Inyectar o no Inyectar, he aqui la cuestion"</text:span>:</text:p>
      <text:p text:style-name="P2"/>
      <text:p text:style-name="P2">El problema de base es que la implementacion de la clase abstracta en java oculta sus dependencias. Vamos a explicar este concepto.</text:p>
      <text:p text:style-name="P2"/>
      <text:p text:style-name="P2">Una clase que oculta sus dependencias es aquella que de forma opaca crea otros objetos de los que depende y sin lo cuales no puede realizar el trabajo que se le ha encomendado.</text:p>
      <text:p text:style-name="P2"/>
      <text:p text:style-name="P2">Traduciendo este concepto (aunque casi podriamos hablar de anti-pattern) a codigo, obtendriamos algo como:</text:p>
      <text:p text:style-name="P2"/>
      <text:p text:style-name="P10"><text:span text:style-name="T4">public</text:span><text:span text:style-name="T16"> </text:span><text:span text:style-name="T4">abstract</text:span><text:span text:style-name="T16"> </text:span><text:span text:style-name="T4">class</text:span><text:span text:style-name="T16"> </text:span><text:span text:style-name="T41">Specification</text:span><text:span text:style-name="T16">&lt;T&gt; : </text:span><text:span text:style-name="T30">ISpecification</text:span><text:span text:style-name="T16">&lt;T&gt;</text:span></text:p>
      <text:p text:style-name="P17">{</text:p>
      <text:p text:style-name="P30"><text:span text:style-name="T16"><text:s text:c="4"/></text:span><text:span text:style-name="T4">public</text:span><text:span text:style-name="T16"> </text:span><text:span text:style-name="T30">ISpecification</text:span><text:span text:style-name="T16">&lt;T&gt; and(</text:span><text:span text:style-name="T30">ISpecification</text:span><text:span text:style-name="T16">&lt;T&gt; the_other)</text:span></text:p>
      <text:p text:style-name="P17"><text:s text:c="4"/>{</text:p>
      <text:p text:style-name="P30"><text:span text:style-name="T16"><text:s text:c="8"/></text:span><text:span text:style-name="T4">return</text:span><text:span text:style-name="T16"> </text:span><text:span text:style-name="T4">new</text:span><text:span text:style-name="T16"> </text:span><text:span text:style-name="T41">AndSpecification</text:span><text:span text:style-name="T16">&lt;T&gt;(</text:span><text:span text:style-name="T4">this</text:span><text:span text:style-name="T16">, the_other);</text:span></text:p>
      <text:p text:style-name="P17"><text:s text:c="4"/>}</text:p>
      <text:p text:style-name="P17">}</text:p>
      <text:p text:style-name="P2"/>
      <text:p text:style-name="P2">El metodo <text:span text:style-name="T54">and()</text:span>, internamente, crea una instancia de la clase <text:span text:style-name="T54">AndSpecification&lt;T&gt;</text:span>, de forma que nadie que vea desde fuera esta clase pueda saber que la clase <text:span text:style-name="T54">Specification&lt;T&gt;</text:span> tiene esa dependencia. Uno de los problemas con este tipo de "practicas" desde un punto de vista de BDD (o TDD mockista), es que es imposible testar esta clase y mas concretamente este metodo, pues no hay una forma clara de sustituir esa llamada a la construccion de la clase <text:span text:style-name="T54">AndSpecification&lt;T&gt;</text:span>, de crear un objeto falso (un mock object) que nos permita, por ejemplo, asertar que para que el metodo and() se comporte tal y como esperamos, durante su ejecucion debe haber invocado una vez, y solo una, el constructor de la clase <text:span text:style-name="T54">AndSpecification&lt;T&gt;</text:span>. En la actualidad existe algun Mocking Framework que permite hacer cosas parecidas. Sin dudar del valor que esto representa, sobre todo cuando nos enfrentamos a un codigo fuente heredado y con poca capacidad de cambio, no nos parece <text:soft-page-break/>una practica saludable, ya que, en la mayoria de los casos se pueden optar por alternativas mas "testables", y probablemente, mas solidas y faciles de mantener a medio y largo plazo.</text:p>
      <text:p text:style-name="P2"/>
      <text:p text:style-name="P2">Para entender mejor este concepto, es interesante considerar la alternativa. Tal y como reza el titulo de este epigrafe: "Lavar los trapos sucios en publico".</text:p>
      <text:p text:style-name="P2"/>
      <text:p text:style-name="P2">Una de las alternativa seria reconocer de antemano todas las dependencias de nuestra clase e intentar inyectarselas a traves del constructor (Constructor Dependency Inyection). Es decir, aplicado a nuestro caso tendriamos algo como:</text:p>
      <text:p text:style-name="P2"/>
      <text:p text:style-name="P10"><text:span text:style-name="T4">public</text:span><text:span text:style-name="T16"> </text:span><text:span text:style-name="T4">abstract</text:span><text:span text:style-name="T16"> </text:span><text:span text:style-name="T4">class</text:span><text:span text:style-name="T16"> </text:span><text:span text:style-name="T41">Specification</text:span><text:span text:style-name="T16">&lt;T&gt; : </text:span><text:span text:style-name="T30">ISpecification</text:span><text:span text:style-name="T16">&lt;T&gt;</text:span></text:p>
      <text:p text:style-name="P17">{</text:p>
      <text:p text:style-name="P30"><text:span text:style-name="T16"><text:s text:c="4"/></text:span><text:span text:style-name="T41">AndSpecification</text:span><text:span text:style-name="T16">&lt;T&gt; and_specification;</text:span></text:p>
      <text:p text:style-name="P17"><text:s text:c="4"/></text:p>
      <text:p text:style-name="P30"><text:span text:style-name="T16"><text:s text:c="4"/></text:span><text:span text:style-name="T4">public</text:span><text:span text:style-name="T16"> Specification(</text:span><text:span text:style-name="T41">AndSpecification</text:span><text:span text:style-name="T16">&lt;T&gt; and_specification)</text:span></text:p>
      <text:p text:style-name="P17"><text:s text:c="4"/>{</text:p>
      <text:p text:style-name="P30"><text:span text:style-name="T16"><text:s text:c="8"/></text:span><text:span text:style-name="T4">this</text:span><text:span text:style-name="T16">.and_specification = and_specification;</text:span></text:p>
      <text:p text:style-name="P17"><text:s text:c="4"/>}</text:p>
      <text:p text:style-name="P17"/>
      <text:p text:style-name="P30"><text:span text:style-name="T16"><text:s text:c="4"/></text:span><text:span text:style-name="T4">public</text:span><text:span text:style-name="T16"> </text:span><text:span text:style-name="T30">ISpecification</text:span><text:span text:style-name="T16">&lt;T&gt; and(</text:span><text:span text:style-name="T30">ISpecification</text:span><text:span text:style-name="T16">&lt;T&gt; the_other_specification)</text:span></text:p>
      <text:p text:style-name="P17"><text:s text:c="4"/>{</text:p>
      <text:p text:style-name="P30"><text:span text:style-name="T16"><text:s text:c="8"/></text:span><text:span text:style-name="T4">return</text:span><text:span text:style-name="T16"> and_specification(</text:span><text:span text:style-name="T4">this</text:span><text:span text:style-name="T16">, the_other_specification);</text:span></text:p>
      <text:p text:style-name="P17"><text:s text:c="4"/>}</text:p>
      <text:p text:style-name="P17">}</text:p>
      <text:p text:style-name="P2"/>
      <text:p text:style-name="P2">y enfatizamos el "algo como" ya que hemos hecho trampas. <text:span text:style-name="T54">Specification&lt;T&gt;</text:span> es una clase abstracta, por lo que al declararle un constructor nos vemos en la obligacion de heredar la signatura del constructor en cualquier clase que herede de <text:span text:style-name="T54">Specification&lt;T&gt;</text:span> y en el caso de <text:span text:style-name="T54">AndSpecification&lt;T&gt;</text:span> la signatura del constructor de Specification&lt;T&gt; simple y llanamente carece de sentido, ya que el constructor que buscamos para AndSpecification&lt;T&gt; seria algo asi como:</text:p>
      <text:p text:style-name="P2"/>
      <text:p text:style-name="P10"><text:span text:style-name="T4">public</text:span><text:span text:style-name="T16"> AndSpecification(</text:span><text:span text:style-name="T30">ISpecification</text:span><text:span text:style-name="T16">&lt;T&gt; left_side, </text:span><text:span text:style-name="T30">ISpecification</text:span><text:span text:style-name="T16">&lt;T&gt; right_side)</text:span></text:p>
      <text:p text:style-name="P2"/>
      <text:p text:style-name="P2">Llegados a este punto en el que clarametne se pone de manifiesto que la aproximacion escogida no es la correcta (para empezar ni siquiera compila), por muy buenos y correctos principios que estabamos intentando aplicar (Constructor Dependency Injection), podemos ir todavia mas alla en la utopia y proponer la solucion completa (con las opraciones AND, OR y NOT):</text:p>
      <text:p text:style-name="P2"/>
      <text:p text:style-name="P10"><text:span text:style-name="T4">public</text:span><text:span text:style-name="T16"> </text:span><text:span text:style-name="T4">abstract</text:span><text:span text:style-name="T16"> </text:span><text:span text:style-name="T4">class</text:span><text:span text:style-name="T16"> </text:span><text:span text:style-name="T41">Specification</text:span><text:span text:style-name="T16">&lt;T&gt; : </text:span><text:span text:style-name="T30">ISpecification</text:span><text:span text:style-name="T16">&lt;T&gt;</text:span></text:p>
      <text:p text:style-name="P17">{</text:p>
      <text:p text:style-name="P30"><text:span text:style-name="T16"><text:s text:c="4"/></text:span><text:span text:style-name="T41">AndSpecification</text:span><text:span text:style-name="T16">&lt;T&gt; and_specification;</text:span></text:p>
      <text:p text:style-name="P30"><text:span text:style-name="T16"><text:s text:c="4"/></text:span><text:span text:style-name="T41">OrSpecification</text:span><text:span text:style-name="T16">&lt;T&gt; or_specification;</text:span></text:p>
      <text:p text:style-name="P30"><text:span text:style-name="T16"><text:s text:c="4"/></text:span><text:span text:style-name="T41">NotSpecification</text:span><text:span text:style-name="T16">&lt;T&gt; not_specification;</text:span></text:p>
      <text:p text:style-name="P17"/>
      <text:p text:style-name="P30"><text:span text:style-name="T16"><text:s text:c="4"/></text:span><text:span text:style-name="T4">public</text:span><text:span text:style-name="T16"> Specification(</text:span><text:span text:style-name="T41">AndSpecification</text:span><text:span text:style-name="T16">&lt;T&gt; and_specification, </text:span></text:p>
      <text:p text:style-name="P30"><text:span text:style-name="T16"><text:s text:c="25"/></text:span><text:span text:style-name="T41">OrSpecification</text:span><text:span text:style-name="T16">&lt;T&gt; or_specification, </text:span></text:p>
      <text:p text:style-name="P30"><text:span text:style-name="T16"><text:s text:c="25"/></text:span><text:span text:style-name="T41">NotSpecification</text:span><text:span text:style-name="T16">&lt;T&gt; not_specification)</text:span></text:p>
      <text:p text:style-name="P17"><text:s text:c="4"/>{</text:p>
      <text:p text:style-name="P30"><text:span text:style-name="T16"><text:s text:c="8"/></text:span><text:span text:style-name="T4">this</text:span><text:span text:style-name="T16">.and_specification = and_specification;</text:span></text:p>
      <text:p text:style-name="P30"><text:span text:style-name="T16"><text:s text:c="8"/></text:span><text:span text:style-name="T4">this</text:span><text:span text:style-name="T16">.or_specification = or_specification;</text:span></text:p>
      <text:p text:style-name="P30"><text:span text:style-name="T16"><text:s text:c="8"/></text:span><text:span text:style-name="T4">this</text:span><text:span text:style-name="T16">.not_specification = not_specification;</text:span></text:p>
      <text:p text:style-name="P17"><text:s text:c="4"/>}</text:p>
      <text:p text:style-name="P17"/>
      <text:p text:style-name="P30"><text:span text:style-name="T16"><text:s text:c="4"/></text:span><text:span text:style-name="T4">public</text:span><text:span text:style-name="T16"> </text:span><text:span text:style-name="T4">abstract</text:span><text:span text:style-name="T16"> </text:span><text:span text:style-name="T4">bool</text:span><text:span text:style-name="T16"> is_satisfied_by(T item);</text:span></text:p>
      <text:p text:style-name="P17"/>
      <text:p text:style-name="P30"><text:span text:style-name="T16"><text:s text:c="4"/></text:span><text:span text:style-name="T4">public</text:span><text:span text:style-name="T16"> </text:span><text:span text:style-name="T30">ISpecification</text:span><text:span text:style-name="T16">&lt;T&gt; and(</text:span><text:span text:style-name="T30">ISpecification</text:span><text:span text:style-name="T16">&lt;T&gt; the_other_specification)</text:span></text:p>
      <text:p text:style-name="P17"><text:s text:c="4"/>{</text:p>
      <text:p text:style-name="P30"><text:span text:style-name="T16"><text:s text:c="8"/></text:span><text:span text:style-name="T4">return</text:span><text:span text:style-name="T16"> and_specification(</text:span><text:span text:style-name="T4">this</text:span><text:span text:style-name="T16">, the_other_specification);</text:span></text:p>
      <text:p text:style-name="P17"><text:s text:c="4"/>}</text:p>
      <text:p text:style-name="P17"><text:soft-page-break/></text:p>
      <text:p text:style-name="P30"><text:span text:style-name="T16"><text:s text:c="4"/></text:span><text:span text:style-name="T4">public</text:span><text:span text:style-name="T16"> </text:span><text:span text:style-name="T30">ISpecification</text:span><text:span text:style-name="T16">&lt;T&gt; or(</text:span><text:span text:style-name="T30">ISpecification</text:span><text:span text:style-name="T16">&lt;T&gt; the_other_specification)</text:span></text:p>
      <text:p text:style-name="P17"><text:s text:c="4"/>{</text:p>
      <text:p text:style-name="P30"><text:span text:style-name="T16"><text:s text:c="8"/></text:span><text:span text:style-name="T4">return</text:span><text:span text:style-name="T16"> or_specification(</text:span><text:span text:style-name="T4">this</text:span><text:span text:style-name="T16">, the_other_specification);</text:span></text:p>
      <text:p text:style-name="P17"><text:s text:c="4"/>}</text:p>
      <text:p text:style-name="P17"/>
      <text:p text:style-name="P30"><text:span text:style-name="T16"><text:s text:c="4"/></text:span><text:span text:style-name="T4">public</text:span><text:span text:style-name="T16"> </text:span><text:span text:style-name="T30">ISpecification</text:span><text:span text:style-name="T16">&lt;T&gt; not()</text:span></text:p>
      <text:p text:style-name="P17"><text:s text:c="4"/>{</text:p>
      <text:p text:style-name="P30"><text:span text:style-name="T16"><text:s text:c="7"/></text:span><text:span text:style-name="T4">return</text:span><text:span text:style-name="T16"> not_specification(</text:span><text:span text:style-name="T4">this</text:span><text:span text:style-name="T16">);</text:span></text:p>
      <text:p text:style-name="P17"><text:s text:c="4"/>}</text:p>
      <text:p text:style-name="P17">}</text:p>
      <text:p text:style-name="P17"/>
      <text:p text:style-name="P30"><text:span text:style-name="T4">public</text:span><text:span text:style-name="T16"> </text:span><text:span text:style-name="T4">class</text:span><text:span text:style-name="T16"> </text:span><text:span text:style-name="T41">NotSpecification</text:span><text:span text:style-name="T16">&lt;T&gt; : </text:span><text:span text:style-name="T41">Specification</text:span><text:span text:style-name="T16">&lt;T&gt; </text:span></text:p>
      <text:p text:style-name="P17">{</text:p>
      <text:p text:style-name="P30"><text:span text:style-name="T16"><text:s text:c="4"/></text:span><text:span text:style-name="T30">ISpecification</text:span><text:span text:style-name="T16">&lt;T&gt; to_negate;</text:span></text:p>
      <text:p text:style-name="P17"/>
      <text:p text:style-name="P30"><text:span text:style-name="T16"><text:s text:c="4"/></text:span><text:span text:style-name="T4">public</text:span><text:span text:style-name="T16"> NotSpecification(</text:span><text:span text:style-name="T41">AndSpecification</text:span><text:span text:style-name="T16">&lt;T&gt; and_specification, </text:span></text:p>
      <text:p text:style-name="P30"><text:span text:style-name="T16"><text:s text:c="28"/></text:span><text:span text:style-name="T41">OrSpecification</text:span><text:span text:style-name="T16">&lt;T&gt; or_specification, </text:span></text:p>
      <text:p text:style-name="P30"><text:span text:style-name="T16"><text:s text:c="28"/></text:span><text:span text:style-name="T41">NotSpecification</text:span><text:span text:style-name="T16">&lt;T&gt; not_specification) : </text:span></text:p>
      <text:p text:style-name="P30"><text:span text:style-name="T16"><text:s text:c="8"/></text:span><text:span text:style-name="T4">base</text:span><text:span text:style-name="T16">(and_specification, or_specification, not_specification) {}</text:span></text:p>
      <text:p text:style-name="P17"><text:s text:c="8"/></text:p>
      <text:p text:style-name="P30"><text:span text:style-name="T16"><text:s text:c="4"/></text:span><text:span text:style-name="T4">public</text:span><text:span text:style-name="T16"> NotSpecification(</text:span><text:span text:style-name="T30">ISpecification</text:span><text:span text:style-name="T16">&lt;T&gt; to_negate)</text:span></text:p>
      <text:p text:style-name="P17"><text:s text:c="4"/>{</text:p>
      <text:p text:style-name="P30"><text:span text:style-name="T16"><text:s text:c="8"/></text:span><text:span text:style-name="T4">this</text:span><text:span text:style-name="T16">.to_negate = to_negate;</text:span></text:p>
      <text:p text:style-name="P17"><text:s text:c="4"/>}</text:p>
      <text:p text:style-name="P17"/>
      <text:p text:style-name="P30"><text:span text:style-name="T16"><text:s text:c="4"/></text:span><text:span text:style-name="T4">public</text:span><text:span text:style-name="T16"> </text:span><text:span text:style-name="T4">override</text:span><text:span text:style-name="T16"> </text:span><text:span text:style-name="T4">bool</text:span><text:span text:style-name="T16"> is_satisfied_by(T item)</text:span></text:p>
      <text:p text:style-name="P17"><text:s text:c="4"/>{</text:p>
      <text:p text:style-name="P30"><text:span text:style-name="T16"><text:s text:c="8"/></text:span><text:span text:style-name="T4">return</text:span><text:span text:style-name="T16"> !</text:span><text:span text:style-name="T4">this</text:span><text:span text:style-name="T16">.to_negate.is_satisfied_by(item);</text:span></text:p>
      <text:p text:style-name="P17"><text:s text:c="4"/>}</text:p>
      <text:p text:style-name="P17">}</text:p>
      <text:p text:style-name="P17"/>
      <text:p text:style-name="P30"><text:span text:style-name="T4">public</text:span><text:span text:style-name="T16"> </text:span><text:span text:style-name="T4">class</text:span><text:span text:style-name="T16"> </text:span><text:span text:style-name="T41">OrSpecification</text:span><text:span text:style-name="T16">&lt;T&gt; : </text:span><text:span text:style-name="T41">Specification</text:span><text:span text:style-name="T16">&lt;T&gt;</text:span></text:p>
      <text:p text:style-name="P17">{</text:p>
      <text:p text:style-name="P30"><text:span text:style-name="T16"><text:s text:c="4"/></text:span><text:span text:style-name="T30">ISpecification</text:span><text:span text:style-name="T16">&lt;T&gt; left_side;</text:span></text:p>
      <text:p text:style-name="P30"><text:span text:style-name="T16"><text:s text:c="4"/></text:span><text:span text:style-name="T30">ISpecification</text:span><text:span text:style-name="T16">&lt;T&gt; right_side;</text:span></text:p>
      <text:p text:style-name="P17"/>
      <text:p text:style-name="P30"><text:span text:style-name="T16"><text:s text:c="4"/></text:span><text:span text:style-name="T4">public</text:span><text:span text:style-name="T16"> OrSpecification(</text:span><text:span text:style-name="T41">AndSpecification</text:span><text:span text:style-name="T16">&lt;T&gt; and_specification, </text:span></text:p>
      <text:p text:style-name="P30"><text:span text:style-name="T16"><text:s text:c="27"/></text:span><text:span text:style-name="T41">OrSpecification</text:span><text:span text:style-name="T16">&lt;T&gt; or_specification, </text:span></text:p>
      <text:p text:style-name="P30"><text:span text:style-name="T16"><text:s text:c="27"/></text:span><text:span text:style-name="T41">NotSpecification</text:span><text:span text:style-name="T16">&lt;T&gt; not_specification) : </text:span></text:p>
      <text:p text:style-name="P30"><text:span text:style-name="T16"><text:s text:c="8"/></text:span><text:span text:style-name="T4">base</text:span><text:span text:style-name="T16">(and_specification, or_specification, not_specification) {}</text:span></text:p>
      <text:p text:style-name="P17"/>
      <text:p text:style-name="P30"><text:span text:style-name="T16"><text:s text:c="4"/></text:span><text:span text:style-name="T4">public</text:span><text:span text:style-name="T16"> OrSpecification(</text:span><text:span text:style-name="T30">ISpecification</text:span><text:span text:style-name="T16">&lt;T&gt; left_side, </text:span><text:span text:style-name="T30">ISpecification</text:span><text:span text:style-name="T16">&lt;T&gt; right_side)</text:span></text:p>
      <text:p text:style-name="P17"><text:s text:c="4"/>{</text:p>
      <text:p text:style-name="P30"><text:span text:style-name="T16"><text:s text:c="8"/></text:span><text:span text:style-name="T4">this</text:span><text:span text:style-name="T16">.left_side = left_side;</text:span></text:p>
      <text:p text:style-name="P30"><text:span text:style-name="T16"><text:s text:c="8"/></text:span><text:span text:style-name="T4">this</text:span><text:span text:style-name="T16">.right_side = right_side;</text:span></text:p>
      <text:p text:style-name="P17"><text:s text:c="4"/>}</text:p>
      <text:p text:style-name="P17"/>
      <text:p text:style-name="P30"><text:span text:style-name="T16"><text:s text:c="4"/></text:span><text:span text:style-name="T4">public</text:span><text:span text:style-name="T16"> </text:span><text:span text:style-name="T4">override</text:span><text:span text:style-name="T16"> </text:span><text:span text:style-name="T4">bool</text:span><text:span text:style-name="T16"> is_satisfied_by(T item)</text:span></text:p>
      <text:p text:style-name="P17"><text:s text:c="4"/>{</text:p>
      <text:p text:style-name="P30"><text:span text:style-name="T16"><text:s text:c="8"/></text:span><text:span text:style-name="T4">return</text:span><text:span text:style-name="T16"> </text:span><text:span text:style-name="T4">this</text:span><text:span text:style-name="T16">.left_side.is_satisfied_by(item) || </text:span></text:p>
      <text:p text:style-name="P30"><text:span text:style-name="T16"><text:s text:c="15"/></text:span><text:span text:style-name="T4">this</text:span><text:span text:style-name="T16">.right_side.is_satisfied_by(item);</text:span></text:p>
      <text:p text:style-name="P17"><text:s text:c="4"/>}</text:p>
      <text:p text:style-name="P17">}</text:p>
      <text:p text:style-name="P17"/>
      <text:p text:style-name="P30"><text:span text:style-name="T4">public</text:span><text:span text:style-name="T16"> </text:span><text:span text:style-name="T4">class</text:span><text:span text:style-name="T16"> </text:span><text:span text:style-name="T41">AndSpecification</text:span><text:span text:style-name="T16">&lt;T&gt; : </text:span><text:span text:style-name="T41">Specification</text:span><text:span text:style-name="T16">&lt;T&gt;</text:span></text:p>
      <text:p text:style-name="P17">{</text:p>
      <text:p text:style-name="P30"><text:span text:style-name="T16"><text:s text:c="4"/></text:span><text:span text:style-name="T30">ISpecification</text:span><text:span text:style-name="T16">&lt;T&gt; left_side;</text:span></text:p>
      <text:p text:style-name="P30"><text:span text:style-name="T16"><text:s text:c="4"/></text:span><text:span text:style-name="T30">ISpecification</text:span><text:span text:style-name="T16">&lt;T&gt; right_side;</text:span></text:p>
      <text:p text:style-name="P17"/>
      <text:p text:style-name="P30"><text:span text:style-name="T16"><text:s text:c="4"/></text:span><text:span text:style-name="T4">public</text:span><text:span text:style-name="T16"> AndSpecification(</text:span><text:span text:style-name="T41">AndSpecification</text:span><text:span text:style-name="T16">&lt;T&gt; and_specification, </text:span></text:p>
      <text:p text:style-name="P30"><text:span text:style-name="T16"><text:s text:c="28"/></text:span><text:span text:style-name="T41">OrSpecification</text:span><text:span text:style-name="T16">&lt;T&gt; or_specification, </text:span></text:p>
      <text:p text:style-name="P30"><text:soft-page-break/><text:span text:style-name="T16"><text:s text:c="28"/></text:span><text:span text:style-name="T41">NotSpecification</text:span><text:span text:style-name="T16">&lt;T&gt; not_specification) : </text:span></text:p>
      <text:p text:style-name="P30"><text:span text:style-name="T16"><text:s text:c="8"/></text:span><text:span text:style-name="T4">base</text:span><text:span text:style-name="T16">(and_specification, or_specification, not_specification) {}</text:span></text:p>
      <text:p text:style-name="P17"><text:s text:c="8"/></text:p>
      <text:p text:style-name="P30"><text:span text:style-name="T16"><text:s text:c="4"/></text:span><text:span text:style-name="T4">public</text:span><text:span text:style-name="T16"> AndSpecification(</text:span><text:span text:style-name="T30">ISpecification</text:span><text:span text:style-name="T16">&lt;T&gt; left_side, </text:span><text:span text:style-name="T30">ISpecification</text:span><text:span text:style-name="T16">&lt;T&gt; right_side)</text:span></text:p>
      <text:p text:style-name="P17"><text:s text:c="4"/>{</text:p>
      <text:p text:style-name="P30"><text:span text:style-name="T16"><text:s text:c="8"/></text:span><text:span text:style-name="T4">this</text:span><text:span text:style-name="T16">.left_side = left_side;</text:span></text:p>
      <text:p text:style-name="P30"><text:span text:style-name="T16"><text:s text:c="8"/></text:span><text:span text:style-name="T4">this</text:span><text:span text:style-name="T16">.right_side = right_side;</text:span></text:p>
      <text:p text:style-name="P17"><text:s text:c="4"/>}</text:p>
      <text:p text:style-name="P17"/>
      <text:p text:style-name="P30"><text:span text:style-name="T16"><text:s text:c="4"/></text:span><text:span text:style-name="T4">public</text:span><text:span text:style-name="T16"> </text:span><text:span text:style-name="T4">override</text:span><text:span text:style-name="T16"> </text:span><text:span text:style-name="T4">bool</text:span><text:span text:style-name="T16"> is_satisfied_by(T item)</text:span></text:p>
      <text:p text:style-name="P17"><text:s text:c="4"/>{</text:p>
      <text:p text:style-name="P30"><text:span text:style-name="T16"><text:s text:c="8"/></text:span><text:span text:style-name="T4">return</text:span><text:span text:style-name="T16"> </text:span><text:span text:style-name="T4">this</text:span><text:span text:style-name="T16">.left_side.is_satisfied_by(item) &amp;&amp; </text:span></text:p>
      <text:p text:style-name="P30"><text:span text:style-name="T16"><text:s text:c="15"/></text:span><text:span text:style-name="T4">this</text:span><text:span text:style-name="T16">.right_side.is_satisfied_by(item);</text:span></text:p>
      <text:p text:style-name="P17"><text:s text:c="4"/>}</text:p>
      <text:p text:style-name="P17">}</text:p>
      <text:p text:style-name="P2"/>
      <text:p text:style-name="P2">Recordando donde estarian los errores:</text:p>
      <text:p text:style-name="P2"/>
      <text:p text:style-name="P2">Primero:</text:p>
      <text:p text:style-name="P2"/>
      <text:p text:style-name="P34"><text:span text:style-name="T13">public</text:span><text:span text:style-name="T26"> </text:span><text:span text:style-name="T38">ISpecification</text:span><text:span text:style-name="T26">&lt;T&gt; and(</text:span><text:span text:style-name="T38">ISpecification</text:span><text:span text:style-name="T26">&lt;T&gt; the_other_specification)</text:span></text:p>
      <text:p text:style-name="P25">{</text:p>
      <text:p text:style-name="P33"><text:span text:style-name="T26"><text:s text:c="4"/></text:span><text:span text:style-name="T13">return</text:span><text:span text:style-name="T26"> and_specification(</text:span><text:span text:style-name="T13">this</text:span><text:span text:style-name="T26">, the_other_specification);</text:span></text:p>
      <text:p text:style-name="P25">}</text:p>
      <text:p text:style-name="P25"/>
      <text:p text:style-name="P33"><text:span text:style-name="T13">public</text:span><text:span text:style-name="T26"> </text:span><text:span text:style-name="T38">ISpecification</text:span><text:span text:style-name="T26">&lt;T&gt; or(</text:span><text:span text:style-name="T38">ISpecification</text:span><text:span text:style-name="T26">&lt;T&gt; the_other_specification)</text:span></text:p>
      <text:p text:style-name="P25">{</text:p>
      <text:p text:style-name="P33"><text:span text:style-name="T26"><text:s text:c="4"/></text:span><text:span text:style-name="T13">return</text:span><text:span text:style-name="T26"> or_specification(</text:span><text:span text:style-name="T13">this</text:span><text:span text:style-name="T26">, the_other_specification);</text:span></text:p>
      <text:p text:style-name="P25">}</text:p>
      <text:p text:style-name="P25"/>
      <text:p text:style-name="P33"><text:span text:style-name="T13">public</text:span><text:span text:style-name="T26"> </text:span><text:span text:style-name="T38">ISpecification</text:span><text:span text:style-name="T26">&lt;T&gt; not()</text:span></text:p>
      <text:p text:style-name="P25">{</text:p>
      <text:p text:style-name="P33"><text:span text:style-name="T26"><text:s text:c="4"/></text:span><text:span text:style-name="T13">return</text:span><text:span text:style-name="T26"> not_specification(</text:span><text:span text:style-name="T13">this</text:span><text:span text:style-name="T26">);</text:span></text:p>
      <text:p text:style-name="P25">}</text:p>
      <text:p text:style-name="P2"/>
      <text:p text:style-name="P2">los tres <text:span text:style-name="T54">return</text:span> serian erroneos ya que no devuelve el tipo esperado.</text:p>
      <text:p text:style-name="P2"/>
      <text:p text:style-name="P2">Segundo:</text:p>
      <text:p text:style-name="P2"/>
      <text:p text:style-name="P34"><text:span text:style-name="T13">public</text:span><text:span text:style-name="T26"> NotSpecification(</text:span><text:span text:style-name="T38">ISpecification</text:span><text:span text:style-name="T26">&lt;T&gt; to_negate)</text:span></text:p>
      <text:p text:style-name="P25">{</text:p>
      <text:p text:style-name="P33"><text:span text:style-name="T26"><text:s text:c="4"/></text:span><text:span text:style-name="T13">this</text:span><text:span text:style-name="T26">.to_negate = to_negate;</text:span></text:p>
      <text:p text:style-name="P25">}</text:p>
      <text:p text:style-name="P34"/>
      <text:p text:style-name="P34"><text:span text:style-name="T13">public</text:span><text:span text:style-name="T26"> OrSpecification(</text:span><text:span text:style-name="T38">ISpecification</text:span><text:span text:style-name="T26">&lt;T&gt; left_side, </text:span><text:span text:style-name="T38">ISpecification</text:span><text:span text:style-name="T26">&lt;T&gt; right_side)</text:span></text:p>
      <text:p text:style-name="P25">{</text:p>
      <text:p text:style-name="P33"><text:span text:style-name="T26"><text:s text:c="4"/></text:span><text:span text:style-name="T13">this</text:span><text:span text:style-name="T26">.left_side = left_side;</text:span></text:p>
      <text:p text:style-name="P33"><text:span text:style-name="T26"><text:s text:c="4"/></text:span><text:span text:style-name="T13">this</text:span><text:span text:style-name="T26">.right_side = right_side;</text:span></text:p>
      <text:p text:style-name="P25">}</text:p>
      <text:p text:style-name="P34"/>
      <text:p text:style-name="P34"><text:span text:style-name="T13">public</text:span><text:span text:style-name="T26"> AndSpecification(</text:span><text:span text:style-name="T38">ISpecification</text:span><text:span text:style-name="T26">&lt;T&gt; left_side, </text:span><text:span text:style-name="T38">ISpecification</text:span><text:span text:style-name="T26">&lt;T&gt; right_side)</text:span></text:p>
      <text:p text:style-name="P25">{</text:p>
      <text:p text:style-name="P33"><text:span text:style-name="T26"><text:s text:c="4"/></text:span><text:span text:style-name="T13">this</text:span><text:span text:style-name="T26">.left_side = left_side;</text:span></text:p>
      <text:p text:style-name="P33"><text:span text:style-name="T26"><text:s text:c="4"/></text:span><text:span text:style-name="T13">this</text:span><text:span text:style-name="T26">.right_side = right_side;</text:span></text:p>
      <text:p text:style-name="P25">}</text:p>
      <text:p text:style-name="P2"/>
      <text:p text:style-name="P2">ninguno de los tres constructores compilaria ya que no existe ningun contructor sin parametros en la clase abstracta Specification&lt;T&gt;, que nos permita tener la signatura deseada (podriamos alargar este futil ejercicio hasta el infinito, pero no por ello estariamos mas cerca de la solucion).</text:p>
      <text:p text:style-name="P2"/>
      <text:p text:style-name="P2"><text:span text:style-name="T1">Recapitulando</text:span>:</text:p>
      <text:p text:style-name="P2"><text:soft-page-break/></text:p>
      <text:p text:style-name="P2">En el documento DDD_Specification y en su proyecto adjunto, ya se explico una forma de implementar el patron DDD_Specification. Sin embargo al no ser totalmente testable, en este proyecto decidimos buscar una solucion diferente. Puesto que quedo demostrado en el anterior epigrafe que en cuanto optemos por implementar una clase base abstracta Specification&lt;T&gt; nos vemos inmersos en el problema de la testabilidad ya que no parece que haya una forma transparente de tratar las dependencias e inyectarlas a traves del constructor, hemos decidido asumir que nuestra solucion no va a ser 100% testable, pero al menos vamos a intentar contener el impacto que esto nos produce.</text:p>
      <text:p text:style-name="P2"/>
      <text:p text:style-name="P2"><text:span text:style-name="T1">Limitando Daños</text:span>:</text:p>
      <text:p text:style-name="P2"/>
      <text:p text:style-name="P2">Puesto que la solucion ideal no es posible, tenemos que llegar a un compromiso que nos permitas solucionar el problema y limitar al maximo los posibles daños o conscuencias.</text:p>
      <text:p text:style-name="P2"/>
      <text:p text:style-name="P2">Una de las cuestiones que menos nos convencia era todo el asunto de la clase base <text:span text:style-name="T69">abstracta </text:span><text:span text:style-name="T55">Specification&lt;T&gt;</text:span><text:span text:style-name="T69">. Si bien es excelente desde un punto de vista pedagogico (de hecho en el documento DDD_Specification se usa y abusa de ella), creemos que deberiamos intentar eliminarla. La pregunta entonces seria, ¿es factible?.</text:span></text:p>
      <text:p text:style-name="P3"/>
      <text:p text:style-name="P3">Por suerte, la respuesta es afirmativa.</text:p>
      <text:p text:style-name="P3"/>
      <text:p text:style-name="P3">Para empezar, partiriamos de una interface de Ispecification&lt;T&gt; mucho mas clara (expresa mejor al intencion) y minimalista, sin que por ello vayamos a perder funcionalidad:</text:p>
      <text:p text:style-name="P3"/>
      <text:p text:style-name="P3">NOTA: En este epigrafe, por cuestiones de claridad, vamos a limitar al maximo los comentarios en el codigo. Si quieres consultar la version con los comentarios integros, debes acudir al propio codigo fuente</text:p>
      <text:p text:style-name="P2"/>
      <text:p text:style-name="P10"><text:span text:style-name="T4">public</text:span><text:span text:style-name="T16"> </text:span><text:span text:style-name="T4">interface</text:span><text:span text:style-name="T16"> </text:span><text:span text:style-name="T30">ISpecification</text:span><text:span text:style-name="T16">&lt;T&gt;</text:span></text:p>
      <text:p text:style-name="P17">{</text:p>
      <text:p text:style-name="P30"><text:span text:style-name="T16"><text:s text:c="4"/></text:span><text:span text:style-name="T4">bool</text:span><text:span text:style-name="T16"> is_satisfied_by(T item);</text:span></text:p>
      <text:p text:style-name="P17">}</text:p>
      <text:p text:style-name="P2"/>
      <text:p text:style-name="P2">Con respecto a las tres operaciones; a saber, AND, OR y NOT; vamos a sacarlas fuera de la clase base Specification&lt;T&gt;(que deseamos eliminar) y vamos a hacer que implementen la interface ISpecification&lt;T&gt; en lugar de la clase base abstracta Specification&lt;T&gt;. Usando como ejemplo la clase AndSpecification&lt;T&gt;:</text:p>
      <text:p text:style-name="P2"/>
      <text:p text:style-name="P10"><text:span text:style-name="T4">public</text:span><text:span text:style-name="T16"> </text:span><text:span text:style-name="T4">class</text:span><text:span text:style-name="T16"> </text:span><text:span text:style-name="T41">AndSpecification</text:span><text:span text:style-name="T16">&lt;T&gt; : </text:span><text:span text:style-name="T30">ISpecification</text:span><text:span text:style-name="T16">&lt;T&gt; </text:span></text:p>
      <text:p text:style-name="P17">{</text:p>
      <text:p text:style-name="P30"><text:span text:style-name="T16"><text:s text:c="4"/></text:span><text:span text:style-name="T4">public</text:span><text:span text:style-name="T16"> </text:span><text:span text:style-name="T4">bool</text:span><text:span text:style-name="T16"> is_satisfied_by(T item)</text:span></text:p>
      <text:p text:style-name="P17"><text:s text:c="4"/>{</text:p>
      <text:p text:style-name="P30"><text:span text:style-name="T16"><text:s text:c="8"/></text:span><text:span text:style-name="T4">throw</text:span><text:span text:style-name="T16"> </text:span><text:span text:style-name="T4">new</text:span><text:span text:style-name="T16"> </text:span><text:span text:style-name="T53">NotImplementedException</text:span><text:span text:style-name="T17">();</text:span></text:p>
      <text:p text:style-name="P18"><text:s text:c="4"/>}</text:p>
      <text:p text:style-name="P18">}</text:p>
      <text:p text:style-name="P2"/>
      <text:p text:style-name="P2">Para que pueda realizar su trabajo (lease "para poder implementar el metodo is_satisfied_by(T item)"), vamos a inyectarle via el constructor de sus dos dependencias:</text:p>
      <text:p text:style-name="P2"/>
      <text:p text:style-name="P10"><text:span text:style-name="T4">public</text:span><text:span text:style-name="T16"> AndSpecification(</text:span><text:span text:style-name="T30">ISpecification</text:span><text:span text:style-name="T16">&lt;T&gt; left_side, </text:span><text:span text:style-name="T30">ISpecification</text:span><text:span text:style-name="T16">&lt;T&gt; right_side)</text:span></text:p>
      <text:p text:style-name="P2"/>
      <text:p text:style-name="P2">de forma que pueda realizar su trabajo con un simple:</text:p>
      <text:p text:style-name="P2"/>
      <text:p text:style-name="P10"><text:span text:style-name="T4">return</text:span><text:span text:style-name="T16"> left_side.is_satisfied_by(item) &amp;&amp; right_side.is_satisfied_by(item);</text:span></text:p>
      <text:p text:style-name="P2"/>
      <text:p text:style-name="P2">El codigo completo seria:</text:p>
      <text:p text:style-name="P2"/>
      <text:p text:style-name="P10"><text:span text:style-name="T4">public</text:span><text:span text:style-name="T16"> </text:span><text:span text:style-name="T4">class</text:span><text:span text:style-name="T16"> </text:span><text:span text:style-name="T41">AndSpecification</text:span><text:span text:style-name="T16">&lt;T&gt; : </text:span><text:span text:style-name="T30">ISpecification</text:span><text:span text:style-name="T16">&lt;T&gt; </text:span></text:p>
      <text:p text:style-name="P17">{</text:p>
      <text:p text:style-name="P30"><text:span text:style-name="T16"><text:s text:c="4"/></text:span><text:span text:style-name="T30">ISpecification</text:span><text:span text:style-name="T16">&lt;T&gt; left_side;</text:span></text:p>
      <text:p text:style-name="P30"><text:span text:style-name="T16"><text:s text:c="4"/></text:span><text:span text:style-name="T30">ISpecification</text:span><text:span text:style-name="T16">&lt;T&gt; right_side;</text:span></text:p>
      <text:p text:style-name="P17"><text:soft-page-break/></text:p>
      <text:p text:style-name="P30"><text:span text:style-name="T16"><text:s text:c="4"/></text:span><text:span text:style-name="T4">public</text:span><text:span text:style-name="T16"> AndSpecification(</text:span><text:span text:style-name="T30">ISpecification</text:span><text:span text:style-name="T16">&lt;T&gt; left_side, </text:span><text:span text:style-name="T30">ISpecification</text:span><text:span text:style-name="T16">&lt;T&gt; right_side)</text:span></text:p>
      <text:p text:style-name="P17"><text:s text:c="4"/>{</text:p>
      <text:p text:style-name="P30"><text:span text:style-name="T16"><text:s text:c="8"/></text:span><text:span text:style-name="T4">this</text:span><text:span text:style-name="T16">.left_side = left_side;</text:span></text:p>
      <text:p text:style-name="P30"><text:span text:style-name="T16"><text:s text:c="8"/></text:span><text:span text:style-name="T4">this</text:span><text:span text:style-name="T16">.right_side = right_side;</text:span></text:p>
      <text:p text:style-name="P17"><text:s text:c="4"/>}</text:p>
      <text:p text:style-name="P17"/>
      <text:p text:style-name="P30"><text:span text:style-name="T16"><text:s text:c="4"/></text:span><text:span text:style-name="T4">public</text:span><text:span text:style-name="T16"> </text:span><text:span text:style-name="T4">bool</text:span><text:span text:style-name="T16"> is_satisfied_by(T item)</text:span></text:p>
      <text:p text:style-name="P17"><text:s text:c="4"/>{</text:p>
      <text:p text:style-name="P30"><text:span text:style-name="T16"><text:s text:c="8"/></text:span><text:span text:style-name="T4">return</text:span><text:span text:style-name="T16"> left_side.is_satisfied_by(item) &amp;&amp; right_side.is_satisfied_by(item);</text:span></text:p>
      <text:p text:style-name="P17"><text:s text:c="4"/>}</text:p>
      <text:p text:style-name="P17">}</text:p>
      <text:p text:style-name="P2"/>
      <text:p text:style-name="P2">Es decir, hemos eliminado completamente la necesidad de la clase base abstracta Specification&lt;T&gt; a la hora de implementar las 3 operaciones que necesitamos (AND, OR y NOT) y por el momento nos mantenemos 100% testables al inyectar las dependencias via el constructor.</text:p>
      <text:p text:style-name="P2"/>
      <text:p text:style-name="P2">Una vez visto el codigo deberia rsultar mucho mas asequible el entender como se llego a el a traves de un proceso BDD. En vez de volver a mostrar como implementar AndSpecification&lt;T&gt;, mostraremos el mismo proceso pero para OrSpecification&lt;T&gt; y NotSpecfication&lt;T&gt; en el siguiente epigrafe.</text:p>
      <text:p text:style-name="P2"/>
      <text:p text:style-name="P2"><text:span text:style-name="T1">OrSpecification&lt;T&gt; via BDD</text:span>:</text:p>
      <text:p text:style-name="P2"/>
      <text:p text:style-name="P2">Nuestra BDD_Spec para la clase OrSpecification&lt;T&gt; seria:</text:p>
      <text:p text:style-name="P2"/>
      <text:p text:style-name="P40">When asked if an item that meets both conditions satisfies the or operator specification</text:p>
      <text:p text:style-name="P41">» It should confirm that the or operator specification was satisfied</text:p>
      <text:p text:style-name="P41">» It should evaluate the left side condition</text:p>
      <text:p text:style-name="P41">» It should not evaluate the right side condition</text:p>
      <text:p text:style-name="P41"/>
      <text:p text:style-name="P41">When asked if an item that meets only the left side condition satisfies the or operator specification</text:p>
      <text:p text:style-name="P41">» It should confirm that the or operator specification was satisfied</text:p>
      <text:p text:style-name="P41">» It should evaluate the left side condition</text:p>
      <text:p text:style-name="P41">» It should not evaluate the right side condition</text:p>
      <text:p text:style-name="P41"/>
      <text:p text:style-name="P41">When asked if an item that meets only the right side condition satisfies the or operator specification</text:p>
      <text:p text:style-name="P41">» It should confirm that the or operator specification was satisfied</text:p>
      <text:p text:style-name="P41">» It should evaluate the left side condition</text:p>
      <text:p text:style-name="P41">» It should evaluate the right side condition</text:p>
      <text:p text:style-name="P41"/>
      <text:p text:style-name="P41">When asked if an item that does not meet any of the conditions satisfies the or operator specification</text:p>
      <text:p text:style-name="P41">» It should confirm that the or operator specification was not satisfied</text:p>
      <text:p text:style-name="P41">» It should evaluate the left side condition</text:p>
      <text:p text:style-name="P41">» It should evaluate the right side condition</text:p>
      <text:p text:style-name="P2"/>
      <text:p text:style-name="P2"/>
      <text:p text:style-name="P2">TODO: Revisar vocabulario de BDD (Spec, asertion, ...) para redactar correctamente lo siguiente.</text:p>
      <text:p text:style-name="P2"/>
      <text:p text:style-name="P2">Con esta BDD_Spec definiriamos perfectamente el comportamiento que esperamos alcanzar con la clase OrSpecification&lt;T&gt;.</text:p>
      <text:p text:style-name="P2"/>
      <text:p text:style-name="P2">La primera condicion</text:p>
      <text:p text:style-name="P2"/>
      <text:p text:style-name="P36">When asked if an item that meets both conditions satisfies the or operator specification</text:p>
      <text:p text:style-name="P2"/>
      <text:p text:style-name="P2">corresponderia al "happy day scenario" (usando una expresion de Jean Paul Boodhoo).</text:p>
      <text:p text:style-name="P2"/>
      <text:p text:style-name="P2"><text:soft-page-break/>Es decir, seria la condicion general en la que todo va bien (se cumplen todas las condiciones), y creemos que podemos afirmar sin lugar a dudas que es un practica positiva empezar la codificacion por ella, para luego ir centarndonos en Scenarios mas concretos donde distintos elementos empiezan a fallar.</text:p>
      <text:p text:style-name="P2"/>
      <text:p text:style-name="Standard"><text:span text:style-name="T63">Implementando el primer Scenario ("Happy Day Scenario")</text:span><text:span text:style-name="T62">:</text:span></text:p>
      <text:p text:style-name="P2"/>
      <text:p text:style-name="P2">Mantengamos lo siguiente como referencia:</text:p>
      <text:p text:style-name="P2"/>
      <text:p text:style-name="P40">When asked if an item that meets both conditions satisfies the or operator specification</text:p>
      <text:p text:style-name="P41">» It should confirm that the or operator specification was satisfied</text:p>
      <text:p text:style-name="P41">» It should evaluate the left side condition</text:p>
      <text:p text:style-name="P37">» It should not evaluate the right side condition</text:p>
      <text:p text:style-name="P2"/>
      <text:p text:style-name="P2">La Specification y sus Asertions usando Machine.Specifications.DevelopWithPassion serian:</text:p>
      <text:p text:style-name="P2"/>
      <text:p text:style-name="P26"><text:span text:style-name="T3">public</text:span><text:span text:style-name="T70"> </text:span><text:span text:style-name="T3">class</text:span><text:span text:style-name="T70"> </text:span><text:span text:style-name="T40">concern_for_the_or_specification</text:span><text:span text:style-name="T70"> : </text:span></text:p>
      <text:p text:style-name="P26"><text:span text:style-name="T40"><text:s text:c="3"/>Observes</text:span><text:span text:style-name="T70">&lt;</text:span><text:span text:style-name="T29">ISpecification</text:span><text:span text:style-name="T70">&lt;</text:span><text:span text:style-name="T29">IWhateverType</text:span><text:span text:style-name="T70">&gt;, </text:span><text:span text:style-name="T40">OrSpecification</text:span><text:span text:style-name="T70">&lt;</text:span><text:span text:style-name="T29">IWhateverType</text:span><text:span text:style-name="T70">&gt;&gt; {}</text:span></text:p>
      <text:p text:style-name="P17"/>
      <text:p text:style-name="P30"><text:span text:style-name="T4">public</text:span><text:span text:style-name="T16"> </text:span><text:span text:style-name="T4">class</text:span><text:span text:style-name="T16"> </text:span><text:span text:style-name="T41">when_asked_if_an_item_that_meets_both_conditions_satisfies_the_or_operator_specification</text:span><text:span text:style-name="T16"> : </text:span><text:span text:style-name="T41">concern_for_the_or_specification</text:span></text:p>
      <text:p text:style-name="P17">{</text:p>
      <text:p text:style-name="P30"><text:span text:style-name="T16"><text:s text:c="4"/></text:span><text:span text:style-name="T30">It</text:span><text:span text:style-name="T16"> should_confirm_that_the_or_operator_specification_was_satisfied = () =&gt; </text:span></text:p>
      <text:p text:style-name="P17"><text:s text:c="7"/>result.ShouldBeTrue();</text:p>
      <text:p text:style-name="P17"/>
      <text:p text:style-name="P30"><text:span text:style-name="T16"><text:s text:c="4"/></text:span><text:span text:style-name="T30">It</text:span><text:span text:style-name="T16"> should_evaluate_the_left_side_condition = () =&gt;</text:span></text:p>
      <text:p text:style-name="P17"><text:s text:c="7"/>left_side_specification</text:p>
      <text:p text:style-name="P17"><text:s text:c="10"/>.received(x =&gt; x.is_satisfied_by(the_item_that_meets_both_conditions));</text:p>
      <text:p text:style-name="P17"/>
      <text:p text:style-name="P30"><text:span text:style-name="T16"><text:s text:c="4"/></text:span><text:span text:style-name="T30">It</text:span><text:span text:style-name="T16"> should_not_evaluate_the_right_side_condition = () =&gt;</text:span></text:p>
      <text:p text:style-name="P17"><text:s text:c="7"/>right_side_specification</text:p>
      <text:p text:style-name="P17"><text:s text:c="10"/>.never_received(x =&gt; x.is_satisfied_by(the_item_that_meets_both_conditions));</text:p>
      <text:p text:style-name="P17">}</text:p>
      <text:p text:style-name="P2"/>
      <text:p text:style-name="P2">Analicemos por un instante las Asertions de los Bloque IT por separado, para evitar perdernos en el monton de codigo:</text:p>
      <text:p text:style-name="P2"/>
      <text:p text:style-name="Standard"><text:span text:style-name="T63">It should confirm that the or operator specification was satisfied</text:span><text:span text:style-name="T62">:</text:span></text:p>
      <text:p text:style-name="P2"/>
      <text:p text:style-name="P30"><text:span text:style-name="T30">It</text:span><text:span text:style-name="T16"> should_confirm_that_the_or_operator_specification_was_satisfied = () =&gt; </text:span></text:p>
      <text:p text:style-name="P20"><text:s text:c="3"/>result.ShouldBeTrue();</text:p>
      <text:p text:style-name="P2"/>
      <text:p text:style-name="P2">para confirmar que la condicion se ha cumplido necesitamos comprobar que el resultado es true, y eso, exactamente es lo que hemos escrito.</text:p>
      <text:p text:style-name="P2"/>
      <text:p text:style-name="Standard"><text:span text:style-name="T63">It should evaluate the left side condition</text:span><text:span text:style-name="T64">:</text:span></text:p>
      <text:p text:style-name="P3"/>
      <text:p text:style-name="P30"><text:span text:style-name="T30">It</text:span><text:span text:style-name="T16"> should_evaluate_the_left_side_condition = () =&gt;</text:span></text:p>
      <text:p text:style-name="P17"><text:s text:c="3"/>left_side_specification</text:p>
      <text:p text:style-name="P17"><text:s text:c="6"/>.received(x =&gt; x.is_satisfied_by(the_item_that_meets_both_conditions));</text:p>
      <text:p text:style-name="P1"/>
      <text:p text:style-name="P1">para confirmar que los requisitos del ISpecification&lt;T&gt; del lado izquierdo se han comprobado, basta con saber que hemos llamado al metodo "is_satisfied_by (T item)" con el item "the_item_that_meets_both_conditions", y eso es, precisamente lo que comprobamos cuando invocamos "left_side_specification.received()".</text:p>
      <text:p text:style-name="P1"/>
      <text:p text:style-name="Standard"><text:span text:style-name="T63">It should not evaluate the right side condition</text:span><text:span text:style-name="T64">:</text:span></text:p>
      <text:p text:style-name="P3"/>
      <text:p text:style-name="P30"><text:span text:style-name="T30">It</text:span><text:span text:style-name="T16"> should_not_evaluate_the_right_side_condition = () =&gt;</text:span></text:p>
      <text:p text:style-name="P17"><text:s text:c="3"/>right_side_specification</text:p>
      <text:p text:style-name="P17"><text:s text:c="6"/>.never_received(x =&gt; x.is_satisfied_by(the_item_that_meets_both_conditions));</text:p>
      <text:p text:style-name="P1"><text:soft-page-break/></text:p>
      <text:p text:style-name="P1">para entender este caso, es necesario entender que lo que buscamos es que si el operando izquierdo es true, independientemente del valor del operando derecho, la operacion OR devuelve true. Es decir "TRUE OR CUALQUIER_COSA = TRUE". De ahi que usemos el metodo never_received(), que seria el opuesto al usado en el anterior bloque IT, received(). </text:p>
      <text:p text:style-name="P1"/>
      <text:p text:style-name="P1"/>
      <text:p text:style-name="P1"><text:span text:style-name="T68">El bloque BECAUSE del primer Scenario</text:span><text:span text:style-name="T67">:</text:span></text:p>
      <text:p text:style-name="P2"/>
      <text:p text:style-name="P2">Recordemos que en este bloque es en el que vamos a detallar la razon por la cual se produce el comportamiento testado, es decir, es donde invocamos el System Under Test (sut):</text:p>
      <text:p text:style-name="P2"/>
      <text:p text:style-name="P30"><text:span text:style-name="T31">Because</text:span><text:span text:style-name="T18"> of = () =&gt; result = sut.is_satisfied_by(the_item_that_meets_both_conditions);</text:span></text:p>
      <text:p text:style-name="P2"/>
      <text:p text:style-name="P2">y efectivamente eso es todo lo que hacemos, invocar el metodo que queremos testar (sut.is_satisfied_by()) con sus parametros adecuados (the_item_that_meets_both_requirements), para provocar el comportamiento buscado.</text:p>
      <text:p text:style-name="P2"/>
      <text:p text:style-name="P1"><text:span text:style-name="T68">El bloque ESTABLISH del primer Scenario</text:span><text:span text:style-name="T67">:</text:span></text:p>
      <text:p text:style-name="P2"/>
      <text:p text:style-name="P2">Recordar que aqui es donde se encuentra toda la fontaneria (creacion de objetos, creacion de mocks, establecimiento de los requisitos de los mocks,...), toda la preparacion de los objetos que juegan un papel en la BDD_Spec:</text:p>
      <text:p text:style-name="P2"/>
      <text:p text:style-name="P42">// Version 1 – Errores Inconsistentes</text:p>
      <text:p text:style-name="P42"/>
      <text:p text:style-name="P30"><text:span text:style-name="T30">Establish</text:span><text:span text:style-name="T16"> context = () =&gt;</text:span></text:p>
      <text:p text:style-name="P17">{</text:p>
      <text:p text:style-name="P30"><text:span text:style-name="T16"><text:s text:c="4"/>left_side_specification = the_dependency&lt;</text:span><text:span text:style-name="T30">ISpecification</text:span><text:span text:style-name="T16">&lt;</text:span><text:span text:style-name="T30">IWhateverType</text:span><text:span text:style-name="T16">&gt;&gt;();</text:span></text:p>
      <text:p text:style-name="P30"><text:span text:style-name="T16"><text:s text:c="4"/>right_side_specification = the_dependency&lt;</text:span><text:span text:style-name="T30">ISpecification</text:span><text:span text:style-name="T16">&lt;</text:span><text:span text:style-name="T30">IWhateverType</text:span><text:span text:style-name="T16">&gt;&gt;();</text:span></text:p>
      <text:p text:style-name="P30"><text:span text:style-name="T16"><text:s text:c="4"/>the_item_that_meets_both_conditions = an&lt;</text:span><text:span text:style-name="T30">IWhateverType</text:span><text:span text:style-name="T16">&gt;();</text:span></text:p>
      <text:p text:style-name="P17"/>
      <text:p text:style-name="P17"><text:s text:c="4"/>left_side_specification</text:p>
      <text:p text:style-name="P17"><text:s text:c="8"/>.Stub(x =&gt; x.is_satisfied_by(the_item_that_meets_both_conditions))</text:p>
      <text:p text:style-name="P30"><text:span text:style-name="T16"><text:s text:c="8"/>.Return(</text:span><text:span text:style-name="T4">true</text:span><text:span text:style-name="T16">);</text:span></text:p>
      <text:p text:style-name="P17"><text:s text:c="4"/>right_side_specification</text:p>
      <text:p text:style-name="P17"><text:s text:c="8"/>.Stub(x =&gt; x.is_satisfied_by(the_item_that_meets_both_conditions))</text:p>
      <text:p text:style-name="P30"><text:span text:style-name="T16"><text:s text:c="8"/>.Return(</text:span><text:span text:style-name="T4">true</text:span><text:span text:style-name="T16">);</text:span></text:p>
      <text:p text:style-name="P20">};</text:p>
      <text:p text:style-name="P20"/>
      <text:p text:style-name="P43"/>
      <text:p text:style-name="P43">// Version 2 - Correcta</text:p>
      <text:p text:style-name="P43"/>
      <text:p text:style-name="P20"><text:span text:style-name="T28">Establish</text:span> context = () =&gt;</text:p>
      <text:p text:style-name="P17">{</text:p>
      <text:p text:style-name="P30"><text:span text:style-name="T16"><text:s text:c="4"/>left_side_specification = an&lt;</text:span><text:span text:style-name="T30">ISpecification</text:span><text:span text:style-name="T16">&lt;</text:span><text:span text:style-name="T30">IWhateverType</text:span><text:span text:style-name="T16">&gt;&gt;();</text:span></text:p>
      <text:p text:style-name="P30"><text:span text:style-name="T16"><text:s text:c="4"/>right_side_specification = an&lt;</text:span><text:span text:style-name="T30">ISpecification</text:span><text:span text:style-name="T16">&lt;</text:span><text:span text:style-name="T30">IWhateverType</text:span><text:span text:style-name="T16">&gt;&gt;();</text:span></text:p>
      <text:p text:style-name="P30"><text:span text:style-name="T16"><text:s text:c="4"/>the_item_that_meets_both_conditions = an&lt;</text:span><text:span text:style-name="T30">IWhateverType</text:span><text:span text:style-name="T16">&gt;();</text:span></text:p>
      <text:p text:style-name="P17"/>
      <text:p text:style-name="P17"><text:s text:c="4"/>left_side_specification</text:p>
      <text:p text:style-name="P17"><text:s text:c="7"/>.Stub(x =&gt; x.is_satisfied_by(the_item_that_meets_both_conditions))</text:p>
      <text:p text:style-name="P30"><text:span text:style-name="T16"><text:s text:c="7"/>.Return(</text:span><text:span text:style-name="T4">false</text:span><text:span text:style-name="T16">);</text:span></text:p>
      <text:p text:style-name="P17"><text:s text:c="4"/>right_side_specification</text:p>
      <text:p text:style-name="P17"><text:s text:c="7"/>.Stub(x =&gt; x.is_satisfied_by(the_item_that_meets_both_conditions))</text:p>
      <text:p text:style-name="P30"><text:span text:style-name="T16"><text:s text:c="7"/>.Return(</text:span><text:span text:style-name="T4">true</text:span><text:span text:style-name="T16">);</text:span></text:p>
      <text:p text:style-name="P17"/>
      <text:p text:style-name="P30"><text:span text:style-name="T16"><text:s text:c="4"/>create_sut_using(() =&gt; </text:span><text:span text:style-name="T4">new</text:span><text:span text:style-name="T16"> </text:span><text:span text:style-name="T41">OrSpecification</text:span><text:span text:style-name="T16">&lt;</text:span><text:span text:style-name="T30">IWhateverType</text:span><text:span text:style-name="T16">&gt;(left_side_specification, </text:span></text:p>
      <text:p text:style-name="P17"><text:s text:c="62"/>right_side_specification)</text:p>
      <text:p text:style-name="P17"><text:s text:c="20"/>);</text:p>
      <text:p text:style-name="P17">};</text:p>
      <text:p text:style-name="P2"/>
      <text:p text:style-name="P2"><text:soft-page-break/>Vamos primero con la version 1.</text:p>
      <text:p text:style-name="P2"/>
      <text:p text:style-name="P2">Vemos que esta dividido en dos bloques:</text:p>
      <text:p text:style-name="P2"/>
      <text:list xml:id="list39456512" text:style-name="L4">
        <text:list-item>
          <text:p text:style-name="P47">En el primer bloque simplemente creamos todos los objetos que necesitamos a traves de las factorias que nos provee machine.specifications.developwithpassion:</text:p>
          <text:list>
            <text:list-item>
              <text:p text:style-name="P47">the_dependency&lt;T&gt;(), crea un mock del tipo especificado por T y ademas lo inyecta al constructor cuando se crea el System Under Test (sut).</text:p>
            </text:list-item>
            <text:list-item>
              <text:p text:style-name="P47">an&lt;T&gt;(), crea un stub/mock del tipo especificado por T.</text:p>
            </text:list-item>
          </text:list>
        </text:list-item>
      </text:list>
      <text:p text:style-name="P2"/>
      <text:p text:style-name="P2">Es decir, creamos dos mocks para inyectar en el constructor del sut (left_side_specification y right_side_specification) y un stub de proposito general (the_item_that_meets_both_conditions).</text:p>
      <text:p text:style-name="P2"/>
      <text:list xml:id="list39449414" text:style-name="L5">
        <text:list-item>
          <text:p text:style-name="P48">En el segundo bloque establecemos el comportamiento esperado de los dos mocks creados anteriormente (left_side_specification y right_side_specification), obligandolos a que:</text:p>
          <text:list>
            <text:list-item>
              <text:p text:style-name="P48">cuando reciban una llamada al metodo is_satisfied_by() con el argumento the_item_that_meets_both_conditions,</text:p>
            </text:list-item>
            <text:list-item>
              <text:p text:style-name="P48">devuelva el valor true.</text:p>
            </text:list-item>
          </text:list>
        </text:list-item>
      </text:list>
      <text:p text:style-name="P2"/>
      <text:p text:style-name="P4">NOTA: ¿Que problema plantea esta solucion?</text:p>
      <text:p text:style-name="P2"/>
      <text:p text:style-name="P2">Se trata de un problema de uso de machine.specification.developwithpassion y solamente es aplicable a escenarios en los que el constructor SUT recibe dos o mas argumentos del mismo tipo. En muestro caso, recibe dos argumentos del tipo ISpecification&lt;T&gt;:</text:p>
      <text:p text:style-name="P2"/>
      <text:p text:style-name="P10"><text:span text:style-name="T4">public</text:span><text:span text:style-name="T16"> OrSpecification(</text:span><text:span text:style-name="T30">ISpecification</text:span><text:span text:style-name="T16">&lt;T&gt; left_side_specification, </text:span></text:p>
      <text:p text:style-name="P10"><text:span text:style-name="T16"><text:s text:c="23"/></text:span><text:span text:style-name="T30">ISpecification</text:span><text:span text:style-name="T16">&lt;T&gt; right_side_specification)</text:span></text:p>
      <text:p text:style-name="P2"><text:s/></text:p>
      <text:p text:style-name="P2">La razon por la cual esto es un problema, parece venir derivada de la implementacion interna de the_dependency&lt;T&gt;() que funciona tal cual se espera mientras no haya dos o mas argumentos del mismo tipo.</text:p>
      <text:p text:style-name="P2"/>
      <text:p text:style-name="P2">El error que produce es realmente complejo de trazar, ya que, en ningun momento lanza una excepcion o un mensaje de aviso, sino que de vez en cuando los tests fallan.</text:p>
      <text:p text:style-name="P2"/>
      <text:p text:style-name="P2">Este tipo de comportamiento es algo de lo que no nos debemos sorprender y es un pequeño precio que debemos pagar por usar herramientas tan experimentales como esta.</text:p>
      <text:p text:style-name="P2"/>
      <text:p text:style-name="P2">Hemos decidido mantener en este documento las dos versiones ya que creemos que desde el punto de vista didactico, pueden ayudar al lector/a a entender mejor los conceptos aqui explicados, ademas de advertirle de que si encuentran errores de este estilo (incosistencia en el resultado de los tests) no deben descartar que esten usando mal la herramienta.</text:p>
      <text:p text:style-name="P2"/>
      <text:p text:style-name="P2">A continuacion explicamos la Version 2, que es la correcta.</text:p>
      <text:p text:style-name="P2"/>
      <text:p text:style-name="P2">FIN NOTA.</text:p>
      <text:p text:style-name="P2"/>
      <text:p text:style-name="P2">Vamos ahora con la version 2:</text:p>
      <text:p text:style-name="P2"/>
      <text:p text:style-name="P2">En este caso vemos que esta dividido en tres bloques:</text:p>
      <text:p text:style-name="P2"/>
      <text:list xml:id="list39670266" text:continue-list="list39456512" text:style-name="L4">
        <text:list-item>
          <text:p text:style-name="P47">En el primer bloque simplemente creamos todos los objetos que necesitamos a traves de las factorias que nos provee machine.specifications.developwithpassion:</text:p>
          <text:list>
            <text:list-item>
              <text:p text:style-name="P47">an&lt;T&gt;(), crea un stub/mock del tipo especificado por T.</text:p>
            </text:list-item>
          </text:list>
        </text:list-item>
      </text:list>
      <text:p text:style-name="P2"/>
      <text:p text:style-name="P2">Por lo tanto creamos tres stubs/mocks (left_side_specification, right_side_specification y the_item_that_meets_both_conditions).</text:p>
      <text:p text:style-name="P2"/>
      <text:list xml:id="list39463123" text:style-name="L6">
        <text:list-item>
          <text:p text:style-name="P49"><text:soft-page-break/>En el segundo bloque establecemos el comportamiento esperado de dos de los mocks creados anteriormente (left_side_specification y right_side_specification) ya que, the_item_that_meets_both_conditions no va a tener comportamiento asociado (no se va a producir ninguna llamada a ninguno de sus metodos o propiedades, comportandose por tanto como un stub). Por lo tanto estamos obligando a los dos mocks a que:</text:p>
          <text:list>
            <text:list-item>
              <text:p text:style-name="P49">cuando reciban una llamada al metodo is_satisfied_by() con el argumento the_item_that_meets_both_conditions,</text:p>
            </text:list-item>
            <text:list-item>
              <text:p text:style-name="P49">devuelvan el valor true.</text:p>
            </text:list-item>
          </text:list>
        </text:list-item>
      </text:list>
      <text:p text:style-name="P2"/>
      <text:p text:style-name="P2">Este segundo bloque es exactamente igual al de la version 1, la unica diferencia existente es que en el bloque uno hemos creado estos elementos a traves de un metodo diferente:</text:p>
      <text:list xml:id="list39463429" text:style-name="L7">
        <text:list-item>
          <text:p text:style-name="P50">En la version 1:</text:p>
          <text:list>
            <text:list-item>
              <text:p text:style-name="P50">Dos llamadas a the_dependency&lt;T&gt;() y</text:p>
            </text:list-item>
            <text:list-item>
              <text:p text:style-name="P50">Una llamada a an&lt;T&gt;()</text:p>
              <text:p text:style-name="P50"/>
            </text:list-item>
          </text:list>
        </text:list-item>
        <text:list-item>
          <text:p text:style-name="P50">En la version 2:</text:p>
          <text:list>
            <text:list-item>
              <text:p text:style-name="P50">Tres llamadas a an&lt;T&gt;()</text:p>
            </text:list-item>
          </text:list>
        </text:list-item>
      </text:list>
      <text:p text:style-name="P2"/>
      <text:p text:style-name="P2">Vamos por lo tanto con el tercer bloque:</text:p>
      <text:p text:style-name="P2"/>
      <text:list xml:id="list39462425" text:style-name="L8">
        <text:list-item>
          <text:p text:style-name="P51">En el tercer bloque (inexistente en la version 1) es donde enjugamos las diferencias del primer bloque en ambas versiones, ya que en la version 1, al hacer uso de the_dependency&lt;T&gt;(), no solo creamos el fake sino que ademas le indicamos al framework BDD que inyecte estos campos al constructor del SUT (con los problemas asociados detallados en la nota anterior). En la version 2 necesitamos, todavia, inyectarle esos parametros al constructor del SUT, y eso es precisamente lo que hacemos. Usamos create_sut_using() y como parametro le pasamos la invocacion explicita del constructor (pero esta vez sin los problemas a los que haciamos referencia hace unas lineas): </text:p>
        </text:list-item>
      </text:list>
      <text:p text:style-name="P2"/>
      <text:p text:style-name="P30"><text:span text:style-name="T16">create_sut_using(() =&gt; </text:span><text:span text:style-name="T4">new</text:span><text:span text:style-name="T16"> </text:span><text:span text:style-name="T41">OrSpecification</text:span><text:span text:style-name="T16">&lt;</text:span><text:span text:style-name="T30">IWhateverType</text:span><text:span text:style-name="T16">&gt;(left_side_specification, </text:span></text:p>
      <text:p text:style-name="P30"><text:span text:style-name="T16"><text:s text:c="58"/>right_side_specification)</text:span><text:span text:style-name="T18">);</text:span></text:p>
      <text:p text:style-name="P2"/>
      <text:p text:style-name="Standard"><text:span text:style-name="T63">La implementacion completa del primer Scenario ("Happy Day Scenario")</text:span><text:span text:style-name="T62">:</text:span><text:span text:style-name="T62"> </text:span></text:p>
      <text:p text:style-name="P2"/>
      <text:p text:style-name="P2">Esta seria la BDD_Spec completa con todos los elementos que entran en juego:</text:p>
      <text:p text:style-name="P2"/>
      <text:p text:style-name="P16"><text:span text:style-name="T2">public</text:span> <text:span text:style-name="T2">class</text:span> <text:span text:style-name="T39">concern_for_the_or_specification</text:span> : </text:p>
      <text:p text:style-name="P16"><text:span text:style-name="T39"><text:s text:c="3"/>Observes</text:span>&lt;<text:span text:style-name="T28">ISpecification</text:span>&lt;<text:span text:style-name="T28">IWhateverType</text:span>&gt;, <text:span text:style-name="T39">OrSpecification</text:span>&lt;<text:span text:style-name="T28">IWhateverType</text:span>&gt;&gt; {}</text:p>
      <text:p text:style-name="P17"/>
      <text:p text:style-name="P30"><text:span text:style-name="T4">public</text:span><text:span text:style-name="T16"> </text:span><text:span text:style-name="T4">class</text:span><text:span text:style-name="T16"> </text:span><text:span text:style-name="T41">when_asked_if_an_item_that_meets_both_conditions_satisfies_the_or_operator_specification</text:span><text:span text:style-name="T16"> : </text:span><text:span text:style-name="T41">concern_for_the_or_specification</text:span></text:p>
      <text:p text:style-name="P17">{</text:p>
      <text:p text:style-name="P30"><text:span text:style-name="T16"><text:s text:c="4"/></text:span><text:span text:style-name="T30">Establish</text:span><text:span text:style-name="T16"> context = () =&gt;</text:span></text:p>
      <text:p text:style-name="P17"><text:s text:c="4"/>{</text:p>
      <text:p text:style-name="P30"><text:span text:style-name="T16"><text:s text:c="8"/>left_side_specification = an&lt;</text:span><text:span text:style-name="T30">ISpecification</text:span><text:span text:style-name="T16">&lt;</text:span><text:span text:style-name="T30">IWhateverType</text:span><text:span text:style-name="T16">&gt;&gt;();</text:span></text:p>
      <text:p text:style-name="P30"><text:span text:style-name="T16"><text:s text:c="8"/>right_side_specification = an&lt;</text:span><text:span text:style-name="T30">ISpecification</text:span><text:span text:style-name="T16">&lt;</text:span><text:span text:style-name="T30">IWhateverType</text:span><text:span text:style-name="T16">&gt;&gt;();</text:span></text:p>
      <text:p text:style-name="P30"><text:span text:style-name="T16"><text:s text:c="8"/>the_item_that_meets_both_conditions = an&lt;</text:span><text:span text:style-name="T30">IWhateverType</text:span><text:span text:style-name="T16">&gt;();</text:span></text:p>
      <text:p text:style-name="P17"/>
      <text:p text:style-name="P17"><text:s text:c="8"/>left_side_specification</text:p>
      <text:p text:style-name="P17"><text:s text:c="11"/>.Stub(x =&gt; x.is_satisfied_by(the_item_that_meets_both_conditions))</text:p>
      <text:p text:style-name="P30"><text:span text:style-name="T16"><text:s text:c="11"/>.Return(</text:span><text:span text:style-name="T4">true</text:span><text:span text:style-name="T16">);</text:span></text:p>
      <text:p text:style-name="P17"><text:s text:c="8"/>right_side_specification</text:p>
      <text:p text:style-name="P17"><text:s text:c="11"/>.Stub(x =&gt; x.is_satisfied_by(the_item_that_meets_both_conditions))</text:p>
      <text:p text:style-name="P30"><text:span text:style-name="T16"><text:s text:c="11"/>.Return(</text:span><text:span text:style-name="T4">true</text:span><text:span text:style-name="T16">);</text:span></text:p>
      <text:p text:style-name="P17"/>
      <text:p text:style-name="P30"><text:span text:style-name="T16"><text:s text:c="8"/>create_sut_using(() =&gt; </text:span><text:span text:style-name="T4">new</text:span><text:span text:style-name="T16"> </text:span><text:span text:style-name="T41">OrSpecification</text:span><text:span text:style-name="T16">&lt;</text:span><text:span text:style-name="T30">IWhateverType</text:span><text:span text:style-name="T16">&gt;(</text:span></text:p>
      <text:p text:style-name="P17"><text:tab/><text:tab/><text:tab/><text:tab/><text:tab/><text:tab/><text:tab/><text:tab/>left_side_specification, </text:p>
      <text:p text:style-name="P17"><text:soft-page-break/><text:tab/><text:tab/><text:tab/><text:tab/><text:tab/><text:tab/><text:tab/><text:tab/>right_side_specification));</text:p>
      <text:p text:style-name="P17"><text:s text:c="4"/>};</text:p>
      <text:p text:style-name="P17"/>
      <text:p text:style-name="P30"><text:span text:style-name="T16"><text:s text:c="4"/></text:span><text:span text:style-name="T30">Because</text:span><text:span text:style-name="T16"> of = () =&gt; </text:span></text:p>
      <text:p text:style-name="P17"><text:s text:c="7"/>result = sut.is_satisfied_by(the_item_that_meets_both_conditions);</text:p>
      <text:p text:style-name="P17"/>
      <text:p text:style-name="P30"><text:span text:style-name="T16"><text:s text:c="4"/></text:span><text:span text:style-name="T30">It</text:span><text:span text:style-name="T16"> should_confirm_that_the_or_operator_specification_was_satisfied = () =&gt; result.ShouldBeTrue();</text:span></text:p>
      <text:p text:style-name="P30"><text:span text:style-name="T16"><text:s text:c="4"/></text:span><text:span text:style-name="T30">It</text:span><text:span text:style-name="T16"> should_evaluate_the_left_side_condition = () =&gt;</text:span></text:p>
      <text:p text:style-name="P17"><text:s text:c="7"/>left_side_specification</text:p>
      <text:p text:style-name="P17"><text:s text:c="10"/>.received(x =&gt; x.is_satisfied_by(the_item_that_meets_both_conditions));</text:p>
      <text:p text:style-name="P30"><text:span text:style-name="T16"><text:s text:c="4"/></text:span><text:span text:style-name="T30">It</text:span><text:span text:style-name="T16"> should_not_evaluate_the_right_side_condition = () =&gt;</text:span></text:p>
      <text:p text:style-name="P17"><text:s text:c="7"/>right_side_specification</text:p>
      <text:p text:style-name="P17"><text:s text:c="10"/>.never_received(x =&gt; x.is_satisfied_by(the_item_that_meets_both_conditions));</text:p>
      <text:p text:style-name="P17"/>
      <text:p text:style-name="P30"><text:span text:style-name="T16"><text:s text:c="4"/></text:span><text:span text:style-name="T4">static</text:span><text:span text:style-name="T16"> </text:span><text:span text:style-name="T4">bool</text:span><text:span text:style-name="T16"> result;</text:span></text:p>
      <text:p text:style-name="P30"><text:span text:style-name="T16"><text:s text:c="4"/></text:span><text:span text:style-name="T4">static</text:span><text:span text:style-name="T16"> </text:span><text:span text:style-name="T30">ISpecification</text:span><text:span text:style-name="T16">&lt;</text:span><text:span text:style-name="T30">IWhateverType</text:span><text:span text:style-name="T16">&gt; left_side_specification;</text:span></text:p>
      <text:p text:style-name="P30"><text:span text:style-name="T16"><text:s text:c="4"/></text:span><text:span text:style-name="T4">static</text:span><text:span text:style-name="T16"> </text:span><text:span text:style-name="T30">ISpecification</text:span><text:span text:style-name="T16">&lt;</text:span><text:span text:style-name="T30">IWhateverType</text:span><text:span text:style-name="T16">&gt; right_side_specification;</text:span></text:p>
      <text:p text:style-name="P30"><text:span text:style-name="T16"><text:s text:c="4"/></text:span><text:span text:style-name="T4">static</text:span><text:span text:style-name="T16"> </text:span><text:span text:style-name="T30">IWhateverType</text:span><text:span text:style-name="T16"> the_item_that_meets_both_conditions;</text:span></text:p>
      <text:p text:style-name="P17">}</text:p>
      <text:p text:style-name="P2"/>
      <text:p text:style-name="P2">A mayores hemos creado la interface IWhateverType(), que simula el comportamiento de cualquier interface que definamos (algo asi como Object() pero en version interface):</text:p>
      <text:p text:style-name="P2"/>
      <text:p text:style-name="P10"><text:span text:style-name="T4">namespace</text:span><text:span text:style-name="T16"> dddsample.specs.domain.shared</text:span></text:p>
      <text:p text:style-name="P17">{</text:p>
      <text:p text:style-name="P30"><text:span text:style-name="T16"><text:s text:c="4"/></text:span><text:span text:style-name="T4">public</text:span><text:span text:style-name="T16"> </text:span><text:span text:style-name="T4">interface</text:span><text:span text:style-name="T16"> </text:span><text:span text:style-name="T30">IWhateverType</text:span><text:span text:style-name="T16"> { }</text:span></text:p>
      <text:p text:style-name="P17">}</text:p>
      <text:p text:style-name="P2"/>
      <text:p text:style-name="P2"/>
      <text:p text:style-name="P2">TODO: Volver a contar por algun lado que hace Observe&lt;,&gt;</text:p>
      <text:p text:style-name="P2"/>
      <text:p text:style-name="P2"><text:span text:style-name="T1">Escribiendo el Codigo que nos permite satisfacer las condiciones del Primer Scenario</text:span>:</text:p>
      <text:p text:style-name="P2"/>
      <text:p text:style-name="P2">Una vez escrito el codigo del primer Scenario, debemos escribir la aplicacion en si, es decir, la clase OrSpecification&lt;T&gt;.</text:p>
      <text:p text:style-name="P2"/>
      <text:p text:style-name="P2">Es importante destacar que el orden en el que hacemos las cosas es importante. Asi, primero debemos haber escrito el codigo del Scenario (tal y como hemos hecho), para a continuacion escribir el codigo de la aplicacion en si (que es lo que estamos haciendo ahora).</text:p>
      <text:p text:style-name="P2"/>
      <text:p text:style-name="P2">Si nos centramos primeramente en los dos ultimos bloque IT:</text:p>
      <text:p text:style-name="P2"/>
      <text:p text:style-name="P30"><text:span text:style-name="T30">It</text:span><text:span text:style-name="T16"> should_evaluate_the_left_side_condition</text:span></text:p>
      <text:p text:style-name="P30"><text:span text:style-name="T31">It</text:span><text:span text:style-name="T18"> should_not_evaluate_the_right_side_condition</text:span></text:p>
      <text:p text:style-name="P2"/>
      <text:p text:style-name="P2">vemos que necesitamos que necesitamos:</text:p>
      <text:p text:style-name="P2"/>
      <text:p text:style-name="P26">left_side_specification.is_satisfied_by(item);</text:p>
      <text:p text:style-name="P2"/>
      <text:p text:style-name="P2">pero no:</text:p>
      <text:p text:style-name="P2"/>
      <text:p text:style-name="P27">right_side_specification.is_satisfied_by(item);</text:p>
      <text:p text:style-name="P2"/>
      <text:p text:style-name="P2">y que ademas ambas specifications (left_side_specification y right_side_specification) deben provenir del constructor de la clase (via constructor inyection):</text:p>
      <text:p text:style-name="P2"/>
      <text:p text:style-name="P10"><text:span text:style-name="T4">public</text:span><text:span text:style-name="T16"> OrSpecification(</text:span><text:span text:style-name="T30">ISpecification</text:span><text:span text:style-name="T16">&lt;T&gt; left_side_specification, </text:span></text:p>
      <text:p text:style-name="P10"><text:span text:style-name="T16"><text:s text:c="23"/></text:span><text:span text:style-name="T30">ISpecification</text:span><text:span text:style-name="T16">&lt;T&gt; right_side_specification)</text:span></text:p>
      <text:p text:style-name="P2"/>
      <text:p text:style-name="P2">Es decir, con este codigo que se muestra a continuacion conseguiriamos que los dos <text:soft-page-break/>bloques IT compilasen y ademas cumpliesen los requisitos:</text:p>
      <text:p text:style-name="P2"/>
      <text:p text:style-name="P10"><text:span text:style-name="T4">public</text:span><text:span text:style-name="T16"> </text:span><text:span text:style-name="T4">class</text:span><text:span text:style-name="T16"> </text:span><text:span text:style-name="T41">OrSpecification</text:span><text:span text:style-name="T16">&lt;T&gt; : </text:span><text:span text:style-name="T30">ISpecification</text:span><text:span text:style-name="T16">&lt;T&gt;</text:span></text:p>
      <text:p text:style-name="P17">{</text:p>
      <text:p text:style-name="P30"><text:span text:style-name="T16"><text:s text:c="4"/></text:span><text:span text:style-name="T30">ISpecification</text:span><text:span text:style-name="T16">&lt;T&gt; left_side_specification;</text:span></text:p>
      <text:p text:style-name="P30"><text:span text:style-name="T16"><text:s text:c="4"/></text:span><text:span text:style-name="T30">ISpecification</text:span><text:span text:style-name="T16">&lt;T&gt; right_side_specification;</text:span></text:p>
      <text:p text:style-name="P17"/>
      <text:p text:style-name="P30"><text:span text:style-name="T16"><text:s text:c="4"/></text:span><text:span text:style-name="T4">public</text:span><text:span text:style-name="T16"> OrSpecification(</text:span><text:span text:style-name="T30">ISpecification</text:span><text:span text:style-name="T16">&lt;T&gt; left_side_specification, </text:span></text:p>
      <text:p text:style-name="P30"><text:span text:style-name="T16"><text:s text:c="27"/></text:span><text:span text:style-name="T30">ISpecification</text:span><text:span text:style-name="T16">&lt;T&gt; right_side_specification)</text:span></text:p>
      <text:p text:style-name="P17"><text:s text:c="4"/>{</text:p>
      <text:p text:style-name="P30"><text:span text:style-name="T16"><text:s text:c="8"/></text:span><text:span text:style-name="T4">this</text:span><text:span text:style-name="T16">.left_side_specification = left_side_specification;</text:span></text:p>
      <text:p text:style-name="P30"><text:span text:style-name="T16"><text:s text:c="8"/></text:span><text:span text:style-name="T4">this</text:span><text:span text:style-name="T16">.right_side_specification = right_side_specification;</text:span></text:p>
      <text:p text:style-name="P17"><text:s text:c="4"/>}</text:p>
      <text:p text:style-name="P17"/>
      <text:p text:style-name="P30"><text:span text:style-name="T16"><text:s text:c="4"/></text:span><text:span text:style-name="T4">public</text:span><text:span text:style-name="T16"> </text:span><text:span text:style-name="T4">bool</text:span><text:span text:style-name="T16"> is_satisfied_by(T item)</text:span></text:p>
      <text:p text:style-name="P17"><text:s text:c="4"/>{</text:p>
      <text:p text:style-name="P17"><text:s text:c="8"/><text:span text:style-name="T2">this</text:span>.left_side_specification.is_satisfied_by(item); <text:s text:c="7"/></text:p>
      <text:p text:style-name="P30"><text:span text:style-name="T16"><text:s text:c="8"/></text:span><text:span text:style-name="T4">return</text:span><text:span text:style-name="T16"> </text:span><text:span text:style-name="T4">false</text:span><text:span text:style-name="T16">;</text:span></text:p>
      <text:p text:style-name="P17"><text:s text:c="4"/>}</text:p>
      <text:p text:style-name="P17">}</text:p>
      <text:p text:style-name="P2"/>
      <text:p text:style-name="P2">Es importante desde un punto de vista pedagogico este paso, ya que, claramente la clase no hace lo que queremos (devuelve siempre false, sean cuales sean las dos specifications y el item que le pasamos y ademas no evalua jamas la expresion de la derecha), pero sin embargo cumplimos dos de los tres bloques IT.</text:p>
      <text:p text:style-name="P2"/>
      <text:p text:style-name="P2">Esto deberia ayudarnos a que abramos los ojos y empecemos a entender un poco mejor todo lo que hay por debajo del BDD.</text:p>
      <text:p text:style-name="P2"/>
      <text:p text:style-name="P2">Una vez dicho esto, debemos movernos al siguiente punto, conseguir satisfacer las 3 condiciones expuestas en los bloques IT, y nos falta:</text:p>
      <text:p text:style-name="P2"/>
      <text:p text:style-name="P11"><text:span text:style-name="T30">It</text:span><text:span text:style-name="T16"> should_confirm_that_the_or_operator_specification_was_satisfied</text:span></text:p>
      <text:p text:style-name="P2"/>
      <text:p text:style-name="P2">Pero tiene facil arreglo, basta con devolver true, en vez de false:</text:p>
      <text:p text:style-name="P2"/>
      <text:p text:style-name="P30"><text:span text:style-name="T4">public</text:span><text:span text:style-name="T16"> </text:span><text:span text:style-name="T4">bool</text:span><text:span text:style-name="T16"> is_satisfied_by(T item)</text:span></text:p>
      <text:p text:style-name="P17">{</text:p>
      <text:p text:style-name="P30"><text:span text:style-name="T16"><text:s text:c="4"/></text:span><text:span text:style-name="T4">this</text:span><text:span text:style-name="T16">.left_side_specification.is_satisfied_by(item); <text:s text:c="7"/></text:span></text:p>
      <text:p text:style-name="P30"><text:span text:style-name="T16"><text:s text:c="4"/></text:span><text:span text:style-name="T4">return</text:span><text:span text:style-name="T16"> </text:span><text:span text:style-name="T4">true</text:span><text:span text:style-name="T16">;</text:span></text:p>
      <text:p text:style-name="P20">}</text:p>
      <text:p text:style-name="P2"/>
      <text:p text:style-name="P2">De esta forma satisfacemos las 3 condiciones de los bloques IT. </text:p>
      <text:p text:style-name="P2"/>
      <text:p text:style-name="P2">La pregunta ahora seria la siguiente, ¿el metodo is_satisfied_by(T item) de la clase OrSpecification&lt;T&gt; hace lo que queremos que haga?</text:p>
      <text:p text:style-name="P2"/>
      <text:p text:style-name="P2">La respuesta es que NO, ya que queremos que haga una evaluacion del operando logico OR, y <text:s/>claramente no lo hace ya que evalua unicamente uno de los operandos:</text:p>
      <text:p text:style-name="P2"/>
      <text:p text:style-name="P17"><text:span text:style-name="T2">this</text:span>.left_side_specification.is_satisfied_by(item);</text:p>
      <text:p text:style-name="P2"/>
      <text:p text:style-name="P2">y aun por encima, ni siquiera lo tiene en cuenta a la hora de devolver el valor correcto, pues siempre true:</text:p>
      <text:p text:style-name="P2"/>
      <text:p text:style-name="P11"><text:span text:style-name="T4">return</text:span><text:span text:style-name="T16"> </text:span><text:span text:style-name="T4">true</text:span><text:span text:style-name="T16">;</text:span></text:p>
      <text:p text:style-name="P2"/>
      <text:p text:style-name="P2">independientemente de cual haya sido el resultado de la evaluacion previa.</text:p>
      <text:p text:style-name="P2"/>
      <text:p text:style-name="P2">La cuestion aqui, es que SI que cumple los requisitos de nuestra BDD_Spec (los 3 bloques IT).</text:p>
      <text:p text:style-name="P2"/>
      <text:p text:style-name="P2"><text:soft-page-break/>¿Que es lo que ocurre entonces?</text:p>
      <text:p text:style-name="P2"/>
      <text:p text:style-name="P2">Pues que necesitamos programar las otras BDD_Specs que quedan:</text:p>
      <text:p text:style-name="P2"/>
      <text:p text:style-name="P41">When asked if an item that meets only the left side condition satisfies the or operator specification</text:p>
      <text:p text:style-name="P41">» It should confirm that the or operator specification was satisfied</text:p>
      <text:p text:style-name="P41">» It should evaluate the left side condition</text:p>
      <text:p text:style-name="P41">» It should not evaluate the right side condition</text:p>
      <text:p text:style-name="P41"/>
      <text:p text:style-name="P41">When asked if an item that meets only the right side condition satisfies the or operator specification</text:p>
      <text:p text:style-name="P41">» It should confirm that the or operator specification was satisfied</text:p>
      <text:p text:style-name="P41">» It should evaluate the left side condition</text:p>
      <text:p text:style-name="P41">» It should evaluate the right side condition</text:p>
      <text:p text:style-name="P41"/>
      <text:p text:style-name="P41">When asked if an item that does not meet any of the conditions satisfies the or operator specification</text:p>
      <text:p text:style-name="P41">» It should confirm that the or operator specification was not satisfied</text:p>
      <text:p text:style-name="P41">» It should evaluate the left side condition</text:p>
      <text:p text:style-name="P37">» It should evaluate the right side condition</text:p>
      <text:p text:style-name="P2"/>
      <text:p text:style-name="P2">para obligar a nuestro codigo a hacer lo que queremos (que evalue la operacion logica OR).</text:p>
      <text:p text:style-name="P2"/>
      <text:p text:style-name="P2">NOTA: En un escenario de programacion normal, lo logico seria haber escrito ya en este punto:</text:p>
      <text:p text:style-name="P2"/>
      <text:p text:style-name="P10"><text:span text:style-name="T4">public</text:span><text:span text:style-name="T16"> </text:span><text:span text:style-name="T4">bool</text:span><text:span text:style-name="T16"> is_satisfied_by(T item)</text:span></text:p>
      <text:p text:style-name="P17">{</text:p>
      <text:p text:style-name="P30"><text:span text:style-name="T16"><text:s text:c="4"/></text:span><text:span text:style-name="T4">return this</text:span><text:span text:style-name="T16">.left_side_specification.is_satisfied_by(item) || </text:span></text:p>
      <text:p text:style-name="P17"><text:s text:c="11"/><text:span text:style-name="T2">this</text:span>.right_side_specification.is_satisfied_by(item);</text:p>
      <text:p text:style-name="P17">}</text:p>
      <text:p text:style-name="P2"/>
      <text:p text:style-name="P2">que hace lo que queremos, y a continuacion escribir el codigo del las BDD_Specs restantes y comprobar que efectivamente funciona. Sin embargo es muy util la filosofia que hay detras de hacer las cosas tal y como hemos ido detallando hasta ahora, y es que el principio "escribir el minimo codigo necesario para satisfacer las condiciones establecidas por nuestro test" del TDD clasico, es muy util cuando nos enfrentamos a escenarios mucho mas complejos que el tratado aqui.</text:p>
      <text:p text:style-name="P2"/>
      <text:p text:style-name="P2">FIN NOTA.</text:p>
      <text:p text:style-name="P2"/>
      <text:p text:style-name="P2"><text:span text:style-name="T1">Implementando los Scenarios restantes</text:span><text:span text:style-name="T69">:</text:span></text:p>
      <text:p text:style-name="P3"/>
      <text:p text:style-name="P3">Sin entrar en el nivel de detalle de la explicacion del primer Scenario ("Happy Day Scenario"), los Scenarios restantes</text:p>
      <text:p text:style-name="P3"/>
      <text:p text:style-name="P41">When asked if an item that meets only the left side condition satisfies the or operator specification</text:p>
      <text:p text:style-name="P41">» It should confirm that the or operator specification was satisfied</text:p>
      <text:p text:style-name="P41">» It should evaluate the left side condition</text:p>
      <text:p text:style-name="P41">» It should not evaluate the right side condition</text:p>
      <text:p text:style-name="P41"/>
      <text:p text:style-name="P41">When asked if an item that meets only the right side condition satisfies the or operator specification</text:p>
      <text:p text:style-name="P41">» It should confirm that the or operator specification was satisfied</text:p>
      <text:p text:style-name="P41">» It should evaluate the left side condition</text:p>
      <text:p text:style-name="P41">» It should evaluate the right side condition</text:p>
      <text:p text:style-name="P41"/>
      <text:p text:style-name="P41">When asked if an item that does not meet any of the conditions satisfies the or operator specification</text:p>
      <text:p text:style-name="P41">» It should confirm that the or operator specification was not satisfied</text:p>
      <text:p text:style-name="P41">» It should evaluate the left side condition</text:p>
      <text:p text:style-name="P39"><text:soft-page-break/>» It should evaluate the right side condition</text:p>
      <text:p text:style-name="P3"/>
      <text:p text:style-name="P3">se implementarian a traves del siguiente codigo:</text:p>
      <text:p text:style-name="P3"/>
      <text:p text:style-name="P16"><text:span text:style-name="T14">public</text:span><text:span text:style-name="T69"> </text:span><text:span text:style-name="T14">class</text:span><text:span text:style-name="T69"> </text:span><text:span text:style-name="T50">when_asked_if_an_item_that_meets_only_the_left_side_condition_satisfies_the_or_operator_specification</text:span><text:span text:style-name="T69"> : </text:span><text:span text:style-name="T50">concern_for_the_or_specification</text:span></text:p>
      <text:p text:style-name="P17">{</text:p>
      <text:p text:style-name="P30"><text:span text:style-name="T16"><text:s text:c="4"/></text:span><text:span text:style-name="T30">Establish</text:span><text:span text:style-name="T16"> context = () =&gt;</text:span></text:p>
      <text:p text:style-name="P17"><text:s text:c="4"/>{</text:p>
      <text:p text:style-name="P30"><text:span text:style-name="T16"><text:s text:c="8"/>left_side_specification = an&lt;</text:span><text:span text:style-name="T30">ISpecification</text:span><text:span text:style-name="T16">&lt;</text:span><text:span text:style-name="T30">IWhateverType</text:span><text:span text:style-name="T16">&gt;&gt;();</text:span></text:p>
      <text:p text:style-name="P30"><text:span text:style-name="T16"><text:s text:c="8"/>right_side_specification = an&lt;</text:span><text:span text:style-name="T30">ISpecification</text:span><text:span text:style-name="T16">&lt;</text:span><text:span text:style-name="T30">IWhateverType</text:span><text:span text:style-name="T16">&gt;&gt;();</text:span></text:p>
      <text:p text:style-name="P30"><text:span text:style-name="T16"><text:s text:c="8"/>the_item_that_meets_the_left_side_condition = an&lt;</text:span><text:span text:style-name="T30">IWhateverType</text:span><text:span text:style-name="T16">&gt;();</text:span></text:p>
      <text:p text:style-name="P17"/>
      <text:p text:style-name="P17"><text:s text:c="8"/>left_side_specification</text:p>
      <text:p text:style-name="P17"><text:s text:c="11"/>.Stub(x =&gt; x.is_satisfied_by(the_item_that_meets_the_left_side_condition))</text:p>
      <text:p text:style-name="P30"><text:span text:style-name="T16"><text:s text:c="11"/>.Return(</text:span><text:span text:style-name="T4">true</text:span><text:span text:style-name="T16">);</text:span></text:p>
      <text:p text:style-name="P17"><text:s text:c="8"/>right_side_specification</text:p>
      <text:p text:style-name="P17"><text:s text:c="11"/>.Stub(x =&gt; x.is_satisfied_by(the_item_that_meets_the_left_side_condition))</text:p>
      <text:p text:style-name="P30"><text:span text:style-name="T16"><text:s text:c="11"/>.Return(</text:span><text:span text:style-name="T4">false</text:span><text:span text:style-name="T16">);</text:span></text:p>
      <text:p text:style-name="P17"/>
      <text:p text:style-name="P30"><text:span text:style-name="T16"><text:s text:c="8"/>create_sut_using(() =&gt; </text:span><text:span text:style-name="T4">new</text:span><text:span text:style-name="T16"> </text:span><text:span text:style-name="T41">OrSpecification</text:span><text:span text:style-name="T16">&lt;</text:span><text:span text:style-name="T30">IWhateverType</text:span><text:span text:style-name="T16">&gt;(</text:span></text:p>
      <text:p text:style-name="P17"><text:s text:c="60"/>left_side_specification, </text:p>
      <text:p text:style-name="P17"><text:s text:c="60"/>right_side_specification));</text:p>
      <text:p text:style-name="P17"><text:s text:c="4"/>};</text:p>
      <text:p text:style-name="P17"/>
      <text:p text:style-name="P30"><text:span text:style-name="T16"><text:s text:c="4"/></text:span><text:span text:style-name="T30">Because</text:span><text:span text:style-name="T16"> of = () =&gt; </text:span></text:p>
      <text:p text:style-name="P17"><text:s text:c="7"/>result = sut.is_satisfied_by(the_item_that_meets_the_left_side_condition);</text:p>
      <text:p text:style-name="P17"/>
      <text:p text:style-name="P30"><text:span text:style-name="T16"><text:s text:c="4"/></text:span><text:span text:style-name="T30">It</text:span><text:span text:style-name="T16"> should_confirm_that_the_or_operator_specification_was_satisfied = () =&gt; </text:span></text:p>
      <text:p text:style-name="P17"><text:s text:c="7"/>result.ShouldBeTrue();</text:p>
      <text:p text:style-name="P17"><text:s text:c="4"/></text:p>
      <text:p text:style-name="P30"><text:span text:style-name="T16"><text:s text:c="4"/></text:span><text:span text:style-name="T30">It</text:span><text:span text:style-name="T16"> should_evaluate_the_left_side_condition = () =&gt;</text:span></text:p>
      <text:p text:style-name="P17"><text:s text:c="7"/>left_side_specification</text:p>
      <text:p text:style-name="P17"><text:s text:c="10"/>.received(</text:p>
      <text:p text:style-name="P17"><text:s text:c="14"/>x =&gt; x.is_satisfied_by(the_item_that_meets_the_left_side_condition));</text:p>
      <text:p text:style-name="P17"><text:s text:c="4"/></text:p>
      <text:p text:style-name="P30"><text:span text:style-name="T16"><text:s text:c="4"/></text:span><text:span text:style-name="T30">It</text:span><text:span text:style-name="T16"> should_not_evaluate_the_right_side_condition = () =&gt;</text:span></text:p>
      <text:p text:style-name="P17"><text:s text:c="7"/>right_side_specification</text:p>
      <text:p text:style-name="P17"><text:s text:c="10"/>.never_received(</text:p>
      <text:p text:style-name="P17"><text:s text:c="13"/>x =&gt; x.is_satisfied_by(the_item_that_meets_the_left_side_condition));</text:p>
      <text:p text:style-name="P17"/>
      <text:p text:style-name="P30"><text:span text:style-name="T16"><text:s text:c="4"/></text:span><text:span text:style-name="T4">static</text:span><text:span text:style-name="T16"> </text:span><text:span text:style-name="T4">bool</text:span><text:span text:style-name="T16"> result;</text:span></text:p>
      <text:p text:style-name="P30"><text:span text:style-name="T16"><text:s text:c="4"/></text:span><text:span text:style-name="T4">static</text:span><text:span text:style-name="T16"> </text:span><text:span text:style-name="T30">ISpecification</text:span><text:span text:style-name="T16">&lt;</text:span><text:span text:style-name="T30">IWhateverType</text:span><text:span text:style-name="T16">&gt; left_side_specification;</text:span></text:p>
      <text:p text:style-name="P30"><text:span text:style-name="T16"><text:s text:c="4"/></text:span><text:span text:style-name="T4">static</text:span><text:span text:style-name="T16"> </text:span><text:span text:style-name="T30">ISpecification</text:span><text:span text:style-name="T16">&lt;</text:span><text:span text:style-name="T30">IWhateverType</text:span><text:span text:style-name="T16">&gt; right_side_specification;</text:span></text:p>
      <text:p text:style-name="P30"><text:span text:style-name="T16"><text:s text:c="4"/></text:span><text:span text:style-name="T4">static</text:span><text:span text:style-name="T16"> </text:span><text:span text:style-name="T30">IWhateverType</text:span><text:span text:style-name="T16"> the_item_that_meets_the_left_side_condition;</text:span></text:p>
      <text:p text:style-name="P17">}</text:p>
      <text:p text:style-name="P17"/>
      <text:p text:style-name="P30"><text:span text:style-name="T4">public</text:span><text:span text:style-name="T16"> </text:span><text:span text:style-name="T4">class</text:span><text:span text:style-name="T16"> </text:span><text:span text:style-name="T41">when_asked_if_an_item_that_meets_only_the_right_side_condition_satisfies_the_or_operator_specification</text:span><text:span text:style-name="T16"> : </text:span><text:span text:style-name="T41">concern_for_the_or_specification</text:span></text:p>
      <text:p text:style-name="P17">{</text:p>
      <text:p text:style-name="P30"><text:span text:style-name="T16"><text:s text:c="4"/></text:span><text:span text:style-name="T30">Establish</text:span><text:span text:style-name="T16"> context = () =&gt;</text:span></text:p>
      <text:p text:style-name="P17"><text:s text:c="4"/>{</text:p>
      <text:p text:style-name="P30"><text:span text:style-name="T16"><text:s text:c="8"/>left_side_specification = an&lt;</text:span><text:span text:style-name="T30">ISpecification</text:span><text:span text:style-name="T16">&lt;</text:span><text:span text:style-name="T30">IWhateverType</text:span><text:span text:style-name="T16">&gt;&gt;();</text:span></text:p>
      <text:p text:style-name="P30"><text:span text:style-name="T16"><text:s text:c="8"/>right_side_specification = an&lt;</text:span><text:span text:style-name="T30">ISpecification</text:span><text:span text:style-name="T16">&lt;</text:span><text:span text:style-name="T30">IWhateverType</text:span><text:span text:style-name="T16">&gt;&gt;();</text:span></text:p>
      <text:p text:style-name="P30"><text:span text:style-name="T16"><text:s text:c="8"/>the_item_that_meets_the_right_side_condition = an&lt;</text:span><text:span text:style-name="T30">IWhateverType</text:span><text:span text:style-name="T16">&gt;();</text:span></text:p>
      <text:p text:style-name="P17"/>
      <text:p text:style-name="P17"><text:s text:c="8"/>left_side_specification</text:p>
      <text:p text:style-name="P17"><text:s text:c="11"/>.Stub(x =&gt; x.is_satisfied_by(the_item_that_meets_the_right_side_condition))</text:p>
      <text:p text:style-name="P30"><text:span text:style-name="T16"><text:s text:c="11"/>.Return(</text:span><text:span text:style-name="T4">false</text:span><text:span text:style-name="T16">);</text:span></text:p>
      <text:p text:style-name="P17"><text:s text:c="8"/>right_side_specification</text:p>
      <text:p text:style-name="P17"><text:soft-page-break/><text:s text:c="11"/>.Stub(x =&gt; x.is_satisfied_by(the_item_that_meets_the_right_side_condition))</text:p>
      <text:p text:style-name="P30"><text:span text:style-name="T16"><text:s text:c="11"/>.Return(</text:span><text:span text:style-name="T4">true</text:span><text:span text:style-name="T16">);</text:span></text:p>
      <text:p text:style-name="P17"/>
      <text:p text:style-name="P30"><text:span text:style-name="T16"><text:s text:c="8"/>create_sut_using(() =&gt; </text:span><text:span text:style-name="T4">new</text:span><text:span text:style-name="T16"> </text:span><text:span text:style-name="T41">OrSpecification</text:span><text:span text:style-name="T16">&lt;</text:span><text:span text:style-name="T30">IWhateverType</text:span><text:span text:style-name="T16">&gt;(</text:span></text:p>
      <text:p text:style-name="P17"><text:s text:c="60"/>left_side_specification, </text:p>
      <text:p text:style-name="P17"><text:s text:c="60"/>right_side_specification));</text:p>
      <text:p text:style-name="P17"><text:s text:c="4"/>};</text:p>
      <text:p text:style-name="P17"/>
      <text:p text:style-name="P30"><text:span text:style-name="T16"><text:s text:c="4"/></text:span><text:span text:style-name="T30">Because</text:span><text:span text:style-name="T16"> of = () =&gt; </text:span></text:p>
      <text:p text:style-name="P17"><text:s text:c="7"/>result = sut.is_satisfied_by(the_item_that_meets_the_right_side_condition);</text:p>
      <text:p text:style-name="P17"/>
      <text:p text:style-name="P30"><text:span text:style-name="T16"><text:s text:c="4"/></text:span><text:span text:style-name="T30">It</text:span><text:span text:style-name="T16"> should_confirm_that_the_or_operator_specification_was_satisfied = () =&gt; </text:span></text:p>
      <text:p text:style-name="P17"><text:s text:c="7"/>result.ShouldBeTrue();</text:p>
      <text:p text:style-name="P17"><text:s text:c="8"/></text:p>
      <text:p text:style-name="P30"><text:span text:style-name="T16"><text:s text:c="4"/></text:span><text:span text:style-name="T30">It</text:span><text:span text:style-name="T16"> should_evaluate_the_left_side_condition = () =&gt;</text:span></text:p>
      <text:p text:style-name="P17"><text:s text:c="7"/>left_side_specification</text:p>
      <text:p text:style-name="P17"><text:s text:c="10"/>.received(</text:p>
      <text:p text:style-name="P17"><text:s text:c="13"/>x =&gt; x.is_satisfied_by(the_item_that_meets_the_right_side_condition));</text:p>
      <text:p text:style-name="P17"/>
      <text:p text:style-name="P30"><text:span text:style-name="T16"><text:s text:c="4"/></text:span><text:span text:style-name="T30">It</text:span><text:span text:style-name="T16"> should_evaluate_the_right_side_condition = () =&gt;</text:span></text:p>
      <text:p text:style-name="P17"><text:s text:c="7"/>right_side_specification</text:p>
      <text:p text:style-name="P17"><text:s text:c="10"/>.received(</text:p>
      <text:p text:style-name="P17"><text:s text:c="13"/>x =&gt; x.is_satisfied_by(the_item_that_meets_the_right_side_condition));</text:p>
      <text:p text:style-name="P17"/>
      <text:p text:style-name="P30"><text:span text:style-name="T16"><text:s text:c="4"/></text:span><text:span text:style-name="T4">static</text:span><text:span text:style-name="T16"> </text:span><text:span text:style-name="T4">bool</text:span><text:span text:style-name="T16"> result;</text:span></text:p>
      <text:p text:style-name="P30"><text:span text:style-name="T16"><text:s text:c="4"/></text:span><text:span text:style-name="T4">static</text:span><text:span text:style-name="T16"> </text:span><text:span text:style-name="T30">ISpecification</text:span><text:span text:style-name="T16">&lt;</text:span><text:span text:style-name="T30">IWhateverType</text:span><text:span text:style-name="T16">&gt; left_side_specification;</text:span></text:p>
      <text:p text:style-name="P30"><text:span text:style-name="T16"><text:s text:c="4"/></text:span><text:span text:style-name="T4">static</text:span><text:span text:style-name="T16"> </text:span><text:span text:style-name="T30">ISpecification</text:span><text:span text:style-name="T16">&lt;</text:span><text:span text:style-name="T30">IWhateverType</text:span><text:span text:style-name="T16">&gt; right_side_specification;</text:span></text:p>
      <text:p text:style-name="P30"><text:span text:style-name="T16"><text:s text:c="4"/></text:span><text:span text:style-name="T4">static</text:span><text:span text:style-name="T16"> </text:span><text:span text:style-name="T30">IWhateverType</text:span><text:span text:style-name="T16"> the_item_that_meets_the_right_side_condition;</text:span></text:p>
      <text:p text:style-name="P17">}</text:p>
      <text:p text:style-name="P17"/>
      <text:p text:style-name="P30"><text:span text:style-name="T4">public</text:span><text:span text:style-name="T16"> </text:span><text:span text:style-name="T4">class</text:span><text:span text:style-name="T16"> </text:span><text:span text:style-name="T41">when_asked_if_an_item_that_does_not_meet_any_of_the_conditions_satisfies_the_or_operator_specification</text:span><text:span text:style-name="T16"> : </text:span><text:span text:style-name="T41">concern_for_the_or_specification</text:span></text:p>
      <text:p text:style-name="P17">{</text:p>
      <text:p text:style-name="P30"><text:span text:style-name="T16"><text:s text:c="4"/></text:span><text:span text:style-name="T30">Establish</text:span><text:span text:style-name="T16"> context = () =&gt;</text:span></text:p>
      <text:p text:style-name="P17"><text:s text:c="4"/>{</text:p>
      <text:p text:style-name="P30"><text:span text:style-name="T16"><text:s text:c="8"/>left_side_specification = an&lt;</text:span><text:span text:style-name="T30">ISpecification</text:span><text:span text:style-name="T16">&lt;</text:span><text:span text:style-name="T30">IWhateverType</text:span><text:span text:style-name="T16">&gt;&gt;();</text:span></text:p>
      <text:p text:style-name="P30"><text:span text:style-name="T16"><text:s text:c="8"/>right_side_specification = an&lt;</text:span><text:span text:style-name="T30">ISpecification</text:span><text:span text:style-name="T16">&lt;</text:span><text:span text:style-name="T30">IWhateverType</text:span><text:span text:style-name="T16">&gt;&gt;();</text:span></text:p>
      <text:p text:style-name="P30"><text:span text:style-name="T16"><text:s text:c="8"/>the_item_that_meets_no_condition = an&lt;</text:span><text:span text:style-name="T30">IWhateverType</text:span><text:span text:style-name="T16">&gt;();</text:span></text:p>
      <text:p text:style-name="P17"/>
      <text:p text:style-name="P17"><text:s text:c="8"/>left_side_specification</text:p>
      <text:p text:style-name="P17"><text:s text:c="11"/>.Stub(x =&gt; x.is_satisfied_by(the_item_that_meets_no_condition))</text:p>
      <text:p text:style-name="P30"><text:span text:style-name="T16"><text:s text:c="11"/>.Return(</text:span><text:span text:style-name="T4">false</text:span><text:span text:style-name="T16">);</text:span></text:p>
      <text:p text:style-name="P17"><text:s text:c="8"/>right_side_specification</text:p>
      <text:p text:style-name="P17"><text:s text:c="11"/>.Stub(x =&gt; x.is_satisfied_by(the_item_that_meets_no_condition))</text:p>
      <text:p text:style-name="P30"><text:span text:style-name="T16"><text:s text:c="11"/>.Return(</text:span><text:span text:style-name="T4">false</text:span><text:span text:style-name="T16">);</text:span></text:p>
      <text:p text:style-name="P17"/>
      <text:p text:style-name="P30"><text:span text:style-name="T16"><text:s text:c="8"/>create_sut_using(() =&gt; </text:span><text:span text:style-name="T4">new</text:span><text:span text:style-name="T16"> </text:span><text:span text:style-name="T41">OrSpecification</text:span><text:span text:style-name="T16">&lt;</text:span><text:span text:style-name="T30">IWhateverType</text:span><text:span text:style-name="T16">&gt;(</text:span></text:p>
      <text:p text:style-name="P17"><text:s text:c="60"/>left_side_specification, </text:p>
      <text:p text:style-name="P17"><text:s text:c="60"/>right_side_specification));</text:p>
      <text:p text:style-name="P17"><text:s text:c="4"/>};</text:p>
      <text:p text:style-name="P17"/>
      <text:p text:style-name="P30"><text:span text:style-name="T16"><text:s text:c="4"/></text:span><text:span text:style-name="T30">Because</text:span><text:span text:style-name="T16"> of = () =&gt; result = sut.is_satisfied_by(the_item_that_meets_no_condition);</text:span></text:p>
      <text:p text:style-name="P17"/>
      <text:p text:style-name="P30"><text:span text:style-name="T16"><text:s text:c="4"/></text:span><text:span text:style-name="T30">It</text:span><text:span text:style-name="T16"> should_confirm_that_the_or_operator_specification_was_not_satisfied = () =&gt; </text:span></text:p>
      <text:p text:style-name="P17"><text:s text:c="7"/>result.ShouldBeFalse();</text:p>
      <text:p text:style-name="P17"/>
      <text:p text:style-name="P30"><text:span text:style-name="T16"><text:s text:c="4"/></text:span><text:span text:style-name="T30">It</text:span><text:span text:style-name="T16"> should_evaluate_the_left_side_condition = () =&gt;</text:span></text:p>
      <text:p text:style-name="P17"><text:s text:c="7"/>left_side_specification</text:p>
      <text:p text:style-name="P17"><text:s text:c="10"/>.received(x =&gt; x.is_satisfied_by(the_item_that_meets_no_condition));</text:p>
      <text:p text:style-name="P17"/>
      <text:p text:style-name="P30"><text:span text:style-name="T16"><text:s text:c="4"/></text:span><text:span text:style-name="T30">It</text:span><text:span text:style-name="T16"> should_evaluate_the_right_side_condition = () =&gt;</text:span></text:p>
      <text:p text:style-name="P17"><text:soft-page-break/><text:s text:c="7"/>right_side_specification</text:p>
      <text:p text:style-name="P17"><text:s text:c="10"/>.received(x =&gt; x.is_satisfied_by(the_item_that_meets_no_condition));</text:p>
      <text:p text:style-name="P17"/>
      <text:p text:style-name="P30"><text:span text:style-name="T16"><text:s text:c="4"/></text:span><text:span text:style-name="T4">static</text:span><text:span text:style-name="T16"> </text:span><text:span text:style-name="T4">bool</text:span><text:span text:style-name="T16"> result;</text:span></text:p>
      <text:p text:style-name="P30"><text:span text:style-name="T16"><text:s text:c="4"/></text:span><text:span text:style-name="T4">static</text:span><text:span text:style-name="T16"> </text:span><text:span text:style-name="T30">ISpecification</text:span><text:span text:style-name="T16">&lt;</text:span><text:span text:style-name="T30">IWhateverType</text:span><text:span text:style-name="T16">&gt; left_side_specification;</text:span></text:p>
      <text:p text:style-name="P30"><text:span text:style-name="T16"><text:s text:c="4"/></text:span><text:span text:style-name="T4">static</text:span><text:span text:style-name="T16"> </text:span><text:span text:style-name="T30">ISpecification</text:span><text:span text:style-name="T16">&lt;</text:span><text:span text:style-name="T30">IWhateverType</text:span><text:span text:style-name="T16">&gt; right_side_specification;</text:span></text:p>
      <text:p text:style-name="P30"><text:span text:style-name="T16"><text:s text:c="4"/></text:span><text:span text:style-name="T4">static</text:span><text:span text:style-name="T16"> </text:span><text:span text:style-name="T30">IWhateverType</text:span><text:span text:style-name="T16"> the_item_that_meets_no_condition;</text:span></text:p>
      <text:p text:style-name="P17">}</text:p>
      <text:p text:style-name="P3"/>
      <text:p text:style-name="P3">y que obligaria a nuestra clase OrSpecification a hacer lo correcto:</text:p>
      <text:p text:style-name="P3"/>
      <text:p text:style-name="P10"><text:span text:style-name="T9">public</text:span><text:span text:style-name="T21"> </text:span><text:span text:style-name="T9">class</text:span><text:span text:style-name="T21"> </text:span><text:span text:style-name="T45">OrSpecification</text:span><text:span text:style-name="T21">&lt;T&gt; : </text:span><text:span text:style-name="T34">ISpecification</text:span><text:span text:style-name="T21">&lt;T&gt;</text:span></text:p>
      <text:p text:style-name="P17">{</text:p>
      <text:p text:style-name="P30"><text:span text:style-name="T16"><text:s text:c="4"/></text:span><text:span text:style-name="T30">ISpecification</text:span><text:span text:style-name="T16">&lt;T&gt; left_side_specification;</text:span></text:p>
      <text:p text:style-name="P30"><text:span text:style-name="T16"><text:s text:c="4"/></text:span><text:span text:style-name="T30">ISpecification</text:span><text:span text:style-name="T16">&lt;T&gt; right_side_specification;</text:span></text:p>
      <text:p text:style-name="P17"/>
      <text:p text:style-name="P30"><text:span text:style-name="T16"><text:s text:c="4"/></text:span><text:span text:style-name="T4">public</text:span><text:span text:style-name="T16"> OrSpecification(</text:span><text:span text:style-name="T30">ISpecification</text:span><text:span text:style-name="T16">&lt;T&gt; left_side_specification, </text:span></text:p>
      <text:p text:style-name="P30"><text:span text:style-name="T16"><text:s text:c="27"/></text:span><text:span text:style-name="T30">ISpecification</text:span><text:span text:style-name="T16">&lt;T&gt; right_side_specification)</text:span></text:p>
      <text:p text:style-name="P17"><text:s text:c="4"/>{</text:p>
      <text:p text:style-name="P30"><text:span text:style-name="T16"><text:s text:c="8"/></text:span><text:span text:style-name="T4">this</text:span><text:span text:style-name="T16">.left_side_specification = left_side_specification;</text:span></text:p>
      <text:p text:style-name="P30"><text:span text:style-name="T16"><text:s text:c="8"/></text:span><text:span text:style-name="T4">this</text:span><text:span text:style-name="T16">.right_side_specification = right_side_specification;</text:span></text:p>
      <text:p text:style-name="P17"><text:s text:c="4"/>}</text:p>
      <text:p text:style-name="P17"/>
      <text:p text:style-name="P30"><text:span text:style-name="T16"><text:s text:c="4"/></text:span><text:span text:style-name="T4">public</text:span><text:span text:style-name="T16"> </text:span><text:span text:style-name="T4">bool</text:span><text:span text:style-name="T16"> is_satisfied_by(T item)</text:span></text:p>
      <text:p text:style-name="P17"><text:s text:c="4"/>{</text:p>
      <text:p text:style-name="P30"><text:span text:style-name="T16"><text:s text:c="8"/></text:span><text:span text:style-name="T4">return</text:span><text:span text:style-name="T16"> </text:span><text:span text:style-name="T4">this</text:span><text:span text:style-name="T16">.left_side_specification.is_satisfied_by(item) || </text:span></text:p>
      <text:p text:style-name="P17"><text:s text:c="15"/><text:span text:style-name="T2">this</text:span>.right_side_specification.is_satisfied_by(item);</text:p>
      <text:p text:style-name="P17"><text:s text:c="4"/>}</text:p>
      <text:p text:style-name="P17">}</text:p>
      <text:p text:style-name="P3"/>
      <text:p text:style-name="P3">tal y como demuestra la salida de haber ejcutado esta BDD_Spec con TestDriven.NET:</text:p>
      <text:p text:style-name="P3"/>
      <text:p text:style-name="P36">------ Test started: Assembly: dddsample.specs.dll ------</text:p>
      <text:p text:style-name="P37"/>
      <text:p text:style-name="P38">when asked if an item that meets both conditions satisfies the or operator specification</text:p>
      <text:p text:style-name="P41">» should confirm that the or operator specification was satisfied</text:p>
      <text:p text:style-name="P41">» should evaluate the left side condition</text:p>
      <text:p text:style-name="P41">» should not evaluate the right side condition</text:p>
      <text:p text:style-name="P41"/>
      <text:p text:style-name="P41">when asked if an item that meets only the left side condition satisfies the or operator specification</text:p>
      <text:p text:style-name="P41">» should confirm that the or operator specification was satisfied</text:p>
      <text:p text:style-name="P41">» should evaluate the left side condition</text:p>
      <text:p text:style-name="P41">» should not evaluate the right side condition</text:p>
      <text:p text:style-name="P41"/>
      <text:p text:style-name="P41">when asked if an item that meets only the right side condition satisfies the or operator specification</text:p>
      <text:p text:style-name="P41">» should confirm that the or operator specification was satisfied</text:p>
      <text:p text:style-name="P41">» should evaluate the left side condition</text:p>
      <text:p text:style-name="P41">» should evaluate the right side condition</text:p>
      <text:p text:style-name="P41"/>
      <text:p text:style-name="P41">when asked if an item that does not meet any of the conditions satisfies the or operator specification</text:p>
      <text:p text:style-name="P41">» should confirm that the or operator specification was not satisfied</text:p>
      <text:p text:style-name="P41">» should evaluate the left side condition</text:p>
      <text:p text:style-name="P41">» should evaluate the right side condition</text:p>
      <text:p text:style-name="P41"/>
      <text:p text:style-name="P41"/>
      <text:p text:style-name="P41">12 passed, 0 failed, 0 skipped, took 0,65 seconds (Machine.Specifications 0.3.0).</text:p>
      <text:p text:style-name="P3"/>
      <text:p text:style-name="P3">Y con esto habriamos completado nuestro objetivo y quedaria implementada la clase OrSpecification&lt;T&gt;, guiados por BDD, elimimando la necesidad de usar la clase abstracta</text:p>
      <text:p text:style-name="P3">Specification&lt;T&gt; y mostrando en el proceso como los conceptos de Dependency Injection <text:soft-page-break/>abordados en el epigrafe "<text:span text:style-name="T54">Lavando los trapos sucios en publico" o "Inyectar o no Inyectar, he aqui la cuestion</text:span>" nos permiten en este caso reemplazar las dependencias de una clase con mock objects que nos facilitan la tarea de testar la clase OrSpecification&lt;T&gt; completamente aislada de sus dependencias y colaboradores.</text:p>
      <text:p text:style-name="P3"/>
      <text:p text:style-name="P3"><text:span text:style-name="T1">NotSpecification&lt;T&gt; via BDD</text:span>:</text:p>
      <text:p text:style-name="P3"/>
      <text:p text:style-name="P3">Para este caso no nos detendremos ni entraermos en el mismo nivel de detalle que en el de OrSpecification&lt;T&gt;, puesto que, muchos de los conceptos son similares. Aun asi, demostraremos como, efectivamente, la interface de la version java era incorrecta.</text:p>
      <text:p text:style-name="P3"/>
      <text:p text:style-name="P2">Nuestra BDD_Spec para la clase NotSpecification&lt;T&gt; seria:</text:p>
      <text:p text:style-name="P2"/>
      <text:p text:style-name="P36">When asked if an item that meets the condition satisfies the not operation specification</text:p>
      <text:p text:style-name="P41">» It should confirm that the original condition has been negated</text:p>
      <text:p text:style-name="P41">» It should evaluate the condition</text:p>
      <text:p text:style-name="P41"/>
      <text:p text:style-name="P41">When asked if an item that does not meet the condition satisfies the not operation specification</text:p>
      <text:p text:style-name="P41">» It should confirm that the original condition has been negated</text:p>
      <text:p text:style-name="P41">» It should evaluate the condition</text:p>
      <text:p text:style-name="P2"/>
      <text:p text:style-name="P2">El codigo que implementan ambas BDD_Specs:</text:p>
      <text:p text:style-name="P2"/>
      <text:p text:style-name="P16"><text:span text:style-name="T2">public</text:span> <text:span text:style-name="T2">class</text:span> <text:span text:style-name="T39">concern_for_the_not_specification</text:span> : </text:p>
      <text:p text:style-name="P16"><text:span text:style-name="T39"><text:s text:c="3"/>Observes</text:span>&lt;<text:span text:style-name="T28">ISpecification</text:span>&lt;<text:span text:style-name="T28">IWhateverType</text:span>&gt;, <text:span text:style-name="T39">NotSpecification</text:span>&lt;<text:span text:style-name="T28">IWhateverType</text:span>&gt;&gt; { }</text:p>
      <text:p text:style-name="P17"/>
      <text:p text:style-name="P30"><text:span text:style-name="T4">public</text:span><text:span text:style-name="T16"> </text:span><text:span text:style-name="T4">class</text:span><text:span text:style-name="T16"> </text:span><text:span text:style-name="T41">when_asked_if_an_item_that_meets_the_condition_satisfies_the_not_operation_specification</text:span><text:span text:style-name="T16"> : </text:span><text:span text:style-name="T41">concern_for_the_not_specification</text:span></text:p>
      <text:p text:style-name="P17">{</text:p>
      <text:p text:style-name="P30"><text:span text:style-name="T16"><text:s text:c="4"/></text:span><text:span text:style-name="T30">Establish</text:span><text:span text:style-name="T16"> context = () =&gt;</text:span></text:p>
      <text:p text:style-name="P17"><text:s text:c="4"/>{</text:p>
      <text:p text:style-name="P30"><text:span text:style-name="T16"><text:s text:c="8"/>the_to_negate_specification = the_dependency&lt;</text:span><text:span text:style-name="T30">ISpecification</text:span><text:span text:style-name="T16">&lt;</text:span><text:span text:style-name="T30">IWhateverType</text:span><text:span text:style-name="T16">&gt;&gt;();</text:span></text:p>
      <text:p text:style-name="P30"><text:span text:style-name="T16"><text:s text:c="8"/>the_item_that_meets_the_condition = an&lt;</text:span><text:span text:style-name="T30">IWhateverType</text:span><text:span text:style-name="T16">&gt;();</text:span></text:p>
      <text:p text:style-name="P17"/>
      <text:p text:style-name="P17"><text:s text:c="8"/>the_to_negate_specification</text:p>
      <text:p text:style-name="P17"><text:s text:c="11"/>.Stub(x =&gt; x.is_satisfied_by(the_item_that_meets_the_condition))</text:p>
      <text:p text:style-name="P30"><text:span text:style-name="T16"><text:s text:c="11"/>.Return(</text:span><text:span text:style-name="T4">true</text:span><text:span text:style-name="T16">);</text:span></text:p>
      <text:p text:style-name="P17"><text:s text:c="4"/>};</text:p>
      <text:p text:style-name="P17"/>
      <text:p text:style-name="P30"><text:span text:style-name="T16"><text:s text:c="4"/></text:span><text:span text:style-name="T30">Because</text:span><text:span text:style-name="T16"> of = () =&gt; result = sut.is_satisfied_by(the_item_that_meets_the_condition);</text:span></text:p>
      <text:p text:style-name="P17"/>
      <text:p text:style-name="P30"><text:span text:style-name="T16"><text:s text:c="4"/></text:span><text:span text:style-name="T30">It</text:span><text:span text:style-name="T16"> should_confirm_that_the_original_condition_has_been_negated = () =&gt; </text:span></text:p>
      <text:p text:style-name="P17"><text:s text:c="7"/>result.ShouldBeFalse();</text:p>
      <text:p text:style-name="P17"/>
      <text:p text:style-name="P30"><text:span text:style-name="T16"><text:s text:c="4"/></text:span><text:span text:style-name="T30">It</text:span><text:span text:style-name="T16"> should_evaluate_the_condition = () =&gt;</text:span></text:p>
      <text:p text:style-name="P17"><text:s text:c="7"/>the_to_negate_specification</text:p>
      <text:p text:style-name="P17"><text:s text:c="10"/>.received(x =&gt; x.is_satisfied_by(the_item_that_meets_the_condition));</text:p>
      <text:p text:style-name="P17"/>
      <text:p text:style-name="P30"><text:span text:style-name="T16"><text:s text:c="4"/></text:span><text:span text:style-name="T4">static</text:span><text:span text:style-name="T16"> </text:span><text:span text:style-name="T4">bool</text:span><text:span text:style-name="T16"> result;</text:span></text:p>
      <text:p text:style-name="P30"><text:span text:style-name="T16"><text:s text:c="4"/></text:span><text:span text:style-name="T4">static</text:span><text:span text:style-name="T16"> </text:span><text:span text:style-name="T30">IWhateverType</text:span><text:span text:style-name="T16"> the_item_that_meets_the_condition;</text:span></text:p>
      <text:p text:style-name="P30"><text:span text:style-name="T16"><text:s text:c="4"/></text:span><text:span text:style-name="T4">static</text:span><text:span text:style-name="T16"> </text:span><text:span text:style-name="T30">ISpecification</text:span><text:span text:style-name="T16">&lt;</text:span><text:span text:style-name="T30">IWhateverType</text:span><text:span text:style-name="T16">&gt; the_to_negate_specification;</text:span></text:p>
      <text:p text:style-name="P17">}</text:p>
      <text:p text:style-name="P17"/>
      <text:p text:style-name="P30"><text:span text:style-name="T4">public</text:span><text:span text:style-name="T16"> </text:span><text:span text:style-name="T4">class</text:span><text:span text:style-name="T16"> </text:span><text:span text:style-name="T41">when_asked_if_an_item_that_does_not_meet_the_condition_satisfies_the_not_operation_specification</text:span><text:span text:style-name="T16"> : </text:span><text:span text:style-name="T41">concern_for_the_not_specification</text:span></text:p>
      <text:p text:style-name="P17">{</text:p>
      <text:p text:style-name="P30"><text:span text:style-name="T16"><text:s text:c="4"/></text:span><text:span text:style-name="T30">Establish</text:span><text:span text:style-name="T16"> context = () =&gt;</text:span></text:p>
      <text:p text:style-name="P17"><text:s text:c="4"/>{</text:p>
      <text:p text:style-name="P30"><text:span text:style-name="T16"><text:s text:c="8"/>the_to_negate_specification = the_dependency&lt;</text:span><text:span text:style-name="T30">ISpecification</text:span><text:span text:style-name="T16">&lt;</text:span><text:span text:style-name="T30">IWhateverType</text:span><text:span text:style-name="T16">&gt;&gt;();</text:span></text:p>
      <text:p text:style-name="P30"><text:soft-page-break/><text:span text:style-name="T16"><text:s text:c="8"/>the_item_that_does_not_meet_the_condition = an&lt;</text:span><text:span text:style-name="T30">IWhateverType</text:span><text:span text:style-name="T16">&gt;();</text:span></text:p>
      <text:p text:style-name="P17"/>
      <text:p text:style-name="P17"><text:s text:c="8"/>the_to_negate_specification</text:p>
      <text:p text:style-name="P17"><text:s text:c="11"/>.Stub(x =&gt; x.is_satisfied_by(the_item_that_does_not_meet_the_condition))</text:p>
      <text:p text:style-name="P30"><text:span text:style-name="T16"><text:s text:c="11"/>.Return(</text:span><text:span text:style-name="T4">false</text:span><text:span text:style-name="T16">);</text:span></text:p>
      <text:p text:style-name="P17"><text:s text:c="4"/>};</text:p>
      <text:p text:style-name="P17"/>
      <text:p text:style-name="P30"><text:span text:style-name="T16"><text:s text:c="4"/></text:span><text:span text:style-name="T30">Because</text:span><text:span text:style-name="T16"> of = () =&gt; </text:span></text:p>
      <text:p text:style-name="P17"><text:s text:c="7"/>result = sut.is_satisfied_by(the_item_that_does_not_meet_the_condition);</text:p>
      <text:p text:style-name="P17"/>
      <text:p text:style-name="P30"><text:span text:style-name="T16"><text:s text:c="4"/></text:span><text:span text:style-name="T30">It</text:span><text:span text:style-name="T16"> should_confirm_that_the_original_condition_has_been_negated = () =&gt; </text:span></text:p>
      <text:p text:style-name="P17"><text:s text:c="7"/>result.ShouldBeTrue();</text:p>
      <text:p text:style-name="P17"/>
      <text:p text:style-name="P30"><text:span text:style-name="T16"><text:s text:c="4"/></text:span><text:span text:style-name="T30">It</text:span><text:span text:style-name="T16"> should_evaluate_the_condition = () =&gt;</text:span></text:p>
      <text:p text:style-name="P17"><text:s text:c="7"/>the_to_negate_specification</text:p>
      <text:p text:style-name="P17"><text:s text:c="10"/>.received(x =&gt; x.is_satisfied_by(the_item_that_does_not_meet_the_condition));</text:p>
      <text:p text:style-name="P17"/>
      <text:p text:style-name="P30"><text:span text:style-name="T16"><text:s text:c="4"/></text:span><text:span text:style-name="T4">static</text:span><text:span text:style-name="T16"> </text:span><text:span text:style-name="T4">bool</text:span><text:span text:style-name="T16"> result;</text:span></text:p>
      <text:p text:style-name="P30"><text:span text:style-name="T16"><text:s text:c="4"/></text:span><text:span text:style-name="T4">static</text:span><text:span text:style-name="T16"> </text:span><text:span text:style-name="T30">IWhateverType</text:span><text:span text:style-name="T16"> the_item_that_does_not_meet_the_condition;</text:span></text:p>
      <text:p text:style-name="P30"><text:span text:style-name="T16"><text:s text:c="4"/></text:span><text:span text:style-name="T4">static</text:span><text:span text:style-name="T16"> </text:span><text:span text:style-name="T30">ISpecification</text:span><text:span text:style-name="T16">&lt;</text:span><text:span text:style-name="T30">IWhateverType</text:span><text:span text:style-name="T16">&gt; the_to_negate_specification;</text:span></text:p>
      <text:p text:style-name="P17">}</text:p>
      <text:p text:style-name="P2"/>
      <text:p text:style-name="P2">La mecanica vuelve a ser la misma que habiamos empleado para la BDD_Spec de OrSpecification&lt;T&gt;, solo que en este caso solo entra en juego una sola ISpecification&lt;T&gt; y no dos (queda probado por tanto que la interface de la version java probablemente sea erronea), y ademas lo que debemos probar es que convierte true en false y viceversa.</text:p>
      <text:p text:style-name="P2"/>
      <text:p text:style-name="P2">A mayores es interesante destacar el uso de:</text:p>
      <text:p text:style-name="P2"/>
      <text:list xml:id="list39645998" text:continue-list="list39670266" text:style-name="L4">
        <text:list-item>
          <text:p text:style-name="P47">the_dependency&lt;T&gt;(), que crea un mock del tipo especificado por T y ademas lo inyecta al constructor cuando se crea el System Under Test (sut).</text:p>
        </text:list-item>
      </text:list>
      <text:p text:style-name="P2"/>
      <text:p text:style-name="P2">Y que podemos usar sin miedo en este caso ya que el constructor del SUT no recibe ningun argumento del mismo tipo (recordemos que el problema se plantea cuando hay dos o mas argumentos del mismo tipo, obligandonos a usa la llamad explicita al constructor a traves de create_sut_using(). Para mas informacion revisar el apartado donde se trata la implemntacion BDD de OrSpecification&lt;T&gt;).</text:p>
      <text:p text:style-name="P2"/>
      <text:p text:style-name="P2">Nuestra clase NotSpecification&lt;T&gt; asociada a esta BDD_Spec es:</text:p>
      <text:p text:style-name="P2"/>
      <text:p text:style-name="P10"><text:span text:style-name="T4">public</text:span><text:span text:style-name="T16"> </text:span><text:span text:style-name="T4">class</text:span><text:span text:style-name="T16"> </text:span><text:span text:style-name="T41">NotSpecification</text:span><text:span text:style-name="T16">&lt;T&gt; : </text:span><text:span text:style-name="T30">ISpecification</text:span><text:span text:style-name="T16">&lt;T&gt; </text:span></text:p>
      <text:p text:style-name="P17">{</text:p>
      <text:p text:style-name="P30"><text:span text:style-name="T16"><text:s text:c="4"/></text:span><text:span text:style-name="T30">ISpecification</text:span><text:span text:style-name="T16">&lt;T&gt; to_negate_specification;</text:span></text:p>
      <text:p text:style-name="P17"/>
      <text:p text:style-name="P30"><text:span text:style-name="T16"><text:s text:c="4"/></text:span><text:span text:style-name="T4">public</text:span><text:span text:style-name="T16"> NotSpecification(</text:span><text:span text:style-name="T30">ISpecification</text:span><text:span text:style-name="T16">&lt;T&gt; to_negate_specification)</text:span></text:p>
      <text:p text:style-name="P17"><text:s text:c="4"/>{</text:p>
      <text:p text:style-name="P30"><text:span text:style-name="T16"><text:s text:c="8"/></text:span><text:span text:style-name="T4">this</text:span><text:span text:style-name="T16">.to_negate_specification = to_negate_specification;</text:span></text:p>
      <text:p text:style-name="P17"><text:s text:c="4"/>}</text:p>
      <text:p text:style-name="P17"/>
      <text:p text:style-name="P30"><text:span text:style-name="T16"><text:s text:c="4"/></text:span><text:span text:style-name="T4">public</text:span><text:span text:style-name="T16"> </text:span><text:span text:style-name="T4">bool</text:span><text:span text:style-name="T16"> is_satisfied_by(T item)</text:span></text:p>
      <text:p text:style-name="P17"><text:s text:c="4"/>{</text:p>
      <text:p text:style-name="P30"><text:span text:style-name="T16"><text:s text:c="8"/></text:span><text:span text:style-name="T4">return</text:span><text:span text:style-name="T16"> !</text:span><text:span text:style-name="T4">this</text:span><text:span text:style-name="T16">.to_negate_specification.is_satisfied_by(item);</text:span></text:p>
      <text:p text:style-name="P17"><text:s text:c="4"/>}</text:p>
      <text:p text:style-name="P17">}</text:p>
      <text:p text:style-name="P2"/>
      <text:p text:style-name="P2">Y todo funciona segun lo previsto tal y como demuestra el log de TestDriven.NET:</text:p>
      <text:p text:style-name="P2"/>
      <text:p text:style-name="P36">------ Test started: Assembly: dddsample.specs.dll ------</text:p>
      <text:p text:style-name="P37"/>
      <text:p text:style-name="P36">when asked if an item that meets the condition satisfies the not operation specification</text:p>
      <text:p text:style-name="P41">» should confirm that the original condition has been negated</text:p>
      <text:p text:style-name="P41">» should evaluate the condition</text:p>
      <text:p text:style-name="P41"><text:soft-page-break/></text:p>
      <text:p text:style-name="P41">when asked if an item that does not meet the condition satisfies the not operation specification</text:p>
      <text:p text:style-name="P41">» should confirm that the original condition has been negated</text:p>
      <text:p text:style-name="P41">» should evaluate the condition</text:p>
      <text:p text:style-name="P41"/>
      <text:p text:style-name="P41"/>
      <text:p text:style-name="P41">4 passed, 0 failed, 0 skipped, took 0,62 seconds (Machine.Specifications 0.3.0).</text:p>
      <text:p text:style-name="P7"/>
      <text:p text:style-name="P2"/>
      <text:p text:style-name="P3"><text:span text:style-name="T1">AndSpecification&lt;T&gt; via BDD</text:span>:</text:p>
      <text:p text:style-name="P3"/>
      <text:p text:style-name="P3">Finalmente reproducimos las BDD_specs para la clase AndSpecification&lt;T&gt;, para de esta forma completar la primera parte del patron DDD_Specification y poder proceder con la segunda parte.</text:p>
      <text:p text:style-name="P3"/>
      <text:p text:style-name="P3">Es un calco de OrSpecification&lt;T&gt; pero realizando la funcion logica AND en vez de OR. A estas alturas, despues de haber navegado por los entresijos de la implementacion de Not Specification&lt;T&gt; y sobre todo de OrSpecification&lt;T&gt;, no deberia plantear ningun reto entenderlo.</text:p>
      <text:p text:style-name="P3"/>
      <text:p text:style-name="P2">Nuestra BDD_Spec para la clase AndSpecification&lt;T&gt; seria:</text:p>
      <text:p text:style-name="P2"/>
      <text:p text:style-name="P36">When asked if an item that meets both conditions satisfies the and operator specification</text:p>
      <text:p text:style-name="P41">» It should confirm that the and operator specification was satisfied</text:p>
      <text:p text:style-name="P41">» It should evaluate the left side condition</text:p>
      <text:p text:style-name="P41">» It should evaluate the right side condition</text:p>
      <text:p text:style-name="P41"/>
      <text:p text:style-name="P41">When asked if an item that meets only the left side condition satisfies the and operator specification</text:p>
      <text:p text:style-name="P41">» It should confirm that the and operator specification was not satisfied</text:p>
      <text:p text:style-name="P41">» It should evaluate the left side condition</text:p>
      <text:p text:style-name="P41">» It should evaluate the right side condition</text:p>
      <text:p text:style-name="P41"/>
      <text:p text:style-name="P41">When asked if an item that meets only the right side condition satisfies the and operator specification</text:p>
      <text:p text:style-name="P41">» It should confirm that the and operator specification was not satisfied</text:p>
      <text:p text:style-name="P41">» It should evaluate the left side condition</text:p>
      <text:p text:style-name="P41">» It should not evaluate the right side condition</text:p>
      <text:p text:style-name="P41"/>
      <text:p text:style-name="P41">When asked if an item that does not meet any of the conditions satisfies the and operator specification</text:p>
      <text:p text:style-name="P41">» It should confirm that the and operator specification was not satisfied</text:p>
      <text:p text:style-name="P41">» It should evaluate the left side condition</text:p>
      <text:p text:style-name="P41">» It should not evaluate the right side condition</text:p>
      <text:p text:style-name="P2"/>
      <text:p text:style-name="P3">Es interesante fijarse, que con respecto a OrSpecification&lt;T&gt; cambia los casos en los que no se evalua el operando derecho, ya que FALSE AND CUALQUIER_COSA = FALSE.</text:p>
      <text:p text:style-name="P3"/>
      <text:p text:style-name="P3">La implementacion de las especificaciones:</text:p>
      <text:p text:style-name="P3"/>
      <text:p text:style-name="P12"><text:span text:style-name="T4">public</text:span><text:span text:style-name="T16"> </text:span><text:span text:style-name="T4">class</text:span><text:span text:style-name="T16"> </text:span><text:span text:style-name="T41">concern_for_the_and_specification</text:span><text:span text:style-name="T16"> : </text:span></text:p>
      <text:p text:style-name="P12"><text:span text:style-name="T16"><text:s text:c="3"/></text:span><text:span text:style-name="T41">Observes</text:span><text:span text:style-name="T16">&lt;</text:span><text:span text:style-name="T30">ISpecification</text:span><text:span text:style-name="T16">&lt;</text:span><text:span text:style-name="T30">IWhateverType</text:span><text:span text:style-name="T16">&gt;, </text:span><text:span text:style-name="T41">AndSpecification</text:span><text:span text:style-name="T16">&lt;</text:span><text:span text:style-name="T30">IWhateverType</text:span><text:span text:style-name="T16">&gt;&gt; { }</text:span></text:p>
      <text:p text:style-name="P17"/>
      <text:p text:style-name="P30"><text:span text:style-name="T4">public</text:span><text:span text:style-name="T16"> </text:span><text:span text:style-name="T4">class</text:span><text:span text:style-name="T16"> </text:span><text:span text:style-name="T41">when_asked_if_an_item_that_meets_both_conditions_satisfies_the_and_operator_specification</text:span><text:span text:style-name="T16"> : </text:span><text:span text:style-name="T41">concern_for_the_and_specification</text:span></text:p>
      <text:p text:style-name="P17">{</text:p>
      <text:p text:style-name="P30"><text:span text:style-name="T16"><text:s text:c="4"/></text:span><text:span text:style-name="T30">Establish</text:span><text:span text:style-name="T16"> context = () =&gt;</text:span></text:p>
      <text:p text:style-name="P17"><text:s text:c="4"/>{</text:p>
      <text:p text:style-name="P30"><text:span text:style-name="T16"><text:s text:c="8"/>left_side_specification = an&lt;</text:span><text:span text:style-name="T30">ISpecification</text:span><text:span text:style-name="T16">&lt;</text:span><text:span text:style-name="T30">IWhateverType</text:span><text:span text:style-name="T16">&gt;&gt;();</text:span></text:p>
      <text:p text:style-name="P30"><text:span text:style-name="T16"><text:s text:c="8"/>right_side_specification = an&lt;</text:span><text:span text:style-name="T30">ISpecification</text:span><text:span text:style-name="T16">&lt;</text:span><text:span text:style-name="T30">IWhateverType</text:span><text:span text:style-name="T16">&gt;&gt;();</text:span></text:p>
      <text:p text:style-name="P30"><text:span text:style-name="T16"><text:s text:c="8"/>the_item_that_meets_both_conditions = an&lt;</text:span><text:span text:style-name="T30">IWhateverType</text:span><text:span text:style-name="T16">&gt;();</text:span></text:p>
      <text:p text:style-name="P17"><text:soft-page-break/></text:p>
      <text:p text:style-name="P17"><text:s text:c="8"/>left_side_specification</text:p>
      <text:p text:style-name="P17"><text:s text:c="11"/>.Stub(x =&gt; x.is_satisfied_by(the_item_that_meets_both_conditions))</text:p>
      <text:p text:style-name="P30"><text:span text:style-name="T16"><text:s text:c="11"/>.Return(</text:span><text:span text:style-name="T4">true</text:span><text:span text:style-name="T16">);</text:span></text:p>
      <text:p text:style-name="P17"><text:s text:c="8"/>right_side_specification</text:p>
      <text:p text:style-name="P17"><text:s text:c="11"/>.Stub(x =&gt; x.is_satisfied_by(the_item_that_meets_both_conditions))</text:p>
      <text:p text:style-name="P30"><text:span text:style-name="T16"><text:s text:c="11"/>.Return(</text:span><text:span text:style-name="T4">true</text:span><text:span text:style-name="T16">);</text:span></text:p>
      <text:p text:style-name="P17"/>
      <text:p text:style-name="P30"><text:span text:style-name="T16"><text:s text:c="8"/>create_sut_using(() =&gt; </text:span><text:span text:style-name="T4">new</text:span><text:span text:style-name="T16"> </text:span><text:span text:style-name="T41">AndSpecification</text:span><text:span text:style-name="T16">&lt;</text:span><text:span text:style-name="T30">IWhateverType</text:span><text:span text:style-name="T16">&gt;(</text:span></text:p>
      <text:p text:style-name="P17"><text:s text:c="60"/>left_side_specification, </text:p>
      <text:p text:style-name="P17"><text:s text:c="60"/>right_side_specification));</text:p>
      <text:p text:style-name="P17"><text:s text:c="4"/>};</text:p>
      <text:p text:style-name="P17"/>
      <text:p text:style-name="P30"><text:span text:style-name="T16"><text:s text:c="4"/></text:span><text:span text:style-name="T30">Because</text:span><text:span text:style-name="T16"> of = () =&gt; result = </text:span></text:p>
      <text:p text:style-name="P17"><text:s text:c="7"/>sut.is_satisfied_by(the_item_that_meets_both_conditions);</text:p>
      <text:p text:style-name="P17"/>
      <text:p text:style-name="P30"><text:span text:style-name="T16"><text:s text:c="4"/></text:span><text:span text:style-name="T30">It</text:span><text:span text:style-name="T16"> should_confirm_that_the_and_operator_specification_was_satisfied = () =&gt; </text:span></text:p>
      <text:p text:style-name="P17"><text:s text:c="7"/>result.ShouldBeTrue();</text:p>
      <text:p text:style-name="P17"/>
      <text:p text:style-name="P30"><text:span text:style-name="T16"><text:s text:c="4"/></text:span><text:span text:style-name="T30">It</text:span><text:span text:style-name="T16"> should_evaluate_the_left_side_condition = () =&gt;</text:span></text:p>
      <text:p text:style-name="P17"><text:s text:c="7"/>left_side_specification</text:p>
      <text:p text:style-name="P17"><text:s text:c="10"/>.received(x =&gt; x.is_satisfied_by(the_item_that_meets_both_conditions));</text:p>
      <text:p text:style-name="P17"/>
      <text:p text:style-name="P30"><text:span text:style-name="T16"><text:s text:c="4"/></text:span><text:span text:style-name="T30">It</text:span><text:span text:style-name="T16"> should_evaluate_the_right_side_condition = () =&gt;</text:span></text:p>
      <text:p text:style-name="P17"><text:s text:c="7"/>right_side_specification</text:p>
      <text:p text:style-name="P17"><text:s text:c="10"/>.received(x =&gt; x.is_satisfied_by(the_item_that_meets_both_conditions));</text:p>
      <text:p text:style-name="P17"/>
      <text:p text:style-name="P30"><text:span text:style-name="T16"><text:s text:c="4"/></text:span><text:span text:style-name="T4">static</text:span><text:span text:style-name="T16"> </text:span><text:span text:style-name="T4">bool</text:span><text:span text:style-name="T16"> result;</text:span></text:p>
      <text:p text:style-name="P30"><text:span text:style-name="T16"><text:s text:c="4"/></text:span><text:span text:style-name="T4">static</text:span><text:span text:style-name="T16"> </text:span><text:span text:style-name="T30">ISpecification</text:span><text:span text:style-name="T16">&lt;</text:span><text:span text:style-name="T30">IWhateverType</text:span><text:span text:style-name="T16">&gt; left_side_specification;</text:span></text:p>
      <text:p text:style-name="P30"><text:span text:style-name="T16"><text:s text:c="4"/></text:span><text:span text:style-name="T4">static</text:span><text:span text:style-name="T16"> </text:span><text:span text:style-name="T30">ISpecification</text:span><text:span text:style-name="T16">&lt;</text:span><text:span text:style-name="T30">IWhateverType</text:span><text:span text:style-name="T16">&gt; right_side_specification;</text:span></text:p>
      <text:p text:style-name="P30"><text:span text:style-name="T16"><text:s text:c="4"/></text:span><text:span text:style-name="T4">static</text:span><text:span text:style-name="T16"> </text:span><text:span text:style-name="T30">IWhateverType</text:span><text:span text:style-name="T16"> the_item_that_meets_both_conditions;</text:span></text:p>
      <text:p text:style-name="P17">}</text:p>
      <text:p text:style-name="P17"/>
      <text:p text:style-name="P30"><text:span text:style-name="T4">public</text:span><text:span text:style-name="T16"> </text:span><text:span text:style-name="T4">class</text:span><text:span text:style-name="T16"> </text:span><text:span text:style-name="T41">when_asked_if_an_item_that_meets_only_the_left_side_condition_satisfies_the_and_operator_specification</text:span><text:span text:style-name="T16"> : </text:span><text:span text:style-name="T41">concern_for_the_and_specification</text:span></text:p>
      <text:p text:style-name="P17">{</text:p>
      <text:p text:style-name="P30"><text:span text:style-name="T16"><text:s text:c="4"/></text:span><text:span text:style-name="T30">Establish</text:span><text:span text:style-name="T16"> context = () =&gt;</text:span></text:p>
      <text:p text:style-name="P17"><text:s text:c="4"/>{</text:p>
      <text:p text:style-name="P30"><text:span text:style-name="T16"><text:s text:c="8"/>left_side_specification = an&lt;</text:span><text:span text:style-name="T30">ISpecification</text:span><text:span text:style-name="T16">&lt;</text:span><text:span text:style-name="T30">IWhateverType</text:span><text:span text:style-name="T16">&gt;&gt;();</text:span></text:p>
      <text:p text:style-name="P30"><text:span text:style-name="T16"><text:s text:c="8"/>right_side_specification = an&lt;</text:span><text:span text:style-name="T30">ISpecification</text:span><text:span text:style-name="T16">&lt;</text:span><text:span text:style-name="T30">IWhateverType</text:span><text:span text:style-name="T16">&gt;&gt;(); <text:s text:c="11"/></text:span></text:p>
      <text:p text:style-name="P30"><text:span text:style-name="T16"><text:s text:c="8"/>the_item_that_meets_the_left_side_condition = an&lt;</text:span><text:span text:style-name="T30">IWhateverType</text:span><text:span text:style-name="T16">&gt;();</text:span></text:p>
      <text:p text:style-name="P17"/>
      <text:p text:style-name="P17"><text:s text:c="8"/>left_side_specification</text:p>
      <text:p text:style-name="P17"><text:s text:c="11"/>.Stub(x =&gt; x.is_satisfied_by(the_item_that_meets_the_left_side_condition))</text:p>
      <text:p text:style-name="P30"><text:span text:style-name="T16"><text:s text:c="11"/>.Return(</text:span><text:span text:style-name="T4">true</text:span><text:span text:style-name="T16">);</text:span></text:p>
      <text:p text:style-name="P17"><text:s text:c="8"/>right_side_specification</text:p>
      <text:p text:style-name="P17"><text:s text:c="11"/>.Stub(x =&gt; x.is_satisfied_by(the_item_that_meets_the_left_side_condition))</text:p>
      <text:p text:style-name="P30"><text:span text:style-name="T16"><text:s text:c="11"/>.Return(</text:span><text:span text:style-name="T4">false</text:span><text:span text:style-name="T16">);</text:span></text:p>
      <text:p text:style-name="P17"/>
      <text:p text:style-name="P30"><text:span text:style-name="T16"><text:s text:c="8"/>create_sut_using(() =&gt; </text:span><text:span text:style-name="T4">new</text:span><text:span text:style-name="T16"> </text:span><text:span text:style-name="T41">AndSpecification</text:span><text:span text:style-name="T16">&lt;</text:span><text:span text:style-name="T30">IWhateverType</text:span><text:span text:style-name="T16">&gt;(</text:span></text:p>
      <text:p text:style-name="P17"><text:s text:c="60"/>left_side_specification, </text:p>
      <text:p text:style-name="P17"><text:s text:c="60"/>right_side_specification));</text:p>
      <text:p text:style-name="P17"><text:s text:c="4"/>};</text:p>
      <text:p text:style-name="P17"/>
      <text:p text:style-name="P30"><text:span text:style-name="T16"><text:s text:c="4"/></text:span><text:span text:style-name="T30">Because</text:span><text:span text:style-name="T16"> of = () =&gt; </text:span></text:p>
      <text:p text:style-name="P17"><text:s text:c="8"/>result = sut.is_satisfied_by(the_item_that_meets_the_left_side_condition);</text:p>
      <text:p text:style-name="P17"/>
      <text:p text:style-name="P30"><text:span text:style-name="T16"><text:s text:c="4"/></text:span><text:span text:style-name="T30">It</text:span><text:span text:style-name="T16"> should_confirm_that_the_and_operator_specification_was_not_satisfied = () =&gt; </text:span></text:p>
      <text:p text:style-name="P17"><text:s text:c="7"/>result.ShouldBeFalse();</text:p>
      <text:p text:style-name="P17"/>
      <text:p text:style-name="P30"><text:span text:style-name="T16"><text:s text:c="4"/></text:span><text:span text:style-name="T30">It</text:span><text:span text:style-name="T16"> should_evaluate_the_left_side_condition = () =&gt;</text:span></text:p>
      <text:p text:style-name="P17"><text:soft-page-break/><text:s text:c="7"/>left_side_specification</text:p>
      <text:p text:style-name="P17"><text:s text:c="10"/>.received(</text:p>
      <text:p text:style-name="P17"><text:s text:c="13"/>x =&gt; x.is_satisfied_by(the_item_that_meets_the_left_side_condition));</text:p>
      <text:p text:style-name="P17"/>
      <text:p text:style-name="P30"><text:span text:style-name="T16"><text:s text:c="4"/></text:span><text:span text:style-name="T30">It</text:span><text:span text:style-name="T16"> should_evaluate_the_right_side_condition = () =&gt;</text:span></text:p>
      <text:p text:style-name="P17"><text:s text:c="7"/>right_side_specification</text:p>
      <text:p text:style-name="P17"><text:s text:c="10"/>.received(</text:p>
      <text:p text:style-name="P17"><text:s text:c="13"/>x =&gt; x.is_satisfied_by(the_item_that_meets_the_left_side_condition));</text:p>
      <text:p text:style-name="P17"/>
      <text:p text:style-name="P30"><text:span text:style-name="T16"><text:s text:c="4"/></text:span><text:span text:style-name="T4">static</text:span><text:span text:style-name="T16"> </text:span><text:span text:style-name="T4">bool</text:span><text:span text:style-name="T16"> result;</text:span></text:p>
      <text:p text:style-name="P30"><text:span text:style-name="T16"><text:s text:c="4"/></text:span><text:span text:style-name="T4">static</text:span><text:span text:style-name="T16"> </text:span><text:span text:style-name="T30">ISpecification</text:span><text:span text:style-name="T16">&lt;</text:span><text:span text:style-name="T30">IWhateverType</text:span><text:span text:style-name="T16">&gt; left_side_specification;</text:span></text:p>
      <text:p text:style-name="P30"><text:span text:style-name="T16"><text:s text:c="4"/></text:span><text:span text:style-name="T4">static</text:span><text:span text:style-name="T16"> </text:span><text:span text:style-name="T30">ISpecification</text:span><text:span text:style-name="T16">&lt;</text:span><text:span text:style-name="T30">IWhateverType</text:span><text:span text:style-name="T16">&gt; right_side_specification;</text:span></text:p>
      <text:p text:style-name="P30"><text:span text:style-name="T16"><text:s text:c="4"/></text:span><text:span text:style-name="T4">static</text:span><text:span text:style-name="T16"> </text:span><text:span text:style-name="T30">IWhateverType</text:span><text:span text:style-name="T16"> the_item_that_meets_the_left_side_condition;</text:span></text:p>
      <text:p text:style-name="P17">}</text:p>
      <text:p text:style-name="P17"/>
      <text:p text:style-name="P30"><text:span text:style-name="T4">public</text:span><text:span text:style-name="T16"> </text:span><text:span text:style-name="T4">class</text:span><text:span text:style-name="T16"> </text:span><text:span text:style-name="T41">when_asked_if_an_item_that_meets_only_the_right_side_condition_satisfies_the_and_operator_specification</text:span><text:span text:style-name="T16"> : </text:span><text:span text:style-name="T41">concern_for_the_and_specification</text:span></text:p>
      <text:p text:style-name="P17">{</text:p>
      <text:p text:style-name="P30"><text:span text:style-name="T16"><text:s text:c="4"/></text:span><text:span text:style-name="T30">Establish</text:span><text:span text:style-name="T16"> context = () =&gt;</text:span></text:p>
      <text:p text:style-name="P17"><text:s text:c="4"/>{</text:p>
      <text:p text:style-name="P30"><text:span text:style-name="T16"><text:s text:c="8"/>left_side_specification = an&lt;</text:span><text:span text:style-name="T30">ISpecification</text:span><text:span text:style-name="T16">&lt;</text:span><text:span text:style-name="T30">IWhateverType</text:span><text:span text:style-name="T16">&gt;&gt;();</text:span></text:p>
      <text:p text:style-name="P30"><text:span text:style-name="T16"><text:s text:c="8"/>right_side_specification = an&lt;</text:span><text:span text:style-name="T30">ISpecification</text:span><text:span text:style-name="T16">&lt;</text:span><text:span text:style-name="T30">IWhateverType</text:span><text:span text:style-name="T16">&gt;&gt;();</text:span></text:p>
      <text:p text:style-name="P30"><text:span text:style-name="T16"><text:s text:c="8"/>the_item_that_meets_the_right_side_condition = an&lt;</text:span><text:span text:style-name="T30">IWhateverType</text:span><text:span text:style-name="T16">&gt;();</text:span></text:p>
      <text:p text:style-name="P17"/>
      <text:p text:style-name="P17"><text:s text:c="8"/>left_side_specification</text:p>
      <text:p text:style-name="P17"><text:s text:c="11"/>.Stub(x =&gt; x.is_satisfied_by(the_item_that_meets_the_right_side_condition))</text:p>
      <text:p text:style-name="P30"><text:span text:style-name="T16"><text:s text:c="11"/>.Return(</text:span><text:span text:style-name="T4">false</text:span><text:span text:style-name="T16">);</text:span></text:p>
      <text:p text:style-name="P17"><text:s text:c="8"/>right_side_specification</text:p>
      <text:p text:style-name="P17"><text:s text:c="11"/>.Stub(x =&gt; x.is_satisfied_by(the_item_that_meets_the_right_side_condition))</text:p>
      <text:p text:style-name="P30"><text:span text:style-name="T16"><text:s text:c="11"/>.Return(</text:span><text:span text:style-name="T4">true</text:span><text:span text:style-name="T16">);</text:span></text:p>
      <text:p text:style-name="P17"/>
      <text:p text:style-name="P30"><text:span text:style-name="T16"><text:s text:c="8"/>create_sut_using(() =&gt; </text:span><text:span text:style-name="T4">new</text:span><text:span text:style-name="T16"> </text:span><text:span text:style-name="T41">AndSpecification</text:span><text:span text:style-name="T16">&lt;</text:span><text:span text:style-name="T30">IWhateverType</text:span><text:span text:style-name="T16">&gt;(</text:span></text:p>
      <text:p text:style-name="P17"><text:s text:c="60"/>left_side_specification, </text:p>
      <text:p text:style-name="P17"><text:s text:c="60"/>right_side_specification));</text:p>
      <text:p text:style-name="P17"><text:s text:c="4"/>};</text:p>
      <text:p text:style-name="P17"/>
      <text:p text:style-name="P30"><text:span text:style-name="T16"><text:s text:c="4"/></text:span><text:span text:style-name="T30">Because</text:span><text:span text:style-name="T16"> of = () =&gt; </text:span></text:p>
      <text:p text:style-name="P17"><text:s text:c="7"/>result = sut.is_satisfied_by(the_item_that_meets_the_right_side_condition);</text:p>
      <text:p text:style-name="P17"/>
      <text:p text:style-name="P30"><text:span text:style-name="T16"><text:s text:c="4"/></text:span><text:span text:style-name="T30">It</text:span><text:span text:style-name="T16"> should_confirm_that_the_and_operator_specification_was_not_satisfied = () =&gt; </text:span></text:p>
      <text:p text:style-name="P17"><text:s text:c="7"/>result.ShouldBeFalse();</text:p>
      <text:p text:style-name="P17"/>
      <text:p text:style-name="P30"><text:span text:style-name="T16"><text:s text:c="4"/></text:span><text:span text:style-name="T30">It</text:span><text:span text:style-name="T16"> should_evaluate_the_left_side_condition = () =&gt;</text:span></text:p>
      <text:p text:style-name="P17"><text:s text:c="7"/>left_side_specification</text:p>
      <text:p text:style-name="P17"><text:s text:c="10"/>.received(</text:p>
      <text:p text:style-name="P17"><text:s text:c="13"/>x =&gt; x.is_satisfied_by(the_item_that_meets_the_right_side_condition));</text:p>
      <text:p text:style-name="P17"/>
      <text:p text:style-name="P30"><text:span text:style-name="T16"><text:s text:c="4"/></text:span><text:span text:style-name="T30">It</text:span><text:span text:style-name="T16"> should_not_evaluate_the_right_side_condition = () =&gt;</text:span></text:p>
      <text:p text:style-name="P17"><text:s text:c="7"/>right_side_specification</text:p>
      <text:p text:style-name="P17"><text:s text:c="10"/>.never_received(</text:p>
      <text:p text:style-name="P17"><text:s text:c="13"/>x =&gt; x.is_satisfied_by(the_item_that_meets_the_right_side_condition));</text:p>
      <text:p text:style-name="P17"/>
      <text:p text:style-name="P30"><text:span text:style-name="T16"><text:s text:c="4"/></text:span><text:span text:style-name="T4">static</text:span><text:span text:style-name="T16"> </text:span><text:span text:style-name="T4">bool</text:span><text:span text:style-name="T16"> result;</text:span></text:p>
      <text:p text:style-name="P30"><text:span text:style-name="T16"><text:s text:c="4"/></text:span><text:span text:style-name="T4">static</text:span><text:span text:style-name="T16"> </text:span><text:span text:style-name="T30">ISpecification</text:span><text:span text:style-name="T16">&lt;</text:span><text:span text:style-name="T30">IWhateverType</text:span><text:span text:style-name="T16">&gt; left_side_specification;</text:span></text:p>
      <text:p text:style-name="P30"><text:span text:style-name="T16"><text:s text:c="4"/></text:span><text:span text:style-name="T4">static</text:span><text:span text:style-name="T16"> </text:span><text:span text:style-name="T30">ISpecification</text:span><text:span text:style-name="T16">&lt;</text:span><text:span text:style-name="T30">IWhateverType</text:span><text:span text:style-name="T16">&gt; right_side_specification;</text:span></text:p>
      <text:p text:style-name="P30"><text:span text:style-name="T16"><text:s text:c="4"/></text:span><text:span text:style-name="T4">static</text:span><text:span text:style-name="T16"> </text:span><text:span text:style-name="T30">IWhateverType</text:span><text:span text:style-name="T16"> the_item_that_meets_the_right_side_condition;</text:span></text:p>
      <text:p text:style-name="P17">}</text:p>
      <text:p text:style-name="P17"/>
      <text:p text:style-name="P30"><text:span text:style-name="T4">public</text:span><text:span text:style-name="T16"> </text:span><text:span text:style-name="T4">class</text:span><text:span text:style-name="T16"> </text:span><text:span text:style-name="T41">when_asked_if_an_item_that_does_not_meet_any_of_the_conditions_satisfies_the_and_operator_specification</text:span><text:span text:style-name="T16"> : </text:span><text:span text:style-name="T41">concern_for_the_and_specification</text:span></text:p>
      <text:p text:style-name="P17"><text:soft-page-break/>{</text:p>
      <text:p text:style-name="P30"><text:span text:style-name="T16"><text:s text:c="4"/></text:span><text:span text:style-name="T30">Establish</text:span><text:span text:style-name="T16"> context = () =&gt;</text:span></text:p>
      <text:p text:style-name="P17"><text:s text:c="4"/>{</text:p>
      <text:p text:style-name="P30"><text:span text:style-name="T16"><text:s text:c="8"/>left_side_specification = an&lt;</text:span><text:span text:style-name="T30">ISpecification</text:span><text:span text:style-name="T16">&lt;</text:span><text:span text:style-name="T30">IWhateverType</text:span><text:span text:style-name="T16">&gt;&gt;();</text:span></text:p>
      <text:p text:style-name="P30"><text:span text:style-name="T16"><text:s text:c="8"/>right_side_specification = an&lt;</text:span><text:span text:style-name="T30">ISpecification</text:span><text:span text:style-name="T16">&lt;</text:span><text:span text:style-name="T30">IWhateverType</text:span><text:span text:style-name="T16">&gt;&gt;();</text:span></text:p>
      <text:p text:style-name="P30"><text:span text:style-name="T16"><text:s text:c="8"/>the_item_that_meets_no_condition = an&lt;</text:span><text:span text:style-name="T30">IWhateverType</text:span><text:span text:style-name="T16">&gt;();</text:span></text:p>
      <text:p text:style-name="P17"/>
      <text:p text:style-name="P17"><text:s text:c="8"/>left_side_specification</text:p>
      <text:p text:style-name="P17"><text:s text:c="11"/>.Stub(x =&gt; x.is_satisfied_by(the_item_that_meets_no_condition))</text:p>
      <text:p text:style-name="P30"><text:span text:style-name="T16"><text:s text:c="11"/>.Return(</text:span><text:span text:style-name="T4">false</text:span><text:span text:style-name="T16">);</text:span></text:p>
      <text:p text:style-name="P17"><text:s text:c="8"/>right_side_specification</text:p>
      <text:p text:style-name="P17"><text:s text:c="11"/>.Stub(x =&gt; x.is_satisfied_by(the_item_that_meets_no_condition))</text:p>
      <text:p text:style-name="P30"><text:span text:style-name="T16"><text:s text:c="11"/>.Return(</text:span><text:span text:style-name="T4">false</text:span><text:span text:style-name="T16">);</text:span></text:p>
      <text:p text:style-name="P17"/>
      <text:p text:style-name="P30"><text:span text:style-name="T16"><text:s text:c="8"/>create_sut_using(() =&gt; </text:span><text:span text:style-name="T4">new</text:span><text:span text:style-name="T16"> </text:span><text:span text:style-name="T41">AndSpecification</text:span><text:span text:style-name="T16">&lt;</text:span><text:span text:style-name="T30">IWhateverType</text:span><text:span text:style-name="T16">&gt;(</text:span></text:p>
      <text:p text:style-name="P17"><text:s text:c="60"/>left_side_specification, </text:p>
      <text:p text:style-name="P17"><text:s text:c="60"/>right_side_specification));</text:p>
      <text:p text:style-name="P17"><text:s text:c="4"/>};</text:p>
      <text:p text:style-name="P17"/>
      <text:p text:style-name="P30"><text:span text:style-name="T16"><text:s text:c="4"/></text:span><text:span text:style-name="T30">Because</text:span><text:span text:style-name="T16"> of = () =&gt; result = sut.is_satisfied_by(the_item_that_meets_no_condition);</text:span></text:p>
      <text:p text:style-name="P17"/>
      <text:p text:style-name="P30"><text:span text:style-name="T16"><text:s text:c="4"/></text:span><text:span text:style-name="T30">It</text:span><text:span text:style-name="T16"> should_confirm_that_the_and_operator_specification_was_not_satisfied = () =&gt; </text:span></text:p>
      <text:p text:style-name="P17"><text:s text:c="7"/>result.ShouldBeFalse();</text:p>
      <text:p text:style-name="P17"/>
      <text:p text:style-name="P30"><text:span text:style-name="T16"><text:s text:c="4"/></text:span><text:span text:style-name="T30">It</text:span><text:span text:style-name="T16"> should_evaluate_the_left_side_condition = () =&gt;</text:span></text:p>
      <text:p text:style-name="P17"><text:s text:c="7"/>left_side_specification</text:p>
      <text:p text:style-name="P17"><text:s text:c="10"/>.received(x =&gt; x.is_satisfied_by(the_item_that_meets_no_condition));</text:p>
      <text:p text:style-name="P17"/>
      <text:p text:style-name="P30"><text:span text:style-name="T16"><text:s text:c="4"/></text:span><text:span text:style-name="T30">It</text:span><text:span text:style-name="T16"> should_not_evaluate_the_right_side_condition = () =&gt;</text:span></text:p>
      <text:p text:style-name="P17"><text:s text:c="7"/>right_side_specification</text:p>
      <text:p text:style-name="P17"><text:s text:c="10"/>.never_received(x =&gt; x.is_satisfied_by(the_item_that_meets_no_condition));</text:p>
      <text:p text:style-name="P17"/>
      <text:p text:style-name="P30"><text:span text:style-name="T16"><text:s text:c="4"/></text:span><text:span text:style-name="T4">static</text:span><text:span text:style-name="T16"> </text:span><text:span text:style-name="T4">bool</text:span><text:span text:style-name="T16"> result;</text:span></text:p>
      <text:p text:style-name="P30"><text:span text:style-name="T16"><text:s text:c="4"/></text:span><text:span text:style-name="T4">static</text:span><text:span text:style-name="T16"> </text:span><text:span text:style-name="T30">ISpecification</text:span><text:span text:style-name="T16">&lt;</text:span><text:span text:style-name="T30">IWhateverType</text:span><text:span text:style-name="T16">&gt; left_side_specification;</text:span></text:p>
      <text:p text:style-name="P30"><text:span text:style-name="T16"><text:s text:c="4"/></text:span><text:span text:style-name="T4">static</text:span><text:span text:style-name="T16"> </text:span><text:span text:style-name="T30">ISpecification</text:span><text:span text:style-name="T16">&lt;</text:span><text:span text:style-name="T30">IWhateverType</text:span><text:span text:style-name="T16">&gt; right_side_specification;</text:span></text:p>
      <text:p text:style-name="P30"><text:span text:style-name="T16"><text:s text:c="4"/></text:span><text:span text:style-name="T4">static</text:span><text:span text:style-name="T16"> </text:span><text:span text:style-name="T30">IWhateverType</text:span><text:span text:style-name="T16"> the_item_that_meets_no_condition;</text:span></text:p>
      <text:p text:style-name="P17">}</text:p>
      <text:p text:style-name="P3"/>
      <text:p text:style-name="P3">y la clase que hace que se cumplan las BDD_Specs:</text:p>
      <text:p text:style-name="P3"/>
      <text:p text:style-name="P12"><text:span text:style-name="T4">public</text:span><text:span text:style-name="T16"> </text:span><text:span text:style-name="T4">class</text:span><text:span text:style-name="T16"> </text:span><text:span text:style-name="T41">AndSpecification</text:span><text:span text:style-name="T16">&lt;T&gt; : </text:span><text:span text:style-name="T30">ISpecification</text:span><text:span text:style-name="T16">&lt;T&gt;</text:span></text:p>
      <text:p text:style-name="P17">{</text:p>
      <text:p text:style-name="P30"><text:span text:style-name="T16"><text:s text:c="4"/></text:span><text:span text:style-name="T30">ISpecification</text:span><text:span text:style-name="T16">&lt;T&gt; left_side_specification;</text:span></text:p>
      <text:p text:style-name="P30"><text:span text:style-name="T16"><text:s text:c="4"/></text:span><text:span text:style-name="T30">ISpecification</text:span><text:span text:style-name="T16">&lt;T&gt; right_side_specification;</text:span></text:p>
      <text:p text:style-name="P17"/>
      <text:p text:style-name="P30"><text:span text:style-name="T16"><text:s text:c="4"/></text:span><text:span text:style-name="T4">public</text:span><text:span text:style-name="T16"> AndSpecification(</text:span><text:span text:style-name="T30">ISpecification</text:span><text:span text:style-name="T16">&lt;T&gt; left_side_specification, </text:span></text:p>
      <text:p text:style-name="P30"><text:span text:style-name="T16"><text:s text:c="28"/></text:span><text:span text:style-name="T30">ISpecification</text:span><text:span text:style-name="T16">&lt;T&gt; right_side_specification)</text:span></text:p>
      <text:p text:style-name="P17"><text:s text:c="4"/>{</text:p>
      <text:p text:style-name="P30"><text:span text:style-name="T16"><text:s text:c="8"/></text:span><text:span text:style-name="T4">this</text:span><text:span text:style-name="T16">.left_side_specification = left_side_specification;</text:span></text:p>
      <text:p text:style-name="P30"><text:span text:style-name="T16"><text:s text:c="8"/></text:span><text:span text:style-name="T4">this</text:span><text:span text:style-name="T16">.right_side_specification = right_side_specification;</text:span></text:p>
      <text:p text:style-name="P17"><text:s text:c="4"/>}</text:p>
      <text:p text:style-name="P17"/>
      <text:p text:style-name="P30"><text:span text:style-name="T16"><text:s text:c="4"/></text:span><text:span text:style-name="T4">public</text:span><text:span text:style-name="T16"> </text:span><text:span text:style-name="T4">bool</text:span><text:span text:style-name="T16"> is_satisfied_by(T item)</text:span></text:p>
      <text:p text:style-name="P17"><text:s text:c="4"/>{</text:p>
      <text:p text:style-name="P30"><text:span text:style-name="T16"><text:s text:c="8"/></text:span><text:span text:style-name="T4">return</text:span><text:span text:style-name="T16"> </text:span><text:span text:style-name="T4">this</text:span><text:span text:style-name="T16">.left_side_specification.is_satisfied_by(item) &amp;&amp;</text:span></text:p>
      <text:p text:style-name="P30"><text:span text:style-name="T16"><text:s text:c="15"/></text:span><text:span text:style-name="T4">this</text:span><text:span text:style-name="T16">.right_side_specification.is_satisfied_by(item);</text:span></text:p>
      <text:p text:style-name="P17"><text:s text:c="4"/>}</text:p>
      <text:p text:style-name="P17">}</text:p>
      <text:p text:style-name="P3"/>
      <text:p text:style-name="P3"><text:span text:style-name="T1">¿Hemos acabado?</text:span>:</text:p>
      <text:p text:style-name="P3"/>
      <text:p text:style-name="P3">Vamos a listar a continuacion lo que ya hemos hecho, para de esa forma poder entender <text:soft-page-break/>mejor las consecuencias y ademas poder tener una imagen mas clara de que es lo que nos falta para poder finalizar la implementacion del DDD_Specification:</text:p>
      <text:p text:style-name="P3"/>
      <text:list xml:id="list39469917" text:style-name="L9">
        <text:list-item>
          <text:p text:style-name="P58">Hemos conseguido eliminar completamente la necesidad de la clase base abstracta Specification&lt;T&gt;, que nos dificultaba tremendamente aplicar BDD.</text:p>
        </text:list-item>
        <text:list-item>
          <text:p text:style-name="P58">Hemos simplificado la interface ISpecification&lt;T&gt;, ganando en expresividad e intencion, y todo ello sin perder funcionalidad.</text:p>
        </text:list-item>
        <text:list-item>
          <text:p text:style-name="P58">Hemos aislado la implementacion de las clases AndSpecification&lt;T&gt;, OrSpecification&lt;T&gt; y NotSpecification&lt;T&gt; y les hemos aplicado BDD.</text:p>
        </text:list-item>
        <text:list-item>
          <text:p text:style-name="P58">Hemos aplicado tanto el SRP (Single Responsability Principle) como el OCP (Open-Closed Principle) al desarrollo realizado hasta ahora (aunque hayamos hecho especial incapie en ello):</text:p>
          <text:list>
            <text:list-item>
              <text:p text:style-name="P58">El SRP lo hemos aplicado, por ejemplo, al haber despojado de responsabilidades extra a la interface ISpecification&lt;T&gt;, de forma que ahora, ISpecification&lt;T&gt; se ocupa de una sola cosa ("tiene una sola razon para cambiar"), saber si un determinado item cumple o no una ISpecification&lt;T&gt; (is_satisfied_by(T item)).</text:p>
            </text:list-item>
            <text:list-item>
              <text:p text:style-name="P58">El OCP lo hemos aplicado al haber sacado de dentro de la clase abstracta Specification&lt;T&gt; las clases AndSpecification&lt;T&gt;, OrSpecification&lt;T&gt; y NotSpecification&lt;T&gt;, ya que antes si queriamos añadir nuevas clases como esta tres nombradas, nos veiamos en la obligacion de editar la clase abstracta Specification&lt;T&gt;. Esta clase no cumplia el OCP ya que era muy dificil que cumpliese lo de "Abierta a la Extension / Cerrada a la modificacion" (Open to Extension / Closed to Modification), pues para extender nos veimaos en la obligacion de modificar.</text:p>
              <text:p text:style-name="P58">La situacion ahora es bien distinta ya que al haber prescindido de la clase abstracta Specification&lt;T&gt;, y haber extraido las clases And/Or/NotSpecification&lt;T&gt;, podemos extender (creando una nueva clase que implemente Ispecification&lt;T&gt;) sin necisidad de editar una clase ya existente.</text:p>
            </text:list-item>
          </text:list>
        </text:list-item>
      </text:list>
      <text:p text:style-name="P3"/>
      <text:p text:style-name="P3">Una vez listados los logros debemos ver lo que nos falta:</text:p>
      <text:p text:style-name="P3"/>
      <text:list xml:id="list39470602" text:style-name="L10">
        <text:list-item>
          <text:p text:style-name="P59">Encapsular la creacion de las clases And/Or/NotSpecification&lt;T&gt; para disponer de los metodos asociados a ISpecification&lt;T&gt;:</text:p>
          <text:p text:style-name="P59"/>
          <text:p text:style-name="P64"><text:span text:style-name="T6">public</text:span><text:span text:style-name="T19"> </text:span><text:span text:style-name="T32">ISpecification</text:span><text:span text:style-name="T19">&lt;T&gt; and(</text:span><text:span text:style-name="T32">ISpecification</text:span><text:span text:style-name="T19">&lt;T&gt; the_other)</text:span></text:p>
          <text:p text:style-name="P64"><text:span text:style-name="T6">public</text:span><text:span text:style-name="T19"> </text:span><text:span text:style-name="T32">ISpecification</text:span><text:span text:style-name="T19">&lt;T&gt; or(</text:span><text:span text:style-name="T32">ISpecification</text:span><text:span text:style-name="T19">&lt;T&gt; the_other)</text:span></text:p>
          <text:p text:style-name="P64"><text:span text:style-name="T6">public</text:span><text:span text:style-name="T19"> </text:span><text:span text:style-name="T32">ISpecification</text:span><text:span text:style-name="T19">&lt;T&gt; not()</text:span></text:p>
        </text:list-item>
      </text:list>
      <text:list xml:id="list39667795" text:continue-list="list39469917" text:style-name="L9">
        <text:list-header>
          <text:p text:style-name="P58"/>
          <text:p text:style-name="P58">ya que antes se ocupaba de ello la clase abstracta Specification&lt;T&gt;, y en algun sitio necesitamos poner los:</text:p>
          <text:p text:style-name="P58"/>
          <text:p text:style-name="P65"><text:span text:style-name="T6">new</text:span><text:span text:style-name="T19"> </text:span><text:span text:style-name="T43">AndSpecification</text:span><text:span text:style-name="T19">&lt;T&gt;(</text:span><text:span text:style-name="T6">this</text:span><text:span text:style-name="T19">, the_other);</text:span></text:p>
          <text:p text:style-name="P65"><text:span text:style-name="T6">new</text:span><text:span text:style-name="T19"> </text:span><text:span text:style-name="T43">OrSpecification</text:span><text:span text:style-name="T19">&lt;T&gt;(</text:span><text:span text:style-name="T6">this</text:span><text:span text:style-name="T19">, the_other);</text:span></text:p>
          <text:p text:style-name="P65"><text:span text:style-name="T6">new</text:span><text:span text:style-name="T19"> </text:span><text:span text:style-name="T43">NotSpecification</text:span><text:span text:style-name="T19">&lt;T&gt;(</text:span><text:span text:style-name="T6">this</text:span><text:span text:style-name="T19">);</text:span></text:p>
        </text:list-header>
      </text:list>
      <text:p text:style-name="P3"/>
      <text:p text:style-name="P3">Y ademas deberiamos mostrar un pequeño ejemplo de clases que implementan ISpecification&lt;T&gt; y se conbinan entre si con nuestro nuevos operadores and(), or() y not().</text:p>
      <text:p text:style-name="P3"/>
      <text:p text:style-name="Standard"><text:span text:style-name="T63">Implementando el metodo and()</text:span><text:span text:style-name="T64">:</text:span></text:p>
      <text:list xml:id="list39658362" text:continue-numbering="true" text:style-name="L9">
        <text:list-header>
          <text:p text:style-name="P58"/>
        </text:list-header>
      </text:list>
      <text:p text:style-name="P2">Nos guste mas o menos, en algun sitio tenemos que proceder con la creacion de la clase AndSpecification&lt;T&gt; para asi poder "empaquetarla" a traves de la operacion/metodo and().</text:p>
      <text:p text:style-name="P2"/>
      <text:p text:style-name="P2">Recordemos que precisamente esta creacion era la que hacia que nuestras dependencias fuesen opacas en la defunta clase abstracta Specification&lt;T&gt;.</text:p>
      <text:p text:style-name="P2"/>
      <text:p text:style-name="P2">La mala noticia es que vamos a tener que usar una dependencia opaca en oposicion a la Constructor DI, con lo que ya podemos despedirnos del tratamiento BDD en ese caso concreto.</text:p>
      <text:p text:style-name="P2"/>
      <text:p text:style-name="P2">La buena noticia es que vamos a limitar el rango de este pequeño desaguisado (desde el <text:soft-page-break/>punto de vista BDD, ya que hay miles de programadores que utilizan dependencias opcas todos los dias sin inmutarse) a una sola linea de codigo y aun por encima haremos un poco de magia para que el metodo and() "aparezca" como si tuviesemos una clase base.</text:p>
      <text:p text:style-name="P2"/>
      <text:p text:style-name="P2">Vamos con ello.</text:p>
      <text:p text:style-name="P2"/>
      <text:p text:style-name="P2"><text:span text:style-name="T1">La clase SpecificationExtensions</text:span>:</text:p>
      <text:p text:style-name="P2"/>
      <text:p text:style-name="P2">Puesto que sabemos que vamos a crear a continuacion los metodos or() y not(), y que para ello vamos a utilizar Extension Methods (misterio resuelto, estos eran los polvos magicos), hemos decidido crear una clase llamada SpecificationExtensions que nos permita usarla como contenedor de nuestros Extension Methods, tal que asi:</text:p>
      <text:p text:style-name="P2"/>
      <text:p text:style-name="P10"><text:span text:style-name="T4">static</text:span><text:span text:style-name="T16"> </text:span><text:span text:style-name="T4">public</text:span><text:span text:style-name="T16"> </text:span><text:span text:style-name="T4">class</text:span><text:span text:style-name="T16"> </text:span><text:span text:style-name="T41">SpecificationExtensions</text:span></text:p>
      <text:p text:style-name="P17">{</text:p>
      <text:p text:style-name="P30"><text:span text:style-name="T16"><text:s text:c="4"/></text:span><text:span text:style-name="T4">static</text:span><text:span text:style-name="T16"> </text:span><text:span text:style-name="T4">public</text:span><text:span text:style-name="T16"> </text:span><text:span text:style-name="T30">ISpecification</text:span><text:span text:style-name="T16">&lt;T&gt; and&lt;T&gt;(</text:span><text:span text:style-name="T4">this</text:span><text:span text:style-name="T16"> </text:span><text:span text:style-name="T30">ISpecification</text:span><text:span text:style-name="T16">&lt;T&gt; left_side, </text:span></text:p>
      <text:p text:style-name="P30"><text:span text:style-name="T16"><text:s text:c="43"/></text:span><text:span text:style-name="T30">ISpecification</text:span><text:span text:style-name="T16">&lt;T&gt; right_side) {}</text:span></text:p>
      <text:p text:style-name="P17">}</text:p>
      <text:p text:style-name="P2"/>
      <text:p text:style-name="P2">La implementacion tal y como prometimos nos ocupa una sola linea:</text:p>
      <text:p text:style-name="P2"/>
      <text:p text:style-name="P10"><text:span text:style-name="T4">return</text:span><text:span text:style-name="T16"> </text:span><text:span text:style-name="T4">new</text:span><text:span text:style-name="T16"> </text:span><text:span text:style-name="T41">AndSpecification</text:span><text:span text:style-name="T16">&lt;T&gt;(left_side, right_side);</text:span></text:p>
      <text:p text:style-name="P2"/>
      <text:p text:style-name="P2"><text:span text:style-name="T1">Implementando or&lt;T&gt;() y not&lt;T&gt;</text:span>:</text:p>
      <text:p text:style-name="P2"/>
      <text:p text:style-name="P2">Implementar ahora or&lt;T&gt;() y not&lt;T&gt;() no tiene mucha miga.</text:p>
      <text:p text:style-name="P2"/>
      <text:p text:style-name="P2">A continuacion la clase SpecificationExtensions al completo:</text:p>
      <text:p text:style-name="P2"/>
      <text:p text:style-name="P10"><text:span text:style-name="T4">static</text:span><text:span text:style-name="T16"> </text:span><text:span text:style-name="T4">public</text:span><text:span text:style-name="T16"> </text:span><text:span text:style-name="T4">class</text:span><text:span text:style-name="T16"> </text:span><text:span text:style-name="T41">SpecificationExtensions</text:span></text:p>
      <text:p text:style-name="P17">{</text:p>
      <text:p text:style-name="P30"><text:span text:style-name="T16"><text:s text:c="4"/></text:span><text:span text:style-name="T4">static</text:span><text:span text:style-name="T16"> </text:span><text:span text:style-name="T4">public</text:span><text:span text:style-name="T16"> </text:span><text:span text:style-name="T30">ISpecification</text:span><text:span text:style-name="T16">&lt;T&gt; and&lt;T&gt;(</text:span><text:span text:style-name="T4">this</text:span><text:span text:style-name="T16"> </text:span><text:span text:style-name="T30">ISpecification</text:span><text:span text:style-name="T16">&lt;T&gt; left_side, </text:span></text:p>
      <text:p text:style-name="P30"><text:span text:style-name="T16"><text:s text:c="43"/></text:span><text:span text:style-name="T30">ISpecification</text:span><text:span text:style-name="T16">&lt;T&gt; right_side)</text:span></text:p>
      <text:p text:style-name="P17"><text:s text:c="4"/>{</text:p>
      <text:p text:style-name="P30"><text:span text:style-name="T16"><text:s text:c="8"/></text:span><text:span text:style-name="T4">return</text:span><text:span text:style-name="T16"> </text:span><text:span text:style-name="T4">new</text:span><text:span text:style-name="T16"> </text:span><text:span text:style-name="T41">AndSpecification</text:span><text:span text:style-name="T16">&lt;T&gt;(left_side, right_side);</text:span></text:p>
      <text:p text:style-name="P17"><text:s text:c="4"/>}</text:p>
      <text:p text:style-name="P17"/>
      <text:p text:style-name="P30"><text:span text:style-name="T16"><text:s text:c="4"/></text:span><text:span text:style-name="T4">static</text:span><text:span text:style-name="T16"> </text:span><text:span text:style-name="T4">public</text:span><text:span text:style-name="T16"> </text:span><text:span text:style-name="T30">ISpecification</text:span><text:span text:style-name="T16">&lt;T&gt; or&lt;T&gt;(</text:span><text:span text:style-name="T4">this</text:span><text:span text:style-name="T16"> </text:span><text:span text:style-name="T30">ISpecification</text:span><text:span text:style-name="T16">&lt;T&gt; left_side, </text:span></text:p>
      <text:p text:style-name="P30"><text:span text:style-name="T16"><text:s text:c="42"/></text:span><text:span text:style-name="T30">ISpecification</text:span><text:span text:style-name="T16">&lt;T&gt; right_side)</text:span></text:p>
      <text:p text:style-name="P17"><text:s text:c="4"/>{</text:p>
      <text:p text:style-name="P30"><text:span text:style-name="T16"><text:s text:c="8"/></text:span><text:span text:style-name="T4">return</text:span><text:span text:style-name="T16"> </text:span><text:span text:style-name="T4">new</text:span><text:span text:style-name="T16"> </text:span><text:span text:style-name="T41">OrSpecification</text:span><text:span text:style-name="T16">&lt;T&gt;(left_side, right_side); <text:s/></text:span></text:p>
      <text:p text:style-name="P17"><text:s text:c="4"/>}</text:p>
      <text:p text:style-name="P17"/>
      <text:p text:style-name="P30"><text:span text:style-name="T16"><text:s text:c="4"/></text:span><text:span text:style-name="T4">static</text:span><text:span text:style-name="T16"> </text:span><text:span text:style-name="T4">public</text:span><text:span text:style-name="T16"> </text:span><text:span text:style-name="T30">ISpecification</text:span><text:span text:style-name="T16">&lt;T&gt; not&lt;T&gt;(</text:span><text:span text:style-name="T4">this</text:span><text:span text:style-name="T16"> </text:span><text:span text:style-name="T30">ISpecification</text:span><text:span text:style-name="T16">&lt;T&gt; to_negate)</text:span></text:p>
      <text:p text:style-name="P17"><text:s text:c="4"/>{</text:p>
      <text:p text:style-name="P30"><text:span text:style-name="T16"><text:s text:c="8"/></text:span><text:span text:style-name="T4">return</text:span><text:span text:style-name="T16"> </text:span><text:span text:style-name="T4">new</text:span><text:span text:style-name="T16"> </text:span><text:span text:style-name="T41">NotSpecification</text:span><text:span text:style-name="T16">&lt;T&gt;(to_negate);</text:span></text:p>
      <text:p text:style-name="P17"><text:s text:c="4"/>}</text:p>
      <text:p text:style-name="P17">}</text:p>
      <text:p text:style-name="P2"/>
      <text:p text:style-name="P2"><text:s/></text:p>
      <text:p text:style-name="P2">TODO: aplicar un tono mas positivo a esto ultimos puntos.</text:p>
      <text:p text:style-name="P2"/>
      <text:p text:style-name="P2"><text:span text:style-name="T1">Extrayendo consecuencias de SpecificationExtensions</text:span>:</text:p>
      <text:p text:style-name="P2"/>
      <text:p text:style-name="P2">TODO: Explicar que podriamos hacer Integration Tests sobre SE, pero que al no poder mockar And/Or/NotSpecification, no podemos testar SE como nos gustaria.</text:p>
      <text:p text:style-name="P2"/>
      <text:p text:style-name="P2">TODO: Tambien seria interesante, al hilo, comparar los test de java sobre DDD_Specification con los nuestros, para ver como la versionde java se centra en el resultado mientras que nosotros, ademas de en el resultado, nos centramos en las interacciones. </text:p>
      <text:p text:style-name="P2"/>
      <text:p text:style-name="P2"><text:soft-page-break/><text:span text:style-name="T1">Usando DDD_Specification en general y SpecificationExtensions en concreto</text:span>:</text:p>
      <text:p text:style-name="P2"/>
      <text:p text:style-name="P2">TODO: buscar un ejemplo.</text:p>
      <text:p text:style-name="P2"/>
      <text:p text:style-name="P2">ESTUDIO DE LA SOLUCION JPBOODHOO (TEMPORAL):</text:p>
      <text:p text:style-name="P2"/>
      <text:p text:style-name="P2">4. Encontramos un ejemplo de uso es la siguiente declaracion de rutas url:</text:p>
      <text:p text:style-name="P2"/>
      <text:p text:style-name="P33"><text:span text:style-name="T49">Routes</text:span><text:span text:style-name="T25">.add(</text:span></text:p>
      <text:p text:style-name="P33"><text:span text:style-name="T24"><text:s text:c="4"/></text:span><text:span text:style-name="T12">new</text:span><text:span text:style-name="T24"> </text:span><text:span text:style-name="T48">WebCommand</text:span><text:span text:style-name="T24">(</text:span></text:p>
      <text:p text:style-name="P33"><text:span text:style-name="T24"><text:s text:c="8"/></text:span><text:span text:style-name="T12">new</text:span><text:span text:style-name="T24"> </text:span><text:span text:style-name="T48">RequestMatchesPathSpec</text:span><text:span text:style-name="T24">(</text:span><text:span text:style-name="T48">Commands</text:span><text:span text:style-name="T24">.view_sub_departments).and(</text:span></text:p>
      <text:p text:style-name="P33"><text:span text:style-name="T24"><text:s text:c="12"/></text:span><text:span text:style-name="T12">new</text:span><text:span text:style-name="T24"> </text:span><text:span text:style-name="T48">DepartmentContainsProductsSpec</text:span><text:span text:style-name="T24">(</text:span><text:span text:style-name="T48">Container</text:span><text:span text:style-name="T24">.get_me_an&lt;</text:span><text:span text:style-name="T37">ICatalogTasks</text:span><text:span text:style-name="T24">&gt;())),</text:span></text:p>
      <text:p text:style-name="P33"><text:span text:style-name="T24"><text:s text:c="8"/></text:span><text:span text:style-name="T12">new</text:span><text:span text:style-name="T24"> </text:span><text:span text:style-name="T48">ViewProducts</text:span><text:span text:style-name="T24">(</text:span><text:span text:style-name="T48">Container</text:span><text:span text:style-name="T24">.get_me_an&lt;</text:span><text:span text:style-name="T37">ICatalogTasks</text:span><text:span text:style-name="T24">&gt;())));</text:span></text:p>
      <text:p text:style-name="P2"/>
      <text:p text:style-name="P2">donde las dos specs usadas han sido declaradas tal que:</text:p>
      <text:p text:style-name="P2"/>
      <text:p text:style-name="P34"><text:span text:style-name="T12">public</text:span><text:span text:style-name="T24"> </text:span><text:span text:style-name="T12">class</text:span><text:span text:style-name="T24"> </text:span><text:span text:style-name="T48">RequestMatchesPathSpecification</text:span><text:span text:style-name="T24"> : </text:span><text:span text:style-name="T37">ISpecification</text:span><text:span text:style-name="T24">&lt;</text:span><text:span text:style-name="T37">IRequestContext</text:span><text:span text:style-name="T24">&gt;</text:span></text:p>
      <text:p text:style-name="P24">{</text:p>
      <text:p text:style-name="P33"><text:span text:style-name="T24"><text:s text:c="4"/></text:span><text:span text:style-name="T12">readonly</text:span><text:span text:style-name="T24"> </text:span><text:span text:style-name="T12">string</text:span><text:span text:style-name="T24"> match_string;</text:span></text:p>
      <text:p text:style-name="P24"/>
      <text:p text:style-name="P33"><text:span text:style-name="T24"><text:s text:c="4"/></text:span><text:span text:style-name="T12">public</text:span><text:span text:style-name="T24"> RequestMatchesPathSpecification(</text:span><text:span text:style-name="T12">string</text:span><text:span text:style-name="T24"> match_string)</text:span></text:p>
      <text:p text:style-name="P24"><text:s text:c="4"/>{</text:p>
      <text:p text:style-name="P33"><text:span text:style-name="T24"><text:s text:c="8"/></text:span><text:span text:style-name="T12">this</text:span><text:span text:style-name="T24">.match_string = match_string;</text:span></text:p>
      <text:p text:style-name="P24"><text:s text:c="4"/>}</text:p>
      <text:p text:style-name="P24"/>
      <text:p text:style-name="P33"><text:span text:style-name="T24"><text:s text:c="4"/></text:span><text:span text:style-name="T12">public</text:span><text:span text:style-name="T24"> </text:span><text:span text:style-name="T12">bool</text:span><text:span text:style-name="T24"> is_satisfied_by(</text:span><text:span text:style-name="T37">IRequestContext</text:span><text:span text:style-name="T24"> item)</text:span></text:p>
      <text:p text:style-name="P24"><text:s text:c="4"/>{</text:p>
      <text:p text:style-name="P33"><text:span text:style-name="T24"><text:s text:c="8"/></text:span><text:span text:style-name="T12">return</text:span><text:span text:style-name="T24"> item.requested_url.Contains(match_string);</text:span></text:p>
      <text:p text:style-name="P24"><text:s text:c="4"/>}</text:p>
      <text:p text:style-name="P28">}</text:p>
      <text:p text:style-name="P2"/>
      <text:p text:style-name="P34"><text:span text:style-name="T12">public</text:span><text:span text:style-name="T24"> </text:span><text:span text:style-name="T12">class</text:span><text:span text:style-name="T24"> </text:span><text:span text:style-name="T48">DepartmentContainsProductsSpecification</text:span><text:span text:style-name="T24"> : </text:span><text:span text:style-name="T37">ISpecification</text:span><text:span text:style-name="T24">&lt;</text:span><text:span text:style-name="T37">IRequestContext</text:span><text:span text:style-name="T24">&gt;</text:span></text:p>
      <text:p text:style-name="P24">{</text:p>
      <text:p text:style-name="P33"><text:span text:style-name="T24"><text:s text:c="4"/></text:span><text:span text:style-name="T12">private</text:span><text:span text:style-name="T24"> </text:span><text:span text:style-name="T12">readonly</text:span><text:span text:style-name="T24"> </text:span><text:span text:style-name="T37">ICatalogTasks</text:span><text:span text:style-name="T24"> catalog_tasks;</text:span></text:p>
      <text:p text:style-name="P24"/>
      <text:p text:style-name="P33"><text:span text:style-name="T24"><text:s text:c="4"/></text:span><text:span text:style-name="T12">public</text:span><text:span text:style-name="T24"> DepartmentContainsProductsSpecification(</text:span><text:span text:style-name="T37">ICatalogTasks</text:span><text:span text:style-name="T24"> catalog_tasks)</text:span></text:p>
      <text:p text:style-name="P24"><text:s text:c="4"/>{</text:p>
      <text:p text:style-name="P33"><text:span text:style-name="T24"><text:s text:c="8"/></text:span><text:span text:style-name="T12">this</text:span><text:span text:style-name="T24">.catalog_tasks = catalog_tasks;</text:span></text:p>
      <text:p text:style-name="P24"><text:s text:c="4"/>}</text:p>
      <text:p text:style-name="P24"/>
      <text:p text:style-name="P33"><text:span text:style-name="T24"><text:s text:c="4"/></text:span><text:span text:style-name="T12">public</text:span><text:span text:style-name="T24"> </text:span><text:span text:style-name="T12">bool</text:span><text:span text:style-name="T24"> is_satisfied_by(</text:span><text:span text:style-name="T37">IRequestContext</text:span><text:span text:style-name="T24"> request)</text:span></text:p>
      <text:p text:style-name="P24"><text:s text:c="4"/>{</text:p>
      <text:p text:style-name="P33"><text:span text:style-name="T24"><text:s text:c="8"/></text:span><text:span text:style-name="T12">return</text:span><text:span text:style-name="T24"> catalog_tasks.has_products(</text:span></text:p>
      <text:p text:style-name="P33"><text:span text:style-name="T24"><text:s text:c="32"/></text:span><text:span text:style-name="T48">PayloadKeys</text:span><text:span text:style-name="T24">.department_id.parse_from(request.payload));</text:span></text:p>
      <text:p text:style-name="P24"><text:s text:c="4"/>}</text:p>
      <text:p text:style-name="P28">}</text:p>
      <text:p text:style-name="P2"/>
      <text:p text:style-name="P2">y la parte que nos interesa del metodo al cual se le pasa la Specification compuesta:</text:p>
      <text:p text:style-name="P2"/>
      <text:p text:style-name="P34"><text:span text:style-name="T12">public</text:span><text:span text:style-name="T24"> </text:span><text:span text:style-name="T12">class</text:span><text:span text:style-name="T24"> </text:span><text:span text:style-name="T48">WebCommand</text:span><text:span text:style-name="T24"> : </text:span><text:span text:style-name="T37">IWebCommand</text:span></text:p>
      <text:p text:style-name="P24">{</text:p>
      <text:p text:style-name="P33"><text:span text:style-name="T24"><text:s text:c="4"/></text:span><text:span text:style-name="T12">private</text:span><text:span text:style-name="T24"> </text:span><text:span text:style-name="T12">readonly</text:span><text:span text:style-name="T24"> </text:span><text:span text:style-name="T37">ISpecification</text:span><text:span text:style-name="T24">&lt;</text:span><text:span text:style-name="T37">IRequestContext</text:span><text:span text:style-name="T24">&gt; request_specification;</text:span></text:p>
      <text:p text:style-name="P33"><text:span text:style-name="T24"><text:s text:c="4"/></text:span><text:span text:style-name="T12">private</text:span><text:span text:style-name="T24"> </text:span><text:span text:style-name="T12">readonly</text:span><text:span text:style-name="T24"> </text:span><text:span text:style-name="T37">IRequestContextCommand</text:span><text:span text:style-name="T24"> web_action;</text:span></text:p>
      <text:p text:style-name="P24"/>
      <text:p text:style-name="P33"><text:span text:style-name="T24"><text:s text:c="4"/></text:span><text:span text:style-name="T12">public</text:span><text:span text:style-name="T24"> WebCommand(</text:span><text:span text:style-name="T37">ISpecification</text:span><text:span text:style-name="T24">&lt;</text:span><text:span text:style-name="T37">IRequestContext</text:span><text:span text:style-name="T24">&gt; request_specification, </text:span></text:p>
      <text:p text:style-name="P33"><text:span text:style-name="T24"><text:s text:c="22"/></text:span><text:span text:style-name="T37">IRequestContextCommand</text:span><text:span text:style-name="T24"> web_action)</text:span></text:p>
      <text:p text:style-name="P24"><text:s text:c="4"/>{</text:p>
      <text:p text:style-name="P33"><text:span text:style-name="T24"><text:s text:c="8"/></text:span><text:span text:style-name="T12">this</text:span><text:span text:style-name="T24">.request_specification = request_specification;</text:span></text:p>
      <text:p text:style-name="P33"><text:span text:style-name="T24"><text:s text:c="8"/></text:span><text:span text:style-name="T12">this</text:span><text:span text:style-name="T24">.web_action = web_action;</text:span></text:p>
      <text:p text:style-name="P24"><text:s text:c="4"/>}</text:p>
      <text:p text:style-name="P24"/>
      <text:p text:style-name="P33"><text:span text:style-name="T12"><text:s text:c="4"/>#region</text:span><text:span text:style-name="T24"> IWebCommand Members</text:span></text:p>
      <text:p text:style-name="P24"><text:soft-page-break/>}</text:p>
      <text:p text:style-name="P2"/>
      <text:p text:style-name="P2"/>
      <text:p text:style-name="P2"/>
      <text:p text:style-name="P6"><text:span text:style-name="T56">AGGREGATE ROOT CARGO</text:span>:</text:p>
      <text:p text:style-name="P2"/>
      <text:p text:style-name="P2"><text:span text:style-name="T1">Descripcion inicial (Por encima)</text:span>:</text:p>
      <text:p text:style-name="P2"/>
      <text:p text:style-name="P2">Los objetos que entran en juego son los siguientes:</text:p>
      <text:p text:style-name="P2"/>
      <text:list xml:id="list39469817" text:style-name="L11">
        <text:list-item>
          <text:p text:style-name="P52">public class Cargo : IEntity&lt;Cargo&gt; – Aggregate Root. </text:p>
          <text:p text:style-name="P52"/>
          <text:p text:style-name="P52">Por composicion:</text:p>
          <text:list>
            <text:list-item>
              <text:p text:style-name="P52">TrackingID</text:p>
            </text:list-item>
            <text:list-item>
              <text:p text:style-name="P52">Location</text:p>
            </text:list-item>
            <text:list-item>
              <text:p text:style-name="P52">RouteSpecification</text:p>
            </text:list-item>
            <text:list-item>
              <text:p text:style-name="P52">Itinerary</text:p>
            </text:list-item>
            <text:list-item>
              <text:p text:style-name="P52">Delivery</text:p>
              <text:p text:style-name="P52"/>
            </text:list-item>
          </text:list>
        </text:list-item>
        <text:list-item>
          <text:p text:style-name="P52">public interface ICargoRepository</text:p>
        </text:list-item>
        <text:list-item>
          <text:p text:style-name="P52">public class Delivery : IValueObject&lt;Delivery&gt;</text:p>
        </text:list-item>
        <text:list-item>
          <text:p text:style-name="P52">public class HandlingActivity : IValueObject&lt;Delivery&gt;</text:p>
        </text:list-item>
        <text:list-item>
          <text:p text:style-name="P52">public class Itinerary : IValueObject&lt;Delivery&gt;</text:p>
        </text:list-item>
        <text:list-item>
          <text:p text:style-name="P52">public class Leg : IValueObject&lt;Leg&gt;</text:p>
        </text:list-item>
        <text:list-item>
          <text:p text:style-name="P52">public class RouteSpecification : ISpecification&lt;Itinerary&gt;, IvalueObject&lt;RouteSpecification&gt;</text:p>
        </text:list-item>
        <text:list-item>
          <text:p text:style-name="P52">public enum RoutingStatus : IValueObject&lt;RoutingStatus&gt;</text:p>
        </text:list-item>
        <text:list-item>
          <text:p text:style-name="P52">public class TrackingID : IValueObject&lt;TrackingID&gt;</text:p>
        </text:list-item>
        <text:list-item>
          <text:p text:style-name="P52">public enum TransportStatus : IValueObject&lt;TransportStatus&gt;</text:p>
        </text:list-item>
      </text:list>
      <text:p text:style-name="P2"/>
      <text:p text:style-name="P2">Es decir:</text:p>
      <text:p text:style-name="P2"/>
      <text:list xml:id="list39469452" text:style-name="L12">
        <text:list-item>
          <text:p text:style-name="P53">1 Aggregate (Root)</text:p>
        </text:list-item>
        <text:list-item>
          <text:p text:style-name="P53">1 Interface (al Repository)</text:p>
        </text:list-item>
        <text:list-item>
          <text:p text:style-name="P53">8 Value Objects:</text:p>
          <text:list>
            <text:list-item>
              <text:p text:style-name="P53">1 Ispecification.</text:p>
            </text:list-item>
          </text:list>
        </text:list-item>
      </text:list>
      <text:p text:style-name="P2"/>
      <text:p text:style-name="P2"><text:span text:style-name="T1">Empezamos</text:span>:</text:p>
      <text:p text:style-name="P2"/>
      <text:p text:style-name="P2">Uno de los puntos fuertes mas evidentes del BDD (ya lo era tambien del "TDD mockista" o TDD que usaba "Interaction Testing"), es que te permite desarrollar y testar codigo que a su vez depende de otras clases que ni siquiera has escrito.</text:p>
      <text:p text:style-name="P2"/>
      <text:p text:style-name="P2">Esto nos va a permitir, por ejemplo, comenzar el desarrollo del Cargo Aggregate, por el objeto central (Cargo), que es el que deberia tener mayor dependencia de los demas objetos del Aggregate (lease tambien como "el que necesita que los demas objetos esten escritos y funcionando").</text:p>
      <text:p text:style-name="P2"/>
      <text:p text:style-name="P2">...Y todo esto con un sabor especial a BDD.</text:p>
      <text:p text:style-name="P2"/>
      <text:p text:style-name="P2">Vamos a aprovechar la oportunidad que nos brinda la implementacion del DDD_Aggregate_Root Cargo para mostrar toda la potencia y flexibilidad que nos permite el BDD. Para ello, intentaremos utilizar este documento como mero reflejo de la implementacion real de la clase Cargo, para intentar alejarnos de los planteamientos mas teoricos y sumergirnos en en la practica mas descarnada. Para ello se detallara y justificara cada una de las lineas de codigo que surjan a raiz de las BDD_Specs en el DDD_Aggregate_Root Cargo.</text:p>
      <text:p text:style-name="P2"/>
      <text:p text:style-name="P2"><text:span text:style-name="T1">Cargo Aggregate Root – BDD_Spec inicial</text:span>:</text:p>
      <text:p text:style-name="P2"/>
      <text:p text:style-name="P2">Empezamos por tanto con la clase CargoSpec.cs que es donde desarrollaremos las BDD_Specs <text:soft-page-break/>que nos permiten guiar el desarrollo de futura clase Cargo.cs (DDD_Aggregate_Root del DDD_Aggregate Cargo).</text:p>
      <text:p text:style-name="P2"/>
      <text:p text:style-name="P2">En cuanto al bloque de referencias a namespaces. Inicialmente deberia bastarnos con estos:</text:p>
      <text:p text:style-name="P2"/>
      <text:p text:style-name="P29"><text:span text:style-name="T5">using</text:span><text:span text:style-name="T18"> System;</text:span></text:p>
      <text:p text:style-name="P30"><text:span text:style-name="T4">using</text:span><text:span text:style-name="T16"> dddsample.domain.shared;</text:span></text:p>
      <text:p text:style-name="P30"><text:span text:style-name="T4">using</text:span><text:span text:style-name="T16"> Machine.Specifications;</text:span></text:p>
      <text:p text:style-name="P30"><text:span text:style-name="T4">using</text:span><text:span text:style-name="T16"> Machine.Specifications.DevelopWithPassion.Rhino;</text:span></text:p>
      <text:p text:style-name="P30"><text:span text:style-name="T4">using</text:span><text:span text:style-name="T16"> Rhino.Mocks;</text:span></text:p>
      <text:p text:style-name="P2"/>
      <text:p text:style-name="P2">Es importante señalar que ninguna de esas referencias han sido añadidas manualmente puesto que el imprescindible plug-in JetBrains ReSharper, se encarga de ello de forma completamente transparente.</text:p>
      <text:p text:style-name="P2"/>
      <text:p text:style-name="P2">NOTA: Omitimos el namespace, ya que tan solo contribuiria a hacer mas dificil escribir el codigo en este documento por razones de reduccion del espacio al aumentar la sangria todavia mas. Aun asi, va a ser este:</text:p>
      <text:p text:style-name="P2"/>
      <text:p text:style-name="P10"><text:span text:style-name="T4">namespace</text:span><text:span text:style-name="T16"> dddsample.specs.domain.model.cargo.aggregate</text:span></text:p>
      <text:p text:style-name="P2"/>
      <text:p text:style-name="P2">Una vez aclarado este "prerequisito" para que todo funcione correctamente, vamos con la BDD_Spec en si:</text:p>
      <text:p text:style-name="P2"/>
      <text:p text:style-name="P32"><text:span text:style-name="T15">public</text:span><text:span text:style-name="T27"> </text:span><text:span text:style-name="T15">abstract</text:span><text:span text:style-name="T27"> </text:span><text:span text:style-name="T15">class</text:span><text:span text:style-name="T27"> </text:span><text:span text:style-name="T51">concern_for_cargo</text:span><text:span text:style-name="T27"> : </text:span><text:span text:style-name="T51">Observes</text:span><text:span text:style-name="T27">&lt;</text:span><text:span text:style-name="T74">ICargo</text:span><text:span text:style-name="T27">, </text:span><text:span text:style-name="T74">Cargo</text:span><text:span text:style-name="T27">&gt; </text:span><text:span text:style-name="T26">{}</text:span></text:p>
      <text:p text:style-name="P2"/>
      <text:p text:style-name="P2">A traves de "Observes&lt;Contract, ClassUnderTest&gt;" dejamos claro que:</text:p>
      <text:p text:style-name="P2"/>
      <text:list xml:id="list39459138" text:style-name="L13">
        <text:list-item>
          <text:p text:style-name="P54">Nuestro SUT (System Under Test) va a ser de tipo ICargo.</text:p>
        </text:list-item>
        <text:list-item>
          <text:p text:style-name="P54">Estas BDD_Specs dirigen el diseño e implementacion de la clase Cargo que implementa la interface ICargo.</text:p>
        </text:list-item>
        <text:list-item>
          <text:p text:style-name="P54">Con la clase abstracta concern_for_cargo, proporcionamos a nuestras BDD_Specs de un contenedor donde poder alojar el codigo comun a todas ellas.</text:p>
        </text:list-item>
      </text:list>
      <text:p text:style-name="P2"/>
      <text:p text:style-name="P2">Para conseguir que esa clase tan sencilla compile y deje de tener ese color rojo tan preocupante tanto en ICargo como en Cargo, necesitamos crear primeramente la interface ICargo:</text:p>
      <text:p text:style-name="P2"/>
      <text:p text:style-name="P29"><text:span text:style-name="T5">public</text:span><text:span text:style-name="T18"> </text:span><text:span text:style-name="T5">interface</text:span><text:span text:style-name="T18"> </text:span><text:span text:style-name="T31">ICargo </text:span><text:span text:style-name="T16">{}</text:span></text:p>
      <text:p text:style-name="P2"/>
      <text:p text:style-name="P2">Con esto ya conseguimos que la referencia a ICargo en concern_for_cargo adquiera un color mas saludable:</text:p>
      <text:p text:style-name="P2"/>
      <text:p text:style-name="P29"><text:span text:style-name="T5">public</text:span><text:span text:style-name="T18"> </text:span><text:span text:style-name="T5">abstract</text:span><text:span text:style-name="T18"> </text:span><text:span text:style-name="T5">class</text:span><text:span text:style-name="T18"> </text:span><text:span text:style-name="T42">concern_for_cargo</text:span><text:span text:style-name="T18"> : </text:span><text:span text:style-name="T42">Observes</text:span><text:span text:style-name="T18">&lt;</text:span><text:span text:style-name="T31">ICargo</text:span><text:span text:style-name="T18">, </text:span><text:span text:style-name="T71">Cargo</text:span><text:span text:style-name="T18">&gt; {}</text:span></text:p>
      <text:p text:style-name="P2"/>
      <text:p text:style-name="P2">A continuacion debemos generar la clase Cargo y obligarla a que implemente la interface ICargo:</text:p>
      <text:p text:style-name="P2"/>
      <text:p text:style-name="P29"><text:span text:style-name="T5">public</text:span><text:span text:style-name="T18"> </text:span><text:span text:style-name="T5">class</text:span><text:span text:style-name="T18"> </text:span><text:span text:style-name="T42">Cargo</text:span><text:span text:style-name="T18"> : </text:span><text:span text:style-name="T31">ICargo </text:span><text:span text:style-name="T16">{}</text:span></text:p>
      <text:p text:style-name="P2"/>
      <text:p text:style-name="P2">De esa forma concern_for_cargo ya compilaria (nada de rojo):</text:p>
      <text:p text:style-name="P2"/>
      <text:p text:style-name="P29"><text:span text:style-name="T5">public</text:span><text:span text:style-name="T18"> </text:span><text:span text:style-name="T5">abstract</text:span><text:span text:style-name="T18"> </text:span><text:span text:style-name="T5">class</text:span><text:span text:style-name="T18"> </text:span><text:span text:style-name="T42">concern_for_cargo</text:span><text:span text:style-name="T18"> : </text:span><text:span text:style-name="T42">Observes</text:span><text:span text:style-name="T18">&lt;</text:span><text:span text:style-name="T31">ICargo</text:span><text:span text:style-name="T18">, </text:span><text:span text:style-name="T42">Cargo</text:span><text:span text:style-name="T18">&gt; {}</text:span></text:p>
      <text:p text:style-name="P2"/>
      <text:p text:style-name="P2">en directo contraste con el inicial:</text:p>
      <text:p text:style-name="P2"/>
      <text:p text:style-name="P32"><text:span text:style-name="T15">public</text:span><text:span text:style-name="T27"> </text:span><text:span text:style-name="T15">abstract</text:span><text:span text:style-name="T27"> </text:span><text:span text:style-name="T15">class</text:span><text:span text:style-name="T27"> </text:span><text:span text:style-name="T51">concern_for_cargo</text:span><text:span text:style-name="T27"> : </text:span><text:span text:style-name="T51">Observes</text:span><text:span text:style-name="T27">&lt;</text:span><text:span text:style-name="T74">ICargo</text:span><text:span text:style-name="T27">, </text:span><text:span text:style-name="T74">Cargo</text:span><text:span text:style-name="T27">&gt; {}</text:span></text:p>
      <text:p text:style-name="P2"/>
      <text:p text:style-name="P2"/>
      <text:p text:style-name="Standard"><text:span text:style-name="T62">Pero no se acaba aqui la cosa, ya que, sabemos que Cargo es una DDD_Entity, por lo que </text:span><text:span text:style-name="T62">debe implementar (lanzando una excepcion que diga que no esta implementado) a su vez la </text:span><text:soft-page-break/><text:span text:style-name="T62">interface IEntity&lt;T&gt;, por lo que acabariamos con algo asi:</text:span></text:p>
      <text:p text:style-name="P2"/>
      <text:p text:style-name="P29"><text:span text:style-name="T5">public</text:span><text:span text:style-name="T18"> </text:span><text:span text:style-name="T5">class</text:span><text:span text:style-name="T18"> </text:span><text:span text:style-name="T42">Cargo</text:span><text:span text:style-name="T18"> : </text:span><text:span text:style-name="T31">ICargo</text:span><text:span text:style-name="T18">, </text:span><text:span text:style-name="T31">IEntity</text:span><text:span text:style-name="T18">&lt;</text:span><text:span text:style-name="T42">Cargo</text:span><text:span text:style-name="T18">&gt;</text:span></text:p>
      <text:p text:style-name="P17">{</text:p>
      <text:p text:style-name="P30"><text:span text:style-name="T16"><text:s text:c="4"/></text:span><text:span text:style-name="T4">public</text:span><text:span text:style-name="T16"> </text:span><text:span text:style-name="T4">bool</text:span><text:span text:style-name="T16"> has_the_same_identity_as(</text:span><text:span text:style-name="T41">Cargo</text:span><text:span text:style-name="T16"> the_other_entity)</text:span></text:p>
      <text:p text:style-name="P17"><text:s text:c="4"/>{</text:p>
      <text:p text:style-name="P30"><text:span text:style-name="T16"><text:s text:c="8"/></text:span><text:span text:style-name="T4">throw</text:span><text:span text:style-name="T16"> </text:span><text:span text:style-name="T4">new</text:span><text:span text:style-name="T16"> </text:span><text:span text:style-name="T53">NotImplementedException</text:span><text:span text:style-name="T17">();</text:span></text:p>
      <text:p text:style-name="P18"><text:s text:c="4"/>}</text:p>
      <text:p text:style-name="P18">}</text:p>
      <text:p text:style-name="P2"/>
      <text:p text:style-name="P2">Esto es todo lo que tenemos hasta ahora. Vamos con nuestra primera BDD_Spec para Cargo.</text:p>
      <text:p text:style-name="P2"/>
      <text:p text:style-name="P2">TODO: Comprobar que hemos corregido en el documento pertinente la interface IEntity&lt;T&gt;.</text:p>
      <text:p text:style-name="P2"/>
      <text:p text:style-name="P4">BDD_Spec: When asked about its tracking identificator<text:span text:style-name="T69">:</text:span></text:p>
      <text:p text:style-name="P2"/>
      <text:p text:style-name="P36">When asked about its tracking identificator</text:p>
      <text:p text:style-name="P41">» It should provide the cargo id</text:p>
      <text:p text:style-name="P2"/>
      <text:p text:style-name="P2">Una BDD_Spec tan simple como esta, nos va a permitir generar las interfaces de gran parte de los colaboradores del DDD_Aggregate_Root Cargo.</text:p>
      <text:p text:style-name="P2"/>
      <text:p text:style-name="P2">Vamos al codigo, empezamos por detallar la BDD_Spec y observaremos la reaccion en cadena que se produce:</text:p>
      <text:p text:style-name="P2"/>
      <text:p text:style-name="P10"><text:span text:style-name="T4">public</text:span><text:span text:style-name="T16"> </text:span><text:span text:style-name="T4">class</text:span><text:span text:style-name="T16"> </text:span><text:span text:style-name="T41">when_asked_about_its_tracking_identificator</text:span><text:span text:style-name="T16"> : </text:span><text:span text:style-name="T41">concern_for_cargo</text:span></text:p>
      <text:p text:style-name="P17">{</text:p>
      <text:p text:style-name="P30"><text:span text:style-name="T16"><text:s text:c="4"/></text:span><text:span text:style-name="T30">It</text:span><text:span text:style-name="T16"> should_provide_the_cargo_id = () =&gt; </text:span><text:span text:style-name="T72">result</text:span><text:span text:style-name="T16">.ShouldEqual(</text:span><text:span text:style-name="T72">tracking_id</text:span><text:span text:style-name="T16">);</text:span></text:p>
      <text:p text:style-name="P17">}</text:p>
      <text:p text:style-name="P2"/>
      <text:p text:style-name="P2">para eliminar el color rojo, basta con definir result y tracking_id:</text:p>
      <text:p text:style-name="P2"/>
      <text:p text:style-name="P10"><text:span text:style-name="T4">public</text:span><text:span text:style-name="T16"> </text:span><text:span text:style-name="T4">class</text:span><text:span text:style-name="T16"> </text:span><text:span text:style-name="T41">when_asked_about_its_tracking_identificator</text:span><text:span text:style-name="T16"> : </text:span><text:span text:style-name="T41">concern_for_cargo</text:span></text:p>
      <text:p text:style-name="P17">{</text:p>
      <text:p text:style-name="P30"><text:span text:style-name="T16"><text:s text:c="4"/></text:span><text:span text:style-name="T30">It</text:span><text:span text:style-name="T16"> should_provide_the_cargo_id = () =&gt; result.</text:span><text:span text:style-name="T72">ShouldEqual</text:span><text:span text:style-name="T16">(tracking_id);</text:span></text:p>
      <text:p text:style-name="P17"/>
      <text:p text:style-name="P30"><text:span text:style-name="T16"><text:s text:c="4"/></text:span><text:span text:style-name="T4">static</text:span><text:span text:style-name="T16"> </text:span><text:span text:style-name="T72">ITrackingId</text:span><text:span text:style-name="T16"> tracking_id;</text:span></text:p>
      <text:p text:style-name="P30"><text:span text:style-name="T16"><text:s text:c="4"/></text:span><text:span text:style-name="T4">static</text:span><text:span text:style-name="T16"> </text:span><text:span text:style-name="T72">ITrackingId</text:span><text:span text:style-name="T16"> result;</text:span></text:p>
      <text:p text:style-name="P17">}</text:p>
      <text:p text:style-name="P2"/>
      <text:p text:style-name="P2">pero esto a su vez nos genera mas codigo de color rojo que se resuelve definiendo la interface ITrackingId:</text:p>
      <text:p text:style-name="P2"/>
      <text:p text:style-name="P10"><text:span text:style-name="T4">public</text:span><text:span text:style-name="T16"> </text:span><text:span text:style-name="T4">class</text:span><text:span text:style-name="T16"> </text:span><text:span text:style-name="T41">when_asked_about_its_tracking_identificator</text:span><text:span text:style-name="T16"> : </text:span><text:span text:style-name="T41">concern_for_cargo</text:span></text:p>
      <text:p text:style-name="P17">{</text:p>
      <text:p text:style-name="P30"><text:span text:style-name="T16"><text:s text:c="3"/></text:span><text:span text:style-name="T30">It</text:span><text:span text:style-name="T16"> should_provide_the_cargo_id = () =&gt; result.ShouldEqual(tracking_id);</text:span></text:p>
      <text:p text:style-name="P17"/>
      <text:p text:style-name="P30"><text:span text:style-name="T16"><text:s text:c="3"/></text:span><text:span text:style-name="T4">static</text:span><text:span text:style-name="T16"> </text:span><text:span text:style-name="T30">ITrackingId</text:span><text:span text:style-name="T16"> tracking_id;</text:span></text:p>
      <text:p text:style-name="P30"><text:span text:style-name="T16"><text:s text:c="3"/></text:span><text:span text:style-name="T4">static</text:span><text:span text:style-name="T16"> </text:span><text:span text:style-name="T30">ITrackingId</text:span><text:span text:style-name="T16"> result;</text:span></text:p>
      <text:p text:style-name="P17">}</text:p>
      <text:p text:style-name="P17"/>
      <text:p text:style-name="P30"><text:span text:style-name="T4">public</text:span><text:span text:style-name="T16"> </text:span><text:span text:style-name="T4">interface</text:span><text:span text:style-name="T16"> </text:span><text:span text:style-name="T30">ITrackingId</text:span><text:span text:style-name="T16"> { }</text:span></text:p>
      <text:p text:style-name="P2"/>
      <text:p text:style-name="P2">Pero no os quedemos en los pequeños detalles y analicemos mas concienudamente que es lo que acabamos de presenciar.</text:p>
      <text:p text:style-name="P2"/>
      <text:p text:style-name="P2">Al vernos en la necesidad de conseguir que compile (eliminar el codigo de color rojo) la BDD_Spec que estamos escribiendo, se ha producido, tal y como habiamos previsto, una reaccion en cadena, que no es otra caso que UN PROCESO DE DISEÑO DE OBJETOS, asi, en mayusculas. Este es un punto IMPORTANTISIMO en el BDD. Asi es como se diseña, creando primero el codigo cliente par a continuacion, en pasos MUY PEQUEÑOS, ir guiando nuestro diseño hacia donde queremos que vaya. Y lo mas asombroso es que no hemos finalizado de <text:soft-page-break/>escribir la BDD_Spec, no por supuesto, hemos intentado hacer que el codigo del DDD_Aggregate_Root Cargo cumpla con la BDD_Spec (pase el test).</text:p>
      <text:p text:style-name="P2"/>
      <text:p text:style-name="P2">Una ultima cuestion interesante antes de proseguir es que el codigo referente a todas estas clases e interfaces que se derivan de la BDD_Spec, se encuentran en el propio fichero de la BDD_Spec:</text:p>
      <text:p text:style-name="P2"/>
      <text:p text:style-name="P10"><text:span text:style-name="T4">using</text:span><text:span text:style-name="T16"> System;</text:span></text:p>
      <text:p text:style-name="P30"><text:span text:style-name="T4">using</text:span><text:span text:style-name="T16"> dddsample.domain.model.cargo.aggregate;</text:span></text:p>
      <text:p text:style-name="P30"><text:span text:style-name="T4">using</text:span><text:span text:style-name="T16"> dddsample.domain.shared;</text:span></text:p>
      <text:p text:style-name="P30"><text:span text:style-name="T4">using</text:span><text:span text:style-name="T16"> Machine.Specifications;</text:span></text:p>
      <text:p text:style-name="P30"><text:span text:style-name="T4">using</text:span><text:span text:style-name="T16"> Machine.Specifications.DevelopWithPassion.Rhino;</text:span></text:p>
      <text:p text:style-name="P30"><text:span text:style-name="T4">using</text:span><text:span text:style-name="T16"> Rhino.Mocks;</text:span></text:p>
      <text:p text:style-name="P17"/>
      <text:p text:style-name="P30"><text:span text:style-name="T4">namespace</text:span><text:span text:style-name="T16"> dddsample.specs.domain.model.cargo.aggregate</text:span></text:p>
      <text:p text:style-name="P17">{</text:p>
      <text:p text:style-name="P30"><text:span text:style-name="T16"><text:s text:c="4"/></text:span><text:span text:style-name="T4">public</text:span><text:span text:style-name="T16"> </text:span><text:span text:style-name="T4">abstract</text:span><text:span text:style-name="T16"> </text:span><text:span text:style-name="T4">class</text:span><text:span text:style-name="T16"> </text:span><text:span text:style-name="T41">concern_for_cargo</text:span><text:span text:style-name="T16"> : </text:span><text:span text:style-name="T41">Observes</text:span><text:span text:style-name="T16">&lt;</text:span><text:span text:style-name="T30">ICargo</text:span><text:span text:style-name="T16">, </text:span><text:span text:style-name="T41">Cargo</text:span><text:span text:style-name="T16">&gt; {}</text:span></text:p>
      <text:p text:style-name="P17"/>
      <text:p text:style-name="P30"><text:span text:style-name="T16"><text:s text:c="4"/></text:span><text:span text:style-name="T4">public</text:span><text:span text:style-name="T16"> </text:span><text:span text:style-name="T4">class</text:span><text:span text:style-name="T16"> </text:span><text:span text:style-name="T41">when_asked_about_its_tracking_identificator</text:span><text:span text:style-name="T16"> : </text:span><text:span text:style-name="T41">concern_for_cargo</text:span></text:p>
      <text:p text:style-name="P17"><text:s text:c="4"/>{</text:p>
      <text:p text:style-name="P30"><text:span text:style-name="T16"><text:s text:c="8"/></text:span><text:span text:style-name="T30">It</text:span><text:span text:style-name="T16"> should_provide_the_cargo_id = () =&gt; result.ShouldEqual(tracking_id);</text:span></text:p>
      <text:p text:style-name="P17"/>
      <text:p text:style-name="P30"><text:span text:style-name="T16"><text:s text:c="8"/></text:span><text:span text:style-name="T4">static</text:span><text:span text:style-name="T16"> </text:span><text:span text:style-name="T30">ITrackingId</text:span><text:span text:style-name="T16"> tracking_id;</text:span></text:p>
      <text:p text:style-name="P30"><text:span text:style-name="T16"><text:s text:c="8"/></text:span><text:span text:style-name="T4">static</text:span><text:span text:style-name="T16"> </text:span><text:span text:style-name="T30">ITrackingId</text:span><text:span text:style-name="T16"> result;</text:span></text:p>
      <text:p text:style-name="P17"><text:s text:c="4"/>}</text:p>
      <text:p text:style-name="P17"/>
      <text:p text:style-name="P30"><text:span text:style-name="T16"><text:s text:c="4"/></text:span><text:span text:style-name="T4">public</text:span><text:span text:style-name="T16"> </text:span><text:span text:style-name="T4">interface</text:span><text:span text:style-name="T16"> </text:span><text:span text:style-name="T30">ICargo</text:span><text:span text:style-name="T16"> { }</text:span></text:p>
      <text:p text:style-name="P17"/>
      <text:p text:style-name="P30"><text:span text:style-name="T16"><text:s text:c="4"/></text:span><text:span text:style-name="T4">public</text:span><text:span text:style-name="T16"> </text:span><text:span text:style-name="T4">class</text:span><text:span text:style-name="T16"> </text:span><text:span text:style-name="T41">Cargo</text:span><text:span text:style-name="T16"> : </text:span><text:span text:style-name="T30">ICargo</text:span><text:span text:style-name="T16">, </text:span><text:span text:style-name="T30">IEntity</text:span><text:span text:style-name="T16">&lt;</text:span><text:span text:style-name="T41">Cargo</text:span><text:span text:style-name="T16">&gt;</text:span></text:p>
      <text:p text:style-name="P17"><text:s text:c="4"/>{</text:p>
      <text:p text:style-name="P30"><text:span text:style-name="T16"><text:s text:c="8"/></text:span><text:span text:style-name="T4">public</text:span><text:span text:style-name="T16"> </text:span><text:span text:style-name="T4">bool</text:span><text:span text:style-name="T16"> has_the_same_identity_as(</text:span><text:span text:style-name="T41">Cargo</text:span><text:span text:style-name="T16"> the_other_entity)</text:span></text:p>
      <text:p text:style-name="P17"><text:s text:c="8"/>{</text:p>
      <text:p text:style-name="P30"><text:span text:style-name="T16"><text:s text:c="12"/></text:span><text:span text:style-name="T4">throw</text:span><text:span text:style-name="T16"> </text:span><text:span text:style-name="T4">new</text:span><text:span text:style-name="T16"> </text:span><text:span text:style-name="T53">NotImplementedException</text:span><text:span text:style-name="T17">();</text:span></text:p>
      <text:p text:style-name="P18"><text:s text:c="8"/>}</text:p>
      <text:p text:style-name="P18"><text:s text:c="4"/>}</text:p>
      <text:p text:style-name="P18"/>
      <text:p text:style-name="P30"><text:span text:style-name="T17"><text:s text:c="4"/></text:span><text:span text:style-name="T7">public</text:span><text:span text:style-name="T17"> </text:span><text:span text:style-name="T7">interface</text:span><text:span text:style-name="T17"> </text:span><text:span text:style-name="T33">ITrackingId</text:span><text:span text:style-name="T17"> { }</text:span></text:p>
      <text:p text:style-name="P18">}</text:p>
      <text:p text:style-name="P2"/>
      <text:p text:style-name="P2">Esto es una practica habitual (que no obligatoria) de <text:s/>BDD y del TDD, ya que de esta forma, mientras vamos guiando, generando el codigo, mantenemos un control visual mas directo de los elementos que entran en juego.</text:p>
      <text:p text:style-name="P2"/>
      <text:p text:style-name="P2">Cuando separemos las clase e interfaces y las enviemos a donde deben residir, lo especificaremos. Por el momento, y hasta que no se diga lo contrario, todo el codigo que creemos se encuentra en en fichero CargoSpec.cs.</text:p>
      <text:p text:style-name="P2"/>
      <text:p text:style-name="P2">Retomamos en este punto al BDD_Spec.</text:p>
      <text:p text:style-name="P2"/>
      <text:p text:style-name="P2">Para desencadenar el comportamiento que estamos creando, necesitamos invocar al SUT a traves de un bloque BECAUSE:</text:p>
      <text:p text:style-name="P2"/>
      <text:p text:style-name="P10"><text:span text:style-name="T4">public</text:span><text:span text:style-name="T16"> </text:span><text:span text:style-name="T4">class</text:span><text:span text:style-name="T16"> </text:span><text:span text:style-name="T41">when_asked_about_its_tracking_identificator</text:span><text:span text:style-name="T16"> : </text:span><text:span text:style-name="T41">concern_for_cargo</text:span></text:p>
      <text:p text:style-name="P17">{</text:p>
      <text:p text:style-name="P30"><text:span text:style-name="T16"><text:s text:c="4"/></text:span><text:span text:style-name="T30">Because</text:span><text:span text:style-name="T16"> of = () =&gt; result = sut.</text:span><text:span text:style-name="T72">tracking_id</text:span><text:span text:style-name="T16">();</text:span></text:p>
      <text:p text:style-name="P17"/>
      <text:p text:style-name="P30"><text:span text:style-name="T16"><text:s text:c="4"/></text:span><text:span text:style-name="T30">It</text:span><text:span text:style-name="T16"> should_provide_the_cargo_id = () =&gt; result.ShouldEqual(tracking_id);</text:span></text:p>
      <text:p text:style-name="P17"/>
      <text:p text:style-name="P30"><text:span text:style-name="T16"><text:s text:c="4"/></text:span><text:span text:style-name="T4">static</text:span><text:span text:style-name="T16"> </text:span><text:span text:style-name="T30">ITrackingId</text:span><text:span text:style-name="T16"> tracking_id;</text:span></text:p>
      <text:p text:style-name="P30"><text:span text:style-name="T16"><text:s text:c="4"/></text:span><text:span text:style-name="T4">static</text:span><text:span text:style-name="T16"> </text:span><text:span text:style-name="T30">ITrackingId</text:span><text:span text:style-name="T16"> result;</text:span></text:p>
      <text:p text:style-name="P17">}</text:p>
      <text:p text:style-name="P2"/>
      <text:p text:style-name="P2"><text:soft-page-break/>donde definimos como pretendemos invocar al metodo del SUT que desencadena la funcionalidad, tracking_id(). Esta en color rojo, porque todavia no lo hemos creado (otro cuestion importante, escribimos codigo en la BDD_Spec que invoca metodos que ni siquiera existen).</text:p>
      <text:p text:style-name="P2"/>
      <text:p text:style-name="P2">Para solucionarlo, necesitamos, en este orden, generar el metodo tracking_id() en la interface ICargo:</text:p>
      <text:p text:style-name="P2"/>
      <text:p text:style-name="P10"><text:span text:style-name="T4">public</text:span><text:span text:style-name="T16"> </text:span><text:span text:style-name="T4">interface</text:span><text:span text:style-name="T16"> </text:span><text:span text:style-name="T30">ICargo</text:span><text:span text:style-name="T16"> </text:span></text:p>
      <text:p text:style-name="P17">{</text:p>
      <text:p text:style-name="P30"><text:span text:style-name="T16"><text:s text:c="4"/></text:span><text:span text:style-name="T30">ITrackingId</text:span><text:span text:style-name="T16"> tracking_id();</text:span></text:p>
      <text:p text:style-name="P17">}</text:p>
      <text:p text:style-name="P2"/>
      <text:p text:style-name="P2">De esta forma se ha ido el color rojo de nuestra BDD_Spec:</text:p>
      <text:p text:style-name="P2"/>
      <text:p text:style-name="P10"><text:span text:style-name="T4">public</text:span><text:span text:style-name="T16"> </text:span><text:span text:style-name="T4">class</text:span><text:span text:style-name="T16"> </text:span><text:span text:style-name="T41">when_asked_about_its_tracking_identificator</text:span><text:span text:style-name="T16"> : </text:span><text:span text:style-name="T41">concern_for_cargo</text:span></text:p>
      <text:p text:style-name="P17">{</text:p>
      <text:p text:style-name="P30"><text:span text:style-name="T16"><text:s text:c="4"/></text:span><text:span text:style-name="T30">Because</text:span><text:span text:style-name="T16"> of = () =&gt; result = sut.tracking_id();</text:span></text:p>
      <text:p text:style-name="P17"/>
      <text:p text:style-name="P30"><text:span text:style-name="T16"><text:s text:c="4"/></text:span><text:span text:style-name="T30">It</text:span><text:span text:style-name="T16"> should_provide_the_cargo_id = () =&gt; result.ShouldEqual(tracking_id);</text:span></text:p>
      <text:p text:style-name="P17"/>
      <text:p text:style-name="P30"><text:span text:style-name="T16"><text:s text:c="4"/></text:span><text:span text:style-name="T4">static</text:span><text:span text:style-name="T16"> </text:span><text:span text:style-name="T30">ITrackingId</text:span><text:span text:style-name="T16"> tracking_id;</text:span></text:p>
      <text:p text:style-name="P30"><text:span text:style-name="T16"><text:s text:c="4"/></text:span><text:span text:style-name="T4">static</text:span><text:span text:style-name="T16"> </text:span><text:span text:style-name="T30">ITrackingId</text:span><text:span text:style-name="T16"> result;</text:span></text:p>
      <text:p text:style-name="P17">}</text:p>
      <text:p text:style-name="P2"/>
      <text:p text:style-name="P2">Pero nos encontramos con que nuestro DDD_Aggregate_Root Cargo no implementa todos los metodos de ICargo, lo que nos obliga a implementarlo (lanzando una excepcion que diga que no esta implementado):</text:p>
      <text:p text:style-name="P2"/>
      <text:p text:style-name="P10"><text:span text:style-name="T4">public</text:span><text:span text:style-name="T16"> </text:span><text:span text:style-name="T4">class</text:span><text:span text:style-name="T16"> </text:span><text:span text:style-name="T41">Cargo</text:span><text:span text:style-name="T16"> : </text:span><text:span text:style-name="T30">ICargo</text:span><text:span text:style-name="T16">, </text:span><text:span text:style-name="T30">IEntity</text:span><text:span text:style-name="T16">&lt;</text:span><text:span text:style-name="T41">Cargo</text:span><text:span text:style-name="T16">&gt;</text:span></text:p>
      <text:p text:style-name="P17">{</text:p>
      <text:p text:style-name="P30"><text:span text:style-name="T16"><text:s text:c="4"/></text:span><text:span text:style-name="T4">public</text:span><text:span text:style-name="T16"> </text:span><text:span text:style-name="T4">bool</text:span><text:span text:style-name="T16"> has_the_same_identity_as(</text:span><text:span text:style-name="T41">Cargo</text:span><text:span text:style-name="T16"> the_other_entity)</text:span></text:p>
      <text:p text:style-name="P17"><text:s text:c="4"/>{</text:p>
      <text:p text:style-name="P30"><text:span text:style-name="T16"><text:s text:c="8"/></text:span><text:span text:style-name="T4">throw</text:span><text:span text:style-name="T16"> </text:span><text:span text:style-name="T4">new</text:span><text:span text:style-name="T16"> </text:span><text:span text:style-name="T53">NotImplementedException</text:span><text:span text:style-name="T17">();</text:span></text:p>
      <text:p text:style-name="P18"><text:s text:c="4"/>}</text:p>
      <text:p text:style-name="P18"/>
      <text:p text:style-name="P30"><text:span text:style-name="T17"><text:s text:c="4"/></text:span><text:span text:style-name="T7">public</text:span><text:span text:style-name="T17"> </text:span><text:span text:style-name="T33">ITrackingId</text:span><text:span text:style-name="T17"> tracking_id()</text:span></text:p>
      <text:p text:style-name="P18"><text:s text:c="4"/>{</text:p>
      <text:p text:style-name="P30"><text:span text:style-name="T17"><text:s text:c="8"/></text:span><text:span text:style-name="T7">throw</text:span><text:span text:style-name="T17"> </text:span><text:span text:style-name="T7">new</text:span><text:span text:style-name="T17"> </text:span><text:span text:style-name="T53">NotImplementedException</text:span><text:span text:style-name="T17">();</text:span></text:p>
      <text:p text:style-name="P18"><text:s text:c="4"/>}</text:p>
      <text:p text:style-name="P18">}</text:p>
      <text:p text:style-name="P2"><text:s/></text:p>
      <text:p text:style-name="P2">Y aqui terminaria la reaccion en cadena provocada or el bolque BECAUSE.</text:p>
      <text:p text:style-name="P2"/>
      <text:p text:style-name="P2">Lo siguiente que necesitamos en nuestra BDD_Spec (no nos cansaremos de repetir que en estos momentos estamos escribiendo la BDD_Spec y que el codigo resultante de ICargo, Cargo e ITrackingId son parte del proceso de diseño de estas clases derivado del proceso de escribir la BDD_Spec), es establecer el contexto necesario para que podamos siquiera ejecutarla. Para ello necesitamos un bloque ESTABLISH, que volvera a desencadenar otra reaccion en cadena:</text:p>
      <text:p text:style-name="P2"/>
      <text:p text:style-name="P10"><text:span text:style-name="T4">public</text:span><text:span text:style-name="T16"> </text:span><text:span text:style-name="T4">class</text:span><text:span text:style-name="T16"> </text:span><text:span text:style-name="T41">when_asked_about_its_tracking_identificator</text:span><text:span text:style-name="T16"> : </text:span><text:span text:style-name="T41">concern_for_cargo</text:span></text:p>
      <text:p text:style-name="P17">{</text:p>
      <text:p text:style-name="P30"><text:span text:style-name="T16"><text:s text:c="4"/></text:span><text:span text:style-name="T30">Establish</text:span><text:span text:style-name="T16"> context = () =&gt;</text:span></text:p>
      <text:p text:style-name="P17"><text:s text:c="4"/>{</text:p>
      <text:p text:style-name="P30"><text:span text:style-name="T16"><text:s text:c="8"/>tracking_id = the_dependency&lt;</text:span><text:span text:style-name="T30">ITrackingId</text:span><text:span text:style-name="T16">&gt;();</text:span></text:p>
      <text:p text:style-name="P30"><text:span text:style-name="T16"><text:s text:c="8"/></text:span><text:span text:style-name="T72">route_specification</text:span><text:span text:style-name="T16"> = the_dependency&lt;</text:span><text:span text:style-name="T72">IRouteSpecification</text:span><text:span text:style-name="T16">&gt;();</text:span></text:p>
      <text:p text:style-name="P17"><text:s text:c="4"/>};</text:p>
      <text:p text:style-name="P17"/>
      <text:p text:style-name="P30"><text:span text:style-name="T16"><text:s text:c="4"/></text:span><text:span text:style-name="T30">Because</text:span><text:span text:style-name="T16"> of = () =&gt; result = sut.tracking_id();</text:span></text:p>
      <text:p text:style-name="P17"/>
      <text:p text:style-name="P30"><text:span text:style-name="T16"><text:s text:c="4"/></text:span><text:span text:style-name="T30">It</text:span><text:span text:style-name="T16"> should_provide_the_cargo_id = () =&gt; result.ShouldEqual(tracking_id);</text:span></text:p>
      <text:p text:style-name="P17"><text:soft-page-break/></text:p>
      <text:p text:style-name="P30"><text:span text:style-name="T16"><text:s text:c="4"/></text:span><text:span text:style-name="T4">static</text:span><text:span text:style-name="T16"> </text:span><text:span text:style-name="T30">ITrackingId</text:span><text:span text:style-name="T16"> tracking_id;</text:span></text:p>
      <text:p text:style-name="P30"><text:span text:style-name="T16"><text:s text:c="4"/></text:span><text:span text:style-name="T4">static</text:span><text:span text:style-name="T16"> </text:span><text:span text:style-name="T30">ITrackingId</text:span><text:span text:style-name="T16"> result;</text:span></text:p>
      <text:p text:style-name="P17">}</text:p>
      <text:p text:style-name="P2"/>
      <text:p text:style-name="P2">Antes de ponernos a la tarea de corregir el codigo en color rojo, debemos entender que es lo que hemos hecho con el codigo nuevo.</text:p>
      <text:p text:style-name="P2"/>
      <text:p text:style-name="P2">Le estamos diciendo, a traves de the_dependency&lt;T&gt;(), que tracking_id y route_specification son parametros necesarios para construir el SUT (es decir el DDD_Aggregate_Root Cargo).</text:p>
      <text:p text:style-name="P2"/>
      <text:p text:style-name="P2">Para corregir el colo rojo empezamos por generar la interface IRouteSpecification:</text:p>
      <text:p text:style-name="P2"/>
      <text:p text:style-name="P8"><text:span text:style-name="T5">public</text:span><text:span text:style-name="T18"> </text:span><text:span text:style-name="T5">interface</text:span><text:span text:style-name="T18"> </text:span><text:span text:style-name="T31">IRouteSpecification </text:span><text:span text:style-name="T16">{}</text:span></text:p>
      <text:p text:style-name="P2"/>
      <text:p text:style-name="P2">y creamos el campo (field) route_specification del tipo IRouteSpecification:</text:p>
      <text:p text:style-name="P2"/>
      <text:p text:style-name="P10"><text:span text:style-name="T4">public</text:span><text:span text:style-name="T16"> </text:span><text:span text:style-name="T4">class</text:span><text:span text:style-name="T16"> </text:span><text:span text:style-name="T41">when_asked_about_its_tracking_identificator</text:span><text:span text:style-name="T16"> : </text:span><text:span text:style-name="T41">concern_for_cargo</text:span></text:p>
      <text:p text:style-name="P17">{</text:p>
      <text:p text:style-name="P30"><text:span text:style-name="T16"><text:s text:c="4"/></text:span><text:span text:style-name="T30">Establish</text:span><text:span text:style-name="T16"> context = () =&gt;</text:span></text:p>
      <text:p text:style-name="P17"><text:s text:c="4"/>{</text:p>
      <text:p text:style-name="P30"><text:span text:style-name="T16"><text:s text:c="8"/>tracking_id = the_dependency&lt;</text:span><text:span text:style-name="T30">ITrackingId</text:span><text:span text:style-name="T16">&gt;();</text:span></text:p>
      <text:p text:style-name="P30"><text:span text:style-name="T16"><text:s text:c="8"/>route_specification = the_dependency&lt;</text:span><text:span text:style-name="T30">IRouteSpecification</text:span><text:span text:style-name="T16">&gt;();</text:span></text:p>
      <text:p text:style-name="P17"><text:s text:c="4"/>};</text:p>
      <text:p text:style-name="P17"/>
      <text:p text:style-name="P30"><text:span text:style-name="T16"><text:s text:c="4"/></text:span><text:span text:style-name="T30">Because</text:span><text:span text:style-name="T16"> of = () =&gt; result = sut.tracking_id();</text:span></text:p>
      <text:p text:style-name="P17"/>
      <text:p text:style-name="P30"><text:span text:style-name="T16"><text:s text:c="4"/></text:span><text:span text:style-name="T30">It</text:span><text:span text:style-name="T16"> should_provide_the_cargo_id = () =&gt; result.ShouldEqual(tracking_id);</text:span></text:p>
      <text:p text:style-name="P17"/>
      <text:p text:style-name="P30"><text:span text:style-name="T16"><text:s text:c="4"/></text:span><text:span text:style-name="T4">static</text:span><text:span text:style-name="T16"> </text:span><text:span text:style-name="T30">ITrackingId</text:span><text:span text:style-name="T16"> tracking_id;</text:span></text:p>
      <text:p text:style-name="P30"><text:span text:style-name="T16"><text:s text:c="4"/></text:span><text:span text:style-name="T4">static</text:span><text:span text:style-name="T16"> </text:span><text:span text:style-name="T30">ITrackingId</text:span><text:span text:style-name="T16"> result;</text:span></text:p>
      <text:p text:style-name="P30"><text:span text:style-name="T16"><text:s text:c="4"/></text:span><text:span text:style-name="T4">static</text:span><text:span text:style-name="T16"> </text:span><text:span text:style-name="T30">IRouteSpecification</text:span><text:span text:style-name="T16"> route_specification;</text:span></text:p>
      <text:p text:style-name="P17">}</text:p>
      <text:p text:style-name="P2"/>
      <text:p text:style-name="P2">y con esto finalizamos la BDD_Spec:</text:p>
      <text:p text:style-name="P2"/>
      <text:p text:style-name="P36">When asked about its tracking identificator</text:p>
      <text:p text:style-name="P37">» It should provide the cargo id</text:p>
      <text:p text:style-name="P2"/>
      <text:p text:style-name="P2">Si bien, la reaccion en cadena todavia no se ha detenido, ya que si definimos dos parametros (tracking_id, route_specification) necesarios para crear el SUT, necesitaremos un contructor que los admita, y por el momento nuestro DDD_Aggregate_Root Cargo, no dispone de ninguno, por lo tanto necesitamos:</text:p>
      <text:p text:style-name="P2"/>
      <text:p text:style-name="P10"><text:span text:style-name="T4">public</text:span><text:span text:style-name="T16"> </text:span><text:span text:style-name="T4">class</text:span><text:span text:style-name="T16"> </text:span><text:span text:style-name="T41">Cargo</text:span><text:span text:style-name="T16"> : </text:span><text:span text:style-name="T30">ICargo</text:span><text:span text:style-name="T16">, </text:span><text:span text:style-name="T30">IEntity</text:span><text:span text:style-name="T16">&lt;</text:span><text:span text:style-name="T41">Cargo</text:span><text:span text:style-name="T16">&gt;</text:span></text:p>
      <text:p text:style-name="P17">{</text:p>
      <text:p text:style-name="P30"><text:span text:style-name="T16"><text:s text:c="4"/></text:span><text:span text:style-name="T4">public</text:span><text:span text:style-name="T16"> Cargo(</text:span><text:span text:style-name="T30">ITrackingId</text:span><text:span text:style-name="T16"> tracking_id, </text:span><text:span text:style-name="T30">IRouteSpecification</text:span><text:span text:style-name="T16"> route_specification){}</text:span></text:p>
      <text:p text:style-name="P17"/>
      <text:p text:style-name="P30"><text:span text:style-name="T16"><text:s text:c="4"/></text:span><text:span text:style-name="T4">public</text:span><text:span text:style-name="T16"> </text:span><text:span text:style-name="T4">bool</text:span><text:span text:style-name="T16"> has_the_same_identity_as(</text:span><text:span text:style-name="T41">Cargo</text:span><text:span text:style-name="T16"> the_other_entity)</text:span></text:p>
      <text:p text:style-name="P17"><text:s text:c="4"/>{</text:p>
      <text:p text:style-name="P30"><text:span text:style-name="T16"><text:s text:c="8"/></text:span><text:span text:style-name="T4">throw</text:span><text:span text:style-name="T16"> </text:span><text:span text:style-name="T4">new</text:span><text:span text:style-name="T16"> </text:span><text:span text:style-name="T53">NotImplementedException</text:span><text:span text:style-name="T17">();</text:span></text:p>
      <text:p text:style-name="P18"><text:s text:c="4"/>}</text:p>
      <text:p text:style-name="P18"/>
      <text:p text:style-name="P30"><text:span text:style-name="T17"><text:s text:c="4"/></text:span><text:span text:style-name="T7">public</text:span><text:span text:style-name="T17"> </text:span><text:span text:style-name="T33">ITrackingId</text:span><text:span text:style-name="T17"> tracking_id()</text:span></text:p>
      <text:p text:style-name="P18"><text:s text:c="4"/>{</text:p>
      <text:p text:style-name="P30"><text:span text:style-name="T17"><text:s text:c="8"/></text:span><text:span text:style-name="T7">throw</text:span><text:span text:style-name="T17"> </text:span><text:span text:style-name="T7">new</text:span><text:span text:style-name="T17"> </text:span><text:span text:style-name="T53">NotImplementedException</text:span><text:span text:style-name="T17">();</text:span></text:p>
      <text:p text:style-name="P18"><text:s text:c="4"/>}</text:p>
      <text:p text:style-name="P18">}</text:p>
      <text:p text:style-name="P2"/>
      <text:p text:style-name="P2">Una ultima consecuencia de la reaccion en cadena seria considerar la naturaleza de IRouteSpecification, ya que tal y como la DDD_Intention_Revealing_Interface <text:soft-page-break/>IRouteSpecification indica a traves de la parte "Specification", parece claro que tratamos con un interface que deberia a su vez implementar la interface ISpecification&lt;T&gt;, y de hecho este es el caso. Sin embargo todavia no queda clara la naturaleza del Generico &lt;T&gt;. Por ello, creemos que hasta que no sea completamente imprescindible, no haremos que IRouteSpecification implemente ISpecification&lt;T&gt;. Pero tomamos nota.</text:p>
      <text:p text:style-name="P2"/>
      <text:p text:style-name="P2">Llegados a este punto, ejecutamos la BDD_Spec (puesto que poco a poco hemos ido preocupandonos de que "compilase", lease "eliminar el codigo de color rojo").</text:p>
      <text:p text:style-name="P2"/>
      <text:p text:style-name="P2">En nuestro caso hemos decidido ejecutar la BDD_Spec usando TestDriven.NET, obteniendo el siguiente resultado:</text:p>
      <text:p text:style-name="P2"/>
      <text:p text:style-name="P36">------ Test started: Assembly: dddsample.specs.dll ------</text:p>
      <text:p text:style-name="P41"/>
      <text:p text:style-name="P41">when asked about its tracking identificator</text:p>
      <text:p text:style-name="P41">» should provide the cargo id (FAIL)</text:p>
      <text:p text:style-name="P41"/>
      <text:p text:style-name="P41">Test 'should provide the cargo id' failed:</text:p>
      <text:p text:style-name="P41"><text:tab/>System.Reflection.TargetInvocationException: Exception has been thrown by the target of an invocation. ---&gt; System.NotImplementedException: The method or operation is not implemented.</text:p>
      <text:p text:style-name="P41"><text:tab/>domain\model\cargo.aggregate\CargoSpecs.cs(49,0): at dddsample.specs.domain.model.cargo.aggregate.Cargo.tracking_id()</text:p>
      <text:p text:style-name="P41"><text:tab/>domain\model\cargo.aggregate\CargoSpecs.cs(20,0): at dddsample.specs.domain.model.cargo.aggregate.when_asked_about_its_tracking_identificator.&lt;.ctor&gt;b__1()</text:p>
      <text:p text:style-name="P41"><text:tab/> <text:s text:c="2"/>--- End of inner exception stack trace ---</text:p>
      <text:p text:style-name="P41"><text:tab/>at System.RuntimeMethodHandle._InvokeMethodFast(IRuntimeMethodInfo method, Object target, Object[] arguments, SignatureStruct&amp; sig, MethodAttributes methodAttributes, RuntimeType typeOwner)</text:p>
      <text:p text:style-name="P41"><text:tab/>at System.RuntimeMethodHandle.InvokeMethodFast(IRuntimeMethodInfo method, Object target, Object[] arguments, Signature sig, MethodAttributes methodAttributes, RuntimeType typeOwner)</text:p>
      <text:p text:style-name="P41"><text:tab/>at System.Reflection.RuntimeMethodInfo.Invoke(Object obj, BindingFlags invokeAttr, Binder binder, Object[] parameters, CultureInfo culture, Boolean skipVisibilityChecks)</text:p>
      <text:p text:style-name="P41"><text:tab/>at System.Delegate.DynamicInvokeImpl(Object[] args)</text:p>
      <text:p text:style-name="P41"><text:tab/>at System.Delegate.DynamicInvoke(Object[] args)</text:p>
      <text:p text:style-name="P41"><text:tab/>at Machine.Specifications.Utility.RandomExtensionMethods.&lt;InvokeAll&gt;b__1(Delegate item)</text:p>
      <text:p text:style-name="P41"><text:tab/>at Machine.Specifications.Utility.RandomExtensionMethods.Each[T](IEnumerable`1 enumerable, Action`1 action)</text:p>
      <text:p text:style-name="P41"><text:tab/>at Machine.Specifications.Utility.RandomExtensionMethods.InvokeAll(IEnumerable`1 actions)</text:p>
      <text:p text:style-name="P41"><text:tab/>at Machine.Specifications.Utility.RandomExtensionMethods.InvokeAll(IEnumerable`1 becauseActions)</text:p>
      <text:p text:style-name="P41"><text:tab/>at Machine.Specifications.Model.Context.EstablishContext()</text:p>
      <text:p text:style-name="P41"/>
      <text:p text:style-name="P41">0 passed, 1 failed, 0 skipped, took 1,14 seconds (Machine.Specifications 0.3.0).</text:p>
      <text:p text:style-name="P2"/>
      <text:p text:style-name="P2">que confirma que ha compilado pero que ha fallado (tal y como esperabamos, pues no hemos implementado nada que nos permita disponer de la funcionalidad sugerida por la BDD_Spec).</text:p>
      <text:p text:style-name="P2"/>
      <text:p text:style-name="P2">Analicemos brevemente el log resultante de la ejecucion de la BDD_Spec.</text:p>
      <text:p text:style-name="P2"/>
      <text:p text:style-name="P2">Sabemos que falla por tres cosas. Primero</text:p>
      <text:p text:style-name="P2"/>
      <text:p text:style-name="P41">when asked about its tracking identificator</text:p>
      <text:p text:style-name="P37">» should provide the cargo id (FAIL)</text:p>
      <text:p text:style-name="P2"/>
      <text:p text:style-name="P2">Dificil no notar ese (FAIL). Segundo:</text:p>
      <text:p text:style-name="P2"/>
      <text:p text:style-name="P37">Test 'should provide the cargo id' failed:</text:p>
      <text:p text:style-name="P2"/>
      <text:p text:style-name="P2"><text:soft-page-break/>Sin comentarios. Tercero:</text:p>
      <text:p text:style-name="P2"/>
      <text:p text:style-name="P37">0 passed, 1 failed, 0 skipped, took 1,14 seconds (Machine.Specifications 0.3.0).</text:p>
      <text:p text:style-name="P2"/>
      <text:p text:style-name="P2">"0 passed, 1 failed". Como en el caso anterior sobran mas comentarios.</text:p>
      <text:p text:style-name="P2"/>
      <text:p text:style-name="P2">Todo el grueso del mensaje, carece de relevancia para nosotros (no siempre va a ser asi, ya que habra veces, cuando creamos que todo deberia ir bien y no va, que nos indicara donde puede estar nuestro error).</text:p>
      <text:p text:style-name="P2"/>
      <text:p text:style-name="P2">Vamos por tanto a escribir el codigo necesario para que ese (FAIL) desparezca.</text:p>
      <text:p text:style-name="P2"/>
      <text:p text:style-name="P2">Nos centramos ahora en la clase Cargo, en su cosntructor y en su metodo tracking_id().</text:p>
      <text:p text:style-name="P2">El codigo necesario para hacer que le test pase, no es complejo en absoluto, sin embargo, al escribir solo el codigo necesario para que pase, si que es probable que se produzcan sorpresas, y no tanto por el codigo escrito, como por el no escrito.</text:p>
      <text:p text:style-name="P2"/>
      <text:p text:style-name="P2">La BDD_Spec nos esta pidiendo que le devolvamos el identificador del DDD_Aggregate_Root Cargo. Como lo consigas (el orden de los pasos que des), no es relevante, a nuestro juicio, por ello ponemos la clase Cargo resultante sin mas:</text:p>
      <text:p text:style-name="P2"/>
      <text:p text:style-name="P10"><text:span text:style-name="T4">public</text:span><text:span text:style-name="T16"> </text:span><text:span text:style-name="T4">class</text:span><text:span text:style-name="T16"> </text:span><text:span text:style-name="T41">Cargo</text:span><text:span text:style-name="T16"> : </text:span><text:span text:style-name="T30">ICargo</text:span><text:span text:style-name="T16">, </text:span><text:span text:style-name="T30">IEntity</text:span><text:span text:style-name="T16">&lt;</text:span><text:span text:style-name="T41">Cargo</text:span><text:span text:style-name="T16">&gt;</text:span></text:p>
      <text:p text:style-name="P17">{</text:p>
      <text:p text:style-name="P30"><text:span text:style-name="T16"><text:s text:c="4"/></text:span><text:span text:style-name="T4">readonly</text:span><text:span text:style-name="T16"> </text:span><text:span text:style-name="T30">ITrackingId</text:span><text:span text:style-name="T16"> underlying_tracking_id;</text:span></text:p>
      <text:p text:style-name="P17"/>
      <text:p text:style-name="P30"><text:span text:style-name="T16"><text:s text:c="4"/></text:span><text:span text:style-name="T4">public</text:span><text:span text:style-name="T16"> Cargo(</text:span><text:span text:style-name="T30">ITrackingId</text:span><text:span text:style-name="T16"> tracking_id, </text:span><text:span text:style-name="T30">IRouteSpecification</text:span><text:span text:style-name="T16"> route_specification)</text:span></text:p>
      <text:p text:style-name="P17"><text:s text:c="4"/>{</text:p>
      <text:p text:style-name="P30"><text:span text:style-name="T16"><text:s text:c="8"/></text:span><text:span text:style-name="T4">this</text:span><text:span text:style-name="T16">.underlying_tracking_id = tracking_id;</text:span></text:p>
      <text:p text:style-name="P17"><text:s text:c="4"/>}</text:p>
      <text:p text:style-name="P17"/>
      <text:p text:style-name="P30"><text:span text:style-name="T16"><text:s text:c="4"/></text:span><text:span text:style-name="T4">public</text:span><text:span text:style-name="T16"> </text:span><text:span text:style-name="T4">bool</text:span><text:span text:style-name="T16"> has_the_same_identity_as(</text:span><text:span text:style-name="T41">Cargo</text:span><text:span text:style-name="T16"> the_other_entity)</text:span></text:p>
      <text:p text:style-name="P17"><text:s text:c="4"/>{</text:p>
      <text:p text:style-name="P30"><text:span text:style-name="T16"><text:s text:c="8"/></text:span><text:span text:style-name="T4">throw</text:span><text:span text:style-name="T16"> </text:span><text:span text:style-name="T4">new</text:span><text:span text:style-name="T16"> </text:span><text:span text:style-name="T53">NotImplementedException</text:span><text:span text:style-name="T17">();</text:span></text:p>
      <text:p text:style-name="P18"><text:s text:c="4"/>}</text:p>
      <text:p text:style-name="P18"/>
      <text:p text:style-name="P30"><text:span text:style-name="T17"><text:s text:c="4"/></text:span><text:span text:style-name="T7">public</text:span><text:span text:style-name="T17"> </text:span><text:span text:style-name="T33">ITrackingId</text:span><text:span text:style-name="T17"> tracking_id()</text:span></text:p>
      <text:p text:style-name="P18"><text:s text:c="4"/>{</text:p>
      <text:p text:style-name="P30"><text:span text:style-name="T17"><text:s text:c="8"/></text:span><text:span text:style-name="T7">return</text:span><text:span text:style-name="T17"> </text:span><text:span text:style-name="T7">this</text:span><text:span text:style-name="T17">.underlying_tracking_id;</text:span></text:p>
      <text:p text:style-name="P18"><text:s text:c="4"/>}</text:p>
      <text:p text:style-name="P18">}</text:p>
      <text:p text:style-name="P2"/>
      <text:p text:style-name="P2">Sin embargo, si te interesa conocer el orden en que hemos creado el codigo, comentar que, de forma innata, tendemos a seguir el flujo de ejecucion.</text:p>
      <text:p text:style-name="P2"/>
      <text:p text:style-name="P2">Es decir, primero se produce la creacion del objeto, en el constructor, por lo que escribimos:</text:p>
      <text:p text:style-name="P2"/>
      <text:p text:style-name="P10"><text:span text:style-name="T4">public</text:span><text:span text:style-name="T16"> Cargo(</text:span><text:span text:style-name="T30">ITrackingId</text:span><text:span text:style-name="T16"> tracking_id, </text:span><text:span text:style-name="T30">IRouteSpecification</text:span><text:span text:style-name="T16"> route_specification)</text:span></text:p>
      <text:p text:style-name="P17">{</text:p>
      <text:p text:style-name="P30"><text:span text:style-name="T16"><text:s text:c="4"/></text:span><text:span text:style-name="T4">this</text:span><text:span text:style-name="T16">.</text:span><text:span text:style-name="T72">underlying_tracking_id</text:span><text:span text:style-name="T16"> = tracking_id;</text:span></text:p>
      <text:p text:style-name="P17">}</text:p>
      <text:p text:style-name="P2"/>
      <text:p text:style-name="P2">y nos encontramos con nuestro viejo amigo el codigo de color rojo, ya que underlying_tracking_id no existe todavia.</text:p>
      <text:p text:style-name="P2"/>
      <text:p text:style-name="P2">Siguiendo el camino que nos marca el rojo (y en este caso ademas, es el camino del flujo de ejecucion), solucionamos este problema creando el campo underlying_tracking_id, que <text:s/>nos permite almacenar internamente el identificador:</text:p>
      <text:p text:style-name="P2"/>
      <text:p text:style-name="P10"><text:span text:style-name="T30">ITrackingId</text:span><text:span text:style-name="T16"> underlying_tracking_id;</text:span></text:p>
      <text:p text:style-name="P2"/>
      <text:p text:style-name="P2">Una vez hecho esto, devolvemos el dato pedido:</text:p>
      <text:p text:style-name="P2"><text:soft-page-break/></text:p>
      <text:p text:style-name="P10"><text:span text:style-name="T4">public</text:span><text:span text:style-name="T16"> </text:span><text:span text:style-name="T30">ITrackingId</text:span><text:span text:style-name="T16"> tracking_id()</text:span></text:p>
      <text:p text:style-name="P17">{</text:p>
      <text:p text:style-name="P30"><text:span text:style-name="T16"><text:s text:c="4"/></text:span><text:span text:style-name="T4">return</text:span><text:span text:style-name="T16"> </text:span><text:span text:style-name="T4">this</text:span><text:span text:style-name="T16">.underlying_tracking_id;</text:span></text:p>
      <text:p text:style-name="P17">}</text:p>
      <text:p text:style-name="P2"/>
      <text:p text:style-name="P2">y ya esta. ¿Ya esta?. No, hay algo que nos falta. El identificador no es algo que queremos que se vaya modificando por ahi, sino que es algo que una vez asignado por el constructor, "es para toda la vida". Asi que:</text:p>
      <text:p text:style-name="P2"/>
      <text:p text:style-name="P10"><text:span text:style-name="T4">readonly</text:span><text:span text:style-name="T16"> </text:span><text:span text:style-name="T30">ITrackingId</text:span><text:span text:style-name="T16"> underlying_tracking_id;</text:span></text:p>
      <text:p text:style-name="P2"/>
      <text:p text:style-name="P2">y ahora si que hemos terminado.</text:p>
      <text:p text:style-name="P2"/>
      <text:p text:style-name="P2">Antes de hacer ningun comentario corremos la BDD_Spec para ver si con esto es suficiente:</text:p>
      <text:p text:style-name="P2"/>
      <text:p text:style-name="P36">------ Test started: Assembly: dddsample.specs.dll ------</text:p>
      <text:p text:style-name="P41"/>
      <text:p text:style-name="P41">when asked about its tracking identificator</text:p>
      <text:p text:style-name="P41">» should provide the cargo id</text:p>
      <text:p text:style-name="P41"/>
      <text:p text:style-name="P41"/>
      <text:p text:style-name="P41">1 passed, 0 failed, 0 skipped, took 0,88 seconds (Machine.Specifications 0.3.0).</text:p>
      <text:p text:style-name="P2"/>
      <text:p text:style-name="P2">Ha habido suerte. El test pasa. Hemos completado nuestra primera BDD_Spec y el codigo que hace que todo funcione. Ya tenemos lista la primera caracteristica de nuestro programa (La implementacion del DDD_Specification de la seccion anterior, es mas codigo de infraestructura que no de dominio propiamente dicho).</text:p>
      <text:p text:style-name="P2"/>
      <text:p text:style-name="P2">Vamos con los comentarios:</text:p>
      <text:p text:style-name="P2"/>
      <text:list xml:id="list39468431" text:style-name="L14">
        <text:list-item>
          <text:p text:style-name="P55">Deberia llamarnos la atencion que el constructor reciba dos parametros y solo use uno. Y lo mas increible es de todo compila y funciona. Esto dice mucho de la potencia y flexibilidad del BDD, ya que te permite centrarte en una sola cosa a la vez.</text:p>
        </text:list-item>
        <text:list-item>
          <text:p text:style-name="P55">El metodo heredado de IEntity&lt;T&gt; (has_the_same_identity_as()) ni siquiera esta implementado (devuelve una excepcion). Nuevamente, esto es algo que no debe extrañarnos si practicamos BDD, ya que al utilizar interfaces en vez de clases concretas siempre que podemos, nos permite este tipo de flexibilidad. Cuando decidamos que queremos crear una BDD_Spec sobre has_the_same_identity_as() ya lo implementaremos. Nosotros tenemos el control sobre que y cuando se implementan las cosas. </text:p>
        </text:list-item>
        <text:list-item>
          <text:p text:style-name="P55">¿Como puedes decir que hemos avanzado si esto parece un galimatias de interfaces absurdas que ni siquiera tienen nada dentro como es el caso de ITrackingId o IRouteSpecification? Esta reaccion es comun cuando te encuentras dando los primeros pasos con el BDD (es exactamente lo mismo si practicas "TDD mockista"). No vamos a mentir, al principio cuesta llevar el ritmo y no perderse, pero con un poco de experiencia y algo de voluntad, esa sensacion de sentirse abrumado por tener que: </text:p>
          <text:p text:style-name="P55"/>
          <text:list>
            <text:list-item>
              <text:p text:style-name="P55">Crear la BDD_Spec</text:p>
            </text:list-item>
            <text:list-item>
              <text:p text:style-name="P55">Diseñar</text:p>
            </text:list-item>
            <text:list-item>
              <text:p text:style-name="P55">Manejar las interacciones entre objetos y</text:p>
            </text:list-item>
            <text:list-item>
              <text:p text:style-name="P55">Finalmente implementar</text:p>
            </text:list-item>
          </text:list>
          <text:p text:style-name="P55"/>
          <text:p text:style-name="P55">desaparece y lo mas curioso es que pasas a sentir algo parecido cuando te encuentras con codigo fuente que no sigue el paradigma del BDD, o al menos dispone de una suite de tests bien diseñada.</text:p>
        </text:list-item>
        <text:list-item>
          <text:p text:style-name="P55"><text:s/></text:p>
        </text:list-item>
      </text:list>
      <text:p text:style-name="P2"/>
      <text:p text:style-name="P2">NOTA: Mostrar el orden en el que escribimos el codigo ya que va con el flujo de los datos: entra por el constructor, se almacena internamente y finalmente se devuelve via <text:soft-page-break/>return.</text:p>
      <text:p text:style-name="P2">FIN NOTA:</text:p>
      <text:p text:style-name="P2"/>
      <text:p text:style-name="P2">Y con esto finalizamos el ciclo de la primera BDD_Spec:</text:p>
      <text:p text:style-name="P2"/>
      <text:p text:style-name="P41">When asked about its tracking identificator</text:p>
      <text:p text:style-name="P37">» It should provide the cargo id</text:p>
      <text:p text:style-name="P2"/>
      <text:p text:style-name="P2">A continuacion vamos a realizar un par de refactorizaciones mas cosmeticas que otra cosa para que nos ayude a poner todo lo que vamos escribiendo en su sitio.</text:p>
      <text:p text:style-name="P2"/>
      <text:p text:style-name="P2">Es evidente que el lugar de Cargo, ICargo, ITrackingId no puede ser el fichero CargoSpec.cs (de hecho ya habiamos comentado algo sobre el tema), y mas concretamente el namespace:</text:p>
      <text:p text:style-name="P2"/>
      <text:p text:style-name="P10"><text:span text:style-name="T4">namespace</text:span><text:span text:style-name="T16"> dddsample.specs.domain.model.cargo.aggregate</text:span></text:p>
      <text:p text:style-name="P2"/>
      <text:p text:style-name="P2">claramente destinado a la "specs".</text:p>
      <text:p text:style-name="P2"/>
      <text:p text:style-name="P2">Es un buen momento para recordar cuales fueron los "using" que declaramos al principio:</text:p>
      <text:p text:style-name="P2"/>
      <text:p text:style-name="P29"><text:span text:style-name="T5">using</text:span><text:span text:style-name="T18"> System;</text:span></text:p>
      <text:p text:style-name="P30"><text:span text:style-name="T4">using</text:span><text:span text:style-name="T16"> dddsample.domain.shared;</text:span></text:p>
      <text:p text:style-name="P30"><text:span text:style-name="T4">using</text:span><text:span text:style-name="T16"> Machine.Specifications;</text:span></text:p>
      <text:p text:style-name="P30"><text:span text:style-name="T4">using</text:span><text:span text:style-name="T16"> Machine.Specifications.DevelopWithPassion.Rhino;</text:span></text:p>
      <text:p text:style-name="P11"><text:span text:style-name="T4">using</text:span><text:span text:style-name="T16"> Rhino.Mocks;</text:span></text:p>
      <text:p text:style-name="P2"/>
      <text:p text:style-name="P2">Todos han sido utilizados en esta primera BDD_Spec, excepto:</text:p>
      <text:p text:style-name="P2"/>
      <text:p text:style-name="P11"><text:span text:style-name="T4">using</text:span><text:span text:style-name="T16"> Rhino.Mocks;</text:span></text:p>
      <text:p text:style-name="P2"/>
      <text:p text:style-name="P2">que utilizaremos mas adelante.</text:p>
      <text:p text:style-name="P2"/>
      <text:p text:style-name="P2">Ha llegado la hora de situar nuestras recien diseñandas clases e interfaces en su namespace correcto:</text:p>
      <text:p text:style-name="P2"/>
      <text:p text:style-name="P11"><text:span text:style-name="T4">namespace</text:span><text:span text:style-name="T16"> dddsample.domain.model.cargo.aggregate;</text:span></text:p>
      <text:p text:style-name="P2"/>
      <text:p text:style-name="P2">Hacer este tipo de cosas teniendo JetBrains Resharper, es trivial, ya que el mismo te detecta estos cambios y busca la solucion, añadir un nuevo:</text:p>
      <text:p text:style-name="P2"/>
      <text:p text:style-name="P11"><text:span text:style-name="T4">using</text:span><text:span text:style-name="T16"> dddsample.domain.model.cargo.aggregate;</text:span></text:p>
      <text:p text:style-name="P2"/>
      <text:p text:style-name="P2">Si no lo tienes instalado, puede ser que Visual Studio 2010 se encargue de ello automaticamente, pero probablemente, necesitaras escribir la linea anterior, manualmente.</text:p>
      <text:p text:style-name="P2"/>
      <text:p text:style-name="P2">A esto era a lo que nos referiamos al pricipio de la seccion de esta BDD_Spec cuando deciamos aquello de:</text:p>
      <text:p text:style-name="P2"/>
      <text:p text:style-name="P2"><text:tab/>"<text:span text:style-name="T54">Es importante señalar que ninguna de esas referencias han sido añadidas manualmente puesto que el imprescindible plug-in JetBrains ReSharper, se encarga de ello de forma completamente transparente.</text:span>"</text:p>
      <text:p text:style-name="P2"/>
      <text:p text:style-name="P2">Una vez arreglado esto, deberiamos volver a correr las BDD_Specs, por si acaso hemos roto algo. Por suerte para nosotros</text:p>
      <text:p text:style-name="P2"/>
      <text:p text:style-name="P36">1 passed, 0 failed, 0 skipped, took 0,65 seconds (Machine.Specifications 0.3.0).</text:p>
      <text:p text:style-name="P2"/>
      <text:p text:style-name="P2">todo ha ido bien.</text:p>
      <text:p text:style-name="P2"/>
      <text:p text:style-name="P2">La siguente refactorizacion seria crear un fichero para cada clase e interface creada, de forma que podamos moverlos fisicamente a su sitio. Esto afectaria a:</text:p>
      <text:p text:style-name="P2"><text:soft-page-break/></text:p>
      <text:list xml:id="list39460214" text:style-name="L15">
        <text:list-item>
          <text:p text:style-name="P56">ICargo</text:p>
        </text:list-item>
        <text:list-item>
          <text:p text:style-name="P56">Cargo</text:p>
        </text:list-item>
        <text:list-item>
          <text:p text:style-name="P56">ITrackingId</text:p>
        </text:list-item>
        <text:list-item>
          <text:p text:style-name="P56">IRouteSpecification</text:p>
        </text:list-item>
      </text:list>
      <text:p text:style-name="P2"/>
      <text:p text:style-name="P2">De nuevo, gracias a JetBrains Resharper, es una tarea trivial.</text:p>
      <text:p text:style-name="P2"/>
      <text:p text:style-name="P2">Corremos los test de nuevo y comprobamos que seguimos con la luz verde.</text:p>
      <text:p text:style-name="P2"/>
      <text:p text:style-name="P2">Finalizando el proceso con git:</text:p>
      <text:p text:style-name="P2"/>
      <text:p text:style-name="P2">Una vez llegados hasta aqui, deberiamos enviar los cambios a nuestro repositorio git, para ello:</text:p>
      <text:p text:style-name="P2"/>
      <text:p text:style-name="P2">git status --&gt; nos indicaria cuales son los cambios</text:p>
      <text:p text:style-name="P2">git add -A --&gt; añadiria los nuevos ficheros y carpetas al gti tracking</text:p>
      <text:p text:style-name="P2">git commit -m "Finished first CargoSpec. Created ICargo, Cargo, ITrackingId and IRouteSpecification. Fixed error in IEntity&lt;T&gt;, now using the correct one and not the experimental one." --&gt; confirmaria los cambios realizados</text:p>
      <text:p text:style-name="P2">git checkout master --&gt; nos movemos a la rama master</text:p>
      <text:p text:style-name="P2">git merge dev --&gt; pasamos los cambios de la rama dev a la rama master</text:p>
      <text:p text:style-name="P2">git push origin --&gt; enviamos los cambios a github.</text:p>
      <text:p text:style-name="P2"/>
      <text:p text:style-name="P2">Ahora parece un buen momento para identificar el "mantra" del TDD " RED - GREEN - REFACTOR" con lo que acabamos de hacer:</text:p>
      <text:p text:style-name="P2"/>
      <text:p text:style-name="Standard"><text:span text:style-name="T62">RED: Cada vez que escribimos una linea de la BDD_Spec, lo primero que hemos hecho ha sido corregir el codigo que quedaba en color rojo, el codigo que no compilaba. Pero no es este el RED del que habla el "mantra", sino que mas bien se refiere a ejecutar el test y hacer que falle. Nosotros lo hicimos, pero no lo comentamos para no despistarnos del proceso que estabamos intentando explicar. Si vamos al log de cuando fallo el test, en "t</text:span><text:span text:style-name="T65">odo el grueso del mensaje</text:span><text:span text:style-name="T62">" que "</text:span><text:span text:style-name="T65">carece de relevancia para nosotros</text:span><text:span text:style-name="T62">", nos encontramos con:</text:span></text:p>
      <text:p text:style-name="P2"/>
      <text:p text:style-name="P41">Test 'should provide the cargo id' failed:</text:p>
      <text:p text:style-name="P37"><text:tab/>System.Reflection.TargetInvocationException: Exception has been thrown by the target of an invocation. ---&gt; System.NotImplementedException: The method or operation is not implemented.</text:p>
      <text:p text:style-name="P2"/>
      <text:p text:style-name="P2">Y mas en concreto con:</text:p>
      <text:p text:style-name="P2"/>
      <text:p text:style-name="P37">System.NotImplementedException: The method or operation is not implemented.</text:p>
      <text:p text:style-name="P2"/>
      <text:p text:style-name="P2">Ahi tenemos nuestro RED.</text:p>
      <text:p text:style-name="P2"/>
      <text:p text:style-name="P2">GREEN: Esta es facil, cuando pasamos el test con aquel:</text:p>
      <text:p text:style-name="P2"/>
      <text:p text:style-name="P37">1 passed, 0 failed, 0 skipped, took 0,88 seconds (Machine.Specifications 0.3.0).</text:p>
      <text:p text:style-name="P2"/>
      <text:p text:style-name="P2"><text:s/></text:p>
      <text:p text:style-name="P2">REFACTOR: En nuestro caso ha sido minimo. Hemos colocado las clases e interfaces creadas en su namespace correspondiente, una vez habiamos comprobado que el test pasaba. Y a continuacion hemos creado un fichero para cada clase o interface que hemos movido a donde se supone deben estar.</text:p>
      <text:p text:style-name="P2"/>
      <text:p text:style-name="P4">BDD_Spec: When asked about its route specification<text:span text:style-name="T69">:</text:span></text:p>
      <text:p text:style-name="P3"/>
      <text:p text:style-name="P3">Tal y como hicimos en la BDD_Spec anterior, empezamos por definir la Spec en texto:</text:p>
      <text:p text:style-name="P3"/>
      <text:p text:style-name="P41">When asked about its route specification</text:p>
      <text:p text:style-name="P39">» It should provide the route specification</text:p>
      <text:p text:style-name="P3"/>
      <text:p text:style-name="P3"><text:soft-page-break/>y luego en codigo:</text:p>
      <text:p text:style-name="P3"/>
      <text:p text:style-name="P14"><text:span text:style-name="T9">public</text:span><text:span text:style-name="T21"> </text:span><text:span text:style-name="T9">class</text:span><text:span text:style-name="T21"> </text:span><text:span text:style-name="T45">when_asked_about_its_route_specification</text:span><text:span text:style-name="T21"> : </text:span><text:span text:style-name="T45">concern_for_cargo</text:span></text:p>
      <text:p text:style-name="P17">{</text:p>
      <text:p text:style-name="P30"><text:span text:style-name="T16"><text:s text:c="4"/></text:span><text:span text:style-name="T30">It</text:span><text:span text:style-name="T16"> should_provide_the_route_specification = () =&gt; </text:span></text:p>
      <text:p text:style-name="P30"><text:span text:style-name="T16"><text:s text:c="7"/></text:span><text:span text:style-name="T72">result</text:span><text:span text:style-name="T16">.ShouldEqual(</text:span><text:span text:style-name="T72">route_specification</text:span><text:span text:style-name="T16">);</text:span></text:p>
      <text:p text:style-name="P17">}</text:p>
      <text:p text:style-name="P3"/>
      <text:p text:style-name="P3">nuestro primer objetivo es arreglar el codigo de color rojo, por lo tanto, basta con que definamos dos campos (fields):</text:p>
      <text:p text:style-name="P3"/>
      <text:p text:style-name="P14"><text:span text:style-name="T9">public</text:span><text:span text:style-name="T21"> </text:span><text:span text:style-name="T9">class</text:span><text:span text:style-name="T21"> </text:span><text:span text:style-name="T45">when_asked_about_its_route_specification</text:span><text:span text:style-name="T21"> : </text:span><text:span text:style-name="T45">concern_for_cargo</text:span></text:p>
      <text:p text:style-name="P17">{</text:p>
      <text:p text:style-name="P30"><text:span text:style-name="T16"><text:s text:c="4"/></text:span><text:span text:style-name="T30">It</text:span><text:span text:style-name="T16"> should_provide_the_route_specification = () =&gt; </text:span></text:p>
      <text:p text:style-name="P17"><text:s text:c="7"/>result.ShouldEqual(route_specification);</text:p>
      <text:p text:style-name="P17"/>
      <text:p text:style-name="P30"><text:span text:style-name="T16"><text:s text:c="4"/></text:span><text:span text:style-name="T4">static</text:span><text:span text:style-name="T16"> </text:span><text:span text:style-name="T30">IRouteSpecification</text:span><text:span text:style-name="T16"> result;</text:span></text:p>
      <text:p text:style-name="P30"><text:span text:style-name="T16"><text:s text:c="4"/></text:span><text:span text:style-name="T4">static</text:span><text:span text:style-name="T16"> </text:span><text:span text:style-name="T30">IRouteSpecification</text:span><text:span text:style-name="T16"> route_specification;</text:span></text:p>
      <text:p text:style-name="P17">}</text:p>
      <text:p text:style-name="P3"/>
      <text:p text:style-name="P3">Esta claro cual es el objetivo, asi que vamos con el bloque BECAUSE:</text:p>
      <text:p text:style-name="P3"/>
      <text:p text:style-name="P14"><text:span text:style-name="T9">public</text:span><text:span text:style-name="T21"> </text:span><text:span text:style-name="T9">class</text:span><text:span text:style-name="T21"> </text:span><text:span text:style-name="T45">when_asked_about_its_route_specification</text:span><text:span text:style-name="T21"> : </text:span><text:span text:style-name="T45">concern_for_cargo</text:span></text:p>
      <text:p text:style-name="P17">{</text:p>
      <text:p text:style-name="P30"><text:span text:style-name="T16"><text:s text:c="4"/></text:span><text:span text:style-name="T30">Because</text:span><text:span text:style-name="T16"> of = () =&gt; result = sut.</text:span><text:span text:style-name="T72">route_specification</text:span><text:span text:style-name="T16">();</text:span></text:p>
      <text:p text:style-name="P17"/>
      <text:p text:style-name="P30"><text:span text:style-name="T16"><text:s text:c="4"/></text:span><text:span text:style-name="T30">It</text:span><text:span text:style-name="T16"> should_provide_the_route_specification = () =&gt; </text:span></text:p>
      <text:p text:style-name="P17"><text:s text:c="7"/>result.ShouldEqual(route_specification);</text:p>
      <text:p text:style-name="P17"/>
      <text:p text:style-name="P30"><text:span text:style-name="T16"><text:s text:c="4"/></text:span><text:span text:style-name="T4">static</text:span><text:span text:style-name="T16"> </text:span><text:span text:style-name="T30">IRouteSpecification</text:span><text:span text:style-name="T16"> result;</text:span></text:p>
      <text:p text:style-name="P30"><text:span text:style-name="T16"><text:s text:c="4"/></text:span><text:span text:style-name="T4">static</text:span><text:span text:style-name="T16"> </text:span><text:span text:style-name="T30">IRouteSpecification</text:span><text:span text:style-name="T16"> route_specification;</text:span></text:p>
      <text:p text:style-name="P17">}</text:p>
      <text:p text:style-name="P3"/>
      <text:p text:style-name="P3">Para poder arreglar el codigo de color rojo, necesitamos añadir un nuevo metodo a la interface ICargo, y a continuacion implementar su esqueleto (devolviendo un excepcion) en el DDD_Aggregate_Root Cargo.</text:p>
      <text:p text:style-name="P3"/>
      <text:p text:style-name="P14"><text:span text:style-name="T9">public</text:span><text:span text:style-name="T21"> </text:span><text:span text:style-name="T9">interface</text:span><text:span text:style-name="T21"> </text:span><text:span text:style-name="T34">ICargo</text:span></text:p>
      <text:p text:style-name="P17">{</text:p>
      <text:p text:style-name="P30"><text:span text:style-name="T16"><text:s text:c="4"/></text:span><text:span text:style-name="T30">ITrackingId</text:span><text:span text:style-name="T16"> tracking_id();</text:span></text:p>
      <text:p text:style-name="P30"><text:span text:style-name="T16"><text:s text:c="4"/></text:span><text:span text:style-name="T30">IRouteSpecification</text:span><text:span text:style-name="T16"> route_specification();</text:span></text:p>
      <text:p text:style-name="P17">}</text:p>
      <text:p text:style-name="P3"/>
      <text:p text:style-name="P3"/>
      <text:p text:style-name="P14"><text:span text:style-name="T9">public</text:span><text:span text:style-name="T21"> </text:span><text:span text:style-name="T9">class</text:span><text:span text:style-name="T21"> </text:span><text:span text:style-name="T45">Cargo</text:span><text:span text:style-name="T21"> : </text:span><text:span text:style-name="T34">ICargo</text:span><text:span text:style-name="T21">, </text:span><text:span text:style-name="T34">IEntity</text:span><text:span text:style-name="T21">&lt;</text:span><text:span text:style-name="T45">Cargo</text:span><text:span text:style-name="T21">&gt;</text:span></text:p>
      <text:p text:style-name="P17">{</text:p>
      <text:p text:style-name="P30"><text:span text:style-name="T16"><text:s text:c="4"/></text:span><text:span text:style-name="T4">readonly</text:span><text:span text:style-name="T16"> </text:span><text:span text:style-name="T30">ITrackingId</text:span><text:span text:style-name="T16"> underlying_tracking_id;</text:span></text:p>
      <text:p text:style-name="P17"/>
      <text:p text:style-name="P30"><text:span text:style-name="T16"><text:s text:c="4"/></text:span><text:span text:style-name="T4">public</text:span><text:span text:style-name="T16"> Cargo(</text:span><text:span text:style-name="T30">ITrackingId</text:span><text:span text:style-name="T16"> tracking_id, </text:span><text:span text:style-name="T30">IRouteSpecification</text:span><text:span text:style-name="T16"> route_specification)</text:span></text:p>
      <text:p text:style-name="P17"><text:s text:c="4"/>{</text:p>
      <text:p text:style-name="P30"><text:span text:style-name="T16"><text:s text:c="8"/></text:span><text:span text:style-name="T4">this</text:span><text:span text:style-name="T16">.underlying_tracking_id = tracking_id;</text:span></text:p>
      <text:p text:style-name="P17"><text:s text:c="4"/>}</text:p>
      <text:p text:style-name="P17"/>
      <text:p text:style-name="P30"><text:span text:style-name="T16"><text:s text:c="4"/></text:span><text:span text:style-name="T4">public</text:span><text:span text:style-name="T16"> </text:span><text:span text:style-name="T4">bool</text:span><text:span text:style-name="T16"> has_the_same_identity_as(</text:span><text:span text:style-name="T41">Cargo</text:span><text:span text:style-name="T16"> the_other_entity)</text:span></text:p>
      <text:p text:style-name="P17"><text:s text:c="4"/>{</text:p>
      <text:p text:style-name="P30"><text:span text:style-name="T16"><text:s text:c="8"/></text:span><text:span text:style-name="T4">throw</text:span><text:span text:style-name="T16"> </text:span><text:span text:style-name="T4">new</text:span><text:span text:style-name="T16"> </text:span><text:span text:style-name="T53">NotImplementedException</text:span><text:span text:style-name="T17">();</text:span></text:p>
      <text:p text:style-name="P18"><text:s text:c="4"/>}</text:p>
      <text:p text:style-name="P18"/>
      <text:p text:style-name="P30"><text:span text:style-name="T17"><text:s text:c="4"/></text:span><text:span text:style-name="T7">public</text:span><text:span text:style-name="T17"> </text:span><text:span text:style-name="T33">ITrackingId</text:span><text:span text:style-name="T17"> tracking_id()</text:span></text:p>
      <text:p text:style-name="P18"><text:s text:c="4"/>{</text:p>
      <text:p text:style-name="P30"><text:span text:style-name="T17"><text:s text:c="8"/></text:span><text:span text:style-name="T7">return</text:span><text:span text:style-name="T17"> </text:span><text:span text:style-name="T7">this</text:span><text:span text:style-name="T17">.underlying_tracking_id;</text:span></text:p>
      <text:p text:style-name="P18"><text:s text:c="4"/>}</text:p>
      <text:p text:style-name="P18"><text:soft-page-break/></text:p>
      <text:p text:style-name="P30"><text:span text:style-name="T17"><text:s text:c="4"/></text:span><text:span text:style-name="T7">public</text:span><text:span text:style-name="T17"> </text:span><text:span text:style-name="T33">IRouteSpecification</text:span><text:span text:style-name="T17"> route_specification()</text:span></text:p>
      <text:p text:style-name="P18"><text:s text:c="4"/>{</text:p>
      <text:p text:style-name="P30"><text:span text:style-name="T17"><text:s text:c="8"/></text:span><text:span text:style-name="T7">throw</text:span><text:span text:style-name="T17"> </text:span><text:span text:style-name="T7">new</text:span><text:span text:style-name="T17"> </text:span><text:span text:style-name="T53">NotImplementedException</text:span><text:span text:style-name="T17">();</text:span></text:p>
      <text:p text:style-name="P18"><text:s text:c="4"/>}</text:p>
      <text:p text:style-name="P18">}</text:p>
      <text:p text:style-name="P3"/>
      <text:p text:style-name="P3">Hay una gran diferencia con respecto a la BDD_Spec anterior, y es que ahora, tanto Icargo como Cargo se encuentran es sus propios ficheros en su propio namespace. Por esa razon, la velocidad a la hora de saltar de un fichero a otro es crucial. De nuevo, JetBrain ReSharper hace esto posible.</text:p>
      <text:p text:style-name="P3"/>
      <text:p text:style-name="P4">INTERLUDIO – VOLANDO SOBRE EL TECLADO CON RESHARPER<text:span text:style-name="T69">:</text:span></text:p>
      <text:p text:style-name="P3"/>
      <text:p text:style-name="P3">Voy a detallar cual es el flujo de trabajo de esta ultima adicion de codigo:</text:p>
      <text:p text:style-name="P3"/>
      <text:p text:style-name="P3">Partimos de </text:p>
      <text:p text:style-name="P3"/>
      <text:p text:style-name="P14"><text:span text:style-name="T9">public</text:span><text:span text:style-name="T21"> </text:span><text:span text:style-name="T9">class</text:span><text:span text:style-name="T21"> </text:span><text:span text:style-name="T45">when_asked_about_its_route_specification</text:span><text:span text:style-name="T21"> : </text:span><text:span text:style-name="T45">concern_for_cargo</text:span></text:p>
      <text:p text:style-name="P17">{</text:p>
      <text:p text:style-name="P30"><text:span text:style-name="T16"><text:s text:c="4"/></text:span><text:span text:style-name="T30">Because</text:span><text:span text:style-name="T16"> of = () =&gt; result = sut.</text:span><text:span text:style-name="T72">route_specification</text:span><text:span text:style-name="T16">();</text:span></text:p>
      <text:p text:style-name="P17"><text:s text:c="4"/>(....)</text:p>
      <text:p text:style-name="P17">}</text:p>
      <text:p text:style-name="P21"/>
      <text:p text:style-name="P3"/>
      <text:p text:style-name="P3">Para situarnos al comienzo codigo de color rojo, jugamos con:</text:p>
      <text:p text:style-name="P3"/>
      <text:p text:style-name="P3">ALT + F12: Nos lleva a "Next Error" (es el que usamos en este caso)</text:p>
      <text:p text:style-name="P3">SHIFT ALT + F12: Nos lleva a "Previous Error"</text:p>
      <text:p text:style-name="P3"/>
      <text:p text:style-name="P3">hasta situarnos donde queremos (como solo hay un error en nuestro fichero, justo al probar con cualquiera de las dos opciones conseguimos lo que buscamos).</text:p>
      <text:p text:style-name="P3"/>
      <text:p text:style-name="P3">A continuacion:</text:p>
      <text:p text:style-name="P3"/>
      <text:p text:style-name="P3">ALT + ENTER: Nos permite abrir las sugerencias ("View Action List").</text:p>
      <text:p text:style-name="P3"/>
      <text:p text:style-name="P3">Una vez abierta la "View Action List", nos situan en un menu desplegable con la siguiente opcion ya preseleccionada: "Create method ICargo.route_specification". Pulsamos:</text:p>
      <text:p text:style-name="P3"/>
      <text:p text:style-name="P3">ENTER: Para confirmar la seleccion.</text:p>
      <text:p text:style-name="P3"/>
      <text:p text:style-name="P3">El ReSharper nos lleva entonces a la interface ICargo y ha escrito por nosotros:</text:p>
      <text:p text:style-name="P3"/>
      <text:p text:style-name="P14"><text:span text:style-name="T34">IRouteSpecification</text:span><text:span text:style-name="T21"> route_specification();</text:span></text:p>
      <text:p text:style-name="P3"/>
      <text:p text:style-name="P3">permitiendonos modificar el tipo devuelto por la interface. Como es el correcto, pulsamos:</text:p>
      <text:p text:style-name="P3"/>
      <text:p text:style-name="P3">ENTER: Para confirmar el tipo devuelto.</text:p>
      <text:p text:style-name="P3"/>
      <text:p text:style-name="P3">A Continuacion si vovlvemos a abrir la "View Action List":</text:p>
      <text:p text:style-name="P3"/>
      <text:p text:style-name="P3">ALT + ENTER: Para abrir la "View Action List".</text:p>
      <text:p text:style-name="P3"/>
      <text:p text:style-name="P3">Nos encontramos con una unica sugerencia ya preseleccionada, "Implement member in derived classes", y, ¡oh casualidad!, eso es justo lo que queremos hacer, asi que:</text:p>
      <text:p text:style-name="P3"/>
      <text:p text:style-name="P3">ENTER: Para confirmar la seleccion.</text:p>
      <text:p text:style-name="P3"/>
      <text:p text:style-name="P3">Esto nos llevaria a la clase Cargo, donde escribe por nosotros:</text:p>
      <text:p text:style-name="P3"/>
      <text:p text:style-name="P14"><text:soft-page-break/><text:span text:style-name="T9">public</text:span><text:span text:style-name="T21"> </text:span><text:span text:style-name="T34">IRouteSpecification</text:span><text:span text:style-name="T21"> route_specification()</text:span></text:p>
      <text:p text:style-name="P17">{</text:p>
      <text:p text:style-name="P30"><text:span text:style-name="T16"><text:s text:c="4"/></text:span><text:span text:style-name="T4">throw</text:span><text:span text:style-name="T16"> </text:span><text:span text:style-name="T4">new</text:span><text:span text:style-name="T16"> </text:span><text:span text:style-name="T53">NotImplementedException</text:span><text:span text:style-name="T17">();</text:span></text:p>
      <text:p text:style-name="P18">}</text:p>
      <text:p text:style-name="P3"/>
      <text:p text:style-name="P3">Y ahora necesitamos volver a CargoSpec, y para ello tenemos dos opciones:</text:p>
      <text:p text:style-name="P3"/>
      <text:p text:style-name="P3">A: CTRL + E: Abre el menu "Recent Files". </text:p>
      <text:p text:style-name="P3">Pulsamos DOWN ARROW y ENTER para saltar a CargoSpec.</text:p>
      <text:p text:style-name="P3"/>
      <text:p text:style-name="P3">B: SHIFT + CTRL + N: Abre el menu "Enter file name".</text:p>
      <text:p text:style-name="P4"><text:span text:style-name="T69">En el menu tecleamos en mayusculas las iniciales mayusculas de </text:span>C<text:span text:style-name="T69">argo</text:span>S<text:span text:style-name="T69">pecs, es decir CS, y a continuacion ENTER para confirmar.</text:span></text:p>
      <text:p text:style-name="P3"/>
      <text:p text:style-name="P3">Ya estamos de vuelta y todo el codigo ha sido escrito por nosotros sin ni siquiera tener que tocar el raton.</text:p>
      <text:p text:style-name="P3"/>
      <text:p text:style-name="P3">Vamos a recapitular, ya que este tipo de flujos son los que te permitiran "volar" con el teclado y programar a una velocidad adecuada.</text:p>
      <text:p text:style-name="P3"/>
      <text:p text:style-name="P3">ALT + F12</text:p>
      <text:p text:style-name="P3">ALT + ENTER</text:p>
      <text:p text:style-name="P3">ENTER</text:p>
      <text:p text:style-name="P3">ENTER</text:p>
      <text:p text:style-name="P3">ALT + ENTER</text:p>
      <text:p text:style-name="P3">ENTER</text:p>
      <text:p text:style-name="P3"/>
      <text:p text:style-name="P3">y para volver a CargoSpecs:</text:p>
      <text:p text:style-name="P3"/>
      <text:p text:style-name="P3">CTRL + E</text:p>
      <text:p text:style-name="P3">DOWN ARROW</text:p>
      <text:p text:style-name="P3">ENTER</text:p>
      <text:p text:style-name="P3"/>
      <text:p text:style-name="P3">Ya esta. Que la magia del Resharper vaya contigo.</text:p>
      <text:p text:style-name="P3"/>
      <text:p text:style-name="P3">Ahora completamente en serio. Seria imposible practicar BDD a una velocidad aceptable sin una herramienta como ReSharper. Es mas, en la actualidad (en realidad desde hace un par de años), hay un movimiento bastante impostante de gente que esta empezando a usar un plugin para Visual Studio llamado ViEmu...</text:p>
      <text:p text:style-name="P3"/>
      <text:p text:style-name="P3">...y si, es un emulador de Vim.</text:p>
      <text:p text:style-name="P3"/>
      <text:p text:style-name="P3">La razon, no es otra que poder navegar mejor por el codigo. Hay unas cuantos videos por internet y el resultado es asombroso.</text:p>
      <text:p text:style-name="P3"/>
      <text:p text:style-name="P3">Sea como fuere, es de capital importancia, aprender este tipo de flujos que te permiten ahorrar mucho tiempo en tareas tediosas.</text:p>
      <text:p text:style-name="P3"/>
      <text:p text:style-name="P3">FIN INTERLUDIO</text:p>
      <text:p text:style-name="P3"/>
      <text:p text:style-name="P3">Es interesante volver a reseñar que esto ultimo que acabamos de hacer, es un acto de diseño. Diseñamos cuando escribimos aun en color rojo:</text:p>
      <text:p text:style-name="P3"/>
      <text:p text:style-name="P15"><text:span text:style-name="T21">sut.</text:span><text:span text:style-name="T73">route_specification</text:span><text:span text:style-name="T21">();</text:span></text:p>
      <text:p text:style-name="P3"/>
      <text:p text:style-name="P3">y cuando implementamos ese metodo en su interface y en sus clases derivadas.</text:p>
      <text:p text:style-name="P3"/>
      <text:p text:style-name="P3">Una vez terminada la llamda al SUT y atendida la reaccion en cadena provocada por ella, necesitamos proveerle a nuestra BDD_Spec de un contexto via bloque ESTABLISH, y no deberia sorprendernos el hecho de que este sea exactamente el mismo que en la BDD_Spec anterior, simplemente definimos los dos argumentos que le pasamos al constructor del SUT:</text:p>
      <text:p text:style-name="P3"/>
      <text:p text:style-name="P14"><text:soft-page-break/><text:span text:style-name="T9">public</text:span><text:span text:style-name="T21"> </text:span><text:span text:style-name="T9">class</text:span><text:span text:style-name="T21"> </text:span><text:span text:style-name="T45">when_asked_about_its_route_specification</text:span><text:span text:style-name="T21"> : </text:span><text:span text:style-name="T45">concern_for_cargo</text:span></text:p>
      <text:p text:style-name="P17">{</text:p>
      <text:p text:style-name="P30"><text:span text:style-name="T16"><text:s text:c="4"/></text:span><text:span text:style-name="T30">Establish</text:span><text:span text:style-name="T16"> context = () =&gt;</text:span></text:p>
      <text:p text:style-name="P17"><text:s text:c="4"/>{</text:p>
      <text:p text:style-name="P30"><text:span text:style-name="T16"><text:s text:c="8"/></text:span><text:span text:style-name="T72">tracking_id</text:span><text:span text:style-name="T16"> = the_dependency&lt;</text:span><text:span text:style-name="T30">ITrackingId</text:span><text:span text:style-name="T16">&gt;();</text:span></text:p>
      <text:p text:style-name="P30"><text:span text:style-name="T16"><text:s text:c="8"/>route_specification = the_dependency&lt;</text:span><text:span text:style-name="T30">IRouteSpecification</text:span><text:span text:style-name="T16">&gt;();</text:span></text:p>
      <text:p text:style-name="P17"><text:s text:c="4"/>};</text:p>
      <text:p text:style-name="P17"/>
      <text:p text:style-name="P30"><text:span text:style-name="T16"><text:s text:c="4"/></text:span><text:span text:style-name="T30">Because</text:span><text:span text:style-name="T16"> of = () =&gt; result = sut.route_specification();</text:span></text:p>
      <text:p text:style-name="P17"/>
      <text:p text:style-name="P30"><text:span text:style-name="T16"><text:s text:c="4"/></text:span><text:span text:style-name="T30">It</text:span><text:span text:style-name="T16"> should_provide_the_route_specification = () =&gt; </text:span></text:p>
      <text:p text:style-name="P17"><text:s text:c="7"/>result.ShouldEqual(route_specification);</text:p>
      <text:p text:style-name="P17"/>
      <text:p text:style-name="P30"><text:span text:style-name="T16"><text:s text:c="4"/></text:span><text:span text:style-name="T4">static</text:span><text:span text:style-name="T16"> </text:span><text:span text:style-name="T30">IRouteSpecification</text:span><text:span text:style-name="T16"> result;</text:span></text:p>
      <text:p text:style-name="P30"><text:span text:style-name="T16"><text:s text:c="4"/></text:span><text:span text:style-name="T4">static</text:span><text:span text:style-name="T16"> </text:span><text:span text:style-name="T30">IRouteSpecification</text:span><text:span text:style-name="T16"> route_specification;</text:span></text:p>
      <text:p text:style-name="P17">}</text:p>
      <text:p text:style-name="P3"/>
      <text:p text:style-name="P3">Igual que la vez anterior, solucionamos el codigo de color rojo simplemente con un campo (field) que lo defina. Por lo tanto nuestra BDD_Spec final es:</text:p>
      <text:p text:style-name="P3"/>
      <text:p text:style-name="P14"><text:span text:style-name="T9">public</text:span><text:span text:style-name="T21"> </text:span><text:span text:style-name="T9">class</text:span><text:span text:style-name="T21"> </text:span><text:span text:style-name="T45">when_asked_about_its_route_specification</text:span><text:span text:style-name="T21"> : </text:span><text:span text:style-name="T45">concern_for_cargo</text:span></text:p>
      <text:p text:style-name="P17">{</text:p>
      <text:p text:style-name="P30"><text:span text:style-name="T16"><text:s text:c="4"/></text:span><text:span text:style-name="T30">Establish</text:span><text:span text:style-name="T16"> context = () =&gt;</text:span></text:p>
      <text:p text:style-name="P17"><text:s text:c="4"/>{</text:p>
      <text:p text:style-name="P30"><text:span text:style-name="T16"><text:s text:c="8"/>tracking_id = the_dependency&lt;</text:span><text:span text:style-name="T30">ITrackingId</text:span><text:span text:style-name="T16">&gt;();</text:span></text:p>
      <text:p text:style-name="P30"><text:span text:style-name="T16"><text:s text:c="8"/>route_specification = the_dependency&lt;</text:span><text:span text:style-name="T30">IRouteSpecification</text:span><text:span text:style-name="T16">&gt;();</text:span></text:p>
      <text:p text:style-name="P17"><text:s text:c="4"/>};</text:p>
      <text:p text:style-name="P17"/>
      <text:p text:style-name="P30"><text:span text:style-name="T16"><text:s text:c="4"/></text:span><text:span text:style-name="T30">Because</text:span><text:span text:style-name="T16"> of = () =&gt; result = sut.route_specification();</text:span></text:p>
      <text:p text:style-name="P17"/>
      <text:p text:style-name="P30"><text:span text:style-name="T16"><text:s text:c="4"/></text:span><text:span text:style-name="T30">It</text:span><text:span text:style-name="T16"> should_provide_the_route_specification = () =&gt; </text:span></text:p>
      <text:p text:style-name="P17"><text:s text:c="7"/>result.ShouldEqual(route_specification);</text:p>
      <text:p text:style-name="P17"/>
      <text:p text:style-name="P30"><text:span text:style-name="T16"><text:s text:c="4"/></text:span><text:span text:style-name="T4">static</text:span><text:span text:style-name="T16"> </text:span><text:span text:style-name="T30">IRouteSpecification</text:span><text:span text:style-name="T16"> result;</text:span></text:p>
      <text:p text:style-name="P30"><text:span text:style-name="T16"><text:s text:c="4"/></text:span><text:span text:style-name="T4">static</text:span><text:span text:style-name="T16"> </text:span><text:span text:style-name="T30">IRouteSpecification</text:span><text:span text:style-name="T16"> route_specification;</text:span></text:p>
      <text:p text:style-name="P30"><text:span text:style-name="T16"><text:s text:c="4"/></text:span><text:span text:style-name="T4">static</text:span><text:span text:style-name="T16"> </text:span><text:span text:style-name="T30">ITrackingId</text:span><text:span text:style-name="T16"> tracking_id;</text:span></text:p>
      <text:p text:style-name="P17">}</text:p>
      <text:p text:style-name="P3"/>
      <text:p text:style-name="P3">Ejecutamos la BDD_Spec a traves de TestDriven.NET (en nuestro caso), para confirmar que efectivamente el test falla y nos da un error de "No Implementado":</text:p>
      <text:p text:style-name="P3"/>
      <text:p text:style-name="P38">------ Test started: Assembly: dddsample.specs.dll ------</text:p>
      <text:p text:style-name="P41"/>
      <text:p text:style-name="P41">when asked about its tracking identificator</text:p>
      <text:p text:style-name="P41">» should provide the cargo id</text:p>
      <text:p text:style-name="P41"/>
      <text:p text:style-name="P41">when asked about its route specification</text:p>
      <text:p text:style-name="P41">» should provide the route specification (FAIL)</text:p>
      <text:p text:style-name="P41"/>
      <text:p text:style-name="P41"/>
      <text:p text:style-name="P41">Test 'should provide the route specification' failed:</text:p>
      <text:p text:style-name="P41"><text:tab/>System.Reflection.TargetInvocationException: Exception has been thrown by the target of an invocation. ---&gt; System.NotImplementedException: The method or operation is not implemented.</text:p>
      <text:p text:style-name="P41"><text:tab/>domain\model\cargo.aggregate\Cargo.cs(27,0): at dddsample.domain.model.cargo.aggregate.Cargo.route_specification()</text:p>
      <text:p text:style-name="P41"><text:tab/>domain\model\cargo.aggregate\CargoSpecs.cs(36,0): at dddsample.specs.domain.model.cargo.aggregate.when_asked_about_its_route_specification.&lt;.ctor&gt;b__1()</text:p>
      <text:p text:style-name="P41"><text:tab/> <text:s text:c="2"/>--- End of inner exception stack trace ---</text:p>
      <text:p text:style-name="P41"><text:tab/>at System.RuntimeMethodHandle._InvokeMethodFast(IRuntimeMethodInfo method, Object target, Object[] arguments, SignatureStruct&amp; sig, MethodAttributes methodAttributes, RuntimeType typeOwner)</text:p>
      <text:p text:style-name="P41"><text:soft-page-break/><text:tab/>at System.RuntimeMethodHandle.InvokeMethodFast(IRuntimeMethodInfo method, Object target, Object[] arguments, Signature sig, MethodAttributes methodAttributes, RuntimeType typeOwner)</text:p>
      <text:p text:style-name="P41"><text:tab/>at System.Reflection.RuntimeMethodInfo.Invoke(Object obj, BindingFlags invokeAttr, Binder binder, Object[] parameters, CultureInfo culture, Boolean skipVisibilityChecks)</text:p>
      <text:p text:style-name="P41"><text:tab/>at System.Delegate.DynamicInvokeImpl(Object[] args)</text:p>
      <text:p text:style-name="P41"><text:tab/>at System.Delegate.DynamicInvoke(Object[] args)</text:p>
      <text:p text:style-name="P41"><text:tab/>at Machine.Specifications.Utility.RandomExtensionMethods.&lt;InvokeAll&gt;b__1(Delegate item)</text:p>
      <text:p text:style-name="P41"><text:tab/>at Machine.Specifications.Utility.RandomExtensionMethods.Each[T](IEnumerable`1 enumerable, Action`1 action)</text:p>
      <text:p text:style-name="P41"><text:tab/>at Machine.Specifications.Utility.RandomExtensionMethods.InvokeAll(IEnumerable`1 actions)</text:p>
      <text:p text:style-name="P41"><text:tab/>at Machine.Specifications.Utility.RandomExtensionMethods.InvokeAll(IEnumerable`1 becauseActions)</text:p>
      <text:p text:style-name="P41"><text:tab/>at Machine.Specifications.Model.Context.EstablishContext()</text:p>
      <text:p text:style-name="P41"/>
      <text:p text:style-name="P41">1 passed, 1 failed, 0 skipped, took 2,03 seconds (Machine.Specifications 0.3.0).</text:p>
      <text:p text:style-name="P3"/>
      <text:p text:style-name="P3">Y efectivamente obtenemos nuestro fallo.</text:p>
      <text:p text:style-name="P3"/>
      <text:p text:style-name="P3">Ahora necesitamos implementar el codigo del DDD_Aggregate_Root que nos permiter pasar el test (y ojo, que no rompa el que ya funciona).</text:p>
      <text:p text:style-name="P3"/>
      <text:p text:style-name="P3">De manera equivalente a lo que hicimos para la anterior BDD_Spec:</text:p>
      <text:p text:style-name="P3"/>
      <text:p text:style-name="P14"><text:span text:style-name="T9">public</text:span><text:span text:style-name="T21"> </text:span><text:span text:style-name="T9">class</text:span><text:span text:style-name="T21"> </text:span><text:span text:style-name="T45">Cargo</text:span><text:span text:style-name="T21"> : </text:span><text:span text:style-name="T34">ICargo</text:span><text:span text:style-name="T21">, </text:span><text:span text:style-name="T34">IEntity</text:span><text:span text:style-name="T21">&lt;</text:span><text:span text:style-name="T45">Cargo</text:span><text:span text:style-name="T21">&gt;</text:span></text:p>
      <text:p text:style-name="P17"><text:s text:c="4"/>{</text:p>
      <text:p text:style-name="P30"><text:span text:style-name="T16"><text:s text:c="8"/></text:span><text:span text:style-name="T4">readonly</text:span><text:span text:style-name="T16"> </text:span><text:span text:style-name="T30">ITrackingId</text:span><text:span text:style-name="T16"> underlying_tracking_id;</text:span></text:p>
      <text:p text:style-name="P30"><text:span text:style-name="T16"><text:s text:c="8"/></text:span><text:span text:style-name="T4">readonly</text:span><text:span text:style-name="T16"> </text:span><text:span text:style-name="T30">IRouteSpecification</text:span><text:span text:style-name="T16"> underlying_route_specification;</text:span></text:p>
      <text:p text:style-name="P17"/>
      <text:p text:style-name="P30"><text:span text:style-name="T16"><text:s text:c="8"/></text:span><text:span text:style-name="T4">public</text:span><text:span text:style-name="T16"> Cargo(</text:span><text:span text:style-name="T30">ITrackingId</text:span><text:span text:style-name="T16"> tracking_id, </text:span><text:span text:style-name="T30">IRouteSpecification</text:span><text:span text:style-name="T16"> route_specification)</text:span></text:p>
      <text:p text:style-name="P17"><text:s text:c="8"/>{</text:p>
      <text:p text:style-name="P30"><text:span text:style-name="T16"><text:s text:c="12"/></text:span><text:span text:style-name="T4">this</text:span><text:span text:style-name="T16">.underlying_tracking_id = tracking_id;</text:span></text:p>
      <text:p text:style-name="P30"><text:span text:style-name="T16"><text:s text:c="12"/></text:span><text:span text:style-name="T4">this</text:span><text:span text:style-name="T16">.underlying_route_specification = route_specification;</text:span></text:p>
      <text:p text:style-name="P17"><text:s text:c="8"/>}</text:p>
      <text:p text:style-name="P17"/>
      <text:p text:style-name="P30"><text:span text:style-name="T16"><text:s text:c="8"/></text:span><text:span text:style-name="T4">public</text:span><text:span text:style-name="T16"> </text:span><text:span text:style-name="T4">bool</text:span><text:span text:style-name="T16"> has_the_same_identity_as(</text:span><text:span text:style-name="T41">Cargo</text:span><text:span text:style-name="T16"> the_other_entity)</text:span></text:p>
      <text:p text:style-name="P17"><text:s text:c="8"/>{</text:p>
      <text:p text:style-name="P30"><text:span text:style-name="T16"><text:s text:c="12"/></text:span><text:span text:style-name="T4">throw</text:span><text:span text:style-name="T16"> </text:span><text:span text:style-name="T4">new</text:span><text:span text:style-name="T16"> </text:span><text:span text:style-name="T53">NotImplementedException</text:span><text:span text:style-name="T17">();</text:span></text:p>
      <text:p text:style-name="P18"><text:s text:c="8"/>}</text:p>
      <text:p text:style-name="P18"/>
      <text:p text:style-name="P30"><text:span text:style-name="T17"><text:s text:c="8"/></text:span><text:span text:style-name="T7">public</text:span><text:span text:style-name="T17"> </text:span><text:span text:style-name="T33">ITrackingId</text:span><text:span text:style-name="T17"> tracking_id()</text:span></text:p>
      <text:p text:style-name="P18"><text:s text:c="8"/>{</text:p>
      <text:p text:style-name="P30"><text:span text:style-name="T17"><text:s text:c="12"/></text:span><text:span text:style-name="T7">return</text:span><text:span text:style-name="T17"> </text:span><text:span text:style-name="T7">this</text:span><text:span text:style-name="T17">.underlying_tracking_id;</text:span></text:p>
      <text:p text:style-name="P18"><text:s text:c="8"/>}</text:p>
      <text:p text:style-name="P18"/>
      <text:p text:style-name="P30"><text:span text:style-name="T17"><text:s text:c="8"/></text:span><text:span text:style-name="T7">public</text:span><text:span text:style-name="T17"> </text:span><text:span text:style-name="T33">IRouteSpecification</text:span><text:span text:style-name="T17"> route_specification()</text:span></text:p>
      <text:p text:style-name="P18"><text:s text:c="8"/>{</text:p>
      <text:p text:style-name="P30"><text:span text:style-name="T17"><text:s text:c="12"/></text:span><text:span text:style-name="T7">return</text:span><text:span text:style-name="T17"> </text:span><text:span text:style-name="T7">this</text:span><text:span text:style-name="T17">.underlying_route_specification;</text:span></text:p>
      <text:p text:style-name="P18"><text:s text:c="8"/>}</text:p>
      <text:p text:style-name="P18"><text:s text:c="4"/>}</text:p>
      <text:p text:style-name="P3"/>
      <text:p text:style-name="P3">Vemos que por fin hemos completado el codigo del constructor. Pero no cantemos victoria antes de tiempo. Necesitamos lanzar nuestra BDD_Spec para confirmar que el test pasa.</text:p>
      <text:p text:style-name="P3"/>
      <text:p text:style-name="P38">------ Test started: Assembly: dddsample.specs.dll ------</text:p>
      <text:p text:style-name="P41"/>
      <text:p text:style-name="P41">when asked about its tracking identificator</text:p>
      <text:p text:style-name="P41">» should provide the cargo id</text:p>
      <text:p text:style-name="P41"/>
      <text:p text:style-name="P41">when asked about its route specification</text:p>
      <text:p text:style-name="P41">» should provide the route specification</text:p>
      <text:p text:style-name="P41"><text:soft-page-break/></text:p>
      <text:p text:style-name="P41"/>
      <text:p text:style-name="P41">2 passed, 0 failed, 0 skipped, took 0,59 seconds (Machine.Specifications 0.3.0).</text:p>
      <text:p text:style-name="P3"/>
      <text:p text:style-name="P3">No ha habido sorpresas de ultima hora. Ya tenemos dos BDD_Specs implementadas.</text:p>
      <text:p text:style-name="P3"/>
      <text:p text:style-name="P3">Ya estamos listos para enviar nuestro codigo a github. Vamos a obviar esta parte <text:s/>ya que es siempre igual. Si tienes dudas revisa la BDD_Spec anterior.</text:p>
      <text:p text:style-name="P3"/>
      <text:p text:style-name="P4">BDD_Spec: When asked about its origin location<text:span text:style-name="T69">:</text:span></text:p>
      <text:p text:style-name="P3"/>
      <text:p text:style-name="P3">Esta BDD_Spec es mas interesante, ya que vamos a tener dos bloques IT, ademas de otros sustos.</text:p>
      <text:p text:style-name="P3"/>
      <text:p text:style-name="P41">When asked about its origin location</text:p>
      <text:p text:style-name="P41">» It should provide the origin location</text:p>
      <text:p text:style-name="P39">» It should leverage the route specification</text:p>
      <text:p text:style-name="P3"/>
      <text:p text:style-name="P3">En codigo:</text:p>
      <text:p text:style-name="P3"/>
      <text:p text:style-name="P12"><text:span text:style-name="T4">public</text:span><text:span text:style-name="T16"> </text:span><text:span text:style-name="T4">class</text:span><text:span text:style-name="T16"> </text:span><text:span text:style-name="T41">when_asked_about_its_origin_location</text:span><text:span text:style-name="T16"> : </text:span><text:span text:style-name="T41">concern_for_cargo</text:span></text:p>
      <text:p text:style-name="P17">{</text:p>
      <text:p text:style-name="P30"><text:span text:style-name="T16"><text:s text:c="4"/></text:span><text:span text:style-name="T30">It</text:span><text:span text:style-name="T16"> should_provide_the_origin_location = () =&gt; </text:span></text:p>
      <text:p text:style-name="P30"><text:span text:style-name="T16"><text:s text:c="7"/></text:span><text:span text:style-name="T72">result</text:span><text:span text:style-name="T16">.ShouldEqual(</text:span><text:span text:style-name="T72">the_origin_location</text:span><text:span text:style-name="T16">);</text:span></text:p>
      <text:p text:style-name="P17"/>
      <text:p text:style-name="P30"><text:span text:style-name="T16"><text:s text:c="4"/></text:span><text:span text:style-name="T30">It</text:span><text:span text:style-name="T16"> should_leverage_the_route_specification = () =&gt; </text:span></text:p>
      <text:p text:style-name="P30"><text:span text:style-name="T16"><text:s text:c="7"/></text:span><text:span text:style-name="T72">route_specification</text:span><text:span text:style-name="T16">.received(x =&gt; x.</text:span><text:span text:style-name="T72">origin</text:span><text:span text:style-name="T16">());</text:span></text:p>
      <text:p text:style-name="P17"><text:s text:c="4"/>}</text:p>
      <text:p text:style-name="P3"/>
      <text:p text:style-name="P3">A por el codigo rojo. Esta vez la reaccion en cadena es un poco mas profunda:</text:p>
      <text:p text:style-name="P3"/>
      <text:p text:style-name="P12"><text:span text:style-name="T4">public</text:span><text:span text:style-name="T16"> </text:span><text:span text:style-name="T4">class</text:span><text:span text:style-name="T16"> </text:span><text:span text:style-name="T41">when_asked_about_its_origin_location</text:span><text:span text:style-name="T16"> : </text:span><text:span text:style-name="T41">concern_for_cargo</text:span></text:p>
      <text:p text:style-name="P17">{</text:p>
      <text:p text:style-name="P30"><text:span text:style-name="T16"><text:s text:c="4"/></text:span><text:span text:style-name="T30">It</text:span><text:span text:style-name="T16"> should_provide_the_origin_location = () =&gt; </text:span></text:p>
      <text:p text:style-name="P30"><text:span text:style-name="T16"><text:s text:c="7"/>result.</text:span><text:span text:style-name="T72">ShouldEqual</text:span><text:span text:style-name="T16">(the_origin_location);</text:span></text:p>
      <text:p text:style-name="P17"/>
      <text:p text:style-name="P30"><text:span text:style-name="T16"><text:s text:c="4"/></text:span><text:span text:style-name="T30">It</text:span><text:span text:style-name="T16"> should_leverage_the_route_specification = () =&gt; </text:span></text:p>
      <text:p text:style-name="P17"><text:s text:c="7"/>route_specification.received(x =&gt; x.origin());</text:p>
      <text:p text:style-name="P17"/>
      <text:p text:style-name="P30"><text:span text:style-name="T16"><text:s text:c="4"/></text:span><text:span text:style-name="T4">static</text:span><text:span text:style-name="T16"> </text:span><text:span text:style-name="T72">ILocation</text:span><text:span text:style-name="T16"> the_origin_location;</text:span></text:p>
      <text:p text:style-name="P30"><text:span text:style-name="T16"><text:s text:c="4"/></text:span><text:span text:style-name="T4">static</text:span><text:span text:style-name="T16"> </text:span><text:span text:style-name="T72">ILocation</text:span><text:span text:style-name="T16"> result;</text:span></text:p>
      <text:p text:style-name="P30"><text:span text:style-name="T16"><text:s text:c="4"/></text:span><text:span text:style-name="T4">static</text:span><text:span text:style-name="T16"> </text:span><text:span text:style-name="T30">IRouteSpecification</text:span><text:span text:style-name="T16"> route_specification;</text:span></text:p>
      <text:p text:style-name="P17">}</text:p>
      <text:p text:style-name="P3"/>
      <text:p text:style-name="P3">Ademas, para poder solucionar la parte relativa a x.origin(), hemos tenido que hacer:</text:p>
      <text:p text:style-name="P3"/>
      <text:p text:style-name="P12"><text:span text:style-name="T4">public</text:span><text:span text:style-name="T16"> </text:span><text:span text:style-name="T4">interface</text:span><text:span text:style-name="T16"> </text:span><text:span text:style-name="T30">IRouteSpecification</text:span></text:p>
      <text:p text:style-name="P17">{</text:p>
      <text:p text:style-name="P30"><text:span text:style-name="T16"><text:s text:c="4"/></text:span><text:span text:style-name="T72">ILocation</text:span><text:span text:style-name="T16"> origin();</text:span></text:p>
      <text:p text:style-name="P17">}</text:p>
      <text:p text:style-name="P3"/>
      <text:p text:style-name="P3">El codigo grita la necesidad de:</text:p>
      <text:p text:style-name="P3"/>
      <text:p text:style-name="P8"><text:span text:style-name="T6">public</text:span><text:span text:style-name="T19"> </text:span><text:span text:style-name="T6">interface</text:span><text:span text:style-name="T19"> </text:span><text:span text:style-name="T32">ILocation </text:span><text:span text:style-name="T16">{}</text:span></text:p>
      <text:p text:style-name="P3"/>
      <text:p text:style-name="P3">que situamos inmediatamente en su fichero correspondiente y en su namespace adecuado:</text:p>
      <text:p text:style-name="P3"/>
      <text:p text:style-name="P12"><text:span text:style-name="T4">namespace</text:span><text:span text:style-name="T16"> dddsample.domain.model.cargo.aggregate</text:span></text:p>
      <text:p text:style-name="P17">{</text:p>
      <text:p text:style-name="P30"><text:span text:style-name="T16"><text:s text:c="4"/></text:span><text:span text:style-name="T4">public</text:span><text:span text:style-name="T16"> </text:span><text:span text:style-name="T4">interface</text:span><text:span text:style-name="T16"> </text:span><text:span text:style-name="T30">ILocation </text:span><text:span text:style-name="T16">{}</text:span></text:p>
      <text:p text:style-name="P17">}</text:p>
      <text:p text:style-name="P3"/>
      <text:p text:style-name="P3"><text:soft-page-break/>Con esto arreglamos todo el codigo rojo.</text:p>
      <text:p text:style-name="P3"/>
      <text:p text:style-name="P3">Continuamos con la causa que va a provocar que todo esto ocurra (bloque BECAUSE), nuestro diseño:</text:p>
      <text:p text:style-name="P3"/>
      <text:p text:style-name="P12"><text:span text:style-name="T4">public</text:span><text:span text:style-name="T16"> </text:span><text:span text:style-name="T4">class</text:span><text:span text:style-name="T16"> </text:span><text:span text:style-name="T41">when_asked_about_its_origin_location</text:span><text:span text:style-name="T16"> : </text:span><text:span text:style-name="T41">concern_for_cargo</text:span></text:p>
      <text:p text:style-name="P17">{</text:p>
      <text:p text:style-name="P30"><text:span text:style-name="T16"><text:s text:c="4"/></text:span><text:span text:style-name="T30">Because</text:span><text:span text:style-name="T16"> of = () =&gt; result = sut.</text:span><text:span text:style-name="T72">origin_location</text:span><text:span text:style-name="T16">();</text:span></text:p>
      <text:p text:style-name="P17"/>
      <text:p text:style-name="P30"><text:span text:style-name="T16"><text:s text:c="4"/></text:span><text:span text:style-name="T30">It</text:span><text:span text:style-name="T16"> should_provide_the_origin_location = () =&gt; </text:span></text:p>
      <text:p text:style-name="P17"><text:s text:c="7"/>result.ShouldEqual(the_origin_location);</text:p>
      <text:p text:style-name="P17"/>
      <text:p text:style-name="P30"><text:span text:style-name="T16"><text:s text:c="4"/></text:span><text:span text:style-name="T30">It</text:span><text:span text:style-name="T16"> should_leverage_the_route_specification = () =&gt; </text:span></text:p>
      <text:p text:style-name="P17"><text:s text:c="7"/>route_specification.received(x =&gt; x.origin());</text:p>
      <text:p text:style-name="P17"/>
      <text:p text:style-name="P30"><text:span text:style-name="T16"><text:s text:c="4"/></text:span><text:span text:style-name="T4">static</text:span><text:span text:style-name="T16"> </text:span><text:span text:style-name="T30">ILocation</text:span><text:span text:style-name="T16"> the_origin_location;</text:span></text:p>
      <text:p text:style-name="P30"><text:span text:style-name="T16"><text:s text:c="4"/></text:span><text:span text:style-name="T4">static</text:span><text:span text:style-name="T16"> </text:span><text:span text:style-name="T30">ILocation</text:span><text:span text:style-name="T16"> result;</text:span></text:p>
      <text:p text:style-name="P30"><text:span text:style-name="T16"><text:s text:c="4"/></text:span><text:span text:style-name="T4">static</text:span><text:span text:style-name="T16"> </text:span><text:span text:style-name="T30">IRouteSpecification</text:span><text:span text:style-name="T16"> route_specification;</text:span></text:p>
      <text:p text:style-name="P17">}</text:p>
      <text:p text:style-name="P3"/>
      <text:p text:style-name="P3">lo que nos obliga a crear el metodo origin_location() tanto en la interface ICargo como en la clase Cargo (Ver en la BDD_Spec anterio el apartado del Resharper para automatizar el proceso). Resultado:</text:p>
      <text:p text:style-name="P3"/>
      <text:p text:style-name="P12"><text:span text:style-name="T4">public</text:span><text:span text:style-name="T16"> </text:span><text:span text:style-name="T4">interface</text:span><text:span text:style-name="T16"> </text:span><text:span text:style-name="T30">ICargo</text:span></text:p>
      <text:p text:style-name="P17">{</text:p>
      <text:p text:style-name="P30"><text:span text:style-name="T16"><text:s text:c="4"/></text:span><text:span text:style-name="T30">ITrackingId</text:span><text:span text:style-name="T16"> tracking_id();</text:span></text:p>
      <text:p text:style-name="P30"><text:span text:style-name="T16"><text:s text:c="4"/></text:span><text:span text:style-name="T30">IRouteSpecification</text:span><text:span text:style-name="T16"> route_specification();</text:span></text:p>
      <text:p text:style-name="P30"><text:span text:style-name="T16"><text:s text:c="4"/></text:span><text:span text:style-name="T30">ILocation</text:span><text:span text:style-name="T16"> origin_location();</text:span></text:p>
      <text:p text:style-name="P17">}</text:p>
      <text:p text:style-name="P3"/>
      <text:p text:style-name="P12"><text:span text:style-name="T4">public</text:span><text:span text:style-name="T16"> </text:span><text:span text:style-name="T4">class</text:span><text:span text:style-name="T16"> </text:span><text:span text:style-name="T41">Cargo</text:span><text:span text:style-name="T16"> : </text:span><text:span text:style-name="T30">ICargo</text:span><text:span text:style-name="T16">, </text:span><text:span text:style-name="T30">IEntity</text:span><text:span text:style-name="T16">&lt;</text:span><text:span text:style-name="T41">Cargo</text:span><text:span text:style-name="T16">&gt;</text:span></text:p>
      <text:p text:style-name="P17">{</text:p>
      <text:p text:style-name="P30"><text:span text:style-name="T16"><text:s text:c="4"/></text:span><text:span text:style-name="T4">readonly</text:span><text:span text:style-name="T16"> </text:span><text:span text:style-name="T30">ITrackingId</text:span><text:span text:style-name="T16"> underlying_tracking_id;</text:span></text:p>
      <text:p text:style-name="P30"><text:span text:style-name="T16"><text:s text:c="4"/></text:span><text:span text:style-name="T4">readonly</text:span><text:span text:style-name="T16"> </text:span><text:span text:style-name="T30">IRouteSpecification</text:span><text:span text:style-name="T16"> underlying_route_specification;</text:span></text:p>
      <text:p text:style-name="P17"/>
      <text:p text:style-name="P30"><text:span text:style-name="T16"><text:s text:c="4"/></text:span><text:span text:style-name="T4">public</text:span><text:span text:style-name="T16"> Cargo(</text:span><text:span text:style-name="T30">ITrackingId</text:span><text:span text:style-name="T16"> tracking_id, </text:span><text:span text:style-name="T30">IRouteSpecification</text:span><text:span text:style-name="T16"> route_specification)</text:span></text:p>
      <text:p text:style-name="P17"><text:s text:c="4"/>{</text:p>
      <text:p text:style-name="P30"><text:span text:style-name="T16"><text:s text:c="8"/></text:span><text:span text:style-name="T4">this</text:span><text:span text:style-name="T16">.underlying_tracking_id = tracking_id;</text:span></text:p>
      <text:p text:style-name="P30"><text:span text:style-name="T16"><text:s text:c="8"/></text:span><text:span text:style-name="T4">this</text:span><text:span text:style-name="T16">.underlying_route_specification = route_specification;</text:span></text:p>
      <text:p text:style-name="P17"><text:s text:c="4"/>}</text:p>
      <text:p text:style-name="P17"/>
      <text:p text:style-name="P30"><text:span text:style-name="T16"><text:s text:c="4"/></text:span><text:span text:style-name="T4">public</text:span><text:span text:style-name="T16"> </text:span><text:span text:style-name="T4">bool</text:span><text:span text:style-name="T16"> has_the_same_identity_as(</text:span><text:span text:style-name="T41">Cargo</text:span><text:span text:style-name="T16"> the_other_entity)</text:span></text:p>
      <text:p text:style-name="P17"><text:s text:c="4"/>{</text:p>
      <text:p text:style-name="P30"><text:span text:style-name="T16"><text:s text:c="8"/></text:span><text:span text:style-name="T4">throw</text:span><text:span text:style-name="T16"> </text:span><text:span text:style-name="T4">new</text:span><text:span text:style-name="T16"> </text:span><text:span text:style-name="T53">NotImplementedException</text:span><text:span text:style-name="T17">();</text:span></text:p>
      <text:p text:style-name="P18"><text:s text:c="4"/>}</text:p>
      <text:p text:style-name="P18"/>
      <text:p text:style-name="P30"><text:span text:style-name="T17"><text:s text:c="4"/></text:span><text:span text:style-name="T7">public</text:span><text:span text:style-name="T17"> </text:span><text:span text:style-name="T33">ITrackingId</text:span><text:span text:style-name="T17"> tracking_id()</text:span></text:p>
      <text:p text:style-name="P18"><text:s text:c="4"/>{</text:p>
      <text:p text:style-name="P30"><text:span text:style-name="T17"><text:s text:c="8"/></text:span><text:span text:style-name="T7">return</text:span><text:span text:style-name="T17"> </text:span><text:span text:style-name="T7">this</text:span><text:span text:style-name="T17">.underlying_tracking_id;</text:span></text:p>
      <text:p text:style-name="P18"><text:s text:c="4"/>}</text:p>
      <text:p text:style-name="P18"/>
      <text:p text:style-name="P30"><text:span text:style-name="T17"><text:s text:c="4"/></text:span><text:span text:style-name="T7">public</text:span><text:span text:style-name="T17"> </text:span><text:span text:style-name="T33">IRouteSpecification</text:span><text:span text:style-name="T17"> route_specification()</text:span></text:p>
      <text:p text:style-name="P18"><text:s text:c="4"/>{</text:p>
      <text:p text:style-name="P30"><text:span text:style-name="T17"><text:s text:c="8"/></text:span><text:span text:style-name="T7">return</text:span><text:span text:style-name="T17"> </text:span><text:span text:style-name="T7">this</text:span><text:span text:style-name="T17">.underlying_route_specification;</text:span></text:p>
      <text:p text:style-name="P18"><text:s text:c="4"/>}</text:p>
      <text:p text:style-name="P18"/>
      <text:p text:style-name="P30"><text:span text:style-name="T17"><text:s text:c="4"/></text:span><text:span text:style-name="T7">public</text:span><text:span text:style-name="T17"> </text:span><text:span text:style-name="T33">ILocation</text:span><text:span text:style-name="T17"> origin_location()</text:span></text:p>
      <text:p text:style-name="P18"><text:s text:c="4"/>{</text:p>
      <text:p text:style-name="P30"><text:span text:style-name="T17"><text:s text:c="8"/></text:span><text:span text:style-name="T7">throw</text:span><text:span text:style-name="T17"> </text:span><text:span text:style-name="T7">new</text:span><text:span text:style-name="T17"> </text:span><text:span text:style-name="T53">NotImplementedException</text:span><text:span text:style-name="T17">();</text:span></text:p>
      <text:p text:style-name="P18"><text:s text:c="4"/>}</text:p>
      <text:p text:style-name="P18">}</text:p>
      <text:p text:style-name="P3"><text:soft-page-break/></text:p>
      <text:p text:style-name="P3"/>
      <text:p text:style-name="P3">A la hora de establecer el contexto con el bloque ESTABLISH encontramos algunos añadidos (por fin vamos a usar el Rhino.Mocks), como podemos apreciar en la BDD_Spec definitiva:</text:p>
      <text:p text:style-name="P3"/>
      <text:p text:style-name="P12"><text:span text:style-name="T4">public</text:span><text:span text:style-name="T16"> </text:span><text:span text:style-name="T4">class</text:span><text:span text:style-name="T16"> </text:span><text:span text:style-name="T41">when_asked_about_its_origin_location</text:span><text:span text:style-name="T16"> : </text:span><text:span text:style-name="T41">concern_for_cargo</text:span></text:p>
      <text:p text:style-name="P17">{</text:p>
      <text:p text:style-name="P30"><text:span text:style-name="T16"><text:s text:c="4"/></text:span><text:span text:style-name="T30">Establish</text:span><text:span text:style-name="T16"> context = () =&gt;</text:span></text:p>
      <text:p text:style-name="P17"><text:s text:c="4"/>{</text:p>
      <text:p text:style-name="P30"><text:span text:style-name="T16"><text:s text:c="8"/>tracking_id = the_dependency&lt;</text:span><text:span text:style-name="T30">ITrackingId</text:span><text:span text:style-name="T16">&gt;();</text:span></text:p>
      <text:p text:style-name="P30"><text:span text:style-name="T16"><text:s text:c="8"/>route_specification = the_dependency&lt;</text:span><text:span text:style-name="T30">IRouteSpecification</text:span><text:span text:style-name="T16">&gt;();</text:span></text:p>
      <text:p text:style-name="P17"/>
      <text:p text:style-name="P30"><text:span text:style-name="T16"><text:s text:c="8"/>the_origin_location = an&lt;</text:span><text:span text:style-name="T30">ILocation</text:span><text:span text:style-name="T16">&gt;();</text:span></text:p>
      <text:p text:style-name="P17"><text:s text:c="8"/>route_specification</text:p>
      <text:p text:style-name="P17"><text:s text:c="12"/>.Stub(x =&gt; x.origin())</text:p>
      <text:p text:style-name="P17"><text:s text:c="12"/>.Return(the_origin_location);</text:p>
      <text:p text:style-name="P17"><text:s text:c="4"/>};</text:p>
      <text:p text:style-name="P17"/>
      <text:p text:style-name="P30"><text:span text:style-name="T16"><text:s text:c="4"/></text:span><text:span text:style-name="T30">Because</text:span><text:span text:style-name="T16"> of = () =&gt; result = sut.origin_location();</text:span></text:p>
      <text:p text:style-name="P17"/>
      <text:p text:style-name="P30"><text:span text:style-name="T16"><text:s text:c="4"/></text:span><text:span text:style-name="T30">It</text:span><text:span text:style-name="T16"> should_provide_the_origin_location = () =&gt; </text:span></text:p>
      <text:p text:style-name="P17"><text:s text:c="7"/>result.ShouldEqual(the_origin_location);</text:p>
      <text:p text:style-name="P17"/>
      <text:p text:style-name="P30"><text:span text:style-name="T16"><text:s text:c="4"/></text:span><text:span text:style-name="T30">It</text:span><text:span text:style-name="T16"> should_leverage_the_route_specification = () =&gt; </text:span></text:p>
      <text:p text:style-name="P17"><text:s text:c="7"/>route_specification.received(x =&gt; x.origin());</text:p>
      <text:p text:style-name="P17"/>
      <text:p text:style-name="P30"><text:span text:style-name="T16"><text:s text:c="4"/></text:span><text:span text:style-name="T4">static</text:span><text:span text:style-name="T16"> </text:span><text:span text:style-name="T30">ILocation</text:span><text:span text:style-name="T16"> the_origin_location;</text:span></text:p>
      <text:p text:style-name="P30"><text:span text:style-name="T16"><text:s text:c="4"/></text:span><text:span text:style-name="T4">static</text:span><text:span text:style-name="T16"> </text:span><text:span text:style-name="T30">ILocation</text:span><text:span text:style-name="T16"> result;</text:span></text:p>
      <text:p text:style-name="P30"><text:span text:style-name="T16"><text:s text:c="4"/></text:span><text:span text:style-name="T4">static</text:span><text:span text:style-name="T16"> </text:span><text:span text:style-name="T30">IRouteSpecification</text:span><text:span text:style-name="T16"> route_specification;</text:span></text:p>
      <text:p text:style-name="P30"><text:span text:style-name="T16"><text:s text:c="4"/></text:span><text:span text:style-name="T4">static</text:span><text:span text:style-name="T16"> </text:span><text:span text:style-name="T30">ITrackingId</text:span><text:span text:style-name="T16"> tracking_id;</text:span></text:p>
      <text:p text:style-name="P17">}</text:p>
      <text:p text:style-name="P3"/>
      <text:p text:style-name="P3">Al igual que en las dos BDD_Specs anteriores, definimos los argumentos que seran inyectados al constructor del SUT. Pero ademas usamos route_specification como un Mock al establecer que esperamos una llamada al metodo origin() y que cuando esta se produzca debemos devolver el recien creado FAKE the_origin_location:</text:p>
      <text:p text:style-name="P3"/>
      <text:p text:style-name="P17">route_specification</text:p>
      <text:p text:style-name="P17"><text:s text:c="4"/>.Stub(x =&gt; x.origin())</text:p>
      <text:p text:style-name="P21"><text:s text:c="4"/>.Return(the_origin_location);</text:p>
      <text:p text:style-name="P3"/>
      <text:p text:style-name="P3">donde:</text:p>
      <text:p text:style-name="P3"/>
      <text:p text:style-name="P13"><text:span text:style-name="T16">the_origin_location = an&lt;</text:span><text:span text:style-name="T30">ILocation</text:span><text:span text:style-name="T16">&gt;();</text:span></text:p>
      <text:p text:style-name="P3"/>
      <text:p text:style-name="P3">Ahora es el momento de volver a hablar de:</text:p>
      <text:p text:style-name="P3"/>
      <text:p text:style-name="P30"><text:span text:style-name="T30">It</text:span><text:span text:style-name="T16"> should_leverage_the_route_specification = () =&gt; </text:span></text:p>
      <text:p text:style-name="P21"><text:s text:c="3"/>route_specification.received(x =&gt; x.origin());</text:p>
      <text:p text:style-name="P3"/>
      <text:p text:style-name="P3">ya que estamos estableciendo como condicion de que "should leverage the route specification origin" (algo asi como "deberia delegar en route_specification.origin"), que se produzca esa llamada:</text:p>
      <text:p text:style-name="P3"/>
      <text:p text:style-name="P21">route_specification.received(x =&gt; x.origin());</text:p>
      <text:p text:style-name="P3"/>
      <text:p text:style-name="P3">Corremos los dos tests que fallan porque no estan implementados:</text:p>
      <text:p text:style-name="P3"/>
      <text:p text:style-name="P38">------ Test started: Assembly: dddsample.specs.dll ------</text:p>
      <text:p text:style-name="P41"/>
      <text:p text:style-name="P41">when asked about its tracking identificator</text:p>
      <text:p text:style-name="P41">» should provide the cargo id</text:p>
      <text:p text:style-name="P41"><text:soft-page-break/></text:p>
      <text:p text:style-name="P41">when asked about its route specification</text:p>
      <text:p text:style-name="P41">» should provide the route specification</text:p>
      <text:p text:style-name="P41"/>
      <text:p text:style-name="P41">when asked about its origin location</text:p>
      <text:p text:style-name="P41">» should provide the origin location (FAIL)</text:p>
      <text:p text:style-name="P41">» should leverage the route specification (FAIL)</text:p>
      <text:p text:style-name="P41"/>
      <text:p text:style-name="P41"/>
      <text:p text:style-name="P41">Test 'should provide the origin location' failed:</text:p>
      <text:p text:style-name="P41"><text:tab/>System.Reflection.TargetInvocationException: Exception has been thrown by the target of an invocation. ---&gt; System.NotImplementedException: The method or operation is not implemented.</text:p>
      <text:p text:style-name="P41"><text:tab/>domain\model\cargo.aggregate\Cargo.cs(34,0): at dddsample.domain.model.cargo.aggregate.Cargo.origin_location()</text:p>
      <text:p text:style-name="P41"><text:tab/>domain\model\cargo.aggregate\CargoSpecs.cs(57,0): at dddsample.specs.domain.model.cargo.aggregate.when_asked_about_its_origin_location.&lt;.ctor&gt;b__2()</text:p>
      <text:p text:style-name="P41"><text:tab/> <text:s text:c="2"/>--- End of inner exception stack trace ---</text:p>
      <text:p text:style-name="P41"><text:tab/>at System.RuntimeMethodHandle._InvokeMethodFast(IRuntimeMethodInfo method, Object target, Object[] arguments, SignatureStruct&amp; sig, MethodAttributes methodAttributes, RuntimeType typeOwner)</text:p>
      <text:p text:style-name="P41"><text:tab/>at System.RuntimeMethodHandle.InvokeMethodFast(IRuntimeMethodInfo method, Object target, Object[] arguments, Signature sig, MethodAttributes methodAttributes, RuntimeType typeOwner)</text:p>
      <text:p text:style-name="P41"><text:tab/>at System.Reflection.RuntimeMethodInfo.Invoke(Object obj, BindingFlags invokeAttr, Binder binder, Object[] parameters, CultureInfo culture, Boolean skipVisibilityChecks)</text:p>
      <text:p text:style-name="P41"><text:tab/>at System.Delegate.DynamicInvokeImpl(Object[] args)</text:p>
      <text:p text:style-name="P41"><text:tab/>at System.Delegate.DynamicInvoke(Object[] args)</text:p>
      <text:p text:style-name="P41"><text:tab/>at Machine.Specifications.Utility.RandomExtensionMethods.&lt;InvokeAll&gt;b__1(Delegate item)</text:p>
      <text:p text:style-name="P41"><text:tab/>at Machine.Specifications.Utility.RandomExtensionMethods.Each[T](IEnumerable`1 enumerable, Action`1 action)</text:p>
      <text:p text:style-name="P41"><text:tab/>at Machine.Specifications.Utility.RandomExtensionMethods.InvokeAll(IEnumerable`1 actions)</text:p>
      <text:p text:style-name="P41"><text:tab/>at Machine.Specifications.Utility.RandomExtensionMethods.InvokeAll(IEnumerable`1 becauseActions)</text:p>
      <text:p text:style-name="P41"><text:tab/>at Machine.Specifications.Model.Context.EstablishContext()</text:p>
      <text:p text:style-name="P41"/>
      <text:p text:style-name="P41">Test 'should leverage the route specification' failed:</text:p>
      <text:p text:style-name="P41"><text:tab/>System.Reflection.TargetInvocationException: Exception has been thrown by the target of an invocation. ---&gt; System.NotImplementedException: The method or operation is not implemented.</text:p>
      <text:p text:style-name="P41"><text:tab/>domain\model\cargo.aggregate\Cargo.cs(34,0): at dddsample.domain.model.cargo.aggregate.Cargo.origin_location()</text:p>
      <text:p text:style-name="P41"><text:tab/>domain\model\cargo.aggregate\CargoSpecs.cs(57,0): at dddsample.specs.domain.model.cargo.aggregate.when_asked_about_its_origin_location.&lt;.ctor&gt;b__2()</text:p>
      <text:p text:style-name="P41"><text:tab/> <text:s text:c="2"/>--- End of inner exception stack trace ---</text:p>
      <text:p text:style-name="P41"><text:tab/>at System.RuntimeMethodHandle._InvokeMethodFast(IRuntimeMethodInfo method, Object target, Object[] arguments, SignatureStruct&amp; sig, MethodAttributes methodAttributes, RuntimeType typeOwner)</text:p>
      <text:p text:style-name="P41"><text:tab/>at System.RuntimeMethodHandle.InvokeMethodFast(IRuntimeMethodInfo method, Object target, Object[] arguments, Signature sig, MethodAttributes methodAttributes, RuntimeType typeOwner)</text:p>
      <text:p text:style-name="P41"><text:tab/>at System.Reflection.RuntimeMethodInfo.Invoke(Object obj, BindingFlags invokeAttr, Binder binder, Object[] parameters, CultureInfo culture, Boolean skipVisibilityChecks)</text:p>
      <text:p text:style-name="P41"><text:tab/>at System.Delegate.DynamicInvokeImpl(Object[] args)</text:p>
      <text:p text:style-name="P41"><text:tab/>at System.Delegate.DynamicInvoke(Object[] args)</text:p>
      <text:p text:style-name="P41"><text:tab/>at Machine.Specifications.Utility.RandomExtensionMethods.&lt;InvokeAll&gt;b__1(Delegate item)</text:p>
      <text:p text:style-name="P41"><text:tab/>at Machine.Specifications.Utility.RandomExtensionMethods.Each[T](IEnumerable`1 enumerable, Action`1 action)</text:p>
      <text:p text:style-name="P41"><text:tab/>at Machine.Specifications.Utility.RandomExtensionMethods.InvokeAll(IEnumerable`1 actions)</text:p>
      <text:p text:style-name="P41"><text:soft-page-break/><text:tab/>at Machine.Specifications.Utility.RandomExtensionMethods.InvokeAll(IEnumerable`1 becauseActions)</text:p>
      <text:p text:style-name="P41"><text:tab/>at Machine.Specifications.Model.Context.EstablishContext()</text:p>
      <text:p text:style-name="P41"/>
      <text:p text:style-name="P41">2 passed, 2 failed, 0 skipped, took 2,22 seconds (Machine.Specifications 0.3.0).</text:p>
      <text:p text:style-name="P3"/>
      <text:p text:style-name="P3"/>
      <text:p text:style-name="P3">Vamos primero con el segundo bloque IT:</text:p>
      <text:p text:style-name="P3"/>
      <text:p text:style-name="P30"><text:span text:style-name="T30">It</text:span><text:span text:style-name="T16"> should_leverage_the_route_specification = () =&gt; </text:span></text:p>
      <text:p text:style-name="P21"><text:s text:c="3"/>route_specification.received(x =&gt; x.origin());</text:p>
      <text:p text:style-name="P3"/>
      <text:p text:style-name="P3">Para que pase necesitamos que ocurra lo siguiente (hemos eliminado la parte del codigo que no se refiere a esta BDD_Spec y solo enturbia el argumento):</text:p>
      <text:p text:style-name="P3"/>
      <text:p text:style-name="P12"><text:span text:style-name="T4">public</text:span><text:span text:style-name="T16"> </text:span><text:span text:style-name="T4">class</text:span><text:span text:style-name="T16"> </text:span><text:span text:style-name="T41">Cargo</text:span><text:span text:style-name="T16"> : </text:span><text:span text:style-name="T30">ICargo</text:span><text:span text:style-name="T16">, </text:span><text:span text:style-name="T30">IEntity</text:span><text:span text:style-name="T16">&lt;</text:span><text:span text:style-name="T41">Cargo</text:span><text:span text:style-name="T16">&gt;</text:span></text:p>
      <text:p text:style-name="P17">{</text:p>
      <text:p text:style-name="P30"><text:span text:style-name="T16"><text:s text:c="4"/></text:span><text:span text:style-name="T4">readonly</text:span><text:span text:style-name="T16"> </text:span><text:span text:style-name="T30">ITrackingId</text:span><text:span text:style-name="T16"> underlying_tracking_id;</text:span></text:p>
      <text:p text:style-name="P30"><text:span text:style-name="T16"><text:s text:c="4"/></text:span><text:span text:style-name="T4">readonly</text:span><text:span text:style-name="T16"> </text:span><text:span text:style-name="T30">IRouteSpecification</text:span><text:span text:style-name="T16"> underlying_route_specification;</text:span></text:p>
      <text:p text:style-name="P17"><text:s text:c="4"/></text:p>
      <text:p text:style-name="P30"><text:span text:style-name="T16"><text:s text:c="4"/></text:span><text:span text:style-name="T4">public</text:span><text:span text:style-name="T16"> Cargo(</text:span><text:span text:style-name="T30">ITrackingId</text:span><text:span text:style-name="T16"> tracking_id, </text:span><text:span text:style-name="T30">IRouteSpecification</text:span><text:span text:style-name="T16"> route_specification)</text:span></text:p>
      <text:p text:style-name="P17"><text:s text:c="4"/>{</text:p>
      <text:p text:style-name="P30"><text:span text:style-name="T16"><text:s text:c="8"/></text:span><text:span text:style-name="T4">this</text:span><text:span text:style-name="T16">.underlying_tracking_id = tracking_id;</text:span></text:p>
      <text:p text:style-name="P30"><text:span text:style-name="T16"><text:s text:c="8"/></text:span><text:span text:style-name="T4">this</text:span><text:span text:style-name="T16">.underlying_route_specification = route_specification;</text:span></text:p>
      <text:p text:style-name="P17"><text:s text:c="8"/>route_specification.origin();</text:p>
      <text:p text:style-name="P17"><text:s text:c="4"/>}</text:p>
      <text:p text:style-name="P17"/>
      <text:p text:style-name="P17"><text:s text:c="4"/>(....)</text:p>
      <text:p text:style-name="P17"/>
      <text:p text:style-name="P30"><text:span text:style-name="T16"><text:s text:c="4"/></text:span><text:span text:style-name="T7">public</text:span><text:span text:style-name="T17"> </text:span><text:span text:style-name="T33">ILocation</text:span><text:span text:style-name="T17"> origin_location()</text:span></text:p>
      <text:p text:style-name="P18"><text:s text:c="4"/>{</text:p>
      <text:p text:style-name="P30"><text:span text:style-name="T17"><text:s text:c="8"/></text:span><text:span text:style-name="T7">throw</text:span><text:span text:style-name="T17"> </text:span><text:span text:style-name="T7">new</text:span><text:span text:style-name="T17"> </text:span><text:span text:style-name="T53">NotImplementedException</text:span><text:span text:style-name="T17">();</text:span></text:p>
      <text:p text:style-name="P18"><text:s text:c="4"/>}</text:p>
      <text:p text:style-name="P18">}</text:p>
      <text:p text:style-name="P3"/>
      <text:p text:style-name="P3">la parte que hace que el test pase es la del constructor:</text:p>
      <text:p text:style-name="P3"/>
      <text:p text:style-name="P21">route_specification.origin();</text:p>
      <text:p text:style-name="P3"><text:s/></text:p>
      <text:p text:style-name="P3">Con eso solo, deberia pasar, pero no lo hace, ya que, inteligentemente, nos sigue dando el mismo error:</text:p>
      <text:p text:style-name="P3"/>
      <text:p text:style-name="P38">Test 'should leverage the route specification' failed:</text:p>
      <text:p text:style-name="P41"><text:tab/>System.Reflection.TargetInvocationException: Exception has been thrown by the target of an invocation. ---&gt; System.NotImplementedException: The method or operation is not implemented.</text:p>
      <text:p text:style-name="P3"><text:s/></text:p>
      <text:p text:style-name="P3">Y lo curioso es que es cierto. Aunque el requisito se cumple, el metodo invocado en el bloque BECAUSE:</text:p>
      <text:p text:style-name="P3"/>
      <text:p text:style-name="P13"><text:span text:style-name="T30">Because</text:span><text:span text:style-name="T16"> of = () =&gt; result = sut.origin_location();</text:span></text:p>
      <text:p text:style-name="P3"/>
      <text:p text:style-name="P3">sigue lanzando una excepcion:</text:p>
      <text:p text:style-name="P3"/>
      <text:p text:style-name="P30"><text:span text:style-name="T7">public</text:span><text:span text:style-name="T17"> </text:span><text:span text:style-name="T33">ILocation</text:span><text:span text:style-name="T17"> origin_location()</text:span></text:p>
      <text:p text:style-name="P18">{</text:p>
      <text:p text:style-name="P30"><text:span text:style-name="T17"><text:s text:c="4"/></text:span><text:span text:style-name="T7">throw</text:span><text:span text:style-name="T17"> </text:span><text:span text:style-name="T7">new</text:span><text:span text:style-name="T17"> </text:span><text:span text:style-name="T53">NotImplementedException</text:span><text:span text:style-name="T17">();</text:span></text:p>
      <text:p text:style-name="P22">}</text:p>
      <text:p text:style-name="P3"/>
      <text:p text:style-name="P3">¿Y como podemos comprobar que esto que digo es verdad?</text:p>
      <text:p text:style-name="P3"/>
      <text:p text:style-name="P3">Muy facil, necesitamos que origin_location() devuelva un valor valido y no una excepcion, <text:soft-page-break/>pero no tiene porque ser EL valor que buscamos. Es decir:</text:p>
      <text:p text:style-name="P3"/>
      <text:p text:style-name="P12"><text:span text:style-name="T4">public</text:span><text:span text:style-name="T16"> </text:span><text:span text:style-name="T4">class</text:span><text:span text:style-name="T16"> </text:span><text:span text:style-name="T41">Cargo</text:span><text:span text:style-name="T16"> : </text:span><text:span text:style-name="T30">ICargo</text:span><text:span text:style-name="T16">, </text:span><text:span text:style-name="T30">IEntity</text:span><text:span text:style-name="T16">&lt;</text:span><text:span text:style-name="T41">Cargo</text:span><text:span text:style-name="T16">&gt;</text:span></text:p>
      <text:p text:style-name="P17">{</text:p>
      <text:p text:style-name="P17"><text:s text:c="4"/>(....)</text:p>
      <text:p text:style-name="P17"/>
      <text:p text:style-name="P30"><text:span text:style-name="T16"><text:s text:c="4"/></text:span><text:span text:style-name="T4">readonly</text:span><text:span text:style-name="T16"> </text:span><text:span text:style-name="T30">ILocation</text:span><text:span text:style-name="T16"> any_origin_location;</text:span></text:p>
      <text:p text:style-name="P17"/>
      <text:p text:style-name="P30"><text:span text:style-name="T16"><text:s text:c="4"/></text:span><text:span text:style-name="T4">public</text:span><text:span text:style-name="T16"> Cargo(</text:span><text:span text:style-name="T30">ITrackingId</text:span><text:span text:style-name="T16"> tracking_id, </text:span><text:span text:style-name="T30">IRouteSpecification</text:span><text:span text:style-name="T16"> route_specification)</text:span></text:p>
      <text:p text:style-name="P17"><text:s text:c="4"/>{</text:p>
      <text:p text:style-name="P30"><text:span text:style-name="T16"><text:s text:c="8"/></text:span><text:span text:style-name="T4">this</text:span><text:span text:style-name="T16">.underlying_tracking_id = tracking_id;</text:span></text:p>
      <text:p text:style-name="P30"><text:span text:style-name="T16"><text:s text:c="8"/></text:span><text:span text:style-name="T4">this</text:span><text:span text:style-name="T16">.underlying_route_specification = route_specification;</text:span></text:p>
      <text:p text:style-name="P17"><text:s text:c="8"/>route_specification.origin();</text:p>
      <text:p text:style-name="P17"><text:s text:c="4"/>}</text:p>
      <text:p text:style-name="P17"/>
      <text:p text:style-name="P17"><text:s text:c="4"/>(....)</text:p>
      <text:p text:style-name="P18"/>
      <text:p text:style-name="P30"><text:span text:style-name="T17"><text:s text:c="4"/></text:span><text:span text:style-name="T7">public</text:span><text:span text:style-name="T17"> </text:span><text:span text:style-name="T33">ILocation</text:span><text:span text:style-name="T17"> origin_location()</text:span></text:p>
      <text:p text:style-name="P18"><text:s text:c="4"/>{</text:p>
      <text:p text:style-name="P30"><text:span text:style-name="T17"><text:s text:c="8"/></text:span><text:span text:style-name="T7">return</text:span><text:span text:style-name="T17"> </text:span><text:span text:style-name="T7">this</text:span><text:span text:style-name="T17">.any_origin_location;</text:span></text:p>
      <text:p text:style-name="P18"><text:s text:c="4"/>}</text:p>
      <text:p text:style-name="P18">}</text:p>
      <text:p text:style-name="P3"/>
      <text:p text:style-name="P3"/>
      <text:p text:style-name="P3">Es decir, creamos un Ilocation llamado any_origin_location, al que no le asignamos valor alguno, simplemente no da los medios para "engañar" al metodo origin_location() y proveerle a la salida un tipo valido, evitando tener que lanzar una excepcion:</text:p>
      <text:p text:style-name="P3"/>
      <text:p text:style-name="P30"><text:span text:style-name="T7">public</text:span><text:span text:style-name="T17"> </text:span><text:span text:style-name="T33">ILocation</text:span><text:span text:style-name="T17"> origin_location()</text:span></text:p>
      <text:p text:style-name="P18">{</text:p>
      <text:p text:style-name="P30"><text:span text:style-name="T17"><text:s text:c="4"/></text:span><text:span text:style-name="T7">return</text:span><text:span text:style-name="T17"> </text:span><text:span text:style-name="T7">this</text:span><text:span text:style-name="T17">.any_origin_location;</text:span></text:p>
      <text:p text:style-name="P22">}</text:p>
      <text:p text:style-name="P3"/>
      <text:p text:style-name="P3">Es importante fijarse que en el constructor NO ASIGNAMOS el valor devuelto po route_specification.origin():</text:p>
      <text:p text:style-name="P3"/>
      <text:p text:style-name="P30"><text:span text:style-name="T4">public</text:span><text:span text:style-name="T16"> Cargo(</text:span><text:span text:style-name="T30">ITrackingId</text:span><text:span text:style-name="T16"> tracking_id, </text:span><text:span text:style-name="T30">IRouteSpecification</text:span><text:span text:style-name="T16"> route_specification)</text:span></text:p>
      <text:p text:style-name="P17">{</text:p>
      <text:p text:style-name="P30"><text:span text:style-name="T16"><text:s text:c="4"/></text:span><text:span text:style-name="T19">(....)</text:span></text:p>
      <text:p text:style-name="P17"><text:s text:c="4"/>route_specification.origin();</text:p>
      <text:p text:style-name="P17">}<text:span text:style-name="T58"> <text:s text:c="3"/></text:span></text:p>
      <text:p text:style-name="P3"/>
      <text:p text:style-name="P3">Corremos el test ahora y obtenemos:</text:p>
      <text:p text:style-name="P3"/>
      <text:p text:style-name="P38">------ Test started: Assembly: dddsample.specs.dll ------</text:p>
      <text:p text:style-name="P41"/>
      <text:p text:style-name="P41">when asked about its tracking identificator</text:p>
      <text:p text:style-name="P41">» should provide the cargo id</text:p>
      <text:p text:style-name="P41"/>
      <text:p text:style-name="P41">when asked about its route specification</text:p>
      <text:p text:style-name="P41">» should provide the route specification</text:p>
      <text:p text:style-name="P41"/>
      <text:p text:style-name="P41">when asked about its origin location</text:p>
      <text:p text:style-name="P41">» should provide the origin location (FAIL)</text:p>
      <text:p text:style-name="P41">» should leverage the route specification</text:p>
      <text:p text:style-name="P41"/>
      <text:p text:style-name="P41"/>
      <text:p text:style-name="P41">Test 'should provide the origin location' failed:</text:p>
      <text:p text:style-name="P41"><text:tab/>Machine.Specifications.SpecificationException: Should equal ILocationProxy81c2704787ff43dc8a8ab67018e80010 but is [null]</text:p>
      <text:p text:style-name="P41"><text:tab/>at Machine.Specifications.ShouldExtensionMethods.ShouldEqual[T](T actual, T expected)</text:p>
      <text:p text:style-name="P41"><text:tab/>domain\model\cargo.aggregate\CargoSpecs.cs(60,0): at dddsample.specs.domain.model.cargo.aggregate.when_asked_about_its_origin_location.&lt;.ctor&gt;b__<text:soft-page-break/>3()</text:p>
      <text:p text:style-name="P41"><text:tab/>at Machine.Specifications.Model.Specification.InvokeSpecificationField()</text:p>
      <text:p text:style-name="P41"><text:tab/>at Machine.Specifications.Model.Specification.Verify()</text:p>
      <text:p text:style-name="P41"/>
      <text:p text:style-name="P41">3 passed, 1 failed, 0 skipped, took 0,85 seconds (Machine.Specifications 0.3.0).</text:p>
      <text:p text:style-name="P3"/>
      <text:p text:style-name="P3">Asi que podemos dar por zanjada y probada la cuestion que planteaba anteriormente.</text:p>
      <text:p text:style-name="P3"/>
      <text:p text:style-name="P3">Vamos ahora con el test que falla que corresponde al bloque IT:</text:p>
      <text:p text:style-name="P3"/>
      <text:p text:style-name="P30"><text:span text:style-name="T30">It</text:span><text:span text:style-name="T16"> should_provide_the_origin_location = () =&gt; </text:span></text:p>
      <text:p text:style-name="P21"><text:s text:c="3"/>result.ShouldEqual(the_origin_location);</text:p>
      <text:p text:style-name="P3"/>
      <text:p text:style-name="P3">y que a estas alturas ya deberiamos estar hartos de ver, ya que es equivalente a los de las dos BDD_Specs anteriores. Lo realmente interesante es ver la razon por la que falla:</text:p>
      <text:p text:style-name="P3"/>
      <text:p text:style-name="P41">Test 'should provide the origin location' failed:</text:p>
      <text:p text:style-name="P41"><text:tab/>Machine.Specifications.SpecificationException: Should equal ILocationProxy81c2704787ff43dc8a8ab67018e80010 but is [null]</text:p>
      <text:p text:style-name="P3"/>
      <text:p text:style-name="P3">Ya no es la consabida</text:p>
      <text:p text:style-name="P3"/>
      <text:p text:style-name="P39">The method or operation is not implemented.</text:p>
      <text:p text:style-name="P3"/>
      <text:p text:style-name="P3">Ahora nos dice que esperaba un valor concreto:</text:p>
      <text:p text:style-name="P3"/>
      <text:p text:style-name="P39">ILocationProxy81c2704787ff43dc8a8ab67018e80010</text:p>
      <text:p text:style-name="P3"/>
      <text:p text:style-name="P3">(no hay que asustarse por ese valor, ya que, es el resultado de como funciona internamente Rhino.Mocks) pero recibe otro distinto:</text:p>
      <text:p text:style-name="P3"/>
      <text:p text:style-name="P39">[null]</text:p>
      <text:p text:style-name="P3"/>
      <text:p text:style-name="P3">Y eso es justo lo que cabria esperar, ya que recordemos que estamos "engañando" al metodo origin_location(), enviandole el tipo correcto pero en realidad le estamos asignando "null" y eso precisamente es lo que nos esta diciendo el error del test:</text:p>
      <text:p text:style-name="P3"/>
      <text:p text:style-name="P3">"<text:span text:style-name="T54">hay algo que va mal ya que esperaba un valor concreto, tan concreto como esta mostruosidad, ILocationProxy81c2704787ff43dc8a8ab67018e80010, pero en realidad me estas enviando un NULL.</text:span>"</text:p>
      <text:p text:style-name="P3"/>
      <text:p text:style-name="P3">El problema ya sabemos donde esta, de hecho es tan sencillo hacer pasar el test como:</text:p>
      <text:p text:style-name="P3"/>
      <text:p text:style-name="P30"><text:span text:style-name="T4">public</text:span><text:span text:style-name="T16"> Cargo(</text:span><text:span text:style-name="T30">ITrackingId</text:span><text:span text:style-name="T16"> tracking_id, </text:span><text:span text:style-name="T30">IRouteSpecification</text:span><text:span text:style-name="T16"> route_specification)</text:span></text:p>
      <text:p text:style-name="P17">{</text:p>
      <text:p text:style-name="P30"><text:span text:style-name="T16"><text:s text:c="4"/></text:span><text:span text:style-name="T19">(....)</text:span></text:p>
      <text:p text:style-name="P17"><text:s text:c="4"/>any_origin_location = route_specification.origin();</text:p>
      <text:p text:style-name="P21">}</text:p>
      <text:p text:style-name="P3"/>
      <text:p text:style-name="P3">Ya lo hemos hecho en las BDD_Specs anteriores.</text:p>
      <text:p text:style-name="P3"/>
      <text:p text:style-name="P3">Lo importante aqui es suponer los siguiente. Imaginemos que hemos escrito este codigo:</text:p>
      <text:p text:style-name="P3"/>
      <text:p text:style-name="P12"><text:span text:style-name="T4">public</text:span><text:span text:style-name="T16"> </text:span><text:span text:style-name="T4">class</text:span><text:span text:style-name="T16"> </text:span><text:span text:style-name="T41">Cargo</text:span><text:span text:style-name="T16"> : </text:span><text:span text:style-name="T30">ICargo</text:span><text:span text:style-name="T16">, </text:span><text:span text:style-name="T30">IEntity</text:span><text:span text:style-name="T16">&lt;</text:span><text:span text:style-name="T41">Cargo</text:span><text:span text:style-name="T16">&gt;</text:span></text:p>
      <text:p text:style-name="P17">{</text:p>
      <text:p text:style-name="P17"><text:s text:c="4"/>(....)</text:p>
      <text:p text:style-name="P30"><text:span text:style-name="T16"><text:s text:c="4"/></text:span><text:span text:style-name="T4">readonly</text:span><text:span text:style-name="T16"> </text:span><text:span text:style-name="T30">ILocation</text:span><text:span text:style-name="T16"> underlying_origin_location;</text:span></text:p>
      <text:p text:style-name="P17"/>
      <text:p text:style-name="P30"><text:span text:style-name="T16"><text:s text:c="4"/></text:span><text:span text:style-name="T4">public</text:span><text:span text:style-name="T16"> Cargo(</text:span><text:span text:style-name="T30">ITrackingId</text:span><text:span text:style-name="T16"> tracking_id, </text:span><text:span text:style-name="T30">IRouteSpecification</text:span><text:span text:style-name="T16"> route_specification)</text:span></text:p>
      <text:p text:style-name="P17"><text:s text:c="4"/>{</text:p>
      <text:p text:style-name="P17"><text:s text:c="8"/>(....)</text:p>
      <text:p text:style-name="P17"><text:s text:c="8"/>route_specification.origin();</text:p>
      <text:p text:style-name="P17"><text:s text:c="4"/>}</text:p>
      <text:p text:style-name="P17"><text:soft-page-break/></text:p>
      <text:p text:style-name="P17"><text:s text:c="4"/>(....)</text:p>
      <text:p text:style-name="P18"/>
      <text:p text:style-name="P30"><text:span text:style-name="T17"><text:s text:c="4"/></text:span><text:span text:style-name="T7">public</text:span><text:span text:style-name="T17"> </text:span><text:span text:style-name="T33">ILocation</text:span><text:span text:style-name="T17"> origin_location()</text:span></text:p>
      <text:p text:style-name="P17"><text:s text:c="4"/>{</text:p>
      <text:p text:style-name="P30"><text:span text:style-name="T16"><text:s text:c="8"/></text:span><text:span text:style-name="T4">return</text:span><text:span text:style-name="T16"> </text:span><text:span text:style-name="T4">this</text:span><text:span text:style-name="T16">.underlying_origin_location;</text:span></text:p>
      <text:p text:style-name="P17"><text:s text:c="4"/>}</text:p>
      <text:p text:style-name="P18">}</text:p>
      <text:p text:style-name="P3"/>
      <text:p text:style-name="P3">Si hubiesemos escrito ese codigo, si que tiene toda la pinta de que estamos cometiendo un error que no deseabampos que ocurriese, ya que, aunque el codigo sea el mismo que cuando engañabamos al metodo route_specification(), ahora el nombre que le damos al campo (field) encargado de guardar el punto de origen ("origin location") revela la intencion de que QUERIAMOS haberle asignado ese valor y no devolver un NULL.</text:p>
      <text:p text:style-name="P3"/>
      <text:p text:style-name="P3">Lo bueno de todo esto es que "estamos cubiertos". Es decir, si cometemos algun error, por muy tonto que sea, vamos a "estar cubiertos" y en algun punto fallara nuestra suite de BDD_Specs.</text:p>
      <text:p text:style-name="P3"/>
      <text:p text:style-name="P3">Lo que probablemente estabamos intentando escribir era (atencion a la diferencia en el constructor):</text:p>
      <text:p text:style-name="P3"/>
      <text:p text:style-name="P12"><text:span text:style-name="T4">public</text:span><text:span text:style-name="T16"> </text:span><text:span text:style-name="T4">class</text:span><text:span text:style-name="T16"> </text:span><text:span text:style-name="T41">Cargo</text:span><text:span text:style-name="T16"> : </text:span><text:span text:style-name="T30">ICargo</text:span><text:span text:style-name="T16">, </text:span><text:span text:style-name="T30">IEntity</text:span><text:span text:style-name="T16">&lt;</text:span><text:span text:style-name="T41">Cargo</text:span><text:span text:style-name="T16">&gt;</text:span></text:p>
      <text:p text:style-name="P17">{</text:p>
      <text:p text:style-name="P17"><text:s text:c="4"/>(....)</text:p>
      <text:p text:style-name="P30"><text:span text:style-name="T16"><text:s text:c="4"/></text:span><text:span text:style-name="T4">readonly</text:span><text:span text:style-name="T16"> </text:span><text:span text:style-name="T30">ILocation</text:span><text:span text:style-name="T16"> underlying_origin_location;</text:span></text:p>
      <text:p text:style-name="P17"/>
      <text:p text:style-name="P30"><text:span text:style-name="T16"><text:s text:c="4"/></text:span><text:span text:style-name="T4">public</text:span><text:span text:style-name="T16"> Cargo(</text:span><text:span text:style-name="T30">ITrackingId</text:span><text:span text:style-name="T16"> tracking_id, </text:span><text:span text:style-name="T30">IRouteSpecification</text:span><text:span text:style-name="T16"> route_specification)</text:span></text:p>
      <text:p text:style-name="P17"><text:s text:c="4"/>{</text:p>
      <text:p text:style-name="P17"><text:s text:c="8"/>(....)</text:p>
      <text:p text:style-name="P31"><text:span text:style-name="T20"><text:s text:c="8"/></text:span><text:span text:style-name="T8">this</text:span><text:span text:style-name="T20">.underlying_origin_location = route_specification.origin();</text:span></text:p>
      <text:p text:style-name="P17"><text:s text:c="4"/>}</text:p>
      <text:p text:style-name="P17"/>
      <text:p text:style-name="P17"><text:s text:c="4"/>(....)</text:p>
      <text:p text:style-name="P18"/>
      <text:p text:style-name="P30"><text:span text:style-name="T17"><text:s text:c="4"/></text:span><text:span text:style-name="T7">public</text:span><text:span text:style-name="T17"> </text:span><text:span text:style-name="T33">ILocation</text:span><text:span text:style-name="T17"> origin_location()</text:span></text:p>
      <text:p text:style-name="P17"><text:s text:c="4"/>{</text:p>
      <text:p text:style-name="P30"><text:span text:style-name="T16"><text:s text:c="8"/></text:span><text:span text:style-name="T4">return</text:span><text:span text:style-name="T16"> </text:span><text:span text:style-name="T4">this</text:span><text:span text:style-name="T16">.underlying_origin_location;</text:span></text:p>
      <text:p text:style-name="P17"><text:s text:c="4"/>}</text:p>
      <text:p text:style-name="P22">}</text:p>
      <text:p text:style-name="P3"/>
      <text:p text:style-name="P3">que si pasa el test:</text:p>
      <text:p text:style-name="P3"/>
      <text:p text:style-name="P38">------ Test started: Assembly: dddsample.specs.dll ------</text:p>
      <text:p text:style-name="P41"/>
      <text:p text:style-name="P41">when asked about its tracking identificator</text:p>
      <text:p text:style-name="P41">» should provide the cargo id</text:p>
      <text:p text:style-name="P41"/>
      <text:p text:style-name="P41">when asked about its route specification</text:p>
      <text:p text:style-name="P41">» should provide the route specification</text:p>
      <text:p text:style-name="P41"/>
      <text:p text:style-name="P41">when asked about its origin location</text:p>
      <text:p text:style-name="P41">» should provide the origin location</text:p>
      <text:p text:style-name="P41">» should leverage the route specification</text:p>
      <text:p text:style-name="P41"/>
      <text:p text:style-name="P41"/>
      <text:p text:style-name="P41">4 passed, 0 failed, 0 skipped, took 0,92 seconds (Machine.Specifications 0.3.0).</text:p>
      <text:p text:style-name="P3"/>
      <text:p text:style-name="P3">Nuestra clase Cargo (nuestro DDD_Aggregate_Root Cargo) quedaria asi, por lo tanto:</text:p>
      <text:p text:style-name="P3"/>
      <text:p text:style-name="P12"><text:span text:style-name="T4">public</text:span><text:span text:style-name="T16"> </text:span><text:span text:style-name="T4">class</text:span><text:span text:style-name="T16"> </text:span><text:span text:style-name="T41">Cargo</text:span><text:span text:style-name="T16"> : </text:span><text:span text:style-name="T30">ICargo</text:span><text:span text:style-name="T16">, </text:span><text:span text:style-name="T30">IEntity</text:span><text:span text:style-name="T16">&lt;</text:span><text:span text:style-name="T41">Cargo</text:span><text:span text:style-name="T16">&gt;</text:span></text:p>
      <text:p text:style-name="P17">{</text:p>
      <text:p text:style-name="P30"><text:span text:style-name="T16"><text:s text:c="4"/></text:span><text:span text:style-name="T4">readonly</text:span><text:span text:style-name="T16"> </text:span><text:span text:style-name="T30">ITrackingId</text:span><text:span text:style-name="T16"> underlying_tracking_id;</text:span></text:p>
      <text:p text:style-name="P30"><text:soft-page-break/><text:span text:style-name="T16"><text:s text:c="4"/></text:span><text:span text:style-name="T4">readonly</text:span><text:span text:style-name="T16"> </text:span><text:span text:style-name="T30">IRouteSpecification</text:span><text:span text:style-name="T16"> underlying_route_specification;</text:span></text:p>
      <text:p text:style-name="P30"><text:span text:style-name="T16"><text:s text:c="4"/></text:span><text:span text:style-name="T4">readonly</text:span><text:span text:style-name="T16"> </text:span><text:span text:style-name="T30">ILocation</text:span><text:span text:style-name="T16"> underlying_origin_location;</text:span></text:p>
      <text:p text:style-name="P17"/>
      <text:p text:style-name="P30"><text:span text:style-name="T16"><text:s text:c="4"/></text:span><text:span text:style-name="T4">public</text:span><text:span text:style-name="T16"> Cargo(</text:span><text:span text:style-name="T30">ITrackingId</text:span><text:span text:style-name="T16"> tracking_id, </text:span><text:span text:style-name="T30">IRouteSpecification</text:span><text:span text:style-name="T16"> route_specification)</text:span></text:p>
      <text:p text:style-name="P17"><text:s text:c="4"/>{</text:p>
      <text:p text:style-name="P30"><text:span text:style-name="T16"><text:s text:c="8"/></text:span><text:span text:style-name="T4">this</text:span><text:span text:style-name="T16">.underlying_tracking_id = tracking_id;</text:span></text:p>
      <text:p text:style-name="P30"><text:span text:style-name="T16"><text:s text:c="8"/></text:span><text:span text:style-name="T4">this</text:span><text:span text:style-name="T16">.underlying_route_specification = route_specification;</text:span></text:p>
      <text:p text:style-name="P30"><text:span text:style-name="T16"><text:s text:c="8"/></text:span><text:span text:style-name="T4">this</text:span><text:span text:style-name="T16">.underlying_origin_location = route_specification.origin();</text:span></text:p>
      <text:p text:style-name="P17"><text:s text:c="4"/>}</text:p>
      <text:p text:style-name="P17"/>
      <text:p text:style-name="P30"><text:span text:style-name="T16"><text:s text:c="4"/></text:span><text:span text:style-name="T4">public</text:span><text:span text:style-name="T16"> </text:span><text:span text:style-name="T4">bool</text:span><text:span text:style-name="T16"> has_the_same_identity_as(</text:span><text:span text:style-name="T41">Cargo</text:span><text:span text:style-name="T16"> the_other_entity)</text:span></text:p>
      <text:p text:style-name="P17"><text:s text:c="4"/>{</text:p>
      <text:p text:style-name="P30"><text:span text:style-name="T16"><text:s text:c="8"/></text:span><text:span text:style-name="T4">throw</text:span><text:span text:style-name="T16"> </text:span><text:span text:style-name="T4">new</text:span><text:span text:style-name="T16"> </text:span><text:span text:style-name="T53">NotImplementedException</text:span><text:span text:style-name="T17">();</text:span></text:p>
      <text:p text:style-name="P18"><text:s text:c="4"/>}</text:p>
      <text:p text:style-name="P18"/>
      <text:p text:style-name="P30"><text:span text:style-name="T17"><text:s text:c="4"/></text:span><text:span text:style-name="T7">public</text:span><text:span text:style-name="T17"> </text:span><text:span text:style-name="T33">ITrackingId</text:span><text:span text:style-name="T17"> tracking_id()</text:span></text:p>
      <text:p text:style-name="P18"><text:s text:c="4"/>{</text:p>
      <text:p text:style-name="P30"><text:span text:style-name="T17"><text:s text:c="8"/></text:span><text:span text:style-name="T7">return</text:span><text:span text:style-name="T17"> </text:span><text:span text:style-name="T7">this</text:span><text:span text:style-name="T17">.underlying_tracking_id;</text:span></text:p>
      <text:p text:style-name="P18"><text:s text:c="4"/>}</text:p>
      <text:p text:style-name="P18"/>
      <text:p text:style-name="P30"><text:span text:style-name="T17"><text:s text:c="4"/></text:span><text:span text:style-name="T7">public</text:span><text:span text:style-name="T17"> </text:span><text:span text:style-name="T33">IRouteSpecification</text:span><text:span text:style-name="T17"> route_specification()</text:span></text:p>
      <text:p text:style-name="P18"><text:s text:c="4"/>{</text:p>
      <text:p text:style-name="P30"><text:span text:style-name="T17"><text:s text:c="8"/></text:span><text:span text:style-name="T7">return</text:span><text:span text:style-name="T17"> </text:span><text:span text:style-name="T7">this</text:span><text:span text:style-name="T17">.underlying_route_specification;</text:span></text:p>
      <text:p text:style-name="P18"><text:s text:c="4"/>}</text:p>
      <text:p text:style-name="P18"/>
      <text:p text:style-name="P30"><text:span text:style-name="T17"><text:s text:c="4"/></text:span><text:span text:style-name="T7">public</text:span><text:span text:style-name="T17"> </text:span><text:span text:style-name="T33">ILocation</text:span><text:span text:style-name="T17"> origin_location()</text:span></text:p>
      <text:p text:style-name="P18"><text:s text:c="4"/>{</text:p>
      <text:p text:style-name="P30"><text:span text:style-name="T17"><text:s text:c="8"/></text:span><text:span text:style-name="T7">return</text:span><text:span text:style-name="T17"> </text:span><text:span text:style-name="T7">this</text:span><text:span text:style-name="T17">.underlying_origin_location;</text:span></text:p>
      <text:p text:style-name="P18"><text:s text:c="4"/>}</text:p>
      <text:p text:style-name="P18">}</text:p>
      <text:p text:style-name="P3"/>
      <text:p text:style-name="P3">Estamos listos para empaquetarlo todo y mandarlo a github.</text:p>
      <text:p text:style-name="P3"/>
      <text:p text:style-name="P3"><text:span text:style-name="T1">BDD_Spec: When comparing the cargo identity</text:span>: </text:p>
      <text:p text:style-name="P3"/>
      <text:p text:style-name="P3">Parece un buen momento para eliminar ese:</text:p>
      <text:p text:style-name="P3"/>
      <text:p text:style-name="P13"><text:span text:style-name="T4">throw</text:span><text:span text:style-name="T16"> </text:span><text:span text:style-name="T4">new</text:span><text:span text:style-name="T16"> </text:span><text:span text:style-name="T53">NotImplementedException</text:span><text:span text:style-name="T17">();</text:span></text:p>
      <text:p text:style-name="P3"/>
      <text:p text:style-name="P3">del metodo:</text:p>
      <text:p text:style-name="P3"/>
      <text:p text:style-name="P13"><text:span text:style-name="T4">public</text:span><text:span text:style-name="T16"> </text:span><text:span text:style-name="T4">bool</text:span><text:span text:style-name="T16"> has_the_same_identity_as(</text:span><text:span text:style-name="T41">Cargo</text:span><text:span text:style-name="T16"> the_other_entity)</text:span></text:p>
      <text:p text:style-name="P3"/>
      <text:p text:style-name="P3">Asi que vamos con esa BDD_Spec:</text:p>
      <text:p text:style-name="P3"/>
      <text:p text:style-name="P41">When comparing the cargo identity</text:p>
      <text:p text:style-name="P39">» It should leverage the tracking identity</text:p>
      <text:p text:style-name="P3"/>
      <text:p text:style-name="P3">que en codigo seria:</text:p>
      <text:p text:style-name="P3"/>
      <text:p text:style-name="P12"><text:span text:style-name="T4">public</text:span><text:span text:style-name="T16"> </text:span><text:span text:style-name="T4">class</text:span><text:span text:style-name="T16"> </text:span><text:span text:style-name="T41">when_comparing_the_cargo_identity</text:span><text:span text:style-name="T16"> : </text:span><text:span text:style-name="T41">concern_for_cargo</text:span></text:p>
      <text:p text:style-name="P17">{</text:p>
      <text:p text:style-name="P30"><text:span text:style-name="T16"><text:s text:c="4"/></text:span><text:span text:style-name="T30">It</text:span><text:span text:style-name="T16"> should_leverage_the_tracking_identity = () =&gt; </text:span></text:p>
      <text:p text:style-name="P30"><text:span text:style-name="T16"><text:s text:c="7"/></text:span><text:span text:style-name="T72">tracking_id</text:span><text:span text:style-name="T16">.received(</text:span></text:p>
      <text:p text:style-name="P30"><text:span text:style-name="T16"><text:s text:c="10"/>x =&gt; x.</text:span><text:span text:style-name="T72">has_the_same_value_as</text:span><text:span text:style-name="T16">(</text:span><text:span text:style-name="T72">the_to_compare_cargo</text:span><text:span text:style-name="T16">.tracking_id()));</text:span></text:p>
      <text:p text:style-name="P17">}</text:p>
      <text:p text:style-name="P3"/>
      <text:p text:style-name="P3">Procedamos a arreglar el codigo de color rojo. El caso de tracking_id y the_to_compare_cargo es trivial, ya lo hemos visto varias veces:</text:p>
      <text:p text:style-name="P3"/>
      <text:p text:style-name="P12"><text:span text:style-name="T4">public</text:span><text:span text:style-name="T16"> </text:span><text:span text:style-name="T4">class</text:span><text:span text:style-name="T16"> </text:span><text:span text:style-name="T41">when_comparing_the_cargo_identity</text:span><text:span text:style-name="T16"> : </text:span><text:span text:style-name="T41">concern_for_cargo</text:span></text:p>
      <text:p text:style-name="P17">{</text:p>
      <text:p text:style-name="P30"><text:soft-page-break/><text:span text:style-name="T16"><text:s text:c="4"/></text:span><text:span text:style-name="T30">It</text:span><text:span text:style-name="T16"> should_leverage_the_tracking_identity = () =&gt; </text:span></text:p>
      <text:p text:style-name="P17"><text:s text:c="7"/>tracking_id.received(</text:p>
      <text:p text:style-name="P30"><text:span text:style-name="T16"><text:s text:c="10"/>x =&gt; x.</text:span><text:span text:style-name="T72">has_the_same_value_as</text:span><text:span text:style-name="T16">(the_to_compare_cargo.tracking_id()));</text:span></text:p>
      <text:p text:style-name="P17"/>
      <text:p text:style-name="P30"><text:span text:style-name="T16"><text:s text:c="4"/></text:span><text:span text:style-name="T4">static</text:span><text:span text:style-name="T16"> </text:span><text:span text:style-name="T30">ITrackingId</text:span><text:span text:style-name="T16"> tracking_id;</text:span></text:p>
      <text:p text:style-name="P30"><text:span text:style-name="T16"><text:s text:c="4"/></text:span><text:span text:style-name="T4">static</text:span><text:span text:style-name="T16"> </text:span><text:span text:style-name="T30">ICargo</text:span><text:span text:style-name="T16"> the_to_compare_cargo; <text:s text:c="3"/></text:span></text:p>
      <text:p text:style-name="P17">}</text:p>
      <text:p text:style-name="P3"/>
      <text:p text:style-name="P3">Pero el caso de has_the_same_value_as() presenta una reaccion en cadena muy interesante.</text:p>
      <text:p text:style-name="P3">Para poder entenderla, debemos primero entender donde se produce esa llamada. La intencion de los que pretendemos hacer es clara. Vamos a aplicar el SRP, de forma que, la logica (lease tambien como "el algoritmo") que va a hacer que nuestro DDD_Aggregate_Root Cargo pueda evaluar su identidad con respecto a otro DDD_Aggregate_Root Cargo no va a estar, como cabria suponer, en Cargo.has_the_same_identity_as(), sino que, tal y como especificamos en el bloque IT, va a delegar ese calculo, esa implementacion del algoritmo, a un ITrackingId.has_the_same_value_as(). En concreto a la instancia tracking_id. Asi que el has_the_same_value_as() de color rojo en el codigo anterior corresponde a tracking_id.has_the_same_value_as(), que no debe ser confundido con Cargo.has_the_same_identity_id().</text:p>
      <text:p text:style-name="P3"/>
      <text:p text:style-name="P3">Esto es el SRP aplicado y no nos cansaremos de decirlo: diseño, diseño, diseño. Estamos diseñando. En cualquier fase del desarrollo, diseñamos.</text:p>
      <text:p text:style-name="P3"/>
      <text:p text:style-name="P3">¿Cual es el problema entonces?</text:p>
      <text:p text:style-name="P3"/>
      <text:p text:style-name="P3">El problema es que ITrackingId no dispone todavia de ese metodo, y lo mas importante, ¿tiene sentido crear ese metodo en ITrackingId?. La respuesta a esta pregunta es no. Ya que, todavia no hemos decidido que va a ser ITrackingId "de mayor". Ahora es el momento de tomar esa decision.</text:p>
      <text:p text:style-name="P3"/>
      <text:p text:style-name="P3">NOTA: Quizas esto te suene a una mini-discusion en la primera BDD_Spec de CargoSpec en la que creabamos la interface IRouteSpecification y "quedaba anotado" (esa fue la expresion que usamos) que parecia que IRouteSpecification iba a necesitar implementar ISpecification&lt;T&gt;, pero aplazabamos la decision hasta que fuese estrictamente necesario. Pues efectivamente, seria el mismo problema. Pero en el caso de ITrackingId, ahora, es estrictamente necesario.</text:p>
      <text:p text:style-name="P3">NOTA FIN</text:p>
      <text:p text:style-name="P3"/>
      <text:p text:style-name="P3">ITrackingId va a ser un DDD_Value_Object. Por lo tanto va a tener que implementar IValueObject&lt;T&gt;. Y esa es la clave para respoder a la pregunta de si tiene o no sentido crear el metodo has_the_same_value_as() en ITrackingId. No tiene sentido "crearlo" en ITrackingId, ya que al implementar IValueObject&lt;T&gt;, ese metodo ya le viene heredado. </text:p>
      <text:p text:style-name="P3"/>
      <text:p text:style-name="P3">Por lo tanto para corregir el codigo de color rojo basta con:</text:p>
      <text:p text:style-name="P3"/>
      <text:p text:style-name="P8"><text:span text:style-name="T6">public</text:span><text:span text:style-name="T19"> </text:span><text:span text:style-name="T6">interface</text:span><text:span text:style-name="T19"> </text:span><text:span text:style-name="T32">ITrackingId</text:span><text:span text:style-name="T19"> : </text:span><text:span text:style-name="T32">IValueObject</text:span><text:span text:style-name="T19">&lt;</text:span><text:span text:style-name="T32">ITrackingId</text:span><text:span text:style-name="T19">&gt;</text:span><text:span text:style-name="T16"> {}</text:span></text:p>
      <text:p text:style-name="P3"/>
      <text:p text:style-name="P3">Podemos continuar con la BDD_Spec ejercitando el SUT. Puesto que ya somos veteranos en esto, incluimos tambien el campo (field) result para centrarnos en lo verdaderamente importante:</text:p>
      <text:p text:style-name="P3"/>
      <text:p text:style-name="P16"><text:span text:style-name="T2">public</text:span> <text:span text:style-name="T2">class</text:span> <text:span text:style-name="T39">when_comparing_the_cargo_identity</text:span> : <text:span text:style-name="T39">concern_for_cargo</text:span></text:p>
      <text:p text:style-name="P17">{</text:p>
      <text:p text:style-name="P30"><text:span text:style-name="T16"><text:s text:c="4"/></text:span><text:span text:style-name="T30">Because</text:span><text:span text:style-name="T16"> of = () =&gt; result = sut.</text:span><text:span text:style-name="T72">has_the_same_identity_as</text:span><text:span text:style-name="T16">(the_to_compare_cargo);</text:span></text:p>
      <text:p text:style-name="P17"><text:s text:c="8"/></text:p>
      <text:p text:style-name="P30"><text:span text:style-name="T16"><text:s text:c="4"/></text:span><text:span text:style-name="T30">It</text:span><text:span text:style-name="T16"> should_leverage_the_tracking_identity = () =&gt; </text:span></text:p>
      <text:p text:style-name="P17"><text:s text:c="7"/>tracking_id.received(</text:p>
      <text:p text:style-name="P17"><text:s text:c="10"/>x =&gt; x.has_the_same_value_as(the_to_compare_cargo.tracking_id()));</text:p>
      <text:p text:style-name="P17"/>
      <text:p text:style-name="P30"><text:span text:style-name="T16"><text:s text:c="4"/></text:span><text:span text:style-name="T4">static</text:span><text:span text:style-name="T16"> </text:span><text:span text:style-name="T30">ITrackingId</text:span><text:span text:style-name="T16"> tracking_id;</text:span></text:p>
      <text:p text:style-name="P30"><text:span text:style-name="T16"><text:s text:c="4"/></text:span><text:span text:style-name="T4">static</text:span><text:span text:style-name="T16"> </text:span><text:span text:style-name="T30">ICargo</text:span><text:span text:style-name="T16"> the_to_compare_cargo;</text:span></text:p>
      <text:p text:style-name="P30"><text:span text:style-name="T16"><text:s text:c="4"/></text:span><text:span text:style-name="T4">static bool</text:span><text:span text:style-name="T16"> result;</text:span></text:p>
      <text:p text:style-name="P17"><text:soft-page-break/>}</text:p>
      <text:p text:style-name="P3"/>
      <text:p text:style-name="P3">Y cual es nuestra sorpresa:</text:p>
      <text:p text:style-name="P3"/>
      <text:p text:style-name="P13"><text:span text:style-name="T16">sut.</text:span><text:span text:style-name="T72">has_the_same_identity_as</text:span><text:span text:style-name="T16">(the_to_compare_cargo);</text:span></text:p>
      <text:p text:style-name="P3"/>
      <text:p text:style-name="P3">No puede ser, nuestro SUT (es decir Cargo), implementa IEntity&lt;T&gt;:</text:p>
      <text:p text:style-name="P3"/>
      <text:p text:style-name="P12"><text:span text:style-name="T4">public</text:span><text:span text:style-name="T16"> </text:span><text:span text:style-name="T4">interface</text:span><text:span text:style-name="T16"> </text:span><text:span text:style-name="T30">IEntity</text:span><text:span text:style-name="T16">&lt;T&gt;</text:span></text:p>
      <text:p text:style-name="P17">{</text:p>
      <text:p text:style-name="P30"><text:span text:style-name="T16"><text:s text:c="4"/></text:span><text:span text:style-name="T4">bool</text:span><text:span text:style-name="T16"> has_the_same_identity_as(T the_other_entity);</text:span></text:p>
      <text:p text:style-name="P17">}</text:p>
      <text:p text:style-name="P3"/>
      <text:p text:style-name="P3">por lo tanto tiene acceso a has_the_same_identity_as(), ...¿o no?</text:p>
      <text:p text:style-name="P3"/>
      <text:p text:style-name="P3">Hay un pequeño error en ese razonamiento y no tiene que ver directamente con el codigo rojo.</text:p>
      <text:p text:style-name="P3"/>
      <text:p text:style-name="P3">El sut no es de tipo Cargo:</text:p>
      <text:p text:style-name="P3"/>
      <text:p text:style-name="P8"><text:span text:style-name="T6">public</text:span><text:span text:style-name="T19"> </text:span><text:span text:style-name="T6">class</text:span><text:span text:style-name="T19"> </text:span><text:span text:style-name="T43">Cargo</text:span><text:span text:style-name="T19"> : </text:span><text:span text:style-name="T32">ICargo</text:span><text:span text:style-name="T19">, </text:span><text:span text:style-name="T32">IEntity</text:span><text:span text:style-name="T19">&lt;</text:span><text:span text:style-name="T43">Cargo</text:span><text:span text:style-name="T19">&gt;</text:span><text:span text:style-name="T16"> {(....)}</text:span></text:p>
      <text:p text:style-name="P3"/>
      <text:p text:style-name="P3">sino de tipo ICargo:</text:p>
      <text:p text:style-name="P3"/>
      <text:p text:style-name="P8"><text:span text:style-name="T6">public</text:span><text:span text:style-name="T19"> </text:span><text:span text:style-name="T6">interface</text:span><text:span text:style-name="T19"> </text:span><text:span text:style-name="T32">ICargo</text:span><text:span text:style-name="T16"> {(....)}</text:span></text:p>
      <text:p text:style-name="P3"/>
      <text:p text:style-name="P3">Y ahora viene la reaccion en cadena. Cargo implementa IEntity&lt;Cargo&gt; por lo que es Cargo el que accede a has_the_same_identity_as() y no ICargo.</text:p>
      <text:p text:style-name="P3"/>
      <text:p text:style-name="P3">Esto es la constatacion de un error de diseño. Y gracias a practicar BDD nos estamos enfrentando a el.</text:p>
      <text:p text:style-name="P3"/>
      <text:p text:style-name="P3">Si nos fijamos en lo que acabamos de hacer con ITrackingId, podemos intuir la solucion:</text:p>
      <text:p text:style-name="P3"/>
      <text:p text:style-name="P12"><text:span text:style-name="T4">public</text:span><text:span text:style-name="T16"> </text:span><text:span text:style-name="T4">interface</text:span><text:span text:style-name="T16"> </text:span><text:span text:style-name="T30">ITrackingId</text:span><text:span text:style-name="T16"> : </text:span><text:span text:style-name="T30">IValueObject</text:span><text:span text:style-name="T16">&lt;</text:span><text:span text:style-name="T30">ITrackingId</text:span><text:span text:style-name="T16">&gt; {}</text:span></text:p>
      <text:p text:style-name="P3"/>
      <text:p text:style-name="P3">Efectivamente, vamos a hacer que ICargo implemente IEntity&lt;T&gt; (antes lo implementaba Cargo), donde T ahora va a ser ICargo. Es decir:</text:p>
      <text:p text:style-name="P3"/>
      <text:p text:style-name="P8"><text:span text:style-name="T6">public</text:span><text:span text:style-name="T19"> </text:span><text:span text:style-name="T6">interface</text:span><text:span text:style-name="T19"> </text:span><text:span text:style-name="T32">ICargo</text:span><text:span text:style-name="T19"> : </text:span><text:span text:style-name="T32">IEntity</text:span><text:span text:style-name="T19">&lt;</text:span><text:span text:style-name="T32">ICargo</text:span><text:span text:style-name="T19">&gt;</text:span><text:span text:style-name="T16"> {(....)}</text:span></text:p>
      <text:p text:style-name="P3"/>
      <text:p text:style-name="P3">por lo que Cargo se convierte en:</text:p>
      <text:p text:style-name="P3"/>
      <text:p text:style-name="P8"><text:span text:style-name="T6">public</text:span><text:span text:style-name="T19"> </text:span><text:span text:style-name="T6">class</text:span><text:span text:style-name="T19"> </text:span><text:span text:style-name="T43">Cargo</text:span><text:span text:style-name="T19"> : </text:span><text:span text:style-name="T32">ICargo</text:span><text:span text:style-name="T16"> {(....)}</text:span></text:p>
      <text:p text:style-name="P3"/>
      <text:p text:style-name="P3">Y la reaccion en cadena no acaba ahi, ya que nuestro:</text:p>
      <text:p text:style-name="P3"/>
      <text:p text:style-name="P13"><text:span text:style-name="T4">public</text:span><text:span text:style-name="T16"> </text:span><text:span text:style-name="T4">bool</text:span><text:span text:style-name="T16"> has_the_same_identity_as(</text:span><text:span text:style-name="T41">Cargo</text:span><text:span text:style-name="T16"> the_other_entity)</text:span></text:p>
      <text:p text:style-name="P3"/>
      <text:p text:style-name="P3">ya no cumple con la signatura de IEntity&lt;ICargo&gt;. Deberia recibir un ICargo como argumento en vez de un Cargo. Por lo tanto:</text:p>
      <text:p text:style-name="P3"/>
      <text:p text:style-name="P12"><text:span text:style-name="T4">public</text:span><text:span text:style-name="T16"> </text:span><text:span text:style-name="T4">bool</text:span><text:span text:style-name="T16"> has_the_same_identity_as(</text:span><text:span text:style-name="T30">ICargo</text:span><text:span text:style-name="T16"> the_other_entity)</text:span></text:p>
      <text:p text:style-name="P17">{</text:p>
      <text:p text:style-name="P30"><text:span text:style-name="T16"><text:s text:c="4"/></text:span><text:span text:style-name="T4">throw</text:span><text:span text:style-name="T16"> </text:span><text:span text:style-name="T4">new</text:span><text:span text:style-name="T16"> </text:span><text:span text:style-name="T53">NotImplementedException</text:span><text:span text:style-name="T17">();</text:span></text:p>
      <text:p text:style-name="P18">}</text:p>
      <text:p text:style-name="P3"/>
      <text:p text:style-name="P3">Y ahora viene la magia de las interfaces y del BDD al unisono.</text:p>
      <text:p text:style-name="P3"/>
      <text:p text:style-name="P3">"Estos cambios han debido "corromper" alguna de las funcionalidades ya programdas", podriamos pensar. Bueno, esa es una de las razones por las que estamos tomandonos la molestia de tener nuestra suite de BDD_Specs. Vamos a correr los tests y corregiremos lo <text:soft-page-break/>que este roto. Pero:</text:p>
      <text:p text:style-name="P3"/>
      <text:p text:style-name="P38">------ Test started: Assembly: dddsample.specs.dll ------</text:p>
      <text:p text:style-name="P41"/>
      <text:p text:style-name="P41">when asked about its tracking identificator</text:p>
      <text:p text:style-name="P41">» should provide the cargo id</text:p>
      <text:p text:style-name="P41"/>
      <text:p text:style-name="P41">when asked about its route specification</text:p>
      <text:p text:style-name="P41">» should provide the route specification</text:p>
      <text:p text:style-name="P41"/>
      <text:p text:style-name="P41">when asked about its origin location</text:p>
      <text:p text:style-name="P41">» should provide the origin location</text:p>
      <text:p text:style-name="P41">» should leverage the route specification</text:p>
      <text:p text:style-name="P41"/>
      <text:p text:style-name="P41">when comparing the cargo identity</text:p>
      <text:p text:style-name="P41">» should leverage the tracking identity (FAIL)</text:p>
      <text:p text:style-name="P41"/>
      <text:p text:style-name="P41"/>
      <text:p text:style-name="P41">Test 'should leverage the tracking identity' failed:</text:p>
      <text:p text:style-name="P41"><text:tab/>System.Reflection.TargetInvocationException: Exception has been thrown by the target of an invocation. ---&gt; System.NotImplementedException: The method or operation is not implemented.</text:p>
      <text:p text:style-name="P41"/>
      <text:p text:style-name="P41">(....)</text:p>
      <text:p text:style-name="P41"/>
      <text:p text:style-name="P41">4 passed, 1 failed, 0 skipped, took 0,99 seconds (Machine.Specifications 0.3.0).</text:p>
      <text:p text:style-name="P3"/>
      <text:p text:style-name="P3">Las tres BDD_Specs anteriores (con sus cuatro tests asociados) no fallan. El unico que falla es el que estamos implementando, y no es ninguna sorpresa, ya que para empezar ni siquiera lo hemos terminado. De hecho, es un milagro el hecho de que compile (la buena practica de ir siempre corrigiendo el codigo de color rojo parece que empieza a dar sus frutos).</text:p>
      <text:p text:style-name="P3"/>
      <text:p text:style-name="P3">Asi que, para no dispersarnos, los cambio tan radicales de diseño que acabamos de hacer NO AFECTAN a la funcionalidad que tenemos programada. No quiero pecar de optimista, pero parece que estamos haciendo bien las cosas.</text:p>
      <text:p text:style-name="P3"/>
      <text:p text:style-name="P3">Este cambio en el diseño, de por si, justificaria un commit en git.</text:p>
      <text:p text:style-name="P3"/>
      <text:p text:style-name="P3">Continuamos con nuestra BDD_Spec.</text:p>
      <text:p text:style-name="P3"/>
      <text:p text:style-name="P3">Pasamos a establecer el contexto con el bloque ESTABLISH, y no nos encontramos nada nuevo, asi que procedemos con el codigo de la BDD_Spec completo:</text:p>
      <text:p text:style-name="P3"/>
      <text:p text:style-name="P12"><text:span text:style-name="T4">public</text:span><text:span text:style-name="T16"> </text:span><text:span text:style-name="T4">class</text:span><text:span text:style-name="T16"> </text:span><text:span text:style-name="T41">when_comparing_the_cargo_identity</text:span><text:span text:style-name="T16"> : </text:span><text:span text:style-name="T41">concern_for_cargo</text:span></text:p>
      <text:p text:style-name="P17">{</text:p>
      <text:p text:style-name="P30"><text:span text:style-name="T16"><text:s text:c="4"/></text:span><text:span text:style-name="T30">Establish</text:span><text:span text:style-name="T16"> context = () =&gt;</text:span></text:p>
      <text:p text:style-name="P17"><text:s text:c="4"/>{</text:p>
      <text:p text:style-name="P30"><text:span text:style-name="T16"><text:s text:c="8"/>tracking_id = the_dependency&lt;</text:span><text:span text:style-name="T30">ITrackingId</text:span><text:span text:style-name="T16">&gt;();</text:span></text:p>
      <text:p text:style-name="P30"><text:span text:style-name="T16"><text:s text:c="8"/>route_specification = the_dependency&lt;</text:span><text:span text:style-name="T30">IRouteSpecification</text:span><text:span text:style-name="T16">&gt;();</text:span></text:p>
      <text:p text:style-name="P17"/>
      <text:p text:style-name="P30"><text:span text:style-name="T16"><text:s text:c="8"/>the_to_compare_cargo = an&lt;</text:span><text:span text:style-name="T30">ICargo</text:span><text:span text:style-name="T16">&gt;();</text:span></text:p>
      <text:p text:style-name="P17"><text:s text:c="8"/>tracking_id</text:p>
      <text:p text:style-name="P17"><text:s text:c="11"/>.Stub(x =&gt; x.has_the_same_value_as(the_to_compare_cargo.tracking_id()))</text:p>
      <text:p text:style-name="P30"><text:span text:style-name="T16"><text:s text:c="11"/>.Return(</text:span><text:span text:style-name="T4">true</text:span><text:span text:style-name="T16">);</text:span></text:p>
      <text:p text:style-name="P17"><text:s text:c="4"/>};</text:p>
      <text:p text:style-name="P17"/>
      <text:p text:style-name="P30"><text:span text:style-name="T16"><text:s text:c="4"/></text:span><text:span text:style-name="T30">Because</text:span><text:span text:style-name="T16"> of = () =&gt; result = sut.has_the_same_identity_as(the_to_compare_cargo);</text:span></text:p>
      <text:p text:style-name="P17"><text:s text:c="8"/></text:p>
      <text:p text:style-name="P30"><text:span text:style-name="T16"><text:s text:c="4"/></text:span><text:span text:style-name="T30">It</text:span><text:span text:style-name="T16"> should_leverage_the_tracking_identity = () =&gt; </text:span></text:p>
      <text:p text:style-name="P17"><text:s text:c="7"/>tracking_id.received(</text:p>
      <text:p text:style-name="P17"><text:s text:c="10"/>x =&gt; x.has_the_same_value_as(the_to_compare_cargo.tracking_id()));</text:p>
      <text:p text:style-name="P17"/>
      <text:p text:style-name="P30"><text:soft-page-break/><text:span text:style-name="T16"><text:s text:c="4"/></text:span><text:span text:style-name="T4">static</text:span><text:span text:style-name="T16"> </text:span><text:span text:style-name="T30">ITrackingId</text:span><text:span text:style-name="T16"> tracking_id;</text:span></text:p>
      <text:p text:style-name="P30"><text:span text:style-name="T16"><text:s text:c="4"/></text:span><text:span text:style-name="T4">static</text:span><text:span text:style-name="T16"> </text:span><text:span text:style-name="T30">ICargo</text:span><text:span text:style-name="T16"> the_to_compare_cargo;</text:span></text:p>
      <text:p text:style-name="P30"><text:span text:style-name="T16"><text:s text:c="4"/></text:span><text:span text:style-name="T4">static</text:span><text:span text:style-name="T16"> </text:span><text:span text:style-name="T4">bool</text:span><text:span text:style-name="T16"> result;</text:span></text:p>
      <text:p text:style-name="P30"><text:span text:style-name="T16"><text:s text:c="4"/></text:span><text:span text:style-name="T4">static</text:span><text:span text:style-name="T16"> </text:span><text:span text:style-name="T30">IRouteSpecification</text:span><text:span text:style-name="T16"> route_specification;</text:span></text:p>
      <text:p text:style-name="P17">}</text:p>
      <text:p text:style-name="P3"/>
      <text:p text:style-name="P3">Lo unico reseñable seria:</text:p>
      <text:p text:style-name="P3"/>
      <text:p text:style-name="P17">tracking_id</text:p>
      <text:p text:style-name="P17"><text:s text:c="3"/>.Stub(x =&gt; x.has_the_same_value_as(the_to_compare_cargo.tracking_id()))</text:p>
      <text:p text:style-name="P13"><text:span text:style-name="T16"><text:s text:c="3"/>.Return(</text:span><text:span text:style-name="T4">true</text:span><text:span text:style-name="T16">);</text:span></text:p>
      <text:p text:style-name="P3"/>
      <text:p text:style-name="P3">donde lo unico que estamos diciendo es que esperamos una llamada a tracking_id.has_the_same_value_as() con el argumento the_to_compare_cargo.tracking_id() y le pedimos que devuelva true.</text:p>
      <text:p text:style-name="P3"/>
      <text:p text:style-name="P3">Corremos el test y obtenemos nuestro error:</text:p>
      <text:p text:style-name="P3"/>
      <text:p text:style-name="P38">------ Test started: Assembly: dddsample.specs.dll ------</text:p>
      <text:p text:style-name="P41"/>
      <text:p text:style-name="P41">when asked about its tracking identificator</text:p>
      <text:p text:style-name="P41">» should provide the cargo id</text:p>
      <text:p text:style-name="P41"/>
      <text:p text:style-name="P41">when asked about its route specification</text:p>
      <text:p text:style-name="P41">» should provide the route specification</text:p>
      <text:p text:style-name="P41"/>
      <text:p text:style-name="P41">when asked about its origin location</text:p>
      <text:p text:style-name="P41">» should provide the origin location</text:p>
      <text:p text:style-name="P41">» should leverage the route specification</text:p>
      <text:p text:style-name="P41"/>
      <text:p text:style-name="P41">when comparing the cargo identity</text:p>
      <text:p text:style-name="P41">» should leverage the tracking identity (FAIL)</text:p>
      <text:p text:style-name="P41"/>
      <text:p text:style-name="P41"/>
      <text:p text:style-name="P41">Test 'should leverage the tracking identity' failed:</text:p>
      <text:p text:style-name="P41"><text:tab/>System.Reflection.TargetInvocationException: Exception has been thrown by the target of an invocation. ---&gt; System.NotImplementedException: The method or operation is not implemented.</text:p>
      <text:p text:style-name="P41"/>
      <text:p text:style-name="P41"><text:tab/>(....)</text:p>
      <text:p text:style-name="P41"/>
      <text:p text:style-name="P41">4 passed, 1 failed, 0 skipped, took 0,80 seconds (Machine.Specifications 0.3.0).</text:p>
      <text:p text:style-name="P3"/>
      <text:p text:style-name="P3">Ya estamos listos par implementar la funcionalidad.</text:p>
      <text:p text:style-name="P3"/>
      <text:p text:style-name="P3">Si has seguido con atencion el desarrollo de las BDD_Specs anteriores deberias entender que con esto:</text:p>
      <text:p text:style-name="P3"/>
      <text:p text:style-name="P12"><text:span text:style-name="T4">public</text:span><text:span text:style-name="T16"> </text:span><text:span text:style-name="T4">class</text:span><text:span text:style-name="T16"> </text:span><text:span text:style-name="T41">Cargo</text:span><text:span text:style-name="T16"> : </text:span><text:span text:style-name="T30">ICargo</text:span></text:p>
      <text:p text:style-name="P17">{</text:p>
      <text:p text:style-name="P30"><text:span text:style-name="T16"><text:s text:c="4"/></text:span><text:span text:style-name="T4">readonly</text:span><text:span text:style-name="T16"> </text:span><text:span text:style-name="T30">ITrackingId</text:span><text:span text:style-name="T16"> underlying_tracking_id;</text:span></text:p>
      <text:p text:style-name="P30"><text:span text:style-name="T16"><text:s text:c="4"/></text:span><text:span text:style-name="T4">readonly</text:span><text:span text:style-name="T16"> </text:span><text:span text:style-name="T30">IRouteSpecification</text:span><text:span text:style-name="T16"> underlying_route_specification;</text:span></text:p>
      <text:p text:style-name="P30"><text:span text:style-name="T16"><text:s text:c="4"/></text:span><text:span text:style-name="T4">readonly</text:span><text:span text:style-name="T16"> </text:span><text:span text:style-name="T30">ILocation</text:span><text:span text:style-name="T16"> underlying_origin_location;</text:span></text:p>
      <text:p text:style-name="P17"/>
      <text:p text:style-name="P30"><text:span text:style-name="T16"><text:s text:c="4"/></text:span><text:span text:style-name="T4">public</text:span><text:span text:style-name="T16"> Cargo(</text:span><text:span text:style-name="T30">ITrackingId</text:span><text:span text:style-name="T16"> tracking_id, </text:span><text:span text:style-name="T30">IRouteSpecification</text:span><text:span text:style-name="T16"> route_specification)</text:span></text:p>
      <text:p text:style-name="P17"><text:s text:c="4"/>{</text:p>
      <text:p text:style-name="P30"><text:span text:style-name="T16"><text:s text:c="8"/></text:span><text:span text:style-name="T4">this</text:span><text:span text:style-name="T16">.underlying_tracking_id = tracking_id;</text:span></text:p>
      <text:p text:style-name="P30"><text:span text:style-name="T16"><text:s text:c="8"/></text:span><text:span text:style-name="T4">this</text:span><text:span text:style-name="T16">.underlying_route_specification = route_specification;</text:span></text:p>
      <text:p text:style-name="P30"><text:span text:style-name="T16"><text:s text:c="8"/></text:span><text:span text:style-name="T4">this</text:span><text:span text:style-name="T16">.underlying_origin_location = route_specification.origin();</text:span></text:p>
      <text:p text:style-name="P17"><text:s text:c="4"/>}</text:p>
      <text:p text:style-name="P17"/>
      <text:p text:style-name="P30"><text:span text:style-name="T16"><text:s text:c="4"/></text:span><text:span text:style-name="T4">public</text:span><text:span text:style-name="T16"> </text:span><text:span text:style-name="T4">bool</text:span><text:span text:style-name="T16"> has_the_same_identity_as(</text:span><text:span text:style-name="T30">ICargo</text:span><text:span text:style-name="T16"> the_other_entity)</text:span></text:p>
      <text:p text:style-name="P17"><text:s text:c="4"/>{</text:p>
      <text:p text:style-name="P17"><text:soft-page-break/><text:s text:c="8"/>underlying_tracking_id.has_the_same_value_as(the_other_entity.tracking_id());</text:p>
      <text:p text:style-name="P30"><text:span text:style-name="T16"><text:s text:c="8"/></text:span><text:span text:style-name="T4">return</text:span><text:span text:style-name="T16"> </text:span><text:span text:style-name="T4">false</text:span><text:span text:style-name="T16">;</text:span></text:p>
      <text:p text:style-name="P17"><text:s text:c="4"/>}</text:p>
      <text:p text:style-name="P17"/>
      <text:p text:style-name="P17"><text:s text:c="4"/>(....)</text:p>
      <text:p text:style-name="P17"/>
      <text:p text:style-name="P17">}</text:p>
      <text:p text:style-name="P3"/>
      <text:p text:style-name="P3">deberia bastar para pasar el test. Mas en concreto con:</text:p>
      <text:p text:style-name="P3"/>
      <text:p text:style-name="P30"><text:span text:style-name="T4">public</text:span><text:span text:style-name="T16"> </text:span><text:span text:style-name="T4">bool</text:span><text:span text:style-name="T16"> has_the_same_identity_as(</text:span><text:span text:style-name="T30">ICargo</text:span><text:span text:style-name="T16"> the_other_entity)</text:span></text:p>
      <text:p text:style-name="P17">{</text:p>
      <text:p text:style-name="P17"><text:s text:c="4"/>underlying_tracking_id.has_the_same_value_as(the_other_entity.tracking_id());</text:p>
      <text:p text:style-name="P30"><text:span text:style-name="T16"><text:s text:c="4"/></text:span><text:span text:style-name="T4">return</text:span><text:span text:style-name="T16"> </text:span><text:span text:style-name="T4">false</text:span><text:span text:style-name="T16">;</text:span></text:p>
      <text:p text:style-name="P21">}</text:p>
      <text:p text:style-name="P3"/>
      <text:p text:style-name="P3">Asi que antes de hacer mas comentarios (que estamos seguros de que te has dado cuenta de que hay que hacerlos), vamos a correr los test:</text:p>
      <text:p text:style-name="P3"/>
      <text:p text:style-name="P38">------ Test started: Assembly: dddsample.specs.dll ------</text:p>
      <text:p text:style-name="P41"/>
      <text:p text:style-name="P41">when asked about its tracking identificator</text:p>
      <text:p text:style-name="P41">» should provide the cargo id</text:p>
      <text:p text:style-name="P41"/>
      <text:p text:style-name="P41">when asked about its route specification</text:p>
      <text:p text:style-name="P41">» should provide the route specification</text:p>
      <text:p text:style-name="P41"/>
      <text:p text:style-name="P41">when asked about its origin location</text:p>
      <text:p text:style-name="P41">» should provide the origin location</text:p>
      <text:p text:style-name="P41">» should leverage the route specification</text:p>
      <text:p text:style-name="P41"/>
      <text:p text:style-name="P41">when comparing the cargo identity</text:p>
      <text:p text:style-name="P41">» should leverage the tracking identity</text:p>
      <text:p text:style-name="P41"/>
      <text:p text:style-name="P41"/>
      <text:p text:style-name="P41">5 passed, 0 failed, 0 skipped, took 0,79 seconds (Machine.Specifications 0.3.0).</text:p>
      <text:p text:style-name="P3"/>
      <text:p text:style-name="P3">Efectivamente, todo va a pedir de boca.</text:p>
      <text:p text:style-name="P3"/>
      <text:p text:style-name="P3">... ¿o no?.</text:p>
      <text:p text:style-name="P3"/>
      <text:p text:style-name="P3">Debemos hacer varias consideraciones:</text:p>
      <text:p text:style-name="P3"/>
      <text:list xml:id="list39447252" text:style-name="L16">
        <text:list-item>
          <text:p text:style-name="P60">El test funciona, y la funcionalidad asociada al test hace lo que tiene que hacer (delega el calculo de la igualdad al objeto que queremos (SRP)).</text:p>
        </text:list-item>
        <text:list-item>
          <text:p text:style-name="P60">Si bien es cierto el punto anterior, no es menos cierto que, no tenemos en cuenta para nada el resultado del calculo.</text:p>
        </text:list-item>
        <text:list-item>
          <text:p text:style-name="P60">Claramente nos falta una asercion y probablemente tengamos que redefinir el contexto.</text:p>
        </text:list-item>
      </text:list>
      <text:p text:style-name="P3"/>
      <text:p text:style-name="P3">Vamos a ponernos con este ultimo punto.</text:p>
      <text:p text:style-name="P3"/>
      <text:p text:style-name="P3">Parece que esto tiene mas sentido:</text:p>
      <text:p text:style-name="P3"/>
      <text:p text:style-name="P38">When comparing two equal cargoes</text:p>
      <text:p text:style-name="P41">» It should leverage the tracking identity</text:p>
      <text:p text:style-name="P3"/>
      <text:p text:style-name="P3">que no el antiguo:</text:p>
      <text:p text:style-name="P3"/>
      <text:p text:style-name="P38">When comparing the cargo identity</text:p>
      <text:p text:style-name="P38">» It should leverage the tracking identity</text:p>
      <text:p text:style-name="P3"/>
      <text:p text:style-name="P3">ya que si atendemos al contexto que hemos definido en el bloque ESTABLISH:</text:p>
      <text:p text:style-name="P3"><text:soft-page-break/></text:p>
      <text:p text:style-name="P17">tracking_id</text:p>
      <text:p text:style-name="P17"><text:s text:c="3"/>.Stub(x =&gt; x.has_the_same_value_as(the_to_compare_cargo.tracking_id()))</text:p>
      <text:p text:style-name="P13"><text:span text:style-name="T16"><text:s text:c="3"/>.Return(</text:span><text:span text:style-name="T4">true</text:span><text:span text:style-name="T16">);</text:span></text:p>
      <text:p text:style-name="P3"/>
      <text:p text:style-name="P3">Con ese:</text:p>
      <text:p text:style-name="P3"/>
      <text:p text:style-name="P13"><text:span text:style-name="T16">Return(</text:span><text:span text:style-name="T4">true</text:span><text:span text:style-name="T16">);</text:span></text:p>
      <text:p text:style-name="P3"/>
      <text:p text:style-name="P3">estamos simulando el comportamiento de dos ITrackingIDs que tienen el mismo valor.</text:p>
      <text:p text:style-name="P3"/>
      <text:p text:style-name="P3">Ahora bien, parece que todabvia tendria mas sentido si añadimos una nueva asercion:</text:p>
      <text:p text:style-name="P3"/>
      <text:p text:style-name="P38">When comparing two equal cargoes</text:p>
      <text:p text:style-name="P41">» It should confirm that they have the same identity</text:p>
      <text:p text:style-name="P41">» It should leverage the tracking identity</text:p>
      <text:p text:style-name="P3"/>
      <text:p text:style-name="P3">que en codigo seria:</text:p>
      <text:p text:style-name="P3"/>
      <text:p text:style-name="P12"><text:span text:style-name="T30">It</text:span><text:span text:style-name="T16"> should_confirm_that_they_have_the_same_identity = () =&gt; result.ShouldBeTrue();</text:span></text:p>
      <text:p text:style-name="P3"/>
      <text:p text:style-name="P3">y que como hemos obligado a devolver false siempre en:</text:p>
      <text:p text:style-name="P3"/>
      <text:p text:style-name="P30"><text:span text:style-name="T4">public</text:span><text:span text:style-name="T16"> </text:span><text:span text:style-name="T4">bool</text:span><text:span text:style-name="T16"> has_the_same_identity_as(</text:span><text:span text:style-name="T30">ICargo</text:span><text:span text:style-name="T16"> the_other_entity)</text:span></text:p>
      <text:p text:style-name="P17">{</text:p>
      <text:p text:style-name="P17"><text:s text:c="4"/>underlying_tracking_id.has_the_same_value_as(the_other_entity.tracking_id());</text:p>
      <text:p text:style-name="P30"><text:span text:style-name="T16"><text:s text:c="4"/></text:span><text:span text:style-name="T4">return</text:span><text:span text:style-name="T16"> </text:span><text:span text:style-name="T4">false</text:span><text:span text:style-name="T16">;</text:span></text:p>
      <text:p text:style-name="P21">}</text:p>
      <text:p text:style-name="P3"/>
      <text:p text:style-name="P3">Por lo que al ejecutar la suite de BDD_Specs, nos hace obtener como resultado un FAIL como un mundo:</text:p>
      <text:p text:style-name="P3"/>
      <text:p text:style-name="P38">------ Test started: Assembly: dddsample.specs.dll ------</text:p>
      <text:p text:style-name="P41"/>
      <text:p text:style-name="P41">when asked about its tracking identificator</text:p>
      <text:p text:style-name="P41">» should provide the cargo id</text:p>
      <text:p text:style-name="P41"/>
      <text:p text:style-name="P41">when asked about its route specification</text:p>
      <text:p text:style-name="P41">» should provide the route specification</text:p>
      <text:p text:style-name="P41"/>
      <text:p text:style-name="P41">when asked about its origin location</text:p>
      <text:p text:style-name="P41">» should provide the origin location</text:p>
      <text:p text:style-name="P41">» should leverage the route specification</text:p>
      <text:p text:style-name="P41"/>
      <text:p text:style-name="P41">when comparing two equal cargoes</text:p>
      <text:p text:style-name="P41">» should confirm that they have the same identity (FAIL)</text:p>
      <text:p text:style-name="P41">» should leverage the tracking identity</text:p>
      <text:p text:style-name="P41"/>
      <text:p text:style-name="P41"/>
      <text:p text:style-name="P41">Test 'should confirm that they have the same identity' failed:</text:p>
      <text:p text:style-name="P41"><text:tab/>Machine.Specifications.SpecificationException: Should be [true] but is [false]</text:p>
      <text:p text:style-name="P41"><text:tab/>at Machine.Specifications.ShouldExtensionMethods.ShouldBeTrue(Boolean condition)</text:p>
      <text:p text:style-name="P41"><text:tab/>domain\model\cargo.aggregate\CargoSpecs.cs(94,0): at dddsample.specs.domain.model.cargo.aggregate.when_comparing_two_equal_cargoes.&lt;.ctor&gt;b__3()</text:p>
      <text:p text:style-name="P41"><text:tab/>at Machine.Specifications.Model.Specification.InvokeSpecificationField()</text:p>
      <text:p text:style-name="P41"><text:tab/>at Machine.Specifications.Model.Specification.Verify()</text:p>
      <text:p text:style-name="P41"/>
      <text:p text:style-name="P41">5 passed, 1 failed, 0 skipped, took 0,90 seconds (Machine.Specifications 0.3.0).</text:p>
      <text:p text:style-name="P3"/>
      <text:p text:style-name="P3">Si nos fijamos en la razon concreta por la que falla:</text:p>
      <text:p text:style-name="P3"/>
      <text:p text:style-name="P41">Test 'should confirm that they have the same identity' failed:</text:p>
      <text:p text:style-name="P39"><text:tab/>Machine.Specifications.SpecificationException: Should be [true] but is [false]</text:p>
      <text:p text:style-name="P3"><text:soft-page-break/></text:p>
      <text:p text:style-name="P3">Confirmamos nuestro razonamiento.</text:p>
      <text:p text:style-name="P3"/>
      <text:p text:style-name="P3">Vamos a arregarlo, y para ello vamos a intentar, no solo "<text:span text:style-name="T54">escribir el codigo mas simple posible para que el test pase</text:span>" como reza el conocido principio del TDD:</text:p>
      <text:p text:style-name="P3"/>
      <text:p text:style-name="P30"><text:span text:style-name="T4">public</text:span><text:span text:style-name="T16"> </text:span><text:span text:style-name="T4">bool</text:span><text:span text:style-name="T16"> has_the_same_identity_as(</text:span><text:span text:style-name="T30">ICargo</text:span><text:span text:style-name="T16"> the_other_entity)</text:span></text:p>
      <text:p text:style-name="P17">{</text:p>
      <text:p text:style-name="P17"><text:s text:c="4"/>underlying_tracking_id.has_the_same_value_as(the_other_entity.tracking_id());</text:p>
      <text:p text:style-name="P30"><text:span text:style-name="T16"><text:s text:c="4"/></text:span><text:span text:style-name="T4">return true</text:span><text:span text:style-name="T16">;</text:span></text:p>
      <text:p text:style-name="P21">}</text:p>
      <text:p text:style-name="P3"/>
      <text:p text:style-name="P3">sino que vamos a intentar "<text:span text:style-name="T54">escribir el codigo mas simple posible Y QUE ADEMAS, TENGA SENTIDO, para que el test pase</text:span>", frase atribuida a Jean-Paul Boodhoo, qye en nuestro caso, claramente seria:</text:p>
      <text:p text:style-name="P3"/>
      <text:p text:style-name="P12"><text:span text:style-name="T4">public</text:span><text:span text:style-name="T16"> </text:span><text:span text:style-name="T4">bool</text:span><text:span text:style-name="T16"> has_the_same_identity_as(</text:span><text:span text:style-name="T30">ICargo</text:span><text:span text:style-name="T16"> the_other_entity)</text:span></text:p>
      <text:p text:style-name="P17">{</text:p>
      <text:p text:style-name="P30"><text:span text:style-name="T16"><text:s text:c="3"/></text:span><text:span text:style-name="T4">return</text:span><text:span text:style-name="T16"> underlying_tracking_id.has_the_same_value_as(the_other_entity.tracking_id());</text:span></text:p>
      <text:p text:style-name="P17">}</text:p>
      <text:p text:style-name="P3"/>
      <text:p text:style-name="P3">y que ademas deberia satisfacer nuestra ultima asercion. Comprobamos:</text:p>
      <text:p text:style-name="P3"/>
      <text:p text:style-name="P38">------ Test started: Assembly: dddsample.specs.dll ------</text:p>
      <text:p text:style-name="P41"/>
      <text:p text:style-name="P41">when asked about its tracking identificator</text:p>
      <text:p text:style-name="P41">» should provide the cargo id</text:p>
      <text:p text:style-name="P41"/>
      <text:p text:style-name="P41">when asked about its route specification</text:p>
      <text:p text:style-name="P41">» should provide the route specification</text:p>
      <text:p text:style-name="P41"/>
      <text:p text:style-name="P41">when asked about its origin location</text:p>
      <text:p text:style-name="P41">» should provide the origin location</text:p>
      <text:p text:style-name="P41">» should leverage the route specification</text:p>
      <text:p text:style-name="P41"/>
      <text:p text:style-name="P41">when comparing two equal cargoes</text:p>
      <text:p text:style-name="P41">» should confirm that they have the same identity</text:p>
      <text:p text:style-name="P41">» should leverage the tracking identity</text:p>
      <text:p text:style-name="P41"/>
      <text:p text:style-name="P41"/>
      <text:p text:style-name="P41">6 passed, 0 failed, 0 skipped, took 0,74 seconds (Machine.Specifications 0.3.0).</text:p>
      <text:p text:style-name="P3"/>
      <text:p text:style-name="P3">Y efectivamente, todo funciona como esperabamos.</text:p>
      <text:p text:style-name="P3"/>
      <text:p text:style-name="P3">Una cuestion que podriamos plantearnos es que, ya que tenemos:</text:p>
      <text:p text:style-name="P3"/>
      <text:p text:style-name="P41">When comparing two equal cargoes</text:p>
      <text:p text:style-name="P41">» It should confirm that they have the same identity</text:p>
      <text:p text:style-name="P3"/>
      <text:p text:style-name="P3">¿no deberiamos comprobar tambien esto otro?:</text:p>
      <text:p text:style-name="P3"/>
      <text:p text:style-name="P41">When comparing two diferent cargoes</text:p>
      <text:p text:style-name="P39">» It should confirm that they have diferent identity</text:p>
      <text:p text:style-name="P3"/>
      <text:p text:style-name="P3">Desde luego es una cuestion licita, ya que, siguiendo nuestro propio razonamiento, el caso "When comparing two equal cargoes" seria nuestro "Happy Day Scenario", mientras que "When comparing two different cargoes" otro escenario diferente.</text:p>
      <text:p text:style-name="P3"/>
      <text:p text:style-name="P3">En este caso es dificil dar una respuesta contundente.</text:p>
      <text:p text:style-name="P3"/>
      <text:p text:style-name="P3">Supongamos que en vez de:</text:p>
      <text:p text:style-name="P3"/>
      <text:p text:style-name="P41">When comparing two equal cargoes</text:p>
      <text:p text:style-name="P41"><text:soft-page-break/>» It should confirm that they have the same identity</text:p>
      <text:p text:style-name="P41">» It should leverage the tracking identity</text:p>
      <text:p text:style-name="P3"/>
      <text:p text:style-name="P3">tuviesemos esto otro:</text:p>
      <text:p text:style-name="P3"/>
      <text:p text:style-name="P41">When comparing two equal cargoes</text:p>
      <text:p text:style-name="P39">» It should confirm that they have the same identity</text:p>
      <text:p text:style-name="P3"/>
      <text:p text:style-name="P3">Entonces, la respuesta si que es contundente. Es necesario implementar:</text:p>
      <text:p text:style-name="P3"/>
      <text:p text:style-name="P41">When comparing two diferent cargoes</text:p>
      <text:p text:style-name="P39">» It should confirm that they have diferent identity</text:p>
      <text:p text:style-name="P3"/>
      <text:p text:style-name="P3">Pero la clave en nuestro caso esta en:</text:p>
      <text:p text:style-name="P3"/>
      <text:p text:style-name="P41">When comparing two equal cargoes</text:p>
      <text:p text:style-name="P39">» It should leverage the tracking identity</text:p>
      <text:p text:style-name="P3"/>
      <text:p text:style-name="P3">Esta asercion es la que marca la diferencia, ya que con ella lo que estamos probando es la interaccion entre un modulo y sus dependencias.</text:p>
      <text:p text:style-name="P3"/>
      <text:p text:style-name="P3">Esta discusion es casi tan vieja ya como el TDD, ya que es la misma discusion que hay entre TDD "tradicional" frente al TDD "mockista", donde para testar la operacion suma de una calculadora:</text:p>
      <text:p text:style-name="P3"/>
      <text:list xml:id="list39453282" text:style-name="L17">
        <text:list-item>
          <text:p text:style-name="P61">TDD "Tradicional": Compruebo que cuando le paso 15 y 20 me devuelve 35 y quizas tambien compruebo que cuando le paso 6 y 10 me devuelve 16.</text:p>
        </text:list-item>
        <text:list-item>
          <text:p text:style-name="P61">TDD "mockista": <text:s/>Compruebo que cuando le paso dos sumandos enteros, se produce una unica llamada a la funcion suma de la calculadora y esta me devuelve un unico valor que es tambien un entero.</text:p>
        </text:list-item>
      </text:list>
      <text:p text:style-name="P3"/>
      <text:p text:style-name="P3">Aunque el ejemplo escogido quiza no sea el mas adecuado, ilustra bastante bien la base del problema.</text:p>
      <text:p text:style-name="P3"/>
      <text:p text:style-name="P3">¿Como trasladamos eso a nuestro programa?</text:p>
      <text:p text:style-name="P3"/>
      <text:p text:style-name="P3">Claramente, al tener:</text:p>
      <text:p text:style-name="P3"/>
      <text:p text:style-name="P41">When comparing two equal cargoes</text:p>
      <text:p text:style-name="P39">» It should leverage the tracking identity</text:p>
      <text:p text:style-name="P3"/>
      <text:p text:style-name="Standard"><text:span text:style-name="T64">no podemos negar que nos estamos situando del lado "mockista" o lo que es lo mismo del "Interaction Based Testing". Usando la analogia de la calculadora, estariamos comprobando que "</text:span><text:span text:style-name="T66">cuando le paso dos enteros se produce una unica llamada a la funcion suma de la calculadora...</text:span><text:span text:style-name="T64">" Y al tener a mayores:</text:span></text:p>
      <text:p text:style-name="P3"/>
      <text:p text:style-name="P41">When comparing two equal cargoes</text:p>
      <text:p text:style-name="P39">» It should confirm that they have the same identity</text:p>
      <text:p text:style-name="P3"/>
      <text:p text:style-name="Standard"><text:span text:style-name="T64">estariamos comprobando tambien que "</text:span><text:span text:style-name="T66">...y esta me devuelve un unico valor que es tambien un entero.</text:span><text:span text:style-name="T64">". Por lo tanto, en nuestro caso:</text:span></text:p>
      <text:p text:style-name="P3"/>
      <text:p text:style-name="P41">When comparing two diferent cargoes</text:p>
      <text:p text:style-name="P39">» It should confirm that they have diferent identity</text:p>
      <text:p text:style-name="P3"/>
      <text:p text:style-name="P3">es redundante.</text:p>
      <text:p text:style-name="P3"/>
      <text:p text:style-name="P3">Aun asi no nos cansaremos de repetir que implementar ese escenario tampoco estaria mal, simplemente indicaria que le damos mucha importancia al hecho de cubrir cualquier posible <text:s/>contingencia.</text:p>
      <text:p text:style-name="P3"/>
      <text:p text:style-name="Standard"><text:span text:style-name="T64">Y una vez dicho, explicado y razonado este punto, vamos a contradecirnos y, teniendo en </text:span><text:span text:style-name="T64">cuenta la vocacion pedagogica de este documento, la hemos implementado:</text:span></text:p>
      <text:p text:style-name="P3"><text:soft-page-break/></text:p>
      <text:p text:style-name="P29"><text:span text:style-name="T6">public</text:span><text:span text:style-name="T19"> </text:span><text:span text:style-name="T6">class</text:span><text:span text:style-name="T19"> </text:span><text:span text:style-name="T43">when_comparing_two_diferent_cargoes</text:span><text:span text:style-name="T19"> : </text:span><text:span text:style-name="T43">concern_for_cargo</text:span></text:p>
      <text:p text:style-name="P17">{</text:p>
      <text:p text:style-name="P30"><text:span text:style-name="T16"><text:s text:c="4"/></text:span><text:span text:style-name="T30">Establish</text:span><text:span text:style-name="T16"> context = () =&gt;</text:span></text:p>
      <text:p text:style-name="P17"><text:s text:c="4"/>{</text:p>
      <text:p text:style-name="P30"><text:span text:style-name="T16"><text:s text:c="8"/>tracking_id = the_dependency&lt;</text:span><text:span text:style-name="T30">ITrackingId</text:span><text:span text:style-name="T16">&gt;();</text:span></text:p>
      <text:p text:style-name="P30"><text:span text:style-name="T16"><text:s text:c="8"/>route_specification = the_dependency&lt;</text:span><text:span text:style-name="T30">IRouteSpecification</text:span><text:span text:style-name="T16">&gt;();</text:span></text:p>
      <text:p text:style-name="P17"/>
      <text:p text:style-name="P30"><text:span text:style-name="T16"><text:s text:c="8"/>the_to_compare_cargo = an&lt;</text:span><text:span text:style-name="T30">ICargo</text:span><text:span text:style-name="T16">&gt;();</text:span></text:p>
      <text:p text:style-name="P17"><text:s text:c="8"/>tracking_id</text:p>
      <text:p text:style-name="P17"><text:s text:c="11"/>.Stub(x =&gt; x.has_the_same_value_as(the_to_compare_cargo.tracking_id()))</text:p>
      <text:p text:style-name="P30"><text:span text:style-name="T16"><text:s text:c="11"/>.Return(</text:span><text:span text:style-name="T4">false</text:span><text:span text:style-name="T16">);</text:span></text:p>
      <text:p text:style-name="P17"><text:s text:c="4"/>};</text:p>
      <text:p text:style-name="P17"/>
      <text:p text:style-name="P30"><text:span text:style-name="T16"><text:s text:c="4"/></text:span><text:span text:style-name="T30">Because</text:span><text:span text:style-name="T16"> of = () =&gt; result = sut.has_the_same_identity_as(the_to_compare_cargo);</text:span></text:p>
      <text:p text:style-name="P17"/>
      <text:p text:style-name="P30"><text:span text:style-name="T16"><text:s text:c="4"/></text:span><text:span text:style-name="T30">It</text:span><text:span text:style-name="T16"> should_confirm_that_they_have_diferent_identity = () =&gt; result.ShouldBeFalse();</text:span></text:p>
      <text:p text:style-name="P17"/>
      <text:p text:style-name="P30"><text:span text:style-name="T16"><text:s text:c="4"/></text:span><text:span text:style-name="T4">static</text:span><text:span text:style-name="T16"> </text:span><text:span text:style-name="T30">ITrackingId</text:span><text:span text:style-name="T16"> tracking_id;</text:span></text:p>
      <text:p text:style-name="P30"><text:span text:style-name="T16"><text:s text:c="4"/></text:span><text:span text:style-name="T4">static</text:span><text:span text:style-name="T16"> </text:span><text:span text:style-name="T30">ICargo</text:span><text:span text:style-name="T16"> the_to_compare_cargo;</text:span></text:p>
      <text:p text:style-name="P30"><text:span text:style-name="T16"><text:s text:c="4"/></text:span><text:span text:style-name="T4">static</text:span><text:span text:style-name="T16"> </text:span><text:span text:style-name="T4">bool</text:span><text:span text:style-name="T16"> result;</text:span></text:p>
      <text:p text:style-name="P30"><text:span text:style-name="T16"><text:s text:c="4"/></text:span><text:span text:style-name="T4">static</text:span><text:span text:style-name="T16"> </text:span><text:span text:style-name="T30">IRouteSpecification</text:span><text:span text:style-name="T16"> route_specification;</text:span></text:p>
      <text:p text:style-name="P17">}</text:p>
      <text:p text:style-name="P3"/>
      <text:p text:style-name="P3">Si bien no consideramos hacer ningun comentario a mayores, mas alla de mostrar la prueba de que sin haber tocado el codigo de nuestro DDD_Aggregate_Root Cargo, funciona:</text:p>
      <text:p text:style-name="P3"/>
      <text:p text:style-name="P38">------ Test started: Assembly: dddsample.specs.dll ------</text:p>
      <text:p text:style-name="P41"/>
      <text:p text:style-name="P41">when asked about its tracking identificator</text:p>
      <text:p text:style-name="P41">» should provide the cargo id</text:p>
      <text:p text:style-name="P41"/>
      <text:p text:style-name="P41">when asked about its route specification</text:p>
      <text:p text:style-name="P41">» should provide the route specification</text:p>
      <text:p text:style-name="P41"/>
      <text:p text:style-name="P41">when asked about its origin location</text:p>
      <text:p text:style-name="P41">» should provide the origin location</text:p>
      <text:p text:style-name="P41">» should leverage the route specification</text:p>
      <text:p text:style-name="P41"/>
      <text:p text:style-name="P41">when comparing two equal cargoes</text:p>
      <text:p text:style-name="P41">» should confirm that they have the same identity</text:p>
      <text:p text:style-name="P41">» should leverage the tracking identity</text:p>
      <text:p text:style-name="P41"/>
      <text:p text:style-name="P41">when comparing two diferent cargoes</text:p>
      <text:p text:style-name="P41">» should confirm that they have diferent identity</text:p>
      <text:p text:style-name="P41"/>
      <text:p text:style-name="P41"/>
      <text:p text:style-name="P41">7 passed, 0 failed, 0 skipped, took 0,93 seconds (Machine.Specifications 0.3.0).</text:p>
      <text:p text:style-name="P3"/>
      <text:p text:style-name="P3">Un ultimo apunte antes de empaquetar y a github. Deberia ser evidente que el diseño de la aplicacion es constante (lo hemos repetido hasta la saciedad), pero tambien es en pequeños pasos y esto es algo que contrasta enormemente con los sistemas que siguen el BDUF ("Big Design UpFront"), del cual nos situamos en las antipodas.</text:p>
      <text:p text:style-name="P3"/>
      <text:p text:style-name="P4">Refactorizando CargoSpecs<text:span text:style-name="T69">:</text:span></text:p>
      <text:p text:style-name="P4"><text:span text:style-name="T69"/></text:p>
      <text:p text:style-name="P4"><text:span text:style-name="T69">Desde el principio hemos tenido la clase abstracta concern_for_cargo</text:span></text:p>
      <text:p text:style-name="P4"><text:span text:style-name="T69"/></text:p>
      <text:p text:style-name="P14"><text:span text:style-name="T9">public</text:span><text:span text:style-name="T21"> </text:span><text:span text:style-name="T9">abstract</text:span><text:span text:style-name="T21"> </text:span><text:span text:style-name="T9">class</text:span><text:span text:style-name="T21"> </text:span><text:span text:style-name="T45">concern_for_cargo</text:span><text:span text:style-name="T21"> : </text:span><text:span text:style-name="T45">Observes</text:span><text:span text:style-name="T21">&lt;</text:span><text:span text:style-name="T34">ICargo</text:span><text:span text:style-name="T21">, </text:span><text:span text:style-name="T45">Cargo</text:span><text:span text:style-name="T21">&gt;</text:span></text:p>
      <text:p text:style-name="P4"><text:span text:style-name="T69"/></text:p>
      <text:p text:style-name="P4"><text:span text:style-name="T69">y no le hemos sacado mucho partido, mas alla de usarla como simple intermediario para declarar el Observes&lt;Contract, ClassUnderTest&gt;.</text:span></text:p>
      <text:p text:style-name="P4"><text:span text:style-name="T69"/></text:p>
      <text:p text:style-name="P4"><text:soft-page-break/><text:span text:style-name="T69">Eso va a cambiar, ya que nos va a ayudar a reducir el "ruido" de nuestras BDD_Specs.</text:span></text:p>
      <text:p text:style-name="P4"><text:span text:style-name="T69"/></text:p>
      <text:p text:style-name="P4"><text:span text:style-name="T69">Para ello, vamos a escribir:</text:span></text:p>
      <text:p text:style-name="P4"><text:span text:style-name="T69"/></text:p>
      <text:p text:style-name="P14"><text:span text:style-name="T9">public</text:span><text:span text:style-name="T21"> </text:span><text:span text:style-name="T9">abstract</text:span><text:span text:style-name="T21"> </text:span><text:span text:style-name="T9">class</text:span><text:span text:style-name="T21"> </text:span><text:span text:style-name="T45">concern_for_cargo</text:span><text:span text:style-name="T21"> : </text:span><text:span text:style-name="T45">Observes</text:span><text:span text:style-name="T21">&lt;</text:span><text:span text:style-name="T34">ICargo</text:span><text:span text:style-name="T21">, </text:span><text:span text:style-name="T45">Cargo</text:span><text:span text:style-name="T21">&gt;</text:span></text:p>
      <text:p text:style-name="P73">{</text:p>
      <text:p text:style-name="P66"><text:span text:style-name="T16"><text:s text:c="4"/></text:span><text:span text:style-name="T30">Establish</text:span><text:span text:style-name="T16"> context = () =&gt;</text:span></text:p>
      <text:p text:style-name="P73"><text:s text:c="4"/>{</text:p>
      <text:p text:style-name="P66"><text:span text:style-name="T16"><text:s text:c="8"/>tracking_id = the_dependency&lt;</text:span><text:span text:style-name="T30">ITrackingId</text:span><text:span text:style-name="T16">&gt;();</text:span></text:p>
      <text:p text:style-name="P66"><text:span text:style-name="T16"><text:s text:c="8"/>route_specification = the_dependency&lt;</text:span><text:span text:style-name="T30">IRouteSpecification</text:span><text:span text:style-name="T16">&gt;();</text:span></text:p>
      <text:p text:style-name="P73"><text:s text:c="4"/>};</text:p>
      <text:p text:style-name="P73"/>
      <text:p text:style-name="P66"><text:span text:style-name="T16"><text:s text:c="4"/></text:span><text:span text:style-name="T4">protected</text:span><text:span text:style-name="T16"> </text:span><text:span text:style-name="T4">static</text:span><text:span text:style-name="T16"> </text:span><text:span text:style-name="T30">ITrackingId</text:span><text:span text:style-name="T16"> tracking_id;</text:span></text:p>
      <text:p text:style-name="P66"><text:span text:style-name="T16"><text:s text:c="4"/></text:span><text:span text:style-name="T4">protected</text:span><text:span text:style-name="T16"> </text:span><text:span text:style-name="T4">static</text:span><text:span text:style-name="T16"> </text:span><text:span text:style-name="T30">IRouteSpecification</text:span><text:span text:style-name="T16"> route_specification;</text:span></text:p>
      <text:p text:style-name="P73">}</text:p>
      <text:p text:style-name="P4"><text:span text:style-name="T69"/></text:p>
      <text:p text:style-name="P3">Es decir, hemos cogido todo el codigo relativo a la inyeccion de dependencias del constructor del SUT y lo hemos aislado en una clase base que heredan todas las BDD_Specs de Cargo.</text:p>
      <text:p text:style-name="P3"/>
      <text:p text:style-name="P3">De esta forma reducimos el ruido de todas nuestras BDD_Specs.</text:p>
      <text:p text:style-name="P3"/>
      <text:p text:style-name="P3">Tomemos como ejemplo del antes/despues:</text:p>
      <text:p text:style-name="P3"/>
      <text:p text:style-name="P10"><text:span text:style-name="T4">public</text:span><text:span text:style-name="T16"> </text:span><text:span text:style-name="T4">class</text:span><text:span text:style-name="T16"> </text:span><text:span text:style-name="T41">when_asked_about_its_tracking_identificator</text:span><text:span text:style-name="T16"> : </text:span><text:span text:style-name="T41">concern_for_cargo</text:span></text:p>
      <text:p text:style-name="P17">{</text:p>
      <text:p text:style-name="P30"><text:span text:style-name="T16"><text:s text:c="4"/></text:span><text:span text:style-name="T30">Establish</text:span><text:span text:style-name="T16"> context = () =&gt;</text:span></text:p>
      <text:p text:style-name="P17"><text:s text:c="4"/>{</text:p>
      <text:p text:style-name="P30"><text:span text:style-name="T16"><text:s text:c="8"/>tracking_id = the_dependency&lt;</text:span><text:span text:style-name="T30">ITrackingId</text:span><text:span text:style-name="T16">&gt;();</text:span></text:p>
      <text:p text:style-name="P30"><text:span text:style-name="T16"><text:s text:c="8"/>route_specification = the_dependency&lt;</text:span><text:span text:style-name="T30">IRouteSpecification</text:span><text:span text:style-name="T16">&gt;();</text:span></text:p>
      <text:p text:style-name="P17"><text:s text:c="4"/>};</text:p>
      <text:p text:style-name="P17"/>
      <text:p text:style-name="P30"><text:span text:style-name="T16"><text:s text:c="4"/></text:span><text:span text:style-name="T30">Because</text:span><text:span text:style-name="T16"> of = () =&gt; result = sut.tracking_id();</text:span></text:p>
      <text:p text:style-name="P17"/>
      <text:p text:style-name="P30"><text:span text:style-name="T16"><text:s text:c="4"/></text:span><text:span text:style-name="T30">It</text:span><text:span text:style-name="T16"> should_provide_the_cargo_id = () =&gt; result.ShouldEqual(tracking_id);</text:span></text:p>
      <text:p text:style-name="P17"/>
      <text:p text:style-name="P30"><text:span text:style-name="T16"><text:s text:c="4"/></text:span><text:span text:style-name="T4">static</text:span><text:span text:style-name="T16"> </text:span><text:span text:style-name="T30">ITrackingId</text:span><text:span text:style-name="T16"> tracking_id;</text:span></text:p>
      <text:p text:style-name="P30"><text:span text:style-name="T16"><text:s text:c="4"/></text:span><text:span text:style-name="T4">static</text:span><text:span text:style-name="T16"> </text:span><text:span text:style-name="T30">ITrackingId</text:span><text:span text:style-name="T16"> result;</text:span></text:p>
      <text:p text:style-name="P30"><text:span text:style-name="T16"><text:s text:c="4"/></text:span><text:span text:style-name="T4">static</text:span><text:span text:style-name="T16"> </text:span><text:span text:style-name="T30">IRouteSpecification</text:span><text:span text:style-name="T16"> route_specification;</text:span></text:p>
      <text:p text:style-name="P21">}</text:p>
      <text:p text:style-name="P3"/>
      <text:p text:style-name="P3"/>
      <text:p text:style-name="P12"><text:span text:style-name="T4">public</text:span><text:span text:style-name="T16"> </text:span><text:span text:style-name="T4">class</text:span><text:span text:style-name="T16"> </text:span><text:span text:style-name="T41">when_asked_about_its_tracking_identificator</text:span><text:span text:style-name="T16"> : </text:span><text:span text:style-name="T41">concern_for_cargo</text:span></text:p>
      <text:p text:style-name="P73">{</text:p>
      <text:p text:style-name="P66"><text:span text:style-name="T16"><text:s text:c="4"/></text:span><text:span text:style-name="T30">Because</text:span><text:span text:style-name="T16"> of = () =&gt; result = sut.tracking_id();</text:span></text:p>
      <text:p text:style-name="P73"/>
      <text:p text:style-name="P66"><text:span text:style-name="T16"><text:s text:c="4"/></text:span><text:span text:style-name="T30">It</text:span><text:span text:style-name="T16"> should_provide_the_cargo_id = () =&gt; result.ShouldEqual(tracking_id);</text:span></text:p>
      <text:p text:style-name="P73"/>
      <text:p text:style-name="P66"><text:span text:style-name="T16"><text:s text:c="4"/></text:span><text:span text:style-name="T4">static</text:span><text:span text:style-name="T16"> </text:span><text:span text:style-name="T30">ITrackingId</text:span><text:span text:style-name="T16"> result;</text:span></text:p>
      <text:p text:style-name="P73">}</text:p>
      <text:p text:style-name="P3"/>
      <text:p text:style-name="P3">o uno un poco mas complejo como:</text:p>
      <text:p text:style-name="P3"/>
      <text:p text:style-name="P29"><text:span text:style-name="T6">public</text:span><text:span text:style-name="T19"> </text:span><text:span text:style-name="T6">class</text:span><text:span text:style-name="T19"> </text:span><text:span text:style-name="T43">when_comparing_two_equal_cargoes</text:span><text:span text:style-name="T19"> : </text:span><text:span text:style-name="T43">concern_for_cargo</text:span></text:p>
      <text:p text:style-name="P17">{</text:p>
      <text:p text:style-name="P30"><text:span text:style-name="T16"><text:s text:c="4"/></text:span><text:span text:style-name="T30">Establish</text:span><text:span text:style-name="T16"> context = () =&gt;</text:span></text:p>
      <text:p text:style-name="P17"><text:s text:c="4"/>{</text:p>
      <text:p text:style-name="P30"><text:span text:style-name="T16"><text:s text:c="8"/>tracking_id = the_dependency&lt;</text:span><text:span text:style-name="T30">ITrackingId</text:span><text:span text:style-name="T16">&gt;();</text:span></text:p>
      <text:p text:style-name="P30"><text:span text:style-name="T16"><text:s text:c="8"/>route_specification = the_dependency&lt;</text:span><text:span text:style-name="T30">IRouteSpecification</text:span><text:span text:style-name="T16">&gt;();</text:span></text:p>
      <text:p text:style-name="P17"/>
      <text:p text:style-name="P30"><text:span text:style-name="T16"><text:s text:c="8"/>the_to_compare_cargo = an&lt;</text:span><text:span text:style-name="T30">ICargo</text:span><text:span text:style-name="T16">&gt;();</text:span></text:p>
      <text:p text:style-name="P17"><text:s text:c="8"/>tracking_id</text:p>
      <text:p text:style-name="P17"><text:soft-page-break/><text:s text:c="11"/>.Stub(x =&gt; x.has_the_same_value_as(the_to_compare_cargo.tracking_id()))</text:p>
      <text:p text:style-name="P30"><text:span text:style-name="T16"><text:s text:c="11"/>.Return(</text:span><text:span text:style-name="T4">true</text:span><text:span text:style-name="T16">);</text:span></text:p>
      <text:p text:style-name="P17"><text:s text:c="4"/>};</text:p>
      <text:p text:style-name="P17"/>
      <text:p text:style-name="P30"><text:span text:style-name="T16"><text:s text:c="4"/></text:span><text:span text:style-name="T30">Because</text:span><text:span text:style-name="T16"> of = () =&gt; result = sut.has_the_same_identity_as(the_to_compare_cargo);</text:span></text:p>
      <text:p text:style-name="P17"/>
      <text:p text:style-name="P66"><text:span text:style-name="T16"><text:s text:c="4"/></text:span><text:span text:style-name="T30">It</text:span><text:span text:style-name="T16"> should_confirm_that_they_have_the_same_identity = () =&gt; result.ShouldBeTrue();</text:span></text:p>
      <text:p text:style-name="P73"/>
      <text:p text:style-name="P66"><text:span text:style-name="T16"><text:s text:c="4"/></text:span><text:span text:style-name="T30">It</text:span><text:span text:style-name="T16"> should_leverage_the_tracking_identity = () =&gt; </text:span></text:p>
      <text:p text:style-name="P73"><text:s text:c="7"/>tracking_id.received(</text:p>
      <text:p text:style-name="P73"><text:span text:style-name="T16"><text:s text:c="10"/>x =&gt; x.has_the_same_value_as(the_to_compare_cargo.tracking_id()));</text:span></text:p>
      <text:p text:style-name="P17"/>
      <text:p text:style-name="P30"><text:span text:style-name="T16"><text:s text:c="4"/></text:span><text:span text:style-name="T4">static</text:span><text:span text:style-name="T16"> </text:span><text:span text:style-name="T30">ITrackingId</text:span><text:span text:style-name="T16"> tracking_id;</text:span></text:p>
      <text:p text:style-name="P30"><text:span text:style-name="T16"><text:s text:c="4"/></text:span><text:span text:style-name="T4">static</text:span><text:span text:style-name="T16"> </text:span><text:span text:style-name="T30">ICargo</text:span><text:span text:style-name="T16"> the_to_compare_cargo;</text:span></text:p>
      <text:p text:style-name="P30"><text:span text:style-name="T16"><text:s text:c="4"/></text:span><text:span text:style-name="T4">static</text:span><text:span text:style-name="T16"> </text:span><text:span text:style-name="T4">bool</text:span><text:span text:style-name="T16"> result;</text:span></text:p>
      <text:p text:style-name="P30"><text:span text:style-name="T16"><text:s text:c="4"/></text:span><text:span text:style-name="T4">static</text:span><text:span text:style-name="T16"> </text:span><text:span text:style-name="T30">IRouteSpecification</text:span><text:span text:style-name="T16"> route_specification;</text:span></text:p>
      <text:p text:style-name="P21">}</text:p>
      <text:p text:style-name="P3"/>
      <text:p text:style-name="P12"><text:span text:style-name="T4">public</text:span><text:span text:style-name="T16"> </text:span><text:span text:style-name="T4">class</text:span><text:span text:style-name="T16"> </text:span><text:span text:style-name="T41">when_comparing_two_equal_cargoes</text:span><text:span text:style-name="T16"> : </text:span><text:span text:style-name="T41">concern_for_cargo</text:span></text:p>
      <text:p text:style-name="P73">{</text:p>
      <text:p text:style-name="P66"><text:span text:style-name="T16"><text:s text:c="4"/></text:span><text:span text:style-name="T30">Establish</text:span><text:span text:style-name="T16"> context = () =&gt;</text:span></text:p>
      <text:p text:style-name="P73"><text:s text:c="4"/>{</text:p>
      <text:p text:style-name="P66"><text:span text:style-name="T16"><text:s text:c="8"/>the_to_compare_cargo = an&lt;</text:span><text:span text:style-name="T30">ICargo</text:span><text:span text:style-name="T16">&gt;();</text:span></text:p>
      <text:p text:style-name="P73"><text:s text:c="8"/>tracking_id</text:p>
      <text:p text:style-name="P73"><text:s text:c="12"/>.Stub(x =&gt; x.has_the_same_value_as(the_to_compare_cargo.tracking_id()))</text:p>
      <text:p text:style-name="P66"><text:span text:style-name="T16"><text:s text:c="12"/>.Return(</text:span><text:span text:style-name="T4">true</text:span><text:span text:style-name="T16">);</text:span></text:p>
      <text:p text:style-name="P73"><text:s text:c="4"/>};</text:p>
      <text:p text:style-name="P73"/>
      <text:p text:style-name="P66"><text:span text:style-name="T16"><text:s text:c="4"/></text:span><text:span text:style-name="T30">Because</text:span><text:span text:style-name="T16"> of = () =&gt; result = sut.has_the_same_identity_as(the_to_compare_cargo);</text:span></text:p>
      <text:p text:style-name="P73"/>
      <text:p text:style-name="P66"><text:span text:style-name="T16"><text:s text:c="4"/></text:span><text:span text:style-name="T30">It</text:span><text:span text:style-name="T16"> should_confirm_that_they_have_the_same_identity = () =&gt; result.ShouldBeTrue();</text:span></text:p>
      <text:p text:style-name="P73"/>
      <text:p text:style-name="P66"><text:span text:style-name="T16"><text:s text:c="4"/></text:span><text:span text:style-name="T30">It</text:span><text:span text:style-name="T16"> should_leverage_the_tracking_identity = () =&gt; </text:span></text:p>
      <text:p text:style-name="P73"><text:s text:c="7"/>tracking_id.received(</text:p>
      <text:p text:style-name="P73"><text:s text:c="10"/>x =&gt; x.has_the_same_value_as(the_to_compare_cargo.tracking_id()));</text:p>
      <text:p text:style-name="P73"/>
      <text:p text:style-name="P66"><text:span text:style-name="T16"><text:s text:c="4"/></text:span><text:span text:style-name="T4">static</text:span><text:span text:style-name="T16"> </text:span><text:span text:style-name="T30">ICargo</text:span><text:span text:style-name="T16"> the_to_compare_cargo;</text:span></text:p>
      <text:p text:style-name="P66"><text:span text:style-name="T16"><text:s text:c="4"/></text:span><text:span text:style-name="T4">static</text:span><text:span text:style-name="T16"> </text:span><text:span text:style-name="T4">bool</text:span><text:span text:style-name="T16"> result;</text:span></text:p>
      <text:p text:style-name="P73">}</text:p>
      <text:p text:style-name="P3"/>
      <text:p text:style-name="P3">Parece que mejoramos bastante en el aspecto de la legibilidad sin peder apenas conocimiento del contexto.</text:p>
      <text:p text:style-name="P3"/>
      <text:p text:style-name="P3">Aunque la mayor parte de las veces extraer codigo de una suite de BDD_Specs y pasarla a una clase base abstracta debe ser considerado un Anti-pattern ya que es muy facil descontextualizar una BDD_Spec y hacer que de la impresion de que las cosas ocurren de forma casi magica, si se hace juiciosamente y con un poco de cuidado, como en este caso, el resultado es el opuesto.</text:p>
      <text:p text:style-name="P3"/>
      <text:p text:style-name="P3">Sea como fuere, ya tienes los conocimientos para poder hacerlo cuando consideres necesario.</text:p>
      <text:p text:style-name="P3"/>
      <text:p text:style-name="P3">Por ultimo, no olvides correr la suite de BDD_Specs para comprobar que no has roto nada. Nosotros lo hemos hecho y seguro que te imaginas el resultado:</text:p>
      <text:p text:style-name="P3"/>
      <text:p text:style-name="P38">7 passed, 0 failed, 0 skipped, took 1,38 seconds (Machine.Specifications 0.3.0).</text:p>
      <text:p text:style-name="P3"/>
      <text:p text:style-name="P3"><text:span text:style-name="T1">BDD_Spec: When ...</text:span><text:span text:style-name="T64">:</text:span></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nsolas" svg:font-family="Consolas"/>
    <style:font-face style:name="OpenSymbol" svg:font-family="OpenSymbol"/>
    <style:font-face style:name="Tahoma1" svg:font-family="Tahoma"/>
    <style:font-face style:name="Consolas1" svg:font-family="Consolas" style:font-family-generic="modern" style:font-pitch="fixed"/>
    <style:font-face style:name="Envy Code R VS" svg:font-family="'Envy Code R V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Envy Code R VS" fo:font-size="10pt" style:font-size-asian="10pt"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30H32M56S</meta:editing-duration>
    <meta:editing-cycles>47</meta:editing-cycles>
    <meta:generator>OpenOffice.org/3.2$Win32 OpenOffice.org_project/320m12$Build-9483</meta:generator>
    <dc:date>2010-06-10T19:54:20.20</dc:date>
    <meta:document-statistic meta:table-count="0" meta:image-count="0" meta:object-count="0" meta:page-count="68" meta:paragraph-count="2499" meta:word-count="18338" meta:character-count="152711"/>
    <meta:user-defined meta:name="Info 1"/>
    <meta:user-defined meta:name="Info 2"/>
    <meta:user-defined meta:name="Info 3"/>
    <meta:user-defined meta:name="Info 4"/>
  </office:meta>
</office:document-meta>
</file>